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script-lb.xml" manifest:media-type="text/xml"/>
  <manifest:file-entry manifest:full-path="Basic/Standard/Controllo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 style:font-adornments="Grassetto" style:font-family-generic="swiss" style:font-pitch="variable"/>
    <style:font-face style:name="Arial2" svg:font-family="Arial"/>
    <style:font-face style:name="Arial3" svg:font-family="Arial" style:font-adornments="Normale" style:font-family-generic="swiss" style:font-pitch="variable"/>
    <style:font-face style:name="Arial4" svg:font-family="Arial" style:font-family-generic="swiss"/>
    <style:font-face style:name="Arial5" svg:font-family="Arial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adornments="Grassetto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Liberation Serif2" svg:font-family="'Liberation Serif'" style:font-adornments="Normale" style:font-family-generic="roman" style:font-pitch="variable"/>
    <style:font-face style:name="Liberation Serif3" svg:font-family="'Liberation Serif'" style:font-adornments="Standard" style:font-family-generic="roman" style:font-pitch="variable"/>
    <style:font-face style:name="Liberation Serif4" svg:font-family="'Liberation Serif'" style:font-adornments="Corsivo" style:font-family-generic="roman" style:font-pitch="variable"/>
    <style:font-face style:name="Liberation Serif5" svg:font-family="'Liberation Serif'" style:font-family-generic="roman" style:font-pitch="variable"/>
    <style:font-face style:name="Liberation Serif6" svg:font-family="'Liberation Serif'" style:font-adornments="Grassetto Corsivo" style:font-family-generic="roman" style:font-pitch="variable"/>
    <style:font-face style:name="Liberation Serif7" svg:font-family="'Liberation Serif'" style:font-family-generic="roman"/>
    <style:font-face style:name="Lucida Sans" svg:font-family="'Lucida Sans'" style:font-family-generic="system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adornments="Standard" style:font-family-generic="swiss" style:font-pitch="variable"/>
    <style:font-face style:name="Verdana1" svg:font-family="Verdana" style:font-family-generic="swiss" style:font-pitch="variable"/>
    <style:font-face style:name="Verdana2" svg:font-family="Verdana" style:font-family-generic="swiss"/>
  </office:font-face-decls>
  <office:automatic-styles>
    <style:style style:name="co116" style:family="table-column">
      <style:table-column-properties fo:break-before="auto" style:column-width="0.344cm"/>
    </style:style>
    <style:style style:name="co117" style:family="table-column">
      <style:table-column-properties fo:break-before="auto" style:column-width="4.187cm"/>
    </style:style>
    <style:style style:name="co118" style:family="table-column">
      <style:table-column-properties fo:break-before="auto" style:column-width="5.198cm"/>
    </style:style>
    <style:style style:name="co119" style:family="table-column">
      <style:table-column-properties fo:break-before="auto" style:column-width="8.684cm"/>
    </style:style>
    <style:style style:name="co8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9.999cm"/>
    </style:style>
    <style:style style:name="co9" style:family="table-column">
      <style:table-column-properties fo:break-before="auto" style:column-width="1.499cm"/>
    </style:style>
    <style:style style:name="co10" style:family="table-column">
      <style:table-column-properties fo:break-before="auto" style:column-width="1.199cm"/>
    </style:style>
    <style:style style:name="co11" style:family="table-column">
      <style:table-column-properties fo:break-before="auto" style:column-width="0.101cm"/>
    </style:style>
    <style:style style:name="co12" style:family="table-column">
      <style:table-column-properties fo:break-before="auto" style:column-width="2cm"/>
    </style:style>
    <style:style style:name="co13" style:family="table-column">
      <style:table-column-properties fo:break-before="auto" style:column-width="1.725cm"/>
    </style:style>
    <style:style style:name="co14" style:family="table-column">
      <style:table-column-properties fo:break-before="auto" style:column-width="11cm"/>
    </style:style>
    <style:style style:name="co15" style:family="table-column">
      <style:table-column-properties fo:break-before="auto" style:column-width="1.9cm"/>
    </style:style>
    <style:style style:name="co16" style:family="table-column">
      <style:table-column-properties fo:break-before="auto" style:column-width="0.6cm"/>
    </style:style>
    <style:style style:name="co17" style:family="table-column">
      <style:table-column-properties fo:break-before="auto" style:column-width="6.301cm"/>
    </style:style>
    <style:style style:name="co18" style:family="table-column">
      <style:table-column-properties fo:break-before="auto" style:column-width="1.101cm"/>
    </style:style>
    <style:style style:name="co19" style:family="table-column">
      <style:table-column-properties fo:break-before="auto" style:column-width="1.3cm"/>
    </style:style>
    <style:style style:name="co20" style:family="table-column">
      <style:table-column-properties fo:break-before="auto" style:column-width="1.7cm"/>
    </style:style>
    <style:style style:name="co21" style:family="table-column">
      <style:table-column-properties fo:break-before="auto" style:column-width="1.951cm"/>
    </style:style>
    <style:style style:name="co22" style:family="table-column">
      <style:table-column-properties fo:break-before="auto" style:column-width="1.799cm"/>
    </style:style>
    <style:style style:name="co23" style:family="table-column">
      <style:table-column-properties fo:break-before="auto" style:column-width="1.836cm"/>
    </style:style>
    <style:style style:name="co24" style:family="table-column">
      <style:table-column-properties fo:break-before="auto" style:column-width="1.699cm"/>
    </style:style>
    <style:style style:name="co25" style:family="table-column">
      <style:table-column-properties fo:break-before="auto" style:column-width="1.73cm"/>
    </style:style>
    <style:style style:name="co26" style:family="table-column">
      <style:table-column-properties fo:break-before="auto" style:column-width="1.498cm"/>
    </style:style>
    <style:style style:name="co27" style:family="table-column">
      <style:table-column-properties fo:break-before="auto" style:column-width="1.663cm"/>
    </style:style>
    <style:style style:name="co28" style:family="table-column">
      <style:table-column-properties fo:break-before="auto" style:column-width="2.644cm"/>
    </style:style>
    <style:style style:name="co29" style:family="table-column">
      <style:table-column-properties fo:break-before="auto" style:column-width="2.635cm"/>
    </style:style>
    <style:style style:name="co30" style:family="table-column">
      <style:table-column-properties fo:break-before="auto" style:column-width="2.732cm"/>
    </style:style>
    <style:style style:name="co31" style:family="table-column">
      <style:table-column-properties fo:break-before="auto" style:column-width="2.267cm"/>
    </style:style>
    <style:style style:name="co32" style:family="table-column">
      <style:table-column-properties fo:break-before="auto" style:column-width="2.323cm"/>
    </style:style>
    <style:style style:name="co33" style:family="table-column">
      <style:table-column-properties fo:break-before="auto" style:column-width="2.572cm"/>
    </style:style>
    <style:style style:name="co34" style:family="table-column">
      <style:table-column-properties fo:break-before="auto" style:column-width="6.872cm"/>
    </style:style>
    <style:style style:name="co35" style:family="table-column">
      <style:table-column-properties fo:break-before="auto" style:column-width="2.556cm"/>
    </style:style>
    <style:style style:name="co36" style:family="table-column">
      <style:table-column-properties fo:break-before="auto" style:column-width="2.928cm"/>
    </style:style>
    <style:style style:name="co37" style:family="table-column">
      <style:table-column-properties fo:break-before="auto" style:column-width="0.499cm"/>
    </style:style>
    <style:style style:name="co38" style:family="table-column">
      <style:table-column-properties fo:break-before="auto" style:column-width="7.001cm"/>
    </style:style>
    <style:style style:name="co39" style:family="table-column">
      <style:table-column-properties fo:break-before="auto" style:column-width="20.001cm"/>
    </style:style>
    <style:style style:name="co40" style:family="table-column">
      <style:table-column-properties fo:break-before="auto" style:column-width="4.588cm"/>
    </style:style>
    <style:style style:name="co41" style:family="table-column">
      <style:table-column-properties fo:break-before="auto" style:column-width="2.533cm"/>
    </style:style>
    <style:style style:name="co42" style:family="table-column">
      <style:table-column-properties fo:break-before="auto" style:column-width="0.676cm"/>
    </style:style>
    <style:style style:name="co43" style:family="table-column">
      <style:table-column-properties fo:break-before="auto" style:column-width="1.007cm"/>
    </style:style>
    <style:style style:name="co44" style:family="table-column">
      <style:table-column-properties fo:break-before="auto" style:column-width="1.439cm"/>
    </style:style>
    <style:style style:name="co45" style:family="table-column">
      <style:table-column-properties fo:break-before="auto" style:column-width="1.411cm"/>
    </style:style>
    <style:style style:name="co46" style:family="table-column">
      <style:table-column-properties fo:break-before="auto" style:column-width="1.229cm"/>
    </style:style>
    <style:style style:name="co47" style:family="table-column">
      <style:table-column-properties fo:break-before="auto" style:column-width="1.644cm"/>
    </style:style>
    <style:style style:name="co48" style:family="table-column">
      <style:table-column-properties fo:break-before="auto" style:column-width="10.656cm"/>
    </style:style>
    <style:style style:name="co49" style:family="table-column">
      <style:table-column-properties fo:break-before="auto" style:column-width="1.984cm"/>
    </style:style>
    <style:style style:name="co50" style:family="table-column">
      <style:table-column-properties fo:break-before="auto" style:column-width="1.473cm"/>
    </style:style>
    <style:style style:name="co51" style:family="table-column">
      <style:table-column-properties fo:break-before="auto" style:column-width="1.505cm"/>
    </style:style>
    <style:style style:name="co52" style:family="table-column">
      <style:table-column-properties fo:break-before="auto" style:column-width="1.75cm"/>
    </style:style>
    <style:style style:name="co53" style:family="table-column">
      <style:table-column-properties fo:break-before="auto" style:column-width="1.829cm"/>
    </style:style>
    <style:style style:name="co54" style:family="table-column">
      <style:table-column-properties fo:break-before="auto" style:column-width="2.242cm"/>
    </style:style>
    <style:style style:name="co55" style:family="table-column">
      <style:table-column-properties fo:break-before="auto" style:column-width="1cm"/>
    </style:style>
    <style:style style:name="co56" style:family="table-column">
      <style:table-column-properties fo:break-before="auto" style:column-width="1.757cm"/>
    </style:style>
    <style:style style:name="co57" style:family="table-column">
      <style:table-column-properties fo:break-before="auto" style:column-width="1.048cm"/>
    </style:style>
    <style:style style:name="co58" style:family="table-column">
      <style:table-column-properties fo:break-before="auto" style:column-width="1.275cm"/>
    </style:style>
    <style:style style:name="co59" style:family="table-column">
      <style:table-column-properties fo:break-before="auto" style:column-width="1.184cm"/>
    </style:style>
    <style:style style:name="co60" style:family="table-column">
      <style:table-column-properties fo:break-before="auto" style:column-width="2.778cm"/>
    </style:style>
    <style:style style:name="co61" style:family="table-column">
      <style:table-column-properties fo:break-before="auto" style:column-width="2.482cm"/>
    </style:style>
    <style:style style:name="co62" style:family="table-column">
      <style:table-column-properties fo:break-before="auto" style:column-width="3.083cm"/>
    </style:style>
    <style:style style:name="co63" style:family="table-column">
      <style:table-column-properties fo:break-before="auto" style:column-width="1.552cm"/>
    </style:style>
    <style:style style:name="co64" style:family="table-column">
      <style:table-column-properties fo:break-before="auto" style:column-width="1.833cm"/>
    </style:style>
    <style:style style:name="co65" style:family="table-column">
      <style:table-column-properties fo:break-before="auto" style:column-width="1.956cm"/>
    </style:style>
    <style:style style:name="co66" style:family="table-column">
      <style:table-column-properties fo:break-before="auto" style:column-width="2.439cm"/>
    </style:style>
    <style:style style:name="co67" style:family="table-column">
      <style:table-column-properties fo:break-before="auto" style:column-width="2.113cm"/>
    </style:style>
    <style:style style:name="co68" style:family="table-column">
      <style:table-column-properties fo:break-before="auto" style:column-width="1.746cm"/>
    </style:style>
    <style:style style:name="co69" style:family="table-column">
      <style:table-column-properties fo:break-before="auto" style:column-width="2.2cm"/>
    </style:style>
    <style:style style:name="co70" style:family="table-column">
      <style:table-column-properties fo:break-before="auto" style:column-width="7.632cm"/>
    </style:style>
    <style:style style:name="co71" style:family="table-column">
      <style:table-column-properties fo:break-before="auto" style:column-width="2.394cm"/>
    </style:style>
    <style:style style:name="co72" style:family="table-column">
      <style:table-column-properties fo:break-before="auto" style:column-width="1.379cm"/>
    </style:style>
    <style:style style:name="co73" style:family="table-column">
      <style:table-column-properties fo:break-before="auto" style:column-width="2.09cm"/>
    </style:style>
    <style:style style:name="co74" style:family="table-column">
      <style:table-column-properties fo:break-before="auto" style:column-width="2.198cm"/>
    </style:style>
    <style:style style:name="co75" style:family="table-column">
      <style:table-column-properties fo:break-before="auto" style:column-width="3.108cm"/>
    </style:style>
    <style:style style:name="co76" style:family="table-column">
      <style:table-column-properties fo:break-before="auto" style:column-width="3.154cm"/>
    </style:style>
    <style:style style:name="co77" style:family="table-column">
      <style:table-column-properties fo:break-before="auto" style:column-width="9.853cm"/>
    </style:style>
    <style:style style:name="co78" style:family="table-column">
      <style:table-column-properties fo:break-before="auto" style:column-width="4.039cm"/>
    </style:style>
    <style:style style:name="co79" style:family="table-column">
      <style:table-column-properties fo:break-before="auto" style:column-width="0.658cm"/>
    </style:style>
    <style:style style:name="co80" style:family="table-column">
      <style:table-column-properties fo:break-before="auto" style:column-width="7.869cm"/>
    </style:style>
    <style:style style:name="co81" style:family="table-column">
      <style:table-column-properties fo:break-before="auto" style:column-width="10.075cm"/>
    </style:style>
    <style:style style:name="co82" style:family="table-column">
      <style:table-column-properties fo:break-before="auto" style:column-width="5.045cm"/>
    </style:style>
    <style:style style:name="co83" style:family="table-column">
      <style:table-column-properties fo:break-before="auto" style:column-width="1.891cm"/>
    </style:style>
    <style:style style:name="co84" style:family="table-column">
      <style:table-column-properties fo:break-before="auto" style:column-width="1.977cm"/>
    </style:style>
    <style:style style:name="co85" style:family="table-column">
      <style:table-column-properties fo:break-before="auto" style:column-width="2.632cm"/>
    </style:style>
    <style:style style:name="co86" style:family="table-column">
      <style:table-column-properties fo:break-before="auto" style:column-width="1.512cm"/>
    </style:style>
    <style:style style:name="co87" style:family="table-column">
      <style:table-column-properties fo:break-before="auto" style:column-width="5.8cm"/>
    </style:style>
    <style:style style:name="co88" style:family="table-column">
      <style:table-column-properties fo:break-before="auto" style:column-width="1.409cm"/>
    </style:style>
    <style:style style:name="co89" style:family="table-column">
      <style:table-column-properties fo:break-before="auto" style:column-width="1.363cm"/>
    </style:style>
    <style:style style:name="co90" style:family="table-column">
      <style:table-column-properties fo:break-before="auto" style:column-width="0.494cm"/>
    </style:style>
    <style:style style:name="co91" style:family="table-column">
      <style:table-column-properties fo:break-before="auto" style:column-width="0.93cm"/>
    </style:style>
    <style:style style:name="co92" style:family="table-column">
      <style:table-column-properties fo:break-before="auto" style:column-width="0.926cm"/>
    </style:style>
    <style:style style:name="co93" style:family="table-column">
      <style:table-column-properties fo:break-before="auto" style:column-width="4.509cm"/>
    </style:style>
    <style:style style:name="co94" style:family="table-column">
      <style:table-column-properties fo:break-before="auto" style:column-width="3.399cm"/>
    </style:style>
    <style:style style:name="co95" style:family="table-column">
      <style:table-column-properties fo:break-before="auto" style:column-width="4.334cm"/>
    </style:style>
    <style:style style:name="co96" style:family="table-column">
      <style:table-column-properties fo:break-before="auto" style:column-width="4.438cm"/>
    </style:style>
    <style:style style:name="co97" style:family="table-column">
      <style:table-column-properties fo:break-before="auto" style:column-width="2.431cm"/>
    </style:style>
    <style:style style:name="co98" style:family="table-column">
      <style:table-column-properties fo:break-before="auto" style:column-width="3.388cm"/>
    </style:style>
    <style:style style:name="co99" style:family="table-column">
      <style:table-column-properties fo:break-before="auto" style:column-width="4.198cm"/>
    </style:style>
    <style:style style:name="co100" style:family="table-column">
      <style:table-column-properties fo:break-before="auto" style:column-width="8.765cm"/>
    </style:style>
    <style:style style:name="co101" style:family="table-column">
      <style:table-column-properties fo:break-before="auto" style:column-width="3.103cm"/>
    </style:style>
    <style:style style:name="co102" style:family="table-column">
      <style:table-column-properties fo:break-before="auto" style:column-width="2.298cm"/>
    </style:style>
    <style:style style:name="co103" style:family="table-column">
      <style:table-column-properties fo:break-before="auto" style:column-width="1.826cm"/>
    </style:style>
    <style:style style:name="co104" style:family="table-column">
      <style:table-column-properties fo:break-before="auto" style:column-width="2.282cm"/>
    </style:style>
    <style:style style:name="co105" style:family="table-column">
      <style:table-column-properties fo:break-before="auto" style:column-width="0.688cm"/>
    </style:style>
    <style:style style:name="co106" style:family="table-column">
      <style:table-column-properties fo:break-before="auto" style:column-width="2.63cm"/>
    </style:style>
    <style:style style:name="co107" style:family="table-column">
      <style:table-column-properties fo:break-before="auto" style:column-width="8.015cm"/>
    </style:style>
    <style:style style:name="co108" style:family="table-column">
      <style:table-column-properties fo:break-before="auto" style:column-width="2.977cm"/>
    </style:style>
    <style:style style:name="co109" style:family="table-column">
      <style:table-column-properties fo:break-before="auto" style:column-width="2.26cm"/>
    </style:style>
    <style:style style:name="co110" style:family="table-column">
      <style:table-column-properties fo:break-before="auto" style:column-width="8.324cm"/>
    </style:style>
    <style:style style:name="co111" style:family="table-column">
      <style:table-column-properties fo:break-before="auto" style:column-width="1.903cm"/>
    </style:style>
    <style:style style:name="co112" style:family="table-column">
      <style:table-column-properties fo:break-before="auto" style:column-width="2.917cm"/>
    </style:style>
    <style:style style:name="co113" style:family="table-column">
      <style:table-column-properties fo:break-before="auto" style:column-width="3.443cm"/>
    </style:style>
    <style:style style:name="co114" style:family="table-column">
      <style:table-column-properties fo:break-before="auto" style:column-width="8.431cm"/>
    </style:style>
    <style:style style:name="co115" style:family="table-column">
      <style:table-column-properties fo:break-before="auto" style:column-width="2.902cm"/>
    </style:style>
    <style:style style:name="co120" style:family="table-column">
      <style:table-column-properties fo:break-before="auto" style:column-width="2.967cm"/>
    </style:style>
    <style:style style:name="co121" style:family="table-column">
      <style:table-column-properties fo:break-before="auto" style:column-width="2.459cm"/>
    </style:style>
    <style:style style:name="co122" style:family="table-column">
      <style:table-column-properties fo:break-before="auto" style:column-width="1.018cm"/>
    </style:style>
    <style:style style:name="co123" style:family="table-column">
      <style:table-column-properties fo:break-before="auto" style:column-width="2.524cm"/>
    </style:style>
    <style:style style:name="co124" style:family="table-column">
      <style:table-column-properties fo:break-before="auto" style:column-width="1.806cm"/>
    </style:style>
    <style:style style:name="co125" style:family="table-column">
      <style:table-column-properties fo:break-before="auto" style:column-width="2.02cm"/>
    </style:style>
    <style:style style:name="co126" style:family="table-column">
      <style:table-column-properties fo:break-before="auto" style:column-width="1.245cm"/>
    </style:style>
    <style:style style:name="co127" style:family="table-column">
      <style:table-column-properties fo:break-before="auto" style:column-width="3.794cm"/>
    </style:style>
    <style:style style:name="co128" style:family="table-column">
      <style:table-column-properties fo:break-before="auto" style:column-width="5.574cm"/>
    </style:style>
    <style:style style:name="co129" style:family="table-column">
      <style:table-column-properties fo:break-before="auto" style:column-width="0.875cm"/>
    </style:style>
    <style:style style:name="co130" style:family="table-column">
      <style:table-column-properties fo:break-before="auto" style:column-width="3.415cm"/>
    </style:style>
    <style:style style:name="co131" style:family="table-column">
      <style:table-column-properties fo:break-before="auto" style:column-width="0.995cm"/>
    </style:style>
    <style:style style:name="co132" style:family="table-column">
      <style:table-column-properties fo:break-before="auto" style:column-width="2.551cm"/>
    </style:style>
    <style:style style:name="co133" style:family="table-column">
      <style:table-column-properties fo:break-before="auto" style:column-width="4.21cm"/>
    </style:style>
    <style:style style:name="co134" style:family="table-column">
      <style:table-column-properties fo:break-before="auto" style:column-width="2.561cm"/>
    </style:style>
    <style:style style:name="co135" style:family="table-column">
      <style:table-column-properties fo:break-before="auto" style:column-width="0.473cm"/>
    </style:style>
    <style:style style:name="co136" style:family="table-column">
      <style:table-column-properties fo:break-before="auto" style:column-width="1.526cm"/>
    </style:style>
    <style:style style:name="co137" style:family="table-column">
      <style:table-column-properties fo:break-before="auto" style:column-width="11.192cm"/>
    </style:style>
    <style:style style:name="co138" style:family="table-column">
      <style:table-column-properties fo:break-before="auto" style:column-width="0.593cm"/>
    </style:style>
    <style:style style:name="co139" style:family="table-column">
      <style:table-column-properties fo:break-before="auto" style:column-width="2.245cm"/>
    </style:style>
    <style:style style:name="co140" style:family="table-column">
      <style:table-column-properties fo:break-before="auto" style:column-width="1.991cm"/>
    </style:style>
    <style:style style:name="co141" style:family="table-column">
      <style:table-column-properties fo:break-before="auto" style:column-width="0.236cm"/>
    </style:style>
    <style:style style:name="co142" style:family="table-column">
      <style:table-column-properties fo:break-before="auto" style:column-width="7.68cm"/>
    </style:style>
    <style:style style:name="co143" style:family="table-column">
      <style:table-column-properties fo:break-before="auto" style:column-width="2.681cm"/>
    </style:style>
    <style:style style:name="ro1" style:family="table-row">
      <style:table-row-properties style:row-height="0.452cm" fo:break-before="auto" style:use-optimal-row-height="true"/>
    </style:style>
    <style:style style:name="ro33" style:family="table-row">
      <style:table-row-properties style:row-height="0.46cm" fo:break-before="auto" style:use-optimal-row-height="true"/>
    </style:style>
    <style:style style:name="ro57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91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624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0.69cm" fo:break-before="auto" style:use-optimal-row-height="true"/>
    </style:style>
    <style:style style:name="ro9" style:family="table-row">
      <style:table-row-properties style:row-height="0.709cm" fo:break-before="auto" style:use-optimal-row-height="true"/>
    </style:style>
    <style:style style:name="ro10" style:family="table-row">
      <style:table-row-properties style:row-height="0.586cm" fo:break-before="auto" style:use-optimal-row-height="true"/>
    </style:style>
    <style:style style:name="ro11" style:family="table-row">
      <style:table-row-properties style:row-height="1.05cm" fo:break-before="auto" style:use-optimal-row-height="false"/>
    </style:style>
    <style:style style:name="ro12" style:family="table-row">
      <style:table-row-properties style:row-height="0.473cm" fo:break-before="auto" style:use-optimal-row-height="true"/>
    </style:style>
    <style:style style:name="ro13" style:family="table-row">
      <style:table-row-properties style:row-height="0.474cm" fo:break-before="auto" style:use-optimal-row-height="true"/>
    </style:style>
    <style:style style:name="ro14" style:family="table-row">
      <style:table-row-properties style:row-height="0.568cm" fo:break-before="auto" style:use-optimal-row-height="true"/>
    </style:style>
    <style:style style:name="ro15" style:family="table-row">
      <style:table-row-properties style:row-height="0.542cm" fo:break-before="auto" style:use-optimal-row-height="true"/>
    </style:style>
    <style:style style:name="ro16" style:family="table-row">
      <style:table-row-properties style:row-height="0.681cm" fo:break-before="auto" style:use-optimal-row-height="true"/>
    </style:style>
    <style:style style:name="ro17" style:family="table-row">
      <style:table-row-properties style:row-height="0.669cm" fo:break-before="auto" style:use-optimal-row-height="true"/>
    </style:style>
    <style:style style:name="ro18" style:family="table-row">
      <style:table-row-properties style:row-height="0.778cm" fo:break-before="auto" style:use-optimal-row-height="true"/>
    </style:style>
    <style:style style:name="ro19" style:family="table-row">
      <style:table-row-properties style:row-height="1.097cm" fo:break-before="auto" style:use-optimal-row-height="true"/>
    </style:style>
    <style:style style:name="ro20" style:family="table-row">
      <style:table-row-properties style:row-height="0.469cm" fo:break-before="auto" style:use-optimal-row-height="true"/>
    </style:style>
    <style:style style:name="ro21" style:family="table-row">
      <style:table-row-properties style:row-height="0.459cm" fo:break-before="auto" style:use-optimal-row-height="true"/>
    </style:style>
    <style:style style:name="ro22" style:family="table-row">
      <style:table-row-properties style:row-height="0.529cm" fo:break-before="auto" style:use-optimal-row-height="true"/>
    </style:style>
    <style:style style:name="ro23" style:family="table-row">
      <style:table-row-properties style:row-height="0.947cm" fo:break-before="auto" style:use-optimal-row-height="true"/>
    </style:style>
    <style:style style:name="ro24" style:family="table-row">
      <style:table-row-properties style:row-height="0.628cm" fo:break-before="auto" style:use-optimal-row-height="true"/>
    </style:style>
    <style:style style:name="ro25" style:family="table-row">
      <style:table-row-properties style:row-height="0.497cm" fo:break-before="auto" style:use-optimal-row-height="true"/>
    </style:style>
    <style:style style:name="ro26" style:family="table-row">
      <style:table-row-properties style:row-height="0.787cm" fo:break-before="auto" style:use-optimal-row-height="true"/>
    </style:style>
    <style:style style:name="ro27" style:family="table-row">
      <style:table-row-properties style:row-height="0.57cm" fo:break-before="auto" style:use-optimal-row-height="true"/>
    </style:style>
    <style:style style:name="ro28" style:family="table-row">
      <style:table-row-properties style:row-height="0.972cm" fo:break-before="auto" style:use-optimal-row-height="true"/>
    </style:style>
    <style:style style:name="ro29" style:family="table-row">
      <style:table-row-properties style:row-height="0.466cm" fo:break-before="auto" style:use-optimal-row-height="true"/>
    </style:style>
    <style:style style:name="ro30" style:family="table-row">
      <style:table-row-properties style:row-height="0.845cm" fo:break-before="auto" style:use-optimal-row-height="true"/>
    </style:style>
    <style:style style:name="ro31" style:family="table-row">
      <style:table-row-properties style:row-height="0.515cm" fo:break-before="auto" style:use-optimal-row-height="true"/>
    </style:style>
    <style:style style:name="ro32" style:family="table-row">
      <style:table-row-properties style:row-height="0.938cm" fo:break-before="auto" style:use-optimal-row-height="true"/>
    </style:style>
    <style:style style:name="ro34" style:family="table-row">
      <style:table-row-properties style:row-height="0.563cm" fo:break-before="auto" style:use-optimal-row-height="true"/>
    </style:style>
    <style:style style:name="ro35" style:family="table-row">
      <style:table-row-properties style:row-height="0.487cm" fo:break-before="auto" style:use-optimal-row-height="true"/>
    </style:style>
    <style:style style:name="ro36" style:family="table-row">
      <style:table-row-properties style:row-height="0.736cm" fo:break-before="auto" style:use-optimal-row-height="true"/>
    </style:style>
    <style:style style:name="ro37" style:family="table-row">
      <style:table-row-properties style:row-height="0.579cm" fo:break-before="auto" style:use-optimal-row-height="true"/>
    </style:style>
    <style:style style:name="ro38" style:family="table-row">
      <style:table-row-properties style:row-height="0.684cm" fo:break-before="auto" style:use-optimal-row-height="true"/>
    </style:style>
    <style:style style:name="ro39" style:family="table-row">
      <style:table-row-properties style:row-height="0.54cm" fo:break-before="auto" style:use-optimal-row-height="true"/>
    </style:style>
    <style:style style:name="ro40" style:family="table-row">
      <style:table-row-properties style:row-height="0.494cm" fo:break-before="auto" style:use-optimal-row-height="true"/>
    </style:style>
    <style:style style:name="ro41" style:family="table-row">
      <style:table-row-properties style:row-height="0.464cm" fo:break-before="auto" style:use-optimal-row-height="true"/>
    </style:style>
    <style:style style:name="ro42" style:family="table-row">
      <style:table-row-properties style:row-height="0.707cm" fo:break-before="auto" style:use-optimal-row-height="true"/>
    </style:style>
    <style:style style:name="ro43" style:family="table-row">
      <style:table-row-properties style:row-height="1.632cm" fo:break-before="auto" style:use-optimal-row-height="true"/>
    </style:style>
    <style:style style:name="ro44" style:family="table-row">
      <style:table-row-properties style:row-height="0.557cm" fo:break-before="auto" style:use-optimal-row-height="true"/>
    </style:style>
    <style:style style:name="ro45" style:family="table-row">
      <style:table-row-properties style:row-height="0.723cm" fo:break-before="auto" style:use-optimal-row-height="true"/>
    </style:style>
    <style:style style:name="ro46" style:family="table-row">
      <style:table-row-properties style:row-height="0.584cm" fo:break-before="auto" style:use-optimal-row-height="true"/>
    </style:style>
    <style:style style:name="ro47" style:family="table-row">
      <style:table-row-properties style:row-height="1.342cm" fo:break-before="auto" style:use-optimal-row-height="true"/>
    </style:style>
    <style:style style:name="ro48" style:family="table-row">
      <style:table-row-properties style:row-height="0.894cm" fo:break-before="auto" style:use-optimal-row-height="true"/>
    </style:style>
    <style:style style:name="ro49" style:family="table-row">
      <style:table-row-properties style:row-height="3.133cm" fo:break-before="auto" style:use-optimal-row-height="true"/>
    </style:style>
    <style:style style:name="ro50" style:family="table-row">
      <style:table-row-properties style:row-height="1.789cm" fo:break-before="auto" style:use-optimal-row-height="true"/>
    </style:style>
    <style:style style:name="ro51" style:family="table-row">
      <style:table-row-properties style:row-height="0.529cm" fo:break-before="page" style:use-optimal-row-height="true"/>
    </style:style>
    <style:style style:name="ro52" style:family="table-row">
      <style:table-row-properties style:row-height="0.6cm" fo:break-before="auto" style:use-optimal-row-height="true"/>
    </style:style>
    <style:style style:name="ro53" style:family="table-row">
      <style:table-row-properties style:row-height="1.157cm" fo:break-before="auto" style:use-optimal-row-height="true"/>
    </style:style>
    <style:style style:name="ro54" style:family="table-row">
      <style:table-row-properties style:row-height="0.93cm" fo:break-before="auto" style:use-optimal-row-height="true"/>
    </style:style>
    <style:style style:name="ro55" style:family="table-row">
      <style:table-row-properties style:row-height="0.452cm" fo:break-before="page" style:use-optimal-row-height="true"/>
    </style:style>
    <style:style style:name="ro56" style:family="table-row">
      <style:table-row-properties style:row-height="0.552cm" fo:break-before="auto" style:use-optimal-row-height="true"/>
    </style:style>
    <style:style style:name="ro58" style:family="table-row">
      <style:table-row-properties style:row-height="1.053cm" fo:break-before="auto" style:use-optimal-row-height="true"/>
    </style:style>
    <style:style style:name="ro59" style:family="table-row">
      <style:table-row-properties style:row-height="0.647cm" fo:break-before="auto" style:use-optimal-row-height="true"/>
    </style:style>
    <style:style style:name="ro60" style:family="table-row">
      <style:table-row-properties style:row-height="0.631cm" fo:break-before="auto" style:use-optimal-row-height="true"/>
    </style:style>
    <style:style style:name="ro61" style:family="table-row">
      <style:table-row-properties style:row-height="0.788cm" fo:break-before="auto" style:use-optimal-row-height="true"/>
    </style:style>
    <style:style style:name="ro62" style:family="table-row">
      <style:table-row-properties style:row-height="0.517cm" fo:break-before="auto" style:use-optimal-row-height="true"/>
    </style:style>
    <style:style style:name="ro63" style:family="table-row">
      <style:table-row-properties style:row-height="0.492cm" fo:break-before="auto" style:use-optimal-row-height="true"/>
    </style:style>
    <style:style style:name="ro64" style:family="table-row">
      <style:table-row-properties style:row-height="4.263cm" fo:break-before="auto" style:use-optimal-row-height="true"/>
    </style:style>
    <style:style style:name="ta6" style:family="table" style:master-page-name="Default">
      <style:table-properties table:display="false" style:writing-mode="lr-tb" table:tab-color="#c3c0c0"/>
    </style:style>
    <style:style style:name="ta2" style:family="table" style:master-page-name="PageStyle_5f_Elenco_20_Prezzi">
      <style:table-properties table:display="true" style:writing-mode="lr-tb" table:tab-color="#fff0b2"/>
    </style:style>
    <style:style style:name="ta3" style:family="table" style:master-page-name="Default">
      <style:table-properties table:display="false" style:writing-mode="lr-tb" table:tab-color="#b9ffa8"/>
    </style:style>
    <style:style style:name="ta4" style:family="table" style:master-page-name="PageStyle_5f_COMPUTO_5f_A4">
      <style:table-properties table:display="true" style:writing-mode="lr-tb" table:tab-color="#ffc7e7"/>
    </style:style>
    <style:style style:name="ta5" style:family="table" style:master-page-name="Default">
      <style:table-properties table:display="false" style:writing-mode="lr-tb" table:tab-color="#ccffff"/>
    </style:style>
    <style:style style:name="ta7" style:family="table" style:master-page-name="Page_5f_Style_5f_COPERTINE">
      <style:table-properties table:display="false" style:writing-mode="lr-tb" table:tab-color="#ccffff"/>
    </style:style>
    <style:style style:name="ta8" style:family="table" style:master-page-name="Default">
      <style:table-properties table:display="false" style:writing-mode="lr-tb" table:tab-color="#4c4c4c"/>
    </style:style>
    <style:style style:name="ta9" style:family="table" style:master-page-name="LISTA_5f_A3">
      <style:table-properties table:display="false" style:writing-mode="lr-tb" table:tab-color="#ffdbb6"/>
    </style:style>
    <style:style style:name="ta10" style:family="table" style:master-page-name="Default">
      <style:table-properties table:display="false" style:writing-mode="lr-tb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1029" style:family="table-cell" style:parent-style-name="comp_20_Int_5f_colonna">
      <style:table-cell-properties fo:wrap-option="no-wrap" style:vertical-align="middle"/>
      <style:text-properties fo:font-weight="bold" style:font-weight-asian="bold" style:font-weight-complex="bold"/>
    </style:style>
    <style:style style:name="ce1030" style:family="table-cell" style:parent-style-name="ShortC_20_std_20_dx">
      <style:table-cell-properties fo:wrap-option="no-wrap"/>
      <style:text-properties fo:font-weight="bold" style:font-weight-asian="bold" style:font-weight-complex="bold"/>
    </style:style>
    <style:style style:name="ce1031" style:family="table-cell" style:parent-style-name="ShortC_20_std_20_dx">
      <style:table-cell-properties fo:wrap-option="no-wrap"/>
    </style:style>
    <style:style style:name="ce486" style:family="table-cell" style:parent-style-name="Default">
      <style:text-properties fo:font-weight="bold" style:font-weight-asian="bold" style:font-weight-complex="bold"/>
    </style:style>
    <style:style style:name="ce594" style:family="table-cell" style:parent-style-name="ShortC_20_std_20_dx">
      <style:table-cell-properties fo:wrap-option="no-wrap"/>
      <style:text-properties fo:font-weight="bold" style:font-weight-asian="bold" style:font-weight-complex="bold"/>
    </style:style>
    <style:style style:name="ce1" style:family="table-cell" style:parent-style-name="Riga_5f_rossa_5f_Chiudi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EP_20_statistiche_5f_q">
      <style:text-properties fo:font-weight="bold" style:font-weight-asian="bold" style:font-weight-complex="bold"/>
    </style:style>
    <style:style style:name="ce4" style:family="table-cell" style:parent-style-name="EP-mezzo_20__25_">
      <style:text-properties fo:font-weight="bold" style:font-weight-asian="bold" style:font-weight-complex="bold"/>
    </style:style>
    <style:style style:name="ce489" style:family="table-cell" style:parent-style-name="An-lavoraz-dx">
      <style:table-cell-properties fo:border-bottom="0.06pt solid #000000" fo:border-left="none" fo:border-right="none" fo:border-top="0.06pt solid #000000"/>
    </style:style>
    <style:style style:name="ce491" style:family="table-cell" style:parent-style-name="comp_20_Int_5f_colonna">
      <style:text-properties style:font-name="Liberation Serif2" style:font-name-asian="Andale Sans UI" style:font-name-complex="Arial2"/>
    </style:style>
    <style:style style:name="ce492" style:family="table-cell" style:parent-style-name="Comp_20_TOTALI_20__25_">
      <style:table-cell-properties fo:border-bottom="0.51pt solid #000000" fo:background-color="#e6e6e6" fo:border-left="none" fo:border-right="none" fo:border-top="0.51pt solid #000000"/>
    </style:style>
    <style:style style:name="ce493" style:family="table-cell" style:parent-style-name="Default">
      <style:table-cell-properties style:text-align-source="value-type" style:repeat-content="false"/>
    </style:style>
    <style:style style:name="ce494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Verb_5f_Grassetto_20__2b_" style:data-style-name="N10001"/>
    <style:style style:name="ce495" style:family="table-cell" style:parent-style-name="C_5f_BASE" style:data-style-name="N10001"/>
    <style:style style:name="ce496" style:family="table-cell" style:parent-style-name="C_5f_BASE" style:data-style-name="N10011"/>
    <style:style style:name="ce497" style:family="table-cell" style:parent-style-name="C_5f_BASE">
      <style:table-cell-properties fo:border="0.06pt solid #000000"/>
    </style:style>
    <style:style style:name="ce498" style:family="table-cell" style:parent-style-name="C_5f_scorre" style:data-style-name="N10011"/>
    <style:style style:name="ce49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Copertina_5f_Titolo" style:data-style-name="N10001"/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27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29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4" style:font-size-asian="6.80000019073486pt" style:language-asian="zxx" style:country-asian="none" style:font-style-asian="normal" style:font-weight-asian="normal" style:font-name-complex="Arial4" style:font-size-complex="7.94999980926514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9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41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3" style:family="table-cell" style:parent-style-name="C_5f_3">
      <style:paragraph-properties fo:margin-left="0cm"/>
    </style:style>
    <style:style style:name="ce46" style:family="table-cell" style:parent-style-name="Verb_5f_Grassetto_20__2b_" style:data-style-name="N10001">
      <style:text-properties fo:font-size="12pt" style:font-size-asian="12pt" style:font-size-complex="12pt"/>
    </style:style>
    <style:style style:name="ce58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6pt" style:language-asian="it" style:country-asian="IT" style:font-style-asian="normal" style:font-weight-asian="normal" style:font-name-complex="Arial" style:font-size-complex="16pt" style:language-complex="it" style:country-complex="IT" style:font-style-complex="normal" style:font-weight-complex="normal" style:text-emphasize="none" style:font-relief="none"/>
    </style:style>
    <style:style style:name="ce593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596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it" style:country-asian="IT" style:font-style-asian="normal" style:font-weight-asian="normal" style:font-name-complex="Arial" style:font-size-complex="12pt" style:language-complex="it" style:country-complex="IT" style:font-style-complex="normal" style:font-weight-complex="normal" style:text-emphasize="none" style:font-relief="none"/>
    </style:style>
    <style:style style:name="ce5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0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08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09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11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14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1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9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17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18" style:family="table-cell" style:parent-style-name="Default" style:data-style-name="N10001"/>
    <style:style style:name="ce619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620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621" style:family="table-cell" style:parent-style-name="Verb_5f_a_20_capo">
      <style:text-properties style:font-name="Arial5" style:font-name-asian="Andale Sans UI" style:font-name-complex="Arial2"/>
    </style:style>
    <style:style style:name="ce62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2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25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2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2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75" style:family="table-cell" style:parent-style-name="Default" style:data-style-name="N10037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30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1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7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8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9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650" style:family="table-cell" style:parent-style-name="Menu_5f_sfondo_20_corsivo">
      <style:table-cell-properties fo:border-bottom="none" fo:border-left="0.06pt solid #000000" fo:border-right="none" fo:border-top="none"/>
    </style:style>
    <style:style style:name="ce651" style:family="table-cell" style:parent-style-name="Menu_5f_sfondo">
      <style:table-cell-properties fo:border-bottom="none" fo:border-left="0.06pt solid #000000" fo:border-right="none" fo:border-top="none"/>
    </style:style>
    <style:style style:name="ce652" style:family="table-cell" style:parent-style-name="Menu_5f_sfondo_5f_sc_5f_noToc">
      <style:table-cell-properties fo:border-bottom="none" fo:border-left="0.06pt solid #000000" fo:border-right="none" fo:border-top="none"/>
    </style:style>
    <style:style style:name="ce655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656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Menu_5f_sfondo_20_corsivo">
      <style:table-cell-properties fo:wrap-option="wrap" fo:border="2.49pt solid #000000"/>
    </style:style>
    <style:style style:name="ce664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665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668" style:family="table-cell" style:parent-style-name="Default">
      <style:table-cell-properties style:cell-protect="none" style:print-content="true"/>
    </style:style>
    <style:style style:name="ce669" style:family="table-cell" style:parent-style-name="M1_20_scritte_20_noP_20_noteG">
      <style:table-cell-properties style:cell-protect="none" style:print-content="true"/>
    </style:style>
    <style:style style:name="ce670" style:family="table-cell" style:parent-style-name="M1_20_scritte_20_noP_20_note">
      <style:table-cell-properties style:cell-protect="none" style:print-content="true"/>
    </style:style>
    <style:style style:name="ce679" style:family="table-cell" style:parent-style-name="M1_20_scritte_20_noP_20_note">
      <style:paragraph-properties fo:margin-left="0cm"/>
    </style:style>
    <style:style style:name="ce680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683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9" style:family="table-cell" style:parent-style-name="Menu_5f_sfondo_20__5f_gras_20_centro">
      <style:table-cell-properties fo:border="2.49pt solid #000000"/>
    </style:style>
    <style:style style:name="ce692" style:family="table-cell" style:parent-style-name="Menu_5f_sfondo_20_corsivo">
      <style:table-cell-properties fo:border-bottom="0.06pt solid #000000" fo:border-left="none" fo:border-right="none" fo:border-top="none"/>
    </style:style>
    <style:style style:name="ce693" style:family="table-cell" style:parent-style-name="M1_20_scritte_20_noP">
      <style:paragraph-properties fo:margin-left="0cm"/>
    </style:style>
    <style:style style:name="ce694" style:family="table-cell" style:parent-style-name="comp_20_In_20_testa">
      <style:table-cell-properties Tipo_sheet="TIPO_COMPUTO"/>
    </style:style>
    <style:style style:name="ce695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696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01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7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4" fo:font-size="14pt" fo:font-style="normal" fo:text-shadow="none" style:text-underline-style="none" fo:font-weight="normal" style:font-size-asian="14pt" style:font-style-asian="normal" style:font-weight-asian="normal" style:font-name-complex="Arial4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177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4" fo:font-size="16pt" fo:font-style="normal" fo:text-shadow="none" style:text-underline-style="none" fo:font-weight="bold" style:font-size-asian="16pt" style:font-style-asian="normal" style:font-weight-asian="bold" style:font-name-complex="Arial4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5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207" style:family="table-cell" style:parent-style-name="Dati_20__25__20_dx" style:data-style-name="N127">
      <style:text-properties style:font-name="Liberation Sans Narrow" fo:font-weight="bold" style:font-size-asian="10pt" style:font-weight-asian="normal" style:font-size-complex="10pt" style:font-weight-complex="normal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847" style:family="table-cell" style:parent-style-name="An-1_5f_sigla">
      <style:text-properties style:font-name="Liberation Serif2"/>
    </style:style>
    <style:style style:name="ce283" style:family="table-cell" style:parent-style-name="livello-2-sotto_5f_">
      <style:table-cell-properties style:text-align-source="fix" style:repeat-content="false"/>
      <style:paragraph-properties fo:text-align="center" fo:margin-left="0cm"/>
    </style:style>
    <style:style style:name="ce228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0" style:family="table-cell" style:parent-style-name="Copertina_5f_nomi-2">
      <style:table-cell-properties style:text-align-source="fix" style:repeat-content="false"/>
      <style:paragraph-properties fo:text-align="start" fo:margin-left="0cm"/>
    </style:style>
    <style:style style:name="ce231" style:family="table-cell" style:parent-style-name="Copertina_5f_nomi-2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232" style:family="table-cell" style:parent-style-name="Default" style:data-style-name="N10000"/>
    <style:style style:name="ce233" style:family="table-cell" style:parent-style-name="Default">
      <style:text-properties fo:font-size="16pt" style:font-size-asian="16pt" style:font-size-complex="16pt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5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858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859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860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861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7" fo:font-size="12pt" fo:font-style="normal" fo:text-shadow="none" style:text-underline-style="none" fo:font-weight="normal" style:font-size-asian="12pt" style:font-style-asian="normal" style:font-weight-asian="normal" style:font-name-complex="Liberation Serif7" style:font-size-complex="12pt" style:font-style-complex="normal" style:font-weight-complex="normal"/>
    </style:style>
    <style:style style:name="ce864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240" style:family="table-cell" style:parent-style-name="Verb_5f_Grassetto_20__2b_" style:data-style-name="N10001">
      <style:text-properties fo:font-size="11pt" style:font-size-asian="11pt" style:font-size-complex="11pt"/>
    </style:style>
    <style:style style:name="ce879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880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881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882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883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88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7" style:family="table-cell" style:parent-style-name="Normale_20_giust" style:data-style-name="N10001">
      <style:table-cell-properties style:text-align-source="fix" style:repeat-content="false"/>
      <style:paragraph-properties fo:text-align="center" fo:margin-left="0cm"/>
      <style:text-properties style:font-name="Arial5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88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5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5" style:font-size-asian="6.80000019073486pt" style:language-asian="en" style:country-asian="US" style:font-style-asian="normal" style:font-weight-asian="bold" style:font-name-complex="Liberation Serif5" style:font-size-complex="6.80000019073486pt" style:language-complex="en" style:country-complex="US" style:font-style-complex="normal" style:font-weight-complex="bold" style:text-emphasize="none" style:font-relief="none"/>
    </style:style>
    <style:style style:name="ce887" style:family="table-cell" style:parent-style-name="Normale_20_dx">
      <style:paragraph-properties fo:margin-left="0cm"/>
    </style:style>
    <style:style style:name="ce888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889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5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5" style:font-size-asian="6.80000019073486pt" style:language-asian="en" style:country-asian="US" style:font-style-asian="normal" style:font-weight-asian="normal" style:font-name-complex="Liberation Serif5" style:font-size-complex="6.80000019073486pt" style:language-complex="en" style:country-complex="US" style:font-style-complex="normal" style:font-weight-complex="normal" style:text-emphasize="none" style:font-relief="none"/>
    </style:style>
    <style:style style:name="ce890" style:family="table-cell" style:parent-style-name="Normale_20_Sin">
      <style:table-cell-properties fo:wrap-option="no-wrap"/>
      <style:paragraph-properties fo:margin-left="0cm"/>
    </style:style>
    <style:style style:name="ce891" style:family="table-cell" style:parent-style-name="Normale_20_Sin">
      <style:table-cell-properties fo:wrap-option="no-wrap"/>
    </style:style>
    <style:style style:name="ce892" style:family="table-cell" style:parent-style-name="Normale_20_giust">
      <style:paragraph-properties fo:margin-left="0cm"/>
      <style:text-properties fo:hyphenate="true"/>
    </style:style>
    <style:style style:name="ce893" style:family="table-cell" style:parent-style-name="Normale_20_giust">
      <style:text-properties fo:font-weight="bold"/>
    </style:style>
    <style:style style:name="ce894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5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5" style:font-size-asian="6.80000019073486pt" style:language-asian="en" style:country-asian="US" style:font-style-asian="normal" style:font-weight-asian="normal" style:font-name-complex="Liberation Serif5" style:font-size-complex="6.80000019073486pt" style:language-complex="en" style:country-complex="US" style:font-style-complex="normal" style:font-weight-complex="normal" style:text-emphasize="none" style:font-relief="none"/>
    </style:style>
    <style:style style:name="ce895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896" style:family="table-cell" style:parent-style-name="Default">
      <style:table-cell-properties style:text-align-source="value-type" style:repeat-content="false" fo:wrap-option="no-wrap"/>
    </style:style>
    <style:style style:name="ce259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8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1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2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2" style:family="table-cell" style:parent-style-name="Verb_5f_Normale_20_Sin" style:data-style-name="N10000">
      <style:table-cell-properties style:cell-protect="protected" style:print-content="true"/>
    </style:style>
    <style:style style:name="ce263" style:family="table-cell" style:parent-style-name="Verb_5f_a_20_capo" style:data-style-name="N10001"/>
    <style:style style:name="ce264" style:family="table-cell" style:parent-style-name="Verb_5f_Normale_20_Sin" style:data-style-name="N10001"/>
    <style:style style:name="ce265" style:family="table-cell" style:parent-style-name="Verb_5f_Normale_20_Sin" style:data-style-name="N10036"/>
    <style:style style:name="ce266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7" style:family="table-cell" style:parent-style-name="Verb_5f_a_20_capo" style:data-style-name="N10037"/>
    <style:style style:name="ce90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903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904" style:family="table-cell" style:parent-style-name="Normale_20_Sin">
      <style:table-cell-properties fo:wrap-option="wrap"/>
    </style:style>
    <style:style style:name="ce905" style:family="table-cell" style:parent-style-name="Normale_20_Sin" style:data-style-name="N10037">
      <style:table-cell-properties fo:wrap-option="wrap"/>
    </style:style>
    <style:style style:name="ce272" style:family="table-cell" style:parent-style-name="Normale_20_Sin" style:data-style-name="N10001"/>
    <style:style style:name="ce906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274" style:family="table-cell" style:parent-style-name="Default" style:data-style-name="N10001">
      <style:table-cell-properties fo:wrap-option="wrap"/>
      <style:text-properties style:font-name="Verdana1" fo:font-size="10.5pt" style:font-size-asian="10.5pt" style:font-size-complex="10.5pt"/>
    </style:style>
    <style:style style:name="ce908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276" style:family="table-cell" style:parent-style-name="Normale_20_Sin" style:data-style-name="N10001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910" style:family="table-cell" style:parent-style-name="Default">
      <style:text-properties fo:font-size="10.5pt" style:font-size-asian="10.5pt" style:font-size-complex="10.5pt"/>
    </style:style>
    <style:style style:name="ce911" style:family="table-cell" style:parent-style-name="Normale_20_Sin" style:data-style-name="N10037"/>
    <style:style style:name="ce912" style:family="table-cell" style:parent-style-name="Default">
      <style:table-cell-properties fo:padding="0.086cm"/>
    </style:style>
    <style:style style:name="ce280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914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915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916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917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918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919" style:family="table-cell" style:parent-style-name="Default">
      <style:table-cell-properties fo:border-bottom="none" fo:border-left="0.06pt solid #000000" fo:padding="0.086cm" fo:border-right="none" fo:border-top="none"/>
    </style:style>
    <style:style style:name="ce920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92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922" style:family="table-cell" style:parent-style-name="C_5f_3">
      <style:table-cell-properties fo:background-color="transparent"/>
      <style:paragraph-properties fo:margin-left="0cm"/>
    </style:style>
    <style:style style:name="ce291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92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925" style:family="table-cell" style:parent-style-name="Default">
      <style:table-cell-properties fo:background-color="transparent"/>
    </style:style>
    <style:style style:name="ce926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6pt" style:language-asian="it" style:country-asian="IT" style:font-style-asian="normal" style:font-weight-asian="normal" style:font-name-complex="Arial" style:font-size-complex="16pt" style:language-complex="it" style:country-complex="IT" style:font-style-complex="normal" style:font-weight-complex="normal" style:text-emphasize="none" style:font-relief="none"/>
    </style:style>
    <style:style style:name="ce29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92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it" style:country-asian="IT" style:font-style-asian="normal" style:font-weight-asian="normal" style:font-name-complex="Arial" style:font-size-complex="12pt" style:language-complex="it" style:country-complex="IT" style:font-style-complex="normal" style:font-weight-complex="normal" style:text-emphasize="none" style:font-relief="none"/>
    </style:style>
    <style:style style:name="ce9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9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93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93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933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934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03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936" style:family="table-cell" style:parent-style-name="Default">
      <style:table-cell-properties fo:border="0.06pt solid #000000"/>
    </style:style>
    <style:style style:name="ce937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0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939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08" style:family="table-cell" style:parent-style-name="Verb_5f_Grassetto_20__2b_" style:data-style-name="N10001">
      <style:table-cell-properties fo:background-color="transparent"/>
      <style:text-properties fo:font-size="12pt" style:font-size-asian="12pt" style:font-size-complex="12pt"/>
    </style:style>
    <style:style style:name="ce940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10" style:family="table-cell" style:parent-style-name="Default">
      <style:table-cell-properties fo:background-color="transparent" fo:border="0.06pt solid #000000"/>
    </style:style>
    <style:style style:name="ce942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943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944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945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946" style:family="table-cell" style:parent-style-name="Verb_5f_Grassetto_20__2b_">
      <style:table-cell-properties fo:background-color="transparent"/>
    </style:style>
    <style:style style:name="ce94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6pt" style:language-asian="it" style:country-asian="IT" style:font-style-asian="normal" style:font-weight-asian="normal" style:font-name-complex="Arial" style:font-size-complex="16pt" style:language-complex="it" style:country-complex="IT" style:font-style-complex="normal" style:font-weight-complex="normal" style:text-emphasize="none" style:font-relief="none"/>
    </style:style>
    <style:style style:name="ce9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18" style:family="table-cell" style:parent-style-name="Default" style:data-style-name="N10001">
      <style:table-cell-properties fo:background-color="transparent"/>
    </style:style>
    <style:style style:name="ce949" style:family="table-cell" style:parent-style-name="Verb_5f_a_20_capo">
      <style:table-cell-properties fo:background-color="transparent"/>
    </style:style>
    <style:style style:name="ce950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95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952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953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954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955" style:family="table-cell" style:parent-style-name="Default">
      <style:table-cell-properties fo:background-color="transparent" fo:wrap-option="wrap"/>
    </style:style>
    <style:style style:name="ce326" style:family="table-cell" style:parent-style-name="Default" style:data-style-name="N111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327" style:family="table-cell" style:parent-style-name="Default" style:data-style-name="N10037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958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95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960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96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962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bold" style:font-name-complex="Arial" style:font-size-complex="10pt" style:language-complex="it" style:country-complex="IT" style:font-style-complex="normal" style:font-weight-complex="bold" style:text-emphasize="none" style:font-relief="none"/>
    </style:style>
    <style:style style:name="ce963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9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965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50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bold" style:font-name-complex="Arial" style:font-size-complex="10pt" style:language-complex="it" style:country-complex="IT" style:font-style-complex="normal" style:font-weight-complex="bold" style:text-emphasize="none" style:font-relief="none"/>
    </style:style>
    <style:style style:name="ce967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968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969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4" fo:font-size="16pt" fo:font-style="normal" fo:text-shadow="none" style:text-underline-style="none" fo:font-weight="bold" style:font-size-asian="16pt" style:font-style-asian="normal" style:font-weight-asian="bold" style:font-name-complex="Arial4" style:font-size-complex="16pt" style:font-style-complex="normal" style:font-weight-complex="bold"/>
    </style:style>
    <style:style style:name="ce35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4" fo:font-size="16pt" fo:font-style="normal" fo:text-shadow="none" style:text-underline-style="none" fo:font-weight="bold" style:font-size-asian="16pt" style:font-style-asian="normal" style:font-weight-asian="bold" style:font-name-complex="Arial4" style:font-size-complex="16pt" style:font-style-complex="normal" style:font-weight-complex="bold"/>
    </style:style>
    <style:style style:name="ce358" style:family="table-cell" style:parent-style-name="Defaul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2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973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974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363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364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8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7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80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981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982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83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84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4" fo:font-size="11pt" fo:font-style="normal" fo:text-shadow="none" style:text-underline-style="none" fo:font-weight="bold" style:font-size-asian="11pt" style:font-style-asian="normal" style:font-weight-asian="bold" style:font-name-complex="Arial4" style:font-size-complex="11pt" style:font-style-complex="normal" style:font-weight-complex="bold"/>
    </style:style>
    <style:style style:name="ce985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986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987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88" style:family="table-cell" style:parent-style-name="Default">
      <style:table-cell-properties fo:border-bottom="0.06pt solid #000000" fo:border-left="none" fo:border-right="none" fo:border-top="0.06pt solid #000000"/>
    </style:style>
    <style:style style:name="ce989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990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991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92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993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94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995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6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997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6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9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0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1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1002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1003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1004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5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6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4" fo:font-size="11pt" fo:font-style="normal" fo:text-shadow="none" style:text-underline-style="none" fo:font-weight="bold" style:font-size-asian="11pt" style:font-style-asian="normal" style:font-weight-asian="bold" style:font-name-complex="Arial4" style:font-size-complex="11pt" style:font-style-complex="normal" style:font-weight-complex="bold"/>
    </style:style>
    <style:style style:name="ce1007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8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1009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10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11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12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3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4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15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16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17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8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1019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20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1021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2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1023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4" style:family="table-cell" style:parent-style-name="Default" style:data-style-name="N804">
      <style:text-properties fo:color="#ff0000" style:text-outline="false" style:text-line-through-style="none" style:text-line-through-typ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1025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6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27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28" style:family="table-cell" style:parent-style-name="Default">
      <style:table-cell-properties style:cell-protect="protected" style:print-content="false"/>
    </style:style>
    <style:style style:name="ce417" style:family="table-cell" style:parent-style-name="comp_20_Int_5f_colonna">
      <style:table-cell-properties fo:wrap-option="no-wrap" style:vertical-align="middle"/>
      <style:text-properties fo:font-weight="bold" style:font-weight-asian="bold" style:font-weight-complex="bold"/>
    </style:style>
    <style:style style:name="ce418" style:family="table-cell" style:parent-style-name="ShortC_20_std_20_dx">
      <style:table-cell-properties fo:wrap-option="no-wrap"/>
      <style:text-properties fo:font-weight="bold" style:font-weight-asian="bold" style:font-weight-complex="bold"/>
    </style:style>
    <style:style style:name="ce419" style:family="table-cell" style:parent-style-name="ShortC_20_std_20_dx">
      <style:table-cell-properties fo:wrap-option="no-wrap"/>
    </style:style>
    <style:style style:name="ce1032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03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103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1035" style:family="table-cell" style:parent-style-name="avvertenza">
      <style:paragraph-properties fo:margin-left="0cm"/>
    </style:style>
    <style:style style:name="ce103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4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4" style:font-size-asian="6.80000019073486pt" style:language-asian="it" style:country-asian="IT" style:font-style-asian="normal" style:font-weight-asian="normal" style:font-name-complex="Arial4" style:font-size-complex="10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038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427" style:family="table-cell" style:parent-style-name="avvertenza" style:data-style-name="N10001"/>
    <style:style style:name="ce103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4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4" style:font-size-asian="6.80000019073486pt" style:language-asian="it" style:country-asian="IT" style:font-style-asian="normal" style:font-weight-asian="normal" style:font-name-complex="Arial4" style:font-size-complex="10pt" style:language-complex="en" style:country-complex="US" style:font-style-complex="normal" style:font-weight-complex="normal" style:text-emphasize="none" style:font-relief="none"/>
    </style:style>
    <style:style style:name="ce104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1041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04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04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04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104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104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104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104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104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10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1051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52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1053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105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055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ce634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5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6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0.06pt solid #000000" fo:background-color="#f0fff0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0.06pt solid #000000" fo:background-color="#fffafa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0.06pt solid #000000" fo:background-color="#f0ffff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1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0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71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72" style:family="table-cell" style:parent-style-name="Default" style:data-style-name="N10100">
      <style:table-cell-properties style:glyph-orientation-vertical="0" fo:background-color="#f0fff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0100">
      <style:table-cell-properties style:glyph-orientation-vertical="0" fo:background-color="#fffaf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4" style:family="table-cell" style:parent-style-name="Default" style:data-style-name="N10100">
      <style:table-cell-properties style:glyph-orientation-vertical="0" fo:background-color="#f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imes New Roman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bold" style:font-name-complex="Times New Roman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6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2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4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5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5" style:family="table-cell" style:parent-style-name="Default">
      <style:table-cell-properties fo:background-color="#f5f5f5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6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8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9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7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 style:data-style-name="N322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59" style:family="table-cell" style:parent-style-name="ok">
      <style:table-cell-properties fo:background-color="transparent" fo:border="0.06pt solid #000000"/>
      <style:text-properties style:font-weight-asian="bold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61" style:family="table-cell" style:parent-style-name="ok">
      <style:table-cell-properties fo:background-color="transparent" fo:border="0.06pt solid #000000"/>
    </style:style>
    <style:style style:name="ce763" style:family="table-cell" style:parent-style-name="ok">
      <style:table-cell-properties fo:background-color="transparent"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1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0" style:family="table-cell" style:parent-style-name="ok">
      <style:table-cell-properties style:glyph-orientation-vertical="0" fo:background-color="transparent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74" style:family="table-cell" style:parent-style-name="ok">
      <style:table-cell-properties style:glyph-orientation-vertical="0" fo:background-color="transparent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3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734" style:family="table-cell" style:parent-style-name="ok">
      <style:table-cell-properties style:glyph-orientation-vertical="0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53" style:family="table-cell" style:parent-style-name="ok">
      <style:table-cell-properties style:glyph-orientation-vertical="0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6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89" style:family="table-cell" style:parent-style-name="Default">
      <style:table-cell-properties fo:border-bottom="0.06pt solid #000000" fo:background-color="#f5f5f5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4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7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1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2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1" style:family="table-cell" style:parent-style-name="Default" style:data-style-name="N10100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3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90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7" style:family="table-cell" style:parent-style-name="Default" style:data-style-name="N111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00" style:family="table-cell" style:parent-style-name="Default" style:data-style-name="N111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0" style:family="table-cell" style:parent-style-name="Default" style:data-style-name="N111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3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0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5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6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7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8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9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0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31" style:family="table-cell" style:parent-style-name="Default" style:data-style-name="N111">
      <style:table-cell-properties fo:background-color="transparent" fo:border="0.74pt solid #000000" style:vertical-align="middle"/>
      <style:text-properties style:font-name="Liberation Sans Narrow1"/>
    </style:style>
    <style:style style:name="ce83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833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4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3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44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37" style:family="table-cell" style:parent-style-name="Default">
      <style:table-cell-properties style:text-align-source="fix" style:repeat-content="false" fo:background-color="transparent" fo:wrap-option="wrap" fo:border="0.74pt solid #000000" fo:padding="0.101cm" style:vertical-align="top"/>
      <style:paragraph-properties fo:text-align="start" fo:margin-left="0cm"/>
    </style:style>
    <style:style style:name="ce838" style:family="table-cell" style:parent-style-name="Default">
      <style:table-cell-properties fo:border-bottom="none" fo:background-color="transparent" fo:border-left="none" fo:padding="0.101cm" fo:border-right="0.74pt solid #000000" fo:border-top="none"/>
    </style:style>
    <style:style style:name="ce839" style:family="table-cell" style:parent-style-name="Default">
      <style:table-cell-properties fo:border-bottom="none" fo:border-left="none" fo:padding="0.101cm" fo:border-right="0.74pt solid #000000" fo:border-top="none" style:vertical-align="middle"/>
    </style:style>
    <style:style style:name="ce840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1" style:family="table-cell" style:parent-style-name="Default" style:data-style-name="N10001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2" style:family="table-cell" style:parent-style-name="Default" style:data-style-name="N10100">
      <style:table-cell-properties fo:border-bottom="none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3" style:family="table-cell" style:parent-style-name="Default" style:data-style-name="N10100">
      <style:table-cell-properties fo:border-bottom="0.74pt solid #000000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4" style:family="table-cell" style:parent-style-name="Default" style:data-style-name="N10100">
      <style:table-cell-properties style:diagonal-bl-tr="none" style:diagonal-tl-br="none" fo:border="none" fo:padding="0.101cm" style:rotation-align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5" style:family="table-cell" style:parent-style-name="Default">
      <style:table-cell-properties fo:padding="0.101cm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53" style:family="table-cell" style:parent-style-name="Grassetto_20__2b_">
      <style:table-cell-properties style:text-align-source="fix" style:repeat-content="false" style:vertical-align="middle"/>
      <style:paragraph-properties fo:text-align="center"/>
    </style:style>
    <style:style style:name="ce1154" style:family="table-cell" style:parent-style-name="C_5f_BASE" style:data-style-name="N10001">
      <style:table-cell-properties fo:wrap-option="wrap"/>
    </style:style>
    <style:style style:name="ce556" style:family="table-cell" style:parent-style-name="Default" style:data-style-name="N10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>
        <loext:char-complex-color loext:theme-type="dark1" loext:color-type="theme"/>
      </style:text-properties>
    </style:style>
    <style:style style:name="ce1156" style:family="table-cell" style:parent-style-name="Default" style:data-style-name="N10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57" style:family="table-cell" style:parent-style-name="Default" style:data-style-name="N10000">
      <style:table-cell-properties fo:border-bottom="0.74pt solid #aaaaaa" fo:background-color="#1f3864" style:cell-protect="protected" style:print-content="true" style:diagonal-bl-tr="none" style:diagonal-tl-br="none" style:text-align-source="fix" style:repeat-content="false" fo:wrap-option="wrap" fo:border-left="1.76pt solid #1f3864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>
        <loext:char-complex-color loext:theme-type="dark1" loext:color-type="theme"/>
      </style:text-properties>
    </style:style>
    <style:style style:name="ce1158" style:family="table-cell" style:parent-style-name="Default" style:data-style-name="N10000">
      <style:table-cell-properties fo:border-bottom="0.74pt solid #aaaaaa" fo:background-color="#1f3864" style:cell-protect="protected" style:print-content="true" style:diagonal-bl-tr="none" style:diagonal-tl-br="none" style:text-align-source="fix" style:repeat-content="false" fo:wrap-option="no-wrap" fo:border-left="1.76pt solid #1f3864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>
        <loext:char-complex-color loext:theme-type="dark1" loext:color-type="theme"/>
      </style:text-properties>
    </style:style>
    <style:style style:name="ce1159" style:family="table-cell" style:parent-style-name="Default" style:data-style-name="N10000">
      <style:table-cell-properties fo:border-bottom="1.76pt solid #1f3864" fo:background-color="#1f3864" style:cell-protect="protected" style:print-content="true" style:diagonal-bl-tr="none" style:diagonal-tl-br="none" style:text-align-source="fix" style:repeat-content="false" fo:wrap-option="wrap" fo:border-left="1.76pt solid #1f3864" style:direction="ltr" fo:border-right="none" style:rotation-angle="0" style:rotation-align="none" style:shrink-to-fit="false" fo:border-top="1.76pt solid #1f3864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2" fo:font-size="13pt" fo:font-style="normal" fo:text-shadow="none" style:text-underline-style="none" fo:font-weight="bold" style:font-size-asian="13pt" style:font-style-asian="normal" style:font-weight-asian="bold" style:font-name-complex="Arial2" style:font-size-complex="13pt" style:font-style-complex="normal" style:font-weight-complex="bold">
        <loext:char-complex-color loext:theme-type="dark1" loext:color-type="theme"/>
      </style:text-properties>
    </style:style>
    <style:style style:name="ce1160" style:family="table-cell" style:parent-style-name="comp_20_In_20_testa">
      <style:table-cell-properties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61" style:family="table-cell" style:parent-style-name="Default" style:data-style-name="N10000">
      <style:table-cell-properties fo:border-bottom="0.74pt solid #aaaaaa" fo:background-color="#d6e4f7" style:cell-protect="protected" style:print-content="true" style:diagonal-bl-tr="none" style:diagonal-tl-br="none" style:text-align-source="fix" style:repeat-content="false" fo:wrap-option="no-wrap" fo:border-left="0.74pt solid #aaaaaa" style:direction="ltr" fo:border-right="none" style:rotation-angle="0" style:rotation-align="none" style:shrink-to-fit="false" fo:border-top="0.74pt solid #aaaaaa" style:vertical-align="middle" loext:vertical-justify="auto"/>
      <style:paragraph-properties fo:text-align="center" css3t:text-justify="auto" fo:margin-left="0cm" style:writing-mode="page"/>
      <style:text-properties fo:color="#1f3864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>
        <loext:char-complex-color loext:theme-type="dark1" loext:color-type="theme"/>
      </style:text-properties>
    </style:style>
    <style:style style:name="ce1162" style:family="table-cell" style:parent-style-name="Status">
      <style:table-cell-properties style:text-align-source="fix" style:repeat-content="false"/>
      <style:paragraph-properties fo:text-align="center" fo:margin-left="0cm"/>
    </style:style>
    <style:style style:name="ce1163" style:family="table-cell" style:parent-style-name="Default" style:data-style-name="N10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164" style:family="table-cell" style:parent-style-name="C_5f_scorre">
      <style:table-cell-properties style:direction="ltr" style:rotation-angle="0" style:shrink-to-fit="false"/>
      <style:paragraph-properties fo:margin-left="0cm" style:writing-mode="page"/>
    </style:style>
    <style:style style:name="ce1165" style:family="table-cell" style:parent-style-name="Default" style:data-style-name="N10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166" style:family="table-cell" style:parent-style-name="Grassetto_20__2b_">
      <style:text-properties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11" style:family="text">
      <style:text-properties style:font-name="Liberation Mono" style:font-name-asian="NSimSun" style:font-name-complex="Liberation Mono"/>
    </style:style>
    <style:style style:name="T5" style:family="text">
      <style:text-properties style:font-name="Liberation Mono" style:font-name-asian="NSimSun" style:font-name-complex="Liberation Mono"/>
    </style:style>
    <style:style style:name="T6" style:family="text">
      <style:text-properties fo:color="#ff0000"/>
    </style:style>
    <style:style style:name="T7" style:family="text">
      <style:text-properties style:language-asian="none" style:country-asian="none" style:language-complex="none" style:country-complex="none"/>
    </style:style>
    <style:style style:name="T8" style:family="text">
      <style:text-properties style:font-name="Liberation Serif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it" style:country-asian="IT" style:language-complex="it" style:country-complex="IT" style:font-name-asian="Andale Sans UI" style:font-name-complex="Arial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Mono" style:font-name-asian="NSimSun" style:font-name-complex="Liberation Mono"/>
    </style:style>
    <style:style style:name="T10" style:family="text">
      <style:text-properties style:font-name="Liberation Serif2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it" style:country-asian="IT" style:language-complex="it" style:country-complex="IT" style:font-name-asian="Andale Sans UI" style:font-name-complex="Arial2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base-cell-address="'Elenco Prezzi'.A1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CdP.B17">
          <table:help-message table:title="Inserisci qui il titolo dell'elaborato" table:display="false"/>
        </table:content-validation>
        <table:content-validation table:name="val3" table:base-cell-address="copyright_LeenO.G299">
          <table:error-message table:message-type="stop" table:display="true"/>
        </table:content-validation>
        <table:content-validation table:name="val4" table:base-cell-address="cT_Cop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5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6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</table:content-validations>
      <table:table table:name="Elenco Prezzi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9" table:default-cell-style-name="EP-aS"/>
        <table:table-column-group table:display="false">
          <table:table-column table:style-name="co9" table:visibility="collapse" table:default-cell-style-name="Default"/>
        </table:table-column-group>
        <table:table-column table:style-name="co6" table:default-cell-style-name="Default"/>
        <table:table-column-group table:display="false">
          <table:table-column table:style-name="co9" table:visibility="collapse" table:number-columns-repeated="2" table:default-cell-style-name="Default"/>
          <table:table-column table:style-name="co6" table:visibility="collapse" table:default-cell-style-name="Default"/>
          <table:table-column table:style-name="co10" table:visibility="collapse" table:number-columns-repeated="2" table:default-cell-style-name="Default"/>
        </table:table-column-group>
        <table:table-column table:style-name="co11" table:default-cell-style-name="Default"/>
        <table:table-column table:style-name="co6" table:number-columns-repeated="2" table:default-cell-style-name="Default"/>
        <table:table-column-group table:display="false">
          <table:table-column table:style-name="co6" table:visibility="collapse" table:default-cell-style-name="Default"/>
        </table:table-column-group>
        <table:table-column table:style-name="co11" table:default-cell-style-name="Default"/>
        <table:table-column table:style-name="co6" table:default-cell-style-name="Default"/>
        <table:table-column-group table:display="false">
          <table:table-column table:style-name="co6" table:visibility="collapse" table:number-columns-repeated="2" table:default-cell-style-name="Default"/>
        </table:table-column-group>
        <table:table-column table:style-name="co11" table:default-cell-style-name="Default"/>
        <table:table-column table:style-name="co12" table:number-columns-repeated="2" table:default-cell-style-name="Default"/>
        <table:table-column-group table:display="false">
          <table:table-column table:style-name="co12" table:visibility="collapse" table:default-cell-style-name="Default"/>
        </table:table-column-group>
        <table:table-column table:style-name="co11" table:default-cell-style-name="Default"/>
        <table:table-column table:style-name="co12" table:number-columns-repeated="2" table:default-cell-style-name="Default"/>
        <table:table-column table:style-name="co9" table:default-cell-style-name="EP-mezzo_20__25_"/>
        <table:table-column table:style-name="co13" table:number-columns-repeated="35" table:default-cell-style-name="Default"/>
        <table:table-row table:style-name="ro1">
          <table:table-cell table:number-columns-repeated="2"/>
          <table:table-cell office:value-type="string" calcext:value-type="string">
            <text:p>Applica Filtro a:</text:p>
          </table:table-cell>
          <table:table-cell table:number-columns-repeated="20"/>
          <table:table-cell office:value-type="string" calcext:value-type="string">
            <text:p>COMPUTO_VARIANTE</text:p>
          </table:table-cell>
          <table:table-cell/>
          <table:table-cell table:style-name="Default"/>
          <table:table-cell table:number-columns-repeated="35"/>
        </table:table-row>
        <table:table-row table:style-name="ro4">
          <table: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content-validation-name="val1" office:value-type="string" calcext:value-type="string">
            <text:p>&lt;DIALOGO&gt;</text:p>
          </table:table-cell>
          <table:table-cell table:style-name="comp_20_In_20_testa"/>
          <table:table-cell table:style-name="comp_20_In_20_testa" table:formula="of:=COUNT([.E:.E]) &amp; &quot; prezzi&quot;" office:value-type="string" office:string-value="0 prezzi" calcext:value-type="string">
            <text:p>0 prezzi</text:p>
          </table:table-cell>
          <table:table-cell table:style-name="comp_20_In_20_testa" table:number-columns-repeated="5"/>
          <table:table-cell/>
          <table:table-cell table:style-name="comp_20_In_20_testa" table:number-columns-repeated="3"/>
          <table:table-cell/>
          <table:table-cell table:style-name="comp_20_In_20_testa" table:number-columns-repeated="3"/>
          <table:table-cell/>
          <table:table-cell table:style-name="comp_20_In_20_testa" table:formula="of:=IF(SUBTOTAL(9;[.T3:.T4])=0;&quot;--&quot;;SUBTOTAL(9;[.T3:.T4]))" office:value-type="string" office:string-value="--" calcext:value-type="string">
            <text:p>--</text:p>
          </table:table-cell>
          <table:table-cell table:style-name="comp_20_In_20_testa" table:formula="of:=IF(SUBTOTAL(9;[.U3:.U4])=0;&quot;--&quot;;SUBTOTAL(9;[.U3:.U4]))" office:value-type="string" office:string-value="--" calcext:value-type="string">
            <text:p>--</text:p>
          </table:table-cell>
          <table:table-cell table:style-name="comp_20_In_20_testa" table:formula="of:=IF(SUBTOTAL(9;[.V3:.V4])=0;&quot;--&quot;;SUBTOTAL(9;[.V3:.V4]))" office:value-type="string" office:string-value="--" calcext:value-type="string">
            <text:p>--</text:p>
          </table:table-cell>
          <table:table-cell/>
          <table:table-cell table:style-name="comp_20_In_20_testa" table:formula="of:=IF(SUBTOTAL(9;[.X3:.X4])=0;&quot;--&quot;;SUBTOTAL(9;[.X3:.X4]))" office:value-type="string" office:string-value="--" calcext:value-type="string">
            <text:p>--</text:p>
          </table:table-cell>
          <table:table-cell table:style-name="comp_20_In_20_testa" table:formula="of:=IF(SUBTOTAL(9;[.Y3:.Y4])=0;&quot;--&quot;;SUBTOTAL(9;[.Y3:.Y4]))" office:value-type="string" office:string-value="--" calcext:value-type="string">
            <text:p>--</text:p>
          </table:table-cell>
          <table:table-cell table:formula="of:=IFERROR(COM.MICROSOFT.LET(_xlpm.t;N([.T2]);_xlpm.u;N([.U2]);IF(AND(_xlpm.t=0;_xlpm.u=0);&quot;--&quot;;COM.MICROSOFT.IFS(_xlpm.u=0;-1;_xlpm.t=0;1;_xlpm.t=_xlpm.u;&quot;--&quot;;_xlpm.t&gt;_xlpm.u;-(_xlpm.t-_xlpm.u)/_xlpm.t;_xlpm.t&lt;_xlpm.u;(_xlpm.u-_xlpm.t)/_xlpm.t)));&quot;--&quot;)" office:value-type="string" office:string-value="--" calcext:value-type="string">
            <text:p>--</text:p>
          </table:table-cell>
          <table:table-cell table:number-columns-repeated="35"/>
        </table:table-row>
        <table:table-header-rows>
          <table:table-row table:style-name="ro5">
            <table:table-cell table:style-name="EP-a_20_-Top" office:value-type="string" calcext:value-type="string">
              <text:p>Codice</text:p>
              <text:p>Articolo</text:p>
            </table:table-cell>
            <table:table-cell table:style-name="EP-a_20_-Top" office:value-type="string" calcext:value-type="string">
              <text:p>DESCRIZIONE DEI LAVORI</text:p>
              <text:p>E DELLE SOMMINISTRAZIONI</text:p>
            </table:table-cell>
            <table:table-cell table:style-name="EP-a_20_-Top" office:value-type="string" calcext:value-type="string">
              <text:p>Unità</text:p>
              <text:p>di misura</text:p>
            </table:table-cell>
            <table:table-cell table:style-name="EP-a_20_-Top" office:value-type="string" calcext:value-type="string">
              <text:p>Sicurezza</text:p>
              <text:p>inclusa</text:p>
            </table:table-cell>
            <table:table-cell table:style-name="EP-a_20_-Top" office:value-type="string" calcext:value-type="string">
              <text:p>Prezzo</text:p>
              <text:p>unitario</text:p>
            </table:table-cell>
            <table:table-cell table:style-name="EP-a_20_-Top" office:value-type="string" calcext:value-type="string">
              <text:p>Incidenza</text:p>
              <text:p>MdO</text:p>
            </table:table-cell>
            <table:table-cell table:style-name="EP-a_20_-Top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EP-a_20_-Top" office:value-type="string" calcext:value-type="string">
              <text:p>Quantità</text:p>
              <text:p>Computo</text:p>
            </table:table-cell>
            <table:table-cell table:style-name="EP-a_20_-Top" office:value-type="string" calcext:value-type="string">
              <text:p>Quantità</text:p>
              <text:p>Variante</text:p>
            </table:table-cell>
            <table:table-cell table:style-name="EP-a_20_-Top" office:value-type="string" calcext:value-type="string">
              <text:p>Quantità</text:p>
              <text:p>Contabilità</text:p>
            </table:table-cell>
            <table:table-cell/>
            <table:table-cell table:style-name="EP-a_20_-Top" office:value-type="string" calcext:value-type="string">
              <text:p>Scostamento</text:p>
              <text:p>Variante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Variante</text:p>
            </table:table-cell>
            <table:table-cell/>
            <table:table-cell table:style-name="EP-a_20_-Top" office:value-type="string" calcext:value-type="string">
              <text:p>Importi</text:p>
              <text:p>Computo</text:p>
            </table:table-cell>
            <table:table-cell table:style-name="EP-a_20_-Top" office:value-type="string" calcext:value-type="string">
              <text:p>Importi</text:p>
              <text:p>Variante</text:p>
            </table:table-cell>
            <table:table-cell table:style-name="EP-a_20_-Top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number-columns-repeated="35"/>
          </table:table-row>
        </table:table-header-rows>
        <table:table-row table:style-name="ro6">
          <table:table-cell table:style-name="EP-aS"/>
          <table:table-cell table:style-name="EP-a"/>
          <table:table-cell table:style-name="EP-mezzo" table:number-columns-repeated="3"/>
          <table:table-cell table:style-name="EP-mezzo_20__25_"/>
          <table:table-cell table:style-name="EP-mezzo" table:number-columns-repeated="2"/>
          <table:table-cell table:style-name="EP-sfondo" table:number-columns-repeated="2"/>
          <table:table-cell/>
          <table:table-cell table:style-name="EP_20_statistiche_5f_q" table:formula="of:=COM.MICROSOFT.LET(_xlpm.s; SUMIF(AA; [.A4]; BB); IF(_xlpm.s &lt;&gt; 0; _xlpm.s; &quot;--&quot;))" office:value-type="string" office:string-value="--" calcext:value-type="string">
            <text:p>--</text:p>
          </table:table-cell>
          <table:table-cell table:style-name="EP_20_statistiche_5f_q" table:formula="of:=SUMIF(AA;[.A4];BB)" office:value-type="float" office:value="0" calcext:value-type="float">
            <text:p>0,00</text:p>
          </table:table-cell>
          <table:table-cell table:style-name="EP_20_statistiche_5f_q" table:formula="of:=SUMIF(AA;[.A4];cEuro)" office:value-type="float" office:value="0" calcext:value-type="float">
            <text:p>0,00</text:p>
          </table:table-cell>
          <table:table-cell/>
          <table:table-cell table:style-name="EP_20_statistiche_5f_q" table:number-columns-repeated="3"/>
          <table:table-cell/>
          <table:table-cell table:style-name="EP_20_statistiche_5f_q" table:number-columns-repeated="3"/>
          <table:table-cell/>
          <table:table-cell table:style-name="EP_20_statistiche_5f_q" table:number-columns-repeated="2"/>
          <table:table-cell table:number-columns-repeated="36"/>
        </table:table-row>
        <table:table-row table:style-name="ro6">
          <table:table-cell table:style-name="ce1" office:value-type="string" calcext:value-type="string">
            <text:p>Fine elenco</text:p>
          </table:table-cell>
          <table:table-cell table:style-name="ce1" office:value-type="string" calcext:value-type="string">
            <text:p>Questa riga NON deve essere cancellata, MAI!!!(ma può rimanere tranquillamente NASCOSTA!)</text:p>
          </table:table-cell>
          <table:table-cell table:style-name="ce1" table:number-columns-repeated="8"/>
          <table:table-cell table:style-name="ce9"/>
          <table:table-cell table:style-name="ce10" table:number-columns-spanned="3" table:number-rows-spanned="1"/>
          <table:covered-table-cell table:number-columns-repeated="2" table:style-name="ce10"/>
          <table:table-cell table:style-name="ce9"/>
          <table:table-cell table:style-name="ce10" office:value-type="string" calcext:value-type="string" table:number-columns-spanned="3" table:number-rows-spanned="1">
            <text:p>TOTALE</text:p>
          </table:table-cell>
          <table:covered-table-cell table:number-columns-repeated="2" table:style-name="ce10"/>
          <table:table-cell table:style-name="ce9"/>
          <table:table-cell table:style-name="ce10" table:formula="of:=IF(SUBTOTAL(9;[.T3:.T4])=0;&quot;--&quot;;SUBTOTAL(9;[.T3:.T4]))" office:value-type="string" office:string-value="--" calcext:value-type="string">
            <text:p>--</text:p>
          </table:table-cell>
          <table:table-cell table:style-name="ce10" table:formula="of:=IF(SUBTOTAL(9;[.U3:.U4])=0;&quot;--&quot;;SUBTOTAL(9;[.U3:.U4]))" office:value-type="string" office:string-value="--" calcext:value-type="string">
            <text:p>--</text:p>
          </table:table-cell>
          <table:table-cell table:style-name="ce10" table:formula="of:=IF(SUBTOTAL(9;[.V3:.V4])=0;&quot;--&quot;;SUBTOTAL(9;[.V3:.V4]))" office:value-type="string" office:string-value="--" calcext:value-type="string">
            <text:p>--</text:p>
          </table:table-cell>
          <table:table-cell table:style-name="ce9"/>
          <table:table-cell table:style-name="ce10" table:formula="of:=IF(SUBTOTAL(9;[.X3:.X4])=0;&quot;--&quot;;SUBTOTAL(9;[.X3:.X4]))" office:value-type="string" office:string-value="--" calcext:value-type="string">
            <text:p>--</text:p>
          </table:table-cell>
          <table:table-cell table:style-name="ce10" table:formula="of:=IF(SUBTOTAL(9;[.Y3:.Y4])=0;&quot;--&quot;;SUBTOTAL(9;[.Y3:.Y4]))" office:value-type="string" office:string-value="--" calcext:value-type="string">
            <text:p>--</text:p>
          </table:table-cell>
          <table:table-cell table:style-name="ce4" table:formula="of:=IFERROR(COM.MICROSOFT.LET(_xlpm.t;N([.T5]);_xlpm.u;N([.U5]);IF(AND(_xlpm.t=0;_xlpm.u=0);&quot;--&quot;;COM.MICROSOFT.IFS(_xlpm.u=0;-1;_xlpm.t=0;1;_xlpm.t=_xlpm.u;&quot;--&quot;;_xlpm.t&gt;_xlpm.u;-(_xlpm.t-_xlpm.u)/_xlpm.t;_xlpm.t&lt;_xlpm.u;(_xlpm.u-_xlpm.t)/_xlpm.t)));&quot;--&quot;)" office:value-type="string" office:string-value="--" calcext:value-type="string">
            <text:p>--</text:p>
          </table:table-cell>
          <table:table-cell table:number-columns-repeated="35"/>
        </table:table-row>
      </table:table>
      <table:table table:name="Analisi di Prezzo" table:style-name="ta3">
        <table:table-column table:style-name="co6" table:default-cell-style-name="An-lavoraz-desc-CEN"/>
        <table:table-column table:style-name="co14" table:default-cell-style-name="An-lavoraz-no_20_righe_20_dx"/>
        <table:table-column table:style-name="co9" table:number-columns-repeated="3" table:default-cell-style-name="An-lavoraz-dx-senza-bordi"/>
        <table:table-column table:style-name="co9" table:default-cell-style-name="An-lavoraz-dx"/>
        <table:table-column table:style-name="co9" table:default-cell-style-name="An-senza"/>
        <table:table-column table:style-name="co12" table:default-cell-style-name="An-lavoraz-dx_25_"/>
        <table:table-column table:style-name="co15" table:default-cell-style-name="An-lavoraz-dx_25_"/>
        <table:table-column table:style-name="co15" table:number-columns-repeated="2" table:default-cell-style-name="An-lavoraz-generica"/>
        <table:table-column table:style-name="co8" table:number-columns-repeated="4" table:default-cell-style-name="Analisi_5f_Sfondo"/>
        <table:table-column table:style-name="co8" table:default-cell-style-name="Default"/>
        <table:table-row table:style-name="ro1">
          <table:table-cell table:style-name="Analisi_5f_Sfondo" table:number-columns-repeated="11"/>
          <table:table-cell table:number-columns-repeated="4"/>
          <table:table-cell table:style-name="Analisi_5f_Sfondo"/>
        </table:table-row>
        <table:table-row table:style-name="ro7"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number-columns-repeated="5"/>
        </table:table-row>
        <table:table-row table:style-name="ro8"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C3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[.G25]" office:value-type="string" office:string-value="" calcext:value-type="error">
            <text:p>#N/D</text:p>
          </table:table-cell>
          <table:table-cell/>
          <table:table-cell table:style-name="An-1v_25_" table:formula="of:=[.J3]/[.G3]" office:value-type="string" office:string-value="" calcext:value-type="error">
            <text:p>#N/D</text:p>
          </table:table-cell>
          <table:table-cell table:style-name="An-1v-dx" table:formula="of:=SUM([.J4:.J25])" office:value-type="string" office:string-value="" calcext:value-type="error">
            <text:p>#N/D</text:p>
          </table:table-cell>
          <table:table-cell table:style-name="An-1v-dx" table:formula="of:=SUM([.K4:.K25])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-group>
          <table:table-row table:style-name="ro8">
            <table:table-cell table:style-name="An-lavoraz-desc"/>
            <table:table-cell table:style-name="An-lavoraz-dx-senza-bordi" office:value-type="string" calcext:value-type="string">
              <text:p>MANODOPERA</text:p>
            </table:table-cell>
            <table:table-cell table:number-columns-repeated="3"/>
            <table:table-cell table:style-name="An-lavoraz-dx-senza-bordi" table:number-columns-repeated="2"/>
            <table:table-cell table:style-name="An-DX-Bold"/>
            <table:table-cell/>
            <table:table-cell table:style-name="An-lavoraz-dx"/>
            <table:table-cell table:style-name="ce489"/>
            <table:table-cell table:number-columns-repeated="5"/>
          </table:table-row>
          <table:table-row table:style-name="ro9">
            <table:table-cell table:style-name="An-lavoraz-Cod-sx" office:value-type="string" calcext:value-type="string">
              <text:p>Cod. Art.?</text:p>
            </table:table-cell>
            <table:table-cell table:style-name="An-lavoraz-generica" table:formula="of:=IF([.A5]=&quot;&quot;;&quot;&quot;;&quot;  &quot;&amp;VLOOKUP([.A5]; elenco_prezzi; 2; FALSE())&amp;&quot; &quot;)" office:value-type="string" office:string-value="" calcext:value-type="error">
              <text:p>#N/D</text:p>
            </table:table-cell>
            <table:table-cell table:style-name="An-lavoraz-generica" table:formula="of:=IF([.A5]=&quot;&quot;;&quot;&quot;;&quot;  &quot;&amp;VLOOKUP([.A5]; elenco_prezzi; 3; FALSE())&amp;&quot; &quot;)" office:value-type="string" office:string-value="" calcext:value-type="error">
              <text:p>#N/D</text:p>
            </table:table-cell>
            <table:table-cell table:style-name="An-lavoraz-input" office:value-type="float" office:value="0" calcext:value-type="float">
              <text:p>0,000</text:p>
            </table:table-cell>
            <table:table-cell table:style-name="An-lavoraz-generica" table:formula="of:=IF([.A5]=&quot;&quot;;0;VLOOKUP([.A5];elenco_prezzi;5;FALSE()))" office:value-type="string" office:string-value="" calcext:value-type="error">
              <text:p>#N/D</text:p>
            </table:table-cell>
            <table:table-cell table:style-name="An-lavoraz-generica" table:formula="of:=[.D5]*[.E5]" office:value-type="string" office:string-value="" calcext:value-type="error">
              <text:p>#N/D</text:p>
            </table:table-cell>
            <table:table-cell/>
            <table:table-cell table:style-name="An-senza-DX"/>
            <table:table-cell table:formula="of:=IF([.A5]=&quot;&quot;;&quot;&quot;;IF(VLOOKUP([.A5];elenco_prezzi;6;FALSE())=&quot;&quot;;&quot;&quot;;(VLOOKUP([.A5];elenco_prezzi;6;FALSE()))))" office:value-type="string" office:string-value="" calcext:value-type="error">
              <text:p>#N/D</text:p>
            </table:table-cell>
            <table:table-cell table:formula="of:=IF([.I5]=&quot;&quot;;&quot;&quot;;[.I5]*[.F5])" office:value-type="string" office:string-value="" calcext:value-type="error">
              <text:p>#N/D</text:p>
            </table:table-cell>
            <table:table-cell table:number-columns-repeated="6"/>
          </table:table-row>
          <table:table-row table:style-name="ro9">
            <table:table-cell table:style-name="An-lavoraz-Cod-sx" office:value-type="string" calcext:value-type="string">
              <text:p>Cod. Art.?</text:p>
            </table:table-cell>
            <table:table-cell table:style-name="An-lavoraz-generica" table:formula="of:=IF([.A6]=&quot;&quot;;&quot;&quot;;&quot;  &quot;&amp;VLOOKUP([.A6]; elenco_prezzi; 2; FALSE())&amp;&quot; &quot;)" office:value-type="string" office:string-value="" calcext:value-type="error">
              <text:p>#N/D</text:p>
            </table:table-cell>
            <table:table-cell table:style-name="An-lavoraz-generica" table:formula="of:=IF([.A6]=&quot;&quot;;&quot;&quot;;&quot;  &quot;&amp;VLOOKUP([.A6]; elenco_prezzi; 3; FALSE())&amp;&quot; &quot;)" office:value-type="string" office:string-value="" calcext:value-type="error">
              <text:p>#N/D</text:p>
            </table:table-cell>
            <table:table-cell table:style-name="An-lavoraz-input" office:value-type="float" office:value="0" calcext:value-type="float">
              <text:p>0,000</text:p>
            </table:table-cell>
            <table:table-cell table:style-name="An-lavoraz-generica" table:formula="of:=IF([.A6]=&quot;&quot;;0;VLOOKUP([.A6];elenco_prezzi;5;FALSE()))" office:value-type="string" office:string-value="" calcext:value-type="error">
              <text:p>#N/D</text:p>
            </table:table-cell>
            <table:table-cell table:style-name="An-lavoraz-generica" table:formula="of:=[.D6]*[.E6]" office:value-type="string" office:string-value="" calcext:value-type="error">
              <text:p>#N/D</text:p>
            </table:table-cell>
            <table:table-cell/>
            <table:table-cell table:style-name="An-senza-DX"/>
            <table:table-cell table:formula="of:=IF([.A6]=&quot;&quot;;&quot;&quot;;IF(VLOOKUP([.A6];elenco_prezzi;6;FALSE())=&quot;&quot;;&quot;&quot;;(VLOOKUP([.A6];elenco_prezzi;6;FALSE()))))" office:value-type="string" office:string-value="" calcext:value-type="error">
              <text:p>#N/D</text:p>
            </table:table-cell>
            <table:table-cell table:formula="of:=IF([.I6]=&quot;&quot;;&quot;&quot;;[.I6]*[.F6])" office:value-type="string" office:string-value="" calcext:value-type="error">
              <text:p>#N/D</text:p>
            </table:table-cell>
            <table:table-cell table:number-columns-repeated="6"/>
          </table:table-row>
          <table:table-row table:style-name="ro9">
            <table:table-cell table:style-name="An-lavoraz-Cod-sx" office:value-type="string" calcext:value-type="string">
              <text:p>Cod. Art.?</text:p>
            </table:table-cell>
            <table:table-cell table:style-name="An-lavoraz-generica" table:formula="of:=IF([.A7]=&quot;&quot;;&quot;&quot;;&quot;  &quot;&amp;VLOOKUP([.A7]; elenco_prezzi; 2; FALSE())&amp;&quot; &quot;)" office:value-type="string" office:string-value="" calcext:value-type="error">
              <text:p>#N/D</text:p>
            </table:table-cell>
            <table:table-cell table:style-name="An-lavoraz-generica" table:formula="of:=IF([.A7]=&quot;&quot;;&quot;&quot;;&quot;  &quot;&amp;VLOOKUP([.A7]; elenco_prezzi; 3; FALSE())&amp;&quot; &quot;)" office:value-type="string" office:string-value="" calcext:value-type="error">
              <text:p>#N/D</text:p>
            </table:table-cell>
            <table:table-cell table:style-name="An-lavoraz-input" office:value-type="float" office:value="0" calcext:value-type="float">
              <text:p>0,000</text:p>
            </table:table-cell>
            <table:table-cell table:style-name="An-lavoraz-generica" table:formula="of:=IF([.A7]=&quot;&quot;;0;VLOOKUP([.A7];elenco_prezzi;5;FALSE()))" office:value-type="string" office:string-value="" calcext:value-type="error">
              <text:p>#N/D</text:p>
            </table:table-cell>
            <table:table-cell table:style-name="An-lavoraz-generica" table:formula="of:=[.D7]*[.E7]" office:value-type="string" office:string-value="" calcext:value-type="error">
              <text:p>#N/D</text:p>
            </table:table-cell>
            <table:table-cell/>
            <table:table-cell table:style-name="An-senza-DX"/>
            <table:table-cell table:formula="of:=IF([.A7]=&quot;&quot;;&quot;&quot;;IF(VLOOKUP([.A7];elenco_prezzi;6;FALSE())=&quot;&quot;;&quot;&quot;;(VLOOKUP([.A7];elenco_prezzi;6;FALSE()))))" office:value-type="string" office:string-value="" calcext:value-type="error">
              <text:p>#N/D</text:p>
            </table:table-cell>
            <table:table-cell table:formula="of:=IF([.I7]=&quot;&quot;;&quot;&quot;;[.I7]*[.F7])" office:value-type="string" office:string-value="" calcext:value-type="error">
              <text:p>#N/D</text:p>
            </table:table-cell>
            <table:table-cell table:number-columns-repeated="6"/>
          </table:table-row>
          <table:table-row table:style-name="ro9">
            <table:table-cell office:value-type="string" calcext:value-type="string">
              <text:p>A</text:p>
            </table:table-cell>
            <table:table-cell table:number-columns-repeated="4"/>
            <table:table-cell office:value-type="string" calcext:value-type="string">
              <text:p>totale manodopera</text:p>
            </table:table-cell>
            <table:table-cell table:style-name="An-valuta-dx" table:formula="of:=SUM([.F4:.F8])" office:value-type="string" office:string-value="" calcext:value-type="error">
              <text:p>#N/D</text:p>
            </table:table-cell>
            <table:table-cell table:formula="of:=[.G8]/[.G21]" office:value-type="string" office:string-value="" calcext:value-type="error">
              <text:p>#N/D</text:p>
            </table:table-cell>
            <table:table-cell table:number-columns-repeated="8"/>
          </table:table-row>
          <table:table-row table:style-name="ro8">
            <table:table-cell table:style-name="An-lavoraz-desc"/>
            <table:table-cell table:style-name="An-lavoraz-dx-senza-bordi" office:value-type="string" calcext:value-type="string">
              <text:p>MATERIALI</text:p>
            </table:table-cell>
            <table:table-cell table:number-columns-repeated="3"/>
            <table:table-cell table:style-name="An-lavoraz-dx-senza-bordi" table:number-columns-repeated="6"/>
            <table:table-cell table:number-columns-repeated="5"/>
          </table:table-row>
          <table:table-row table:style-name="ro9">
            <table:table-cell table:style-name="An-lavoraz-Cod-sx" office:value-type="string" calcext:value-type="string">
              <text:p>Cod. Art.?</text:p>
            </table:table-cell>
            <table:table-cell table:style-name="An-lavoraz-generica" table:formula="of:=IF([.A10]=&quot;&quot;;&quot;&quot;;&quot;  &quot;&amp;VLOOKUP([.A10]; elenco_prezzi; 2; FALSE())&amp;&quot; &quot;)" office:value-type="string" office:string-value="" calcext:value-type="error">
              <text:p>#N/D</text:p>
            </table:table-cell>
            <table:table-cell table:style-name="An-lavoraz-generica" table:formula="of:=IF([.A10]=&quot;&quot;;&quot;&quot;;&quot;  &quot;&amp;VLOOKUP([.A10]; elenco_prezzi; 3; FALSE())&amp;&quot; &quot;)" office:value-type="string" office:string-value="" calcext:value-type="error">
              <text:p>#N/D</text:p>
            </table:table-cell>
            <table:table-cell table:style-name="An-lavoraz-input" office:value-type="float" office:value="0" calcext:value-type="float">
              <text:p>0,000</text:p>
            </table:table-cell>
            <table:table-cell table:style-name="An-lavoraz-generica" table:formula="of:=IF([.A10]=&quot;&quot;;0;VLOOKUP([.A10];elenco_prezzi;5;FALSE()))" office:value-type="string" office:string-value="" calcext:value-type="error">
              <text:p>#N/D</text:p>
            </table:table-cell>
            <table:table-cell table:style-name="An-lavoraz-generica" table:formula="of:=[.D10]*[.E10]" office:value-type="string" office:string-value="" calcext:value-type="error">
              <text:p>#N/D</text:p>
            </table:table-cell>
            <table:table-cell/>
            <table:table-cell table:style-name="An-DX-Bold"/>
            <table:table-cell table:formula="of:=IF([.A10]=&quot;&quot;;&quot;&quot;;IF(VLOOKUP([.A10];elenco_prezzi;6;FALSE())=&quot;&quot;;&quot;&quot;;(VLOOKUP([.A10];elenco_prezzi;6;FALSE()))))" office:value-type="string" office:string-value="" calcext:value-type="error">
              <text:p>#N/D</text:p>
            </table:table-cell>
            <table:table-cell table:formula="of:=IF([.I10]=&quot;&quot;;&quot;&quot;;[.I10]*[.F10])" office:value-type="string" office:string-value="" calcext:value-type="error">
              <text:p>#N/D</text:p>
            </table:table-cell>
            <table:table-cell table:number-columns-repeated="6"/>
          </table:table-row>
          <table:table-row table:style-name="ro9">
            <table:table-cell office:value-type="string" calcext:value-type="string">
              <text:p>B</text:p>
            </table:table-cell>
            <table:table-cell table:number-columns-repeated="4"/>
            <table:table-cell office:value-type="string" calcext:value-type="string">
              <text:p>totale materiali</text:p>
            </table:table-cell>
            <table:table-cell table:style-name="An-valuta-dx" table:formula="of:=SUM([.F9:.F11])" office:value-type="string" office:string-value="" calcext:value-type="error">
              <text:p>#N/D</text:p>
            </table:table-cell>
            <table:table-cell table:formula="of:=[.G11]/[.G21]" office:value-type="string" office:string-value="" calcext:value-type="error">
              <text:p>#N/D</text:p>
            </table:table-cell>
            <table:table-cell table:number-columns-repeated="8"/>
          </table:table-row>
          <table:table-row table:style-name="ro8">
            <table:table-cell table:style-name="An-lavoraz-desc"/>
            <table:table-cell table:style-name="An-lavoraz-dx-senza-bordi" office:value-type="string" calcext:value-type="string">
              <text:p>NOLI</text:p>
            </table:table-cell>
            <table:table-cell table:number-columns-repeated="3"/>
            <table:table-cell table:style-name="An-lavoraz-dx-senza-bordi" table:number-columns-repeated="6"/>
            <table:table-cell table:number-columns-repeated="5"/>
          </table:table-row>
          <table:table-row table:style-name="ro9">
            <table:table-cell table:style-name="An-lavoraz-Cod-sx" office:value-type="string" calcext:value-type="string">
              <text:p>Cod. Art.?</text:p>
            </table:table-cell>
            <table:table-cell table:style-name="An-lavoraz-generica" table:formula="of:=IF([.A13]=&quot;&quot;;&quot;&quot;;&quot;  &quot;&amp;VLOOKUP([.A13]; elenco_prezzi; 2; FALSE())&amp;&quot; &quot;)" office:value-type="string" office:string-value="" calcext:value-type="error">
              <text:p>#N/D</text:p>
            </table:table-cell>
            <table:table-cell table:style-name="An-lavoraz-generica" table:formula="of:=IF([.A13]=&quot;&quot;;&quot;&quot;;&quot;  &quot;&amp;VLOOKUP([.A13]; elenco_prezzi; 3; FALSE())&amp;&quot; &quot;)" office:value-type="string" office:string-value="" calcext:value-type="error">
              <text:p>#N/D</text:p>
            </table:table-cell>
            <table:table-cell table:style-name="An-lavoraz-input" office:value-type="float" office:value="0" calcext:value-type="float">
              <text:p>0,000</text:p>
            </table:table-cell>
            <table:table-cell table:style-name="An-lavoraz-generica" table:formula="of:=IF([.A13]=&quot;&quot;;0;VLOOKUP([.A13];elenco_prezzi;5;FALSE()))" office:value-type="string" office:string-value="" calcext:value-type="error">
              <text:p>#N/D</text:p>
            </table:table-cell>
            <table:table-cell table:style-name="An-lavoraz-generica" table:formula="of:=[.D13]*[.E13]" office:value-type="string" office:string-value="" calcext:value-type="error">
              <text:p>#N/D</text:p>
            </table:table-cell>
            <table:table-cell/>
            <table:table-cell table:style-name="An-senza-DX"/>
            <table:table-cell table:formula="of:=IF([.A13]=&quot;&quot;;&quot;&quot;;IF(VLOOKUP([.A13];elenco_prezzi;6;FALSE())=&quot;&quot;;&quot;&quot;;(VLOOKUP([.A13];elenco_prezzi;6;FALSE()))))" office:value-type="string" office:string-value="" calcext:value-type="error">
              <text:p>#N/D</text:p>
            </table:table-cell>
            <table:table-cell table:formula="of:=IF([.I13]=&quot;&quot;;&quot;&quot;;[.I13]*[.F13])" office:value-type="string" office:string-value="" calcext:value-type="error">
              <text:p>#N/D</text:p>
            </table:table-cell>
            <table:table-cell table:number-columns-repeated="6"/>
          </table:table-row>
          <table:table-row table:style-name="ro9">
            <table:table-cell office:value-type="string" calcext:value-type="string">
              <text:p>C</text:p>
            </table:table-cell>
            <table:table-cell table:number-columns-repeated="4"/>
            <table:table-cell office:value-type="string" calcext:value-type="string">
              <text:p>totale noli</text:p>
            </table:table-cell>
            <table:table-cell table:style-name="An-valuta-dx" table:formula="of:=SUM([.F12:.F14])" office:value-type="string" office:string-value="" calcext:value-type="error">
              <text:p>#N/D</text:p>
            </table:table-cell>
            <table:table-cell table:formula="of:=[.G14]/[.G21]" office:value-type="string" office:string-value="" calcext:value-type="error">
              <text:p>#N/D</text:p>
            </table:table-cell>
            <table:table-cell table:number-columns-repeated="8"/>
          </table:table-row>
          <table:table-row table:style-name="ro8">
            <table:table-cell table:style-name="An-lavoraz-desc"/>
            <table:table-cell table:style-name="An-lavoraz-dx-senza-bordi" office:value-type="string" calcext:value-type="string">
              <text:p>TRASPORTI</text:p>
            </table:table-cell>
            <table:table-cell table:number-columns-repeated="3"/>
            <table:table-cell table:style-name="An-lavoraz-dx-senza-bordi" table:number-columns-repeated="6"/>
            <table:table-cell table:number-columns-repeated="5"/>
          </table:table-row>
          <table:table-row table:style-name="ro9">
            <table:table-cell table:style-name="An-lavoraz-Cod-sx" office:value-type="string" calcext:value-type="string">
              <text:p>Cod. Art.?</text:p>
            </table:table-cell>
            <table:table-cell table:style-name="An-lavoraz-generica" table:formula="of:=IF([.A16]=&quot;&quot;;&quot;&quot;;&quot;  &quot;&amp;VLOOKUP([.A16]; elenco_prezzi; 2; FALSE())&amp;&quot; &quot;)" office:value-type="string" office:string-value="" calcext:value-type="error">
              <text:p>#N/D</text:p>
            </table:table-cell>
            <table:table-cell table:style-name="An-lavoraz-generica" table:formula="of:=IF([.A16]=&quot;&quot;;&quot;&quot;;&quot;  &quot;&amp;VLOOKUP([.A16]; elenco_prezzi; 3; FALSE())&amp;&quot; &quot;)" office:value-type="string" office:string-value="" calcext:value-type="error">
              <text:p>#N/D</text:p>
            </table:table-cell>
            <table:table-cell table:style-name="An-lavoraz-input" office:value-type="float" office:value="0" calcext:value-type="float">
              <text:p>0,000</text:p>
            </table:table-cell>
            <table:table-cell table:style-name="An-lavoraz-generica" table:formula="of:=IF([.A16]=&quot;&quot;;0;VLOOKUP([.A16];elenco_prezzi;5;FALSE()))" office:value-type="string" office:string-value="" calcext:value-type="error">
              <text:p>#N/D</text:p>
            </table:table-cell>
            <table:table-cell table:style-name="An-lavoraz-generica" table:formula="of:=[.D16]*[.E16]" office:value-type="string" office:string-value="" calcext:value-type="error">
              <text:p>#N/D</text:p>
            </table:table-cell>
            <table:table-cell/>
            <table:table-cell table:style-name="An-senza-DX"/>
            <table:table-cell table:formula="of:=IF([.A16]=&quot;&quot;;&quot;&quot;;IF(VLOOKUP([.A16];elenco_prezzi;6;FALSE())=&quot;&quot;;&quot;&quot;;(VLOOKUP([.A16];elenco_prezzi;6;FALSE()))))" office:value-type="string" office:string-value="" calcext:value-type="error">
              <text:p>#N/D</text:p>
            </table:table-cell>
            <table:table-cell table:formula="of:=IF([.I16]=&quot;&quot;;&quot;&quot;;[.I16]*[.F16])" office:value-type="string" office:string-value="" calcext:value-type="error">
              <text:p>#N/D</text:p>
            </table:table-cell>
            <table:table-cell table:number-columns-repeated="6"/>
          </table:table-row>
          <table:table-row table:style-name="ro9">
            <table:table-cell office:value-type="string" calcext:value-type="string">
              <text:p>D</text:p>
            </table:table-cell>
            <table:table-cell table:number-columns-repeated="4"/>
            <table:table-cell office:value-type="string" calcext:value-type="string">
              <text:p>totale trasporti</text:p>
            </table:table-cell>
            <table:table-cell table:style-name="An-valuta-dx" table:formula="of:=SUM([.F15:.F17])" office:value-type="string" office:string-value="" calcext:value-type="error">
              <text:p>#N/D</text:p>
            </table:table-cell>
            <table:table-cell table:formula="of:=[.G17]/[.G21]" office:value-type="string" office:string-value="" calcext:value-type="error">
              <text:p>#N/D</text:p>
            </table:table-cell>
            <table:table-cell table:number-columns-repeated="8"/>
          </table:table-row>
          <table:table-row table:style-name="ro8">
            <table:table-cell table:style-name="An-lavoraz-desc"/>
            <table:table-cell table:style-name="An-lavoraz-dx-senza-bordi" office:value-type="string" calcext:value-type="string">
              <text:p>ALTRE FORNITURE E PRESTAZIONI</text:p>
            </table:table-cell>
            <table:table-cell table:number-columns-repeated="3"/>
            <table:table-cell table:style-name="An-lavoraz-dx-senza-bordi" table:number-columns-repeated="6"/>
            <table:table-cell table:number-columns-repeated="5"/>
          </table:table-row>
          <table:table-row table:style-name="ro9">
            <table:table-cell table:style-name="An-lavoraz-Cod-sx" office:value-type="string" calcext:value-type="string">
              <text:p>Cod. Art.?</text:p>
            </table:table-cell>
            <table:table-cell table:style-name="An-lavoraz-generica" table:formula="of:=IF([.A19]=&quot;&quot;;&quot;&quot;;&quot;  &quot;&amp;VLOOKUP([.A19]; elenco_prezzi; 2; FALSE())&amp;&quot; &quot;)" office:value-type="string" office:string-value="" calcext:value-type="error">
              <text:p>#N/D</text:p>
            </table:table-cell>
            <table:table-cell table:style-name="An-lavoraz-generica" table:formula="of:=IF([.A19]=&quot;&quot;;&quot;&quot;;&quot;  &quot;&amp;VLOOKUP([.A19]; elenco_prezzi; 3; FALSE())&amp;&quot; &quot;)" office:value-type="string" office:string-value="" calcext:value-type="error">
              <text:p>#N/D</text:p>
            </table:table-cell>
            <table:table-cell table:style-name="An-lavoraz-input" office:value-type="float" office:value="0" calcext:value-type="float">
              <text:p>0,000</text:p>
            </table:table-cell>
            <table:table-cell table:style-name="An-lavoraz-generica" table:formula="of:=IF([.A19]=&quot;&quot;;0;VLOOKUP([.A19];elenco_prezzi;5;FALSE()))" office:value-type="string" office:string-value="" calcext:value-type="error">
              <text:p>#N/D</text:p>
            </table:table-cell>
            <table:table-cell table:style-name="An-lavoraz-generica" table:formula="of:=[.D19]*[.E19]" office:value-type="string" office:string-value="" calcext:value-type="error">
              <text:p>#N/D</text:p>
            </table:table-cell>
            <table:table-cell/>
            <table:table-cell table:style-name="An-senza-DX"/>
            <table:table-cell table:formula="of:=IF([.A19]=&quot;&quot;;&quot;&quot;;IF(VLOOKUP([.A19];elenco_prezzi;6;FALSE())=&quot;&quot;;&quot;&quot;;(VLOOKUP([.A19];elenco_prezzi;6;FALSE()))))" office:value-type="string" office:string-value="" calcext:value-type="error">
              <text:p>#N/D</text:p>
            </table:table-cell>
            <table:table-cell table:formula="of:=IF([.I19]=&quot;&quot;;&quot;&quot;;[.I19]*[.F19])" office:value-type="string" office:string-value="" calcext:value-type="error">
              <text:p>#N/D</text:p>
            </table:table-cell>
            <table:table-cell table:number-columns-repeated="6"/>
          </table:table-row>
          <table:table-row table:style-name="ro9">
            <table:table-cell office:value-type="string" calcext:value-type="string">
              <text:p>E</text:p>
            </table:table-cell>
            <table:table-cell table:number-columns-repeated="4"/>
            <table:table-cell office:value-type="string" calcext:value-type="string">
              <text:p>totale altre forniture e prestazioni</text:p>
            </table:table-cell>
            <table:table-cell table:style-name="An-valuta-dx" table:formula="of:=SUM([.F18:.F20])" office:value-type="string" office:string-value="" calcext:value-type="error">
              <text:p>#N/D</text:p>
            </table:table-cell>
            <table:table-cell table:formula="of:=[.G20]/[.G21]" office:value-type="string" office:string-value="" calcext:value-type="error">
              <text:p>#N/D</text:p>
            </table:table-cell>
            <table:table-cell table:number-columns-repeated="8"/>
          </table:table-row>
          <table:table-row table:style-name="ro9">
            <table:table-cell office:value-type="string" calcext:value-type="string">
              <text:p>F</text:p>
            </table:table-cell>
            <table:table-cell table:number-columns-repeated="4"/>
            <table:table-cell office:value-type="string" calcext:value-type="string">
              <text:p>totale costi diretti (A+B+C+D+E)</text:p>
            </table:table-cell>
            <table:table-cell table:style-name="An-valuta-dx" table:formula="of:=SUM([.G4:.G20])" office:value-type="string" office:string-value="" calcext:value-type="error">
              <text:p>#N/D</text:p>
            </table:table-cell>
            <table:table-cell table:formula="of:=SUM([.H4:.H20])" office:value-type="string" office:string-value="" calcext:value-type="error">
              <text:p>#N/D</text:p>
            </table:table-cell>
            <table:table-cell table:number-columns-repeated="8"/>
          </table:table-row>
          <table:table-row table:style-name="ro9">
            <table:table-cell office:value-type="string" calcext:value-type="string">
              <text:p>G</text:p>
            </table:table-cell>
            <table:table-cell table:style-name="An-lavoraz-Utili" table:number-columns-repeated="2"/>
            <table:table-cell table:style-name="An-lavoraz-Utili_20_desc" office:value-type="string" calcext:value-type="string">
              <text:p>Spese Generali (calcolate su F)</text:p>
            </table:table-cell>
            <table:table-cell table:style-name="An-lavoraz-_25_" table:formula="of:=IF(OR([.D22]=&quot;Spese Generali&quot;;[.D22]=&quot;Spese Generali (calcolate su F)&quot;); [$S1.$H$320];IF(OR([.D22]=&quot;utili d'impresa&quot;;[.D22]=&quot;Utili d'Impresa (calcolata su F+G)&quot;);[$S1.$H$321];IF([.D22]=&quot;Spese Generali e Utili (sulle voci precedenti)&quot;;[$S1.$H$322];IF(OR([.D22]=&quot;Di cui sicurezza afferenti l'impresa&quot;;[.D22]=&quot;Oneri di Sicurezza&quot;);[$S1.$H$319];IF([.D22]=&quot;Sconto&quot;;[$S1.$H$324];IF([.D22]=&quot;Maggiorazione&quot;;[$S1.$H$326]))))))" office:value-type="percentage" office:value="0.15" calcext:value-type="percentage">
              <text:p>15,00%</text:p>
            </table:table-cell>
            <table:table-cell table:style-name="An-lavoraz-Utili-num_20_sin" table:formula="of:=SUM([.F4:.F20])*[.E22]" office:value-type="string" office:string-value="" calcext:value-type="error">
              <text:p>#N/D</text:p>
            </table:table-cell>
            <table:table-cell/>
            <table:table-cell table:style-name="An-senza-DX"/>
            <table:table-cell table:number-columns-repeated="2"/>
            <table:table-cell table:style-name="An-lavoraz-dx" table:formula="of:=IF([.D22]=&quot;Oneri di Sicurezza&quot;;[.F22];&quot;&quot;)">
              <text:p/>
            </table:table-cell>
            <table:table-cell table:number-columns-repeated="5"/>
          </table:table-row>
          <table:table-row table:style-name="ro9">
            <table:table-cell office:value-type="string" calcext:value-type="string">
              <text:p>H</text:p>
            </table:table-cell>
            <table:table-cell table:style-name="An-lavoraz-Utili" table:number-columns-repeated="2"/>
            <table:table-cell table:style-name="An-lavoraz-Utili_20_desc" office:value-type="string" calcext:value-type="string">
              <text:p>Utili d'Impresa (calcolata su F+G)</text:p>
            </table:table-cell>
            <table:table-cell table:style-name="An-lavoraz-_25_" table:formula="of:=IF(OR([.D23]=&quot;Spese Generali&quot;;[.D23]=&quot;Spese Generali (calcolate su F)&quot;); [$S1.$H$320];IF(OR([.D23]=&quot;utili d'impresa&quot;;[.D23]=&quot;Utili d'Impresa (calcolata su F+G)&quot;);[$S1.$H$321];IF([.D23]=&quot;Spese Generali e Utili (sulle voci precedenti)&quot;;[$S1.$H$322];IF(OR([.D23]=&quot;Di cui sicurezza afferenti l'impresa&quot;;[.D23]=&quot;Oneri di Sicurezza&quot;);[$S1.$H$319];IF([.D23]=&quot;Sconto&quot;;[$S1.$H$324];IF([.D23]=&quot;Maggiorazione&quot;;[$S1.$H$326]))))))" office:value-type="percentage" office:value="0.1" calcext:value-type="percentage">
              <text:p>10,00%</text:p>
            </table:table-cell>
            <table:table-cell table:style-name="An-lavoraz-Utili-num_20_sin" table:formula="of:=SUM([.F4:.F22])*[.E23]" office:value-type="string" office:string-value="" calcext:value-type="error">
              <text:p>#N/D</text:p>
            </table:table-cell>
            <table:table-cell/>
            <table:table-cell table:style-name="An-senza-DX"/>
            <table:table-cell table:number-columns-repeated="2"/>
            <table:table-cell table:style-name="An-lavoraz-dx" table:formula="of:=IF([.D23]=&quot;Oneri di Sicurezza&quot;;[.F23];&quot;&quot;)">
              <text:p/>
            </table:table-cell>
            <table:table-cell table:number-columns-repeated="5"/>
          </table:table-row>
          <table:table-row table:style-name="ro8">
            <table:table-cell office:value-type="string" calcext:value-type="string">
              <text:p>I</text:p>
            </table:table-cell>
            <table:table-cell table:number-columns-repeated="4"/>
            <table:table-cell office:value-type="string" calcext:value-type="string">
              <text:p>totale costi indiretti (Spese Generali e Utili d'Impresa) (G+H)</text:p>
            </table:table-cell>
            <table:table-cell table:style-name="An-valuta-dx" table:formula="of:=SUM([.F22:.F24])" office:value-type="string" office:string-value="" calcext:value-type="error">
              <text:p>#N/D</text:p>
            </table:table-cell>
            <table:table-cell table:number-columns-repeated="9"/>
          </table:table-row>
          <table:table-row table:style-name="ro8">
            <table:table-cell office:value-type="string" calcext:value-type="string">
              <text:p>L</text:p>
            </table:table-cell>
            <table:table-cell table:number-columns-repeated="4"/>
            <table:table-cell office:value-type="string" calcext:value-type="string">
              <text:p>prezzo unitario offerto (F+I)</text:p>
            </table:table-cell>
            <table:table-cell table:style-name="An-1v-dx" table:formula="of:=[.G24]+[.G21]" office:value-type="string" office:string-value="" calcext:value-type="error">
              <text:p>#N/D</text:p>
            </table:table-cell>
            <table:table-cell table:number-columns-repeated="9"/>
          </table:table-row>
          <table:table-row table:style-name="ro10">
            <table:table-cell table:style-name="An-sfondo-basso_20_Att_20_End" office:value-type="string" calcext:value-type="string">
              <text:p>----</text:p>
            </table:table-cell>
            <table:table-cell table:style-name="An-sfondo-basso" table:number-columns-repeated="5"/>
            <table:table-cell table:style-name="An-sfondo-basso" office:value-type="string" calcext:value-type="string">
              <text:p>-</text:p>
            </table:table-cell>
            <table:table-cell table:style-name="An-sfondo-basso_20_dx" office:value-type="string" calcext:value-type="string">
              <text:p>-</text:p>
            </table:table-cell>
            <table:table-cell table:number-columns-repeated="2" table:style-name="An-sfondo-basso" office:value-type="string" calcext:value-type="string">
              <text:p>-</text:p>
            </table:table-cell>
            <table:table-cell table:style-name="An-sfondo-basso_20_dx" office:value-type="string" calcext:value-type="string">
              <text:p>-</text:p>
            </table:table-cell>
            <table:table-cell table:number-columns-repeated="5"/>
          </table:table-row>
          <table:table-row table:style-name="ro1">
            <table:table-cell table:style-name="Analisi_5f_Sfondo" table:number-columns-repeated="11"/>
            <table:table-cell table:number-columns-repeated="5"/>
          </table:table-row>
        </table:table-row-group>
      </table:table>
      <table:table table:name="COMPUTO" table:style-name="ta4" table:print-ranges="COMPUTO.A3:COMPUTO.AP9">
        <office:forms form:automatic-focus="false" form:apply-design-mode="false"/>
        <table:table-column table:style-name="co16" table:default-cell-style-name="Default"/>
        <table:table-column table:style-name="co9" table:default-cell-style-name="Default"/>
        <table:table-column table:style-name="co17" table:default-cell-style-name="comp_20_Int_5f_colonna"/>
        <table:table-column table:style-name="co18" table:visibility="collapse" table:number-columns-repeated="2" table:default-cell-style-name="Default"/>
        <table:table-column-group>
          <table:table-column table:style-name="co9" table:default-cell-style-name="Default"/>
          <table:table-column table:style-name="co19" table:number-columns-repeated="3" table:default-cell-style-name="Default"/>
        </table:table-column-group>
        <table:table-column table:style-name="co20" table:default-cell-style-name="Default"/>
        <table:table-column table:style-name="co18" table:visibility="collapse" table:default-cell-style-name="Default"/>
        <table:table-column table:style-name="co20" table:default-cell-style-name="Comp-Bianche_20_in_20_mezzo"/>
        <table:table-column table:style-name="co18" table:visibility="collapse" table:number-columns-repeated="6" table:default-cell-style-name="Comp-Bianche_20_in_20_mezzo"/>
        <table:table-column table:style-name="co21" table:default-cell-style-name="Comp-Bianche_20_in_20_mezzo"/>
        <table:table-column table:style-name="co18" table:visibility="collapse" table:number-columns-repeated="9" table:default-cell-style-name="Comp-Bianche_20_in_20_mezzo"/>
        <table:table-column table:style-name="co20" table:visibility="collapse" table:default-cell-style-name="Comp-Bianche_20_in_20_mezzo"/>
        <table:table-column-group table:display="false">
          <table:table-column table:style-name="co22" table:visibility="collapse" table:number-columns-repeated="2" table:default-cell-style-name="Comp-Bianche_20_in_20_mezzo"/>
        </table:table-column-group>
        <table:table-column table:style-name="co23" table:visibility="collapse" table:number-columns-repeated="5" table:default-cell-style-name="Comp-Bianche_20_in_20_mezzo"/>
        <table:table-column table:style-name="co24" table:visibility="collapse" table:default-cell-style-name="Comp-Bianche_20_in_20_mezzo"/>
        <table:table-column table:style-name="co24" table:visibility="collapse" table:number-columns-repeated="6" table:default-cell-style-name="Default"/>
        <table:table-column table:style-name="co24" table:visibility="collapse" table:default-cell-style-name="COnt_5f_noP"/>
        <table:table-column table:style-name="co24" table:default-cell-style-name="Default"/>
        <table:table-column table:style-name="co25" table:default-cell-style-name="Default"/>
        <table:table-column-group>
          <table:table-column table:style-name="co25" table:number-columns-repeated="4" table:default-cell-style-name="Default"/>
          <table:table-column table:style-name="co26" table:default-cell-style-name="Default"/>
          <table:table-column table:style-name="co18" table:number-columns-repeated="48" table:default-cell-style-name="Default"/>
          <table:table-column table:style-name="co18" table:number-columns-repeated="16284"/>
        </table:table-column-group>
        <table:table-column table:style-name="co18"/>
        <table:table-row table:style-name="ro1">
          <table:table-cell table:number-columns-repeated="2"/>
          <table:table-cell table:formula="of:=RIGHT(CELL(&quot;FILENAME&quot;; [.A1]); LEN(CELL(&quot;FILENAME&quot;; [.A1])) - FIND(&quot;$&quot;; CELL(&quot;FILENAME&quot;; [.A1])) )" office:value-type="string" office:string-value="COMPUTO" calcext:value-type="string">
            <text:p>COMPUTO</text:p>
          </table:table-cell>
          <table:table-cell table:number-columns-repeated="2"/>
          <table:table-cell office:value-type="string" calcext:value-type="string">
            <text:p>DP:</text:p>
          </table:table-cell>
          <table:table-cell table:number-columns-repeated="5"/>
          <table:table-cell table:style-name="Default" table:number-columns-repeated="26"/>
          <table:table-cell table:number-columns-repeated="6"/>
          <table:table-cell table:style-name="Default"/>
          <table:table-cell table:number-columns-repeated="2"/>
          <table:table-cell table:style-name="ce493" table:number-columns-repeated="53"/>
          <table:table-cell table:style-name="Default" table:number-columns-repeated="16285"/>
        </table:table-row>
        <table:table-row table:style-name="ro4">
          <table:table-cell table:style-name="comp_20_In_20_testa" table:formula="of:=[.AK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14"/>
          <table:table-cell table:style-name="comp_20_In_20_testa" table:formula="of:=SUBTOTAL(9;[.R4:.R8])" office:value-type="string" office:string-value="" calcext:value-type="error">
            <text:p>#N/D</text:p>
          </table:table-cell>
          <table:table-cell table:style-name="comp_20_In_20_testa" table:formula="of:=SUBTOTAL(9;[.S3:.S8])" office:value-type="string" office:string-value="" calcext:value-type="error">
            <text:p>#N/D</text:p>
          </table:table-cell>
          <table:table-cell table:style-name="comp_20_In_20_testa" table:number-columns-repeated="9"/>
          <table:table-cell table:style-name="comp_20_In_20_testa" table:formula="of:=SUBTOTAL(9;[.AC4:.AC8])" office:value-type="string" office:string-value="" calcext:value-type="error">
            <text:p>#N/D</text:p>
          </table:table-cell>
          <table:table-cell table:style-name="ce492" table:formula="of:=[.AE2]/[.S2]" office:value-type="string" office:string-value="" calcext:value-type="error">
            <text:p>#N/D</text:p>
          </table:table-cell>
          <table:table-cell table:style-name="comp_20_In_20_testa" table:formula="of:=SUBTOTAL(9;[.AE4:.AE8])" office:value-type="string" office:string-value="" calcext:value-type="error">
            <text:p>#N/D</text:p>
          </table:table-cell>
          <table:table-cell table:style-name="comp_20_In_20_testa" table:number-columns-repeated="5"/>
          <table:table-cell table:style-name="comp_20_In_20_testa" table:formula="of:=SUBTOTAL(9;[.AK4:.AK8])" office:value-type="currency" office:currency="EUR" office:value="0" calcext:value-type="currency">
            <text:p>€ 0,00</text:p>
          </table:table-cell>
          <table:table-cell table:style-name="comp_20_In_20_testa" table:number-columns-repeated="7"/>
          <table:table-cell table:number-columns-repeated="55"/>
          <table:table-cell table:style-name="Default" table:number-columns-repeated="16285"/>
        </table:table-row>
        <table:table-header-rows>
          <table:table-row table:style-name="ro11">
            <table:table-cell table:style-name="comp_20_Int_5f_colonna" office:value-type="string" calcext:value-type="string">
              <text:p>N.</text:p>
            </table:table-cell>
            <table:table-cell table:style-name="comp_20_Int_5f_colonna" office:value-type="string" calcext:value-type="string">
              <text:p>Articolo</text:p>
            </table:table-cell>
            <table:table-cell office:value-type="string" calcext:value-type="string">
              <text:p>DESIGNAZIONE DEI LAVORI</text:p>
              <text:p>E DELLE SOMMINISTRAZIONI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P.U.</text:p>
              <text:p>Coeff.</text:p>
            </table:table-cell>
            <table:table-cell table:style-name="comp_20_Int_5f_colonna" office:value-type="string" calcext:value-type="string">
              <text:p>Lung.</text:p>
            </table:table-cell>
            <table:table-cell table:style-name="comp_20_Int_5f_colonna" office:value-type="string" calcext:value-type="string">
              <text:p>Larg.</text:p>
            </table:table-cell>
            <table:table-cell table:style-name="comp_20_Int_5f_colonna" office:value-type="string" calcext:value-type="string">
              <text:p>Alt.</text:p>
              <text:p>Peso</text:p>
            </table:table-cell>
            <table:table-cell table:style-name="comp_20_Int_5f_colonna" office:value-type="string" calcext:value-type="string">
              <text:p>Quantità</text:p>
            </table:table-cell>
            <table:table-cell table:style-name="comp_20_Int_5f_colonna"/>
            <table:table-cell table:style-name="comp_20_Int_5f_colonna" office:value-type="string" calcext:value-type="string">
              <text:p>Prezzo</text:p>
              <text:p>unitario</text:p>
            </table:table-cell>
            <table:table-cell table:style-name="comp_20_Int_5f_colonna"/>
            <table:table-cell table:style-name="COnt_5f_noP" office:value-type="string" calcext:value-type="string">
              <text:p>Serve per avere le quantità</text:p>
              <text:p>realizzate "pulite" e sommabili</text:p>
            </table:table-cell>
            <table:table-cell table:style-name="comp_20_Int_5f_colonna" table:number-columns-repeated="3"/>
            <table:table-cell table:style-name="comp_20_Int_5f_colonna" office:value-type="string" calcext:value-type="string">
              <text:p>di cui</text:p>
              <text:p>sicurezza</text:p>
            </table:table-cell>
            <table:table-cell table:style-name="comp_20_Int_5f_colonna" office:value-type="string" calcext:value-type="string">
              <text:p>Importo €</text:p>
            </table:table-cell>
            <table:table-cell table:style-name="COnt_5f_noP"/>
            <table:table-cell table:style-name="comp_20_Int_5f_colonna" table:number-columns-repeated="4"/>
            <table:table-cell table:style-name="comp_20_Int_5f_colonna" office:value-type="string" calcext:value-type="string">
              <text:p>Incidenza</text:p>
              <text:p>sul totale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Sicurezza</text:p>
              <text:p>unitaria</text:p>
            </table:table-cell>
            <table:table-cell table:style-name="ce491" office:value-type="string" calcext:value-type="string">
              <text:p>Materiali</text:p>
              <text:p>e Noli €</text:p>
            </table:table-cell>
            <table:table-cell table:style-name="comp_20_Int_5f_colonna" office:value-type="string" calcext:value-type="string">
              <text:p>Incidenza</text:p>
              <text:p>MdO %</text:p>
            </table:table-cell>
            <table:table-cell table:style-name="comp_20_Int_5f_colonna" office:value-type="string" calcext:value-type="string">
              <text:p>Importo</text:p>
              <text:p>MdO</text:p>
            </table:table-cell>
            <table:table-cell table:style-name="comp_20_Int_5f_colonna" office:value-type="string" calcext:value-type="string">
              <text:p>Super Cat</text:p>
            </table:table-cell>
            <table:table-cell table:style-name="comp_20_Int_5f_colonna" office:value-type="string" calcext:value-type="string">
              <text:p>Cat</text:p>
            </table:table-cell>
            <table:table-cell table:style-name="comp_20_Int_5f_colonna" office:value-type="string" calcext:value-type="string">
              <text:p>Sub Cat</text:p>
            </table:table-cell>
            <table:table-cell table:style-name="comp_20_Int_5f_colonna" office:value-type="string" calcext:value-type="string">
              <text:p>tag B</text:p>
            </table:table-cell>
            <table:table-cell table:style-name="comp_20_Int_5f_colonna" office:value-type="string" calcext:value-type="string">
              <text:p>tag C</text:p>
            </table:table-cell>
            <table:table-cell table:style-name="COnt_5f_noP" office:value-type="string" calcext:value-type="string">
              <text:p>importo totale computo</text:p>
              <text:p>sole voci senza errori</text:p>
            </table:table-cell>
            <table:table-cell table:style-name="comp_20_Int_5f_colonna"/>
            <table:table-cell table:style-name="comp_20_Int_5f_colonna" office:value-type="string" calcext:value-type="string">
              <text:p>Figure e</text:p>
              <text:p>annotazioni</text:p>
            </table:table-cell>
            <table:table-cell table:style-name="comp_20_Int_5f_colonna" table:number-columns-repeated="4"/>
            <table:table-cell office:value-type="string" calcext:value-type="string">
              <text:p>riservato per annotare</text:p>
              <text:p>il numero della voce</text:p>
            </table:table-cell>
            <table:table-cell table:number-columns-repeated="55"/>
            <table:table-cell table:style-name="Default" table:number-columns-repeated="16285"/>
          </table:table-row>
        </table:table-header-rows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60"/>
          <table:table-cell table:style-name="Default" table:number-columns-repeated="16285"/>
        </table:table-row>
        <table:table-row table:style-name="ro12">
          <table:table-cell table:style-name="comp_20_progress" office:value-type="float" office:value="1" calcext:value-type="float">
            <text:p>1</text:p>
          </table:table-cell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D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/>
          <table:table-cell table:number-columns-repeated="26"/>
          <table:table-cell table:style-name="Comp-Bianche_20_in_20_mezzo"/>
          <table:table-cell table:style-name="Mis-Lib-Note"/>
          <table:table-cell table:number-columns-repeated="60"/>
          <table:table-cell table:style-name="Default" table:number-columns-repeated="16285"/>
        </table:table-row>
        <table:table-row-group>
          <table:table-row table:style-name="ro13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6:.I6])=0;&quot;&quot;;PRODUCT([.E6:.I6]))">
              <text:p/>
            </table:table-cell>
            <table:table-cell table:style-name="centro_5f_corsivo"/>
            <table:table-cell table:number-columns-repeated="26"/>
            <table:table-cell table:style-name="Comp-Bianche_20_in_20_mezzo"/>
            <table:table-cell table:style-name="Mis-Lib-Note"/>
            <table:table-cell table:number-columns-repeated="60"/>
            <table:table-cell table:style-name="Default" table:number-columns-repeated="16285"/>
          </table:table-row>
        </table:table-row-group>
        <table:table-row table:style-name="ro14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5];elenco_prezzi;3;FALSE());&quot;]&quot;)" office:value-type="string" office:string-value="" calcext:value-type="error">
            <text:p>#N/D</text:p>
          </table:table-cell>
          <table:table-cell table:style-name="Comp-Variante_20_num_20_sotto" table:formula="of:=SUBTOTAL(9;[.J5:.J7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5];elenco_prezzi;5;FALSE())" office:value-type="string" office:string-value="" calcext:value-type="error">
            <text:p>#N/D</text:p>
          </table:table-cell>
          <table:table-cell table:style-name="comp_20_sotto_20_Unitario"/>
          <table:table-cell table:style-name="comp_20_sotto_20_Unitario" table:formula="of:=[.J7]" office:value-type="float" office:value="0" calcext:value-type="float">
            <text:p>0,00</text:p>
          </table:table-cell>
          <table:table-cell table:style-name="comp_20_sotto_20_Unitario" table:number-columns-repeated="3"/>
          <table:table-cell table:style-name="Comp-sotto_20_euri" table:formula="of:=[.AB7]*[.J7]" office:value-type="string" office:string-value="" calcext:value-type="error">
            <text:p>#N/D</text:p>
          </table:table-cell>
          <table:table-cell table:style-name="comp_20_sotto_20_Euro_20_Originale" table:formula="of:=IF(VLOOKUP([.B5];elenco_prezzi;3;FALSE())=&quot;%&quot;;[.J7]*[.L7]/100;[.J7]*[.L7])" office:value-type="string" office:string-value="" calcext:value-type="error">
            <text:p>#N/D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5];elenco_prezzi;4;FALSE())" office:value-type="string" office:string-value="" calcext:value-type="error">
            <text:p>#N/D</text:p>
          </table:table-cell>
          <table:table-cell table:style-name="Comp-sotto_20_euri" table:formula="of:=[.S7]-[.AE7]" office:value-type="string" office:string-value="" calcext:value-type="error">
            <text:p>#N/D</text:p>
          </table:table-cell>
          <table:table-cell table:style-name="Comp-sotto_20__25_" table:formula="of:=VLOOKUP([.B5];elenco_prezzi;6;FALSE())" office:value-type="string" office:string-value="" calcext:value-type="error">
            <text:p>#N/D</text:p>
          </table:table-cell>
          <table:table-cell table:style-name="Comp-sotto_20_euri" table:formula="of:=IF([.AD7]&lt;&gt;&quot;&quot;; PRODUCT([.AD7]*[.S7]))" office:value-type="string" office:string-value="" calcext:value-type="error">
            <text:p>#N/D</text:p>
          </table:table-cell>
          <table:table-cell table:number-columns-repeated="3" table:style-name="compTagRiservato" office:value-type="float" office:value="0" calcext:value-type="float">
            <text:p>0</text:p>
          </table:table-cell>
          <table:table-cell table:style-name="compTag" office:value-type="string" calcext:value-type="string">
            <text:p>Cx</text:p>
          </table:table-cell>
          <table:table-cell table:style-name="compTagRiservato" table:formula="of:=[.B5]" office:value-type="string" office:string-value="Cod. Art.?" calcext:value-type="string">
            <text:p>Cod. Art.?</text:p>
          </table:table-cell>
          <table:table-cell table:style-name="comp_20_-controolo" table:formula="of:=IF(ISERROR([.S7]);&quot;&quot;;IF([.S7]&lt;&gt;&quot;&quot;;[.S7];&quot;&quot;))">
            <text:p/>
          </table:table-cell>
          <table:table-cell table:style-name="comp_20_sotto_20_Residui"/>
          <table:table-cell table:style-name="Mis-Lib-Note-sotto"/>
          <table:table-cell table:number-columns-repeated="60"/>
          <table:table-cell table:style-name="Default" table:number-columns-repeated="1628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4:.R8])" office:value-type="string" office:string-value="" calcext:value-type="error">
            <text:p>#N/D</text:p>
          </table:table-cell>
          <table:table-cell table:style-name="Comp_20_TOTALI" table:formula="of:=SUBTOTAL(9;[.S3:.S8])" office:value-type="string" office:string-value="" calcext:value-type="error">
            <text:p>#N/D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4:.AC8])" office:value-type="string" office:string-value="" calcext:value-type="error">
            <text:p>#N/D</text:p>
          </table:table-cell>
          <table:table-cell table:style-name="Comp_20_TOTALI_20__25_" table:formula="of:=[.AE8]/[.S8]" office:value-type="string" office:string-value="" calcext:value-type="error">
            <text:p>#N/D</text:p>
          </table:table-cell>
          <table:table-cell table:style-name="Comp_20_TOTALI" table:formula="of:=SUBTOTAL(9;[.AE4:.AE8])" office:value-type="string" office:string-value="" calcext:value-type="error">
            <text:p>#N/D</text:p>
          </table:table-cell>
          <table:table-cell table:style-name="Comp_20_TOTALI" table:number-columns-repeated="5"/>
          <table:table-cell table:style-name="Comp_20_TOTALI" table:formula="of:=SUBTOTAL(9;[.AK4:.AK8])" office:value-type="float" office:value="0" calcext:value-type="float">
            <text:p>0,00</text:p>
          </table:table-cell>
          <table:table-cell table:number-columns-repeated="6"/>
          <table:table-cell table:style-name="Default"/>
          <table:table-cell table:number-columns-repeated="55"/>
          <table:table-cell table:style-name="Default" table:number-columns-repeated="16285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/>
          <table:table-cell table:style-name="Default"/>
          <table:table-cell table:number-columns-repeated="55"/>
          <table:table-cell table:style-name="Default" table:number-columns-repeated="16285"/>
        </table:table-row>
      </table:table>
      <table:table table:name="cT_Doc_Ult" table:style-name="ta5" table:print="false">
        <table:table-column table:style-name="co27" table:default-cell-style-name="C_5f_BASE"/>
        <table:table-column table:style-name="co28" table:default-cell-style-name="C_5f_BASE"/>
        <table:table-column table:style-name="co29" table:number-columns-repeated="3" table:default-cell-style-name="C_5f_BASE"/>
        <table:table-column table:style-name="co30" table:default-cell-style-name="C_5f_BASE"/>
        <table:table-column table:style-name="co29" table:default-cell-style-name="C_5f_BASE"/>
        <table:table-column table:style-name="co31" table:default-cell-style-name="Default"/>
        <table:table-row table:style-name="ro15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16">
          <table:table-cell table:style-name="Default"/>
          <table:table-cell table:style-name="ce17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7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string" office:string-value="RESPONSABILE DEL PROGETTO" calcext:value-type="string" table:number-columns-spanned="3" table:number-rows-spanned="1">
            <text:p>RESPONSABILE DEL PROGETTO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495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5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I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496" table:formula="of:=#REF!" office:value-type="string" office:string-value="" calcext:value-type="error">
            <text:p>#RIF!</text:p>
          </table:table-cell>
          <table:table-cell/>
          <table:table-cell table:style-name="Default"/>
          <table:table-cell table:number-columns-repeated="2"/>
        </table:table-row>
        <table:table-row table:style-name="ro18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498" table:formula="of:=#REF!" office:value-type="string" office:string-value="" calcext:value-type="error">
            <text:p>#RI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8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494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494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OME?</text:p>
          </table:table-cell>
          <table:table-cell table:number-columns-repeated="4"/>
        </table:table-row>
        <table:table-row table:style-name="ro1">
          <table:table-cell table:style-name="ce494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497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494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494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7" table:print="false">
        <table:table-column table:style-name="co8" table:default-cell-style-name="Default"/>
        <table:table-column table:style-name="co8" table:default-cell-style-name="ce27"/>
        <table:table-column table:style-name="co8" table:default-cell-style-name="Default"/>
        <table:table-column table:style-name="co8" table:default-cell-style-name="ce342"/>
        <table:table-column table:style-name="co8" table:number-columns-repeated="6" table:default-cell-style-name="Default"/>
        <table:table-row table:style-name="ro13">
          <table:table-cell/>
          <table:table-cell table:style-name="Default"/>
          <table:table-cell/>
          <table:table-cell table:style-name="ce29"/>
          <table:table-cell table:number-columns-repeated="6"/>
        </table:table-row>
        <table:table-row table:style-name="ro1" table:number-rows-repeated="2">
          <table:table-cell table:style-name="ce499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3">
          <table:table-cell/>
          <table:table-cell table:style-name="Default"/>
          <table:table-cell/>
          <table:table-cell table:style-name="ce29"/>
          <table:table-cell table:number-columns-repeated="6"/>
        </table:table-row>
        <table:table-row table:style-name="ro19">
          <table:table-cell table:style-name="ce49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9"/>
          <table:covered-table-cell table:number-columns-repeated="3"/>
          <table:table-cell table:number-columns-repeated="3"/>
        </table:table-row>
        <table:table-row table:style-name="ro13" table:number-rows-repeated="2">
          <table:table-cell table:style-name="ce499"/>
          <table:table-cell table:style-name="Default"/>
          <table:table-cell/>
          <table:table-cell table:style-name="ce29"/>
          <table:table-cell table:number-columns-repeated="6"/>
        </table:table-row>
        <table:table-row table:style-name="ro20">
          <table:table-cell table:style-name="ce499"/>
          <table:table-cell table:style-name="ce23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21">
          <table:table-cell table:style-name="ce499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15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15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9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31"/>
          <table:covered-table-cell table:number-columns-repeated="3"/>
          <table:table-cell table:number-columns-repeated="3"/>
        </table:table-row>
        <table:table-row table:style-name="ro21">
          <table:table-cell/>
          <table:table-cell table:style-name="Default"/>
          <table:table-cell/>
          <table:table-cell table:style-name="ce31"/>
          <table:table-cell table:number-columns-repeated="6"/>
        </table:table-row>
        <table:table-row table:style-name="ro22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15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21" table:number-rows-repeated="4">
          <table:table-cell/>
          <table:table-cell table:style-name="Default"/>
          <table:table-cell/>
          <table:table-cell table:style-name="ce31"/>
          <table:table-cell table:number-columns-repeated="6"/>
        </table:table-row>
        <table:table-row table:style-name="ro23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21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23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string" office:string-value="Appaltatore" calcext:value-type="string">
            <text:p>Appaltatore</text:p>
          </table:table-cell>
          <table:table-cell table:style-name="Default"/>
          <table:table-cell table:number-columns-repeated="6"/>
        </table:table-row>
        <table:table-row table:style-name="ro22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26" office:value-type="string" calcext:value-type="string" table:number-columns-spanned="4" table:number-rows-spanned="1">
            <text:p>Descrizione</text:p>
          </table:table-cell>
          <table:covered-table-cell table:style-name="ce26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27"/>
          <table:covered-table-cell/>
          <table:covered-table-cell table:style-name="ce346"/>
          <table:table-cell table:style-name="ce39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27"/>
          <table:covered-table-cell/>
          <table:covered-table-cell table:style-name="ce346"/>
          <table:table-cell table:style-name="ce349" table:formula="of:=[S2.C71]" office:value-type="percentage" office:value="1" calcext:value-type="percentage" table:number-columns-spanned="2" table:number-rows-spanned="1">
            <text:p>10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27"/>
          <table:covered-table-cell/>
          <table:covered-table-cell table:style-name="ce346"/>
          <table:table-cell table:style-name="ce39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9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27"/>
          <table:covered-table-cell/>
          <table:covered-table-cell table:style-name="ce346"/>
          <table:table-cell table:style-name="ce39" table:number-columns-spanned="2" table:number-rows-spanned="1"/>
          <table:covered-table-cell table:style-name="ce39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27"/>
          <table:covered-table-cell/>
          <table:covered-table-cell table:style-name="ce346"/>
          <table:table-cell table:style-name="ce39" table:number-columns-spanned="2" table:number-rows-spanned="1"/>
          <table:covered-table-cell table:style-name="ce39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27"/>
          <table:covered-table-cell/>
          <table:covered-table-cell table:style-name="ce346"/>
          <table:table-cell table:style-name="ce39" table:number-columns-spanned="2" table:number-rows-spanned="1"/>
          <table:covered-table-cell table:style-name="ce39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27"/>
          <table:covered-table-cell/>
          <table:covered-table-cell table:style-name="ce346"/>
          <table:table-cell table:style-name="ce39" table:number-columns-spanned="2" table:number-rows-spanned="1"/>
          <table:covered-table-cell table:style-name="ce39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27"/>
          <table:covered-table-cell/>
          <table:covered-table-cell table:style-name="ce346"/>
          <table:table-cell table:style-name="ce39" table:number-columns-spanned="2" table:number-rows-spanned="1"/>
          <table:covered-table-cell table:style-name="ce39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27"/>
          <table:covered-table-cell/>
          <table:covered-table-cell table:style-name="ce346"/>
          <table:table-cell table:style-name="ce39" table:number-columns-spanned="2" table:number-rows-spanned="1"/>
          <table:covered-table-cell table:style-name="ce39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27"/>
          <table:covered-table-cell/>
          <table:covered-table-cell table:style-name="ce346"/>
          <table:table-cell table:style-name="ce39" table:number-columns-spanned="2" table:number-rows-spanned="1"/>
          <table:covered-table-cell table:style-name="ce39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27"/>
          <table:covered-table-cell/>
          <table:covered-table-cell table:style-name="ce346"/>
          <table:table-cell table:style-name="ce39" table:number-columns-spanned="2" table:number-rows-spanned="1"/>
          <table:covered-table-cell table:style-name="ce39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27"/>
          <table:covered-table-cell/>
          <table:covered-table-cell table:style-name="ce346"/>
          <table:table-cell table:style-name="ce39" table:number-columns-spanned="2" table:number-rows-spanned="1"/>
          <table:covered-table-cell table:style-name="ce39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499"/>
          <table:table-cell table:style-name="ce26" office:value-type="string" calcext:value-type="string" table:number-columns-spanned="4" table:number-rows-spanned="1">
            <text:p>Descrizione</text:p>
          </table:table-cell>
          <table:covered-table-cell table:style-name="ce26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499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27"/>
          <table:covered-table-cell table:style-name="ce344"/>
          <table:covered-table-cell table:style-name="ce346"/>
          <table:table-cell table:style-name="ce41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499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27"/>
          <table:covered-table-cell table:style-name="ce344"/>
          <table:covered-table-cell table:style-name="ce346"/>
          <table:table-cell table:style-name="ce41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49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27"/>
          <table:covered-table-cell table:style-name="ce344"/>
          <table:covered-table-cell table:style-name="ce346"/>
          <table:table-cell table:style-name="ce41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499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27"/>
          <table:covered-table-cell table:style-name="ce344"/>
          <table:covered-table-cell table:style-name="ce346"/>
          <table:table-cell table:style-name="ce41" table:number-columns-spanned="2" table:number-rows-spanned="1"/>
          <table:covered-table-cell table:style-name="ce41"/>
          <table:table-cell table:number-columns-repeated="3"/>
        </table:table-row>
        <table:table-row table:style-name="ro1">
          <table:table-cell table:style-name="ce499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27"/>
          <table:covered-table-cell table:style-name="ce344"/>
          <table:covered-table-cell table:style-name="ce346"/>
          <table:table-cell table:style-name="ce41" table:number-columns-spanned="2" table:number-rows-spanned="1"/>
          <table:covered-table-cell table:style-name="ce41"/>
          <table:table-cell table:number-columns-repeated="3"/>
        </table:table-row>
        <table:table-row table:style-name="ro1">
          <table:table-cell table:style-name="ce49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27"/>
          <table:covered-table-cell table:style-name="ce344"/>
          <table:covered-table-cell table:style-name="ce346"/>
          <table:table-cell table:style-name="ce41" table:number-columns-spanned="2" table:number-rows-spanned="1"/>
          <table:covered-table-cell table:style-name="ce4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27"/>
          <table:covered-table-cell table:style-name="ce344"/>
          <table:covered-table-cell table:style-name="ce346"/>
          <table:table-cell table:style-name="ce41" table:number-columns-spanned="2" table:number-rows-spanned="1"/>
          <table:covered-table-cell table:style-name="ce4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27"/>
          <table:covered-table-cell table:style-name="ce344"/>
          <table:covered-table-cell table:style-name="ce346"/>
          <table:table-cell table:style-name="ce41" table:number-columns-spanned="2" table:number-rows-spanned="1"/>
          <table:covered-table-cell table:style-name="ce41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5" table:print="false">
        <table:table-column table:style-name="co32" table:default-cell-style-name="ce608"/>
        <table:table-column table:style-name="co33" table:default-cell-style-name="ce59"/>
        <table:table-column table:style-name="co34" table:default-cell-style-name="ce625"/>
        <table:table-column table:style-name="co35" table:default-cell-style-name="Default"/>
        <table:table-column table:style-name="co36" table:default-cell-style-name="ce51"/>
        <table:table-column table:style-name="co31" table:number-columns-repeated="2" table:default-cell-style-name="Default"/>
        <table:table-column table:style-name="co8" table:number-columns-repeated="2" table:default-cell-style-name="Default"/>
        <table:table-row table:style-name="ro15">
          <table:table-cell table:style-name="ce573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24">
          <table:table-cell table:style-name="ce46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587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5">
          <table:table-cell table:style-name="ce48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5">
          <table:table-cell table:style-name="ce48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5">
          <table:table-cell table:style-name="ce593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21">
          <table:table-cell table:style-name="ce596"/>
          <table:table-cell table:style-name="Default"/>
          <table:table-cell table:style-name="ce618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499" table:number-columns-repeated="4"/>
        </table:table-row>
        <table:table-row table:style-name="ro1">
          <table:table-cell table:style-name="ce51"/>
          <table:table-cell table:style-name="Default"/>
          <table:table-cell table:style-name="ce51" table:number-columns-repeated="2"/>
          <table:table-cell/>
          <table:table-cell table:style-name="ce499"/>
          <table:table-cell table:style-name="ce499" office:value-type="string" calcext:value-type="string">
            <text:p>Ritengo non sia il caso di duplicare questo foglio</text:p>
          </table:table-cell>
          <table:table-cell table:style-name="ce499" table:number-columns-repeated="2"/>
        </table:table-row>
        <table:table-row table:style-name="ro25">
          <table:table-cell table:style-name="ce52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499" table:formula="of:=[S2.C13]" office:value-type="string" office:string-value="PROGETTISTA" calcext:value-type="string">
            <text:p>PROGETTISTA</text:p>
          </table:table-cell>
          <table:table-cell table:style-name="Default"/>
          <table:table-cell table:style-name="ce499"/>
          <table:table-cell table:style-name="ce499" office:value-type="string" calcext:value-type="string">
            <text:p>ad ogni cert. Di pagamento.</text:p>
          </table:table-cell>
          <table:table-cell table:style-name="ce499" table:number-columns-repeated="2"/>
        </table:table-row>
        <table:table-row table:style-name="ro1">
          <table:table-cell table:style-name="ce607"/>
          <table:table-cell/>
          <table:table-cell table:style-name="ce619" office:value-type="string" calcext:value-type="string">
            <text:p>visto il contratto:</text:p>
          </table:table-cell>
          <table:table-cell table:style-name="ce75" table:formula="of:=[S2.C20]" office:value-type="date" office:date-value="1899-12-30" calcext:value-type="date" table:number-columns-spanned="2" table:number-rows-spanned="1">
            <text:p>30/12/99</text:p>
          </table:table-cell>
          <table:covered-table-cell table:style-name="Default"/>
          <table:table-cell table:style-name="ce499" table:number-columns-repeated="4"/>
        </table:table-row>
        <table:table-row table:style-name="ro1">
          <table:table-cell table:style-name="ce607"/>
          <table:table-cell/>
          <table:table-cell table:style-name="ce620" table:formula="of:= $#RIF!.$C$20" office:value-type="string" office:string-value="" calcext:value-type="error" table:number-columns-spanned="3" table:number-rows-spanned="1">
            <text:p>#NOME?</text:p>
          </table:table-cell>
          <table:covered-table-cell/>
          <table:covered-table-cell table:style-name="Default"/>
          <table:table-cell table:style-name="ce499"/>
          <table:table-cell table:style-name="ce499" office:value-type="string" calcext:value-type="string">
            <text:p>Conviene usare sempre il medesimo e contando sul pdf </text:p>
          </table:table-cell>
          <table:table-cell table:style-name="ce499" table:number-columns-repeated="2"/>
        </table:table-row>
        <table:table-row table:style-name="ro1">
          <table:table-cell table:style-name="ce607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499"/>
          <table:table-cell table:style-name="ce499" office:value-type="string" calcext:value-type="string">
            <text:p>per l'archiviazione...</text:p>
          </table:table-cell>
          <table:table-cell table:style-name="ce499" table:number-columns-repeated="2"/>
        </table:table-row>
        <table:table-row table:style-name="ro1">
          <table:table-cell table:style-name="ce607"/>
          <table:table-cell/>
          <table:table-cell table:style-name="ce621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607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607"/>
          <table:table-cell/>
          <table:table-cell table:style-name="ce622" office:value-type="string" calcext:value-type="string">
            <text:p>per l'importo di netti euro </text:p>
          </table:table-cell>
          <table:table-cell table:style-name="ce630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07"/>
          <table:table-cell/>
          <table:table-cell table:style-name="ce622" office:value-type="string" calcext:value-type="string">
            <text:p>oltre a oneri per sicurezza pari a euro </text:p>
          </table:table-cell>
          <table:table-cell table:style-name="ce630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07"/>
          <table:table-cell/>
          <table:table-cell table:style-name="ce51"/>
          <table:table-cell/>
          <table:table-cell table:style-name="Default"/>
          <table:table-cell table:number-columns-repeated="4"/>
        </table:table-row>
        <table:table-row table:style-name="ro1">
          <table:table-cell table:style-name="ce607"/>
          <table:table-cell/>
          <table:table-cell table:style-name="ce51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607"/>
          <table:table-cell/>
          <table:table-cell table:style-name="ce51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26">
          <table:table-cell table:number-columns-repeated="2" office:value-type="string" calcext:value-type="string">
            <text:p> </text:p>
          </table:table-cell>
          <table:table-cell table:style-name="ce624" office:value-type="string" calcext:value-type="string">
            <text:p>Per Lavori e somministrazioni al netto degli oneri della sicurezza </text:p>
          </table:table-cell>
          <table:table-cell table:style-name="ce630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26">
          <table:table-cell office:value-type="string" calcext:value-type="string">
            <text:p> </text:p>
          </table:table-cell>
          <table:table-cell/>
          <table:table-cell table:style-name="ce624" office:value-type="string" calcext:value-type="string">
            <text:p>A dedurre ribasso d'asta del 8,254% sui lavori</text:p>
          </table:table-cell>
          <table:table-cell table:style-name="ce630" table:formula="of:=[.D20]*0.08254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631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26" office:value-type="string" calcext:value-type="string">
            <text:p>Per oneri sicurezza da computo</text:p>
          </table:table-cell>
          <table:table-cell table:style-name="ce630"/>
          <table:table-cell table:number-columns-repeated="5"/>
        </table:table-row>
        <table:table-row table:style-name="ro1">
          <table:table-cell table:number-columns-repeated="2"/>
          <table:table-cell table:style-name="ce626" office:value-type="string" calcext:value-type="string">
            <text:p>Per oneri aggiuntivi della sicurezza</text:p>
          </table:table-cell>
          <table:table-cell table:style-name="ce630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631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631"/>
          <table:table-cell table:number-columns-repeated="5"/>
        </table:table-row>
        <table:table-row table:style-name="ro1">
          <table:table-cell table:number-columns-repeated="2"/>
          <table:table-cell table:style-name="ce627"/>
          <table:table-cell table:style-name="ce633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631" table:formula="of:=[.D22]+[.D25]+[.D26]" office:value-type="string" office:string-value="" calcext:value-type="error">
            <text:p>Err:520</text:p>
          </table:table-cell>
          <table:table-cell/>
          <table:table-cell table:style-name="ce630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626" office:value-type="string" calcext:value-type="string">
            <text:p>da cui detraendo</text:p>
          </table:table-cell>
          <table:table-cell table:style-name="ce626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626" office:value-type="string" calcext:value-type="string">
            <text:p>Ritenuta del 0,00% per garanzia</text:p>
          </table:table-cell>
          <table:table-cell table:style-name="ce5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626" office:value-type="string" calcext:value-type="string">
            <text:p>Ritenuta del 0,50% per infortuni</text:p>
          </table:table-cell>
          <table:table-cell table:style-name="ce630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626" office:value-type="string" calcext:value-type="string">
            <text:p>Certificati precedenti:</text:p>
          </table:table-cell>
          <table:table-cell table:style-name="ce625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626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630" table:formula="of:=[.D31]" office:value-type="currency" office:currency="EUR" office:value="0" calcext:value-type="currency">
            <text:p>€ 0,00</text:p>
          </table:table-cell>
          <table:table-cell table:style-name="ce626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631"/>
          <table:table-cell table:style-name="ce647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626"/>
          <table:table-cell table:style-name="ce630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626"/>
          <table:table-cell table:style-name="ce647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627"/>
          <table:table-cell table:style-name="ce51"/>
          <table:table-cell table:number-columns-repeated="5"/>
        </table:table-row>
        <table:table-row table:style-name="ro1">
          <table:table-cell table:style-name="ce609" office:value-type="string" calcext:value-type="string">
            <text:p>TOTALE</text:p>
          </table:table-cell>
          <table:table-cell table:style-name="ce617" table:formula="of:=SUM([.B11:.B38])" office:value-type="float" office:value="0" calcext:value-type="float">
            <text:p>0</text:p>
          </table:table-cell>
          <table:table-cell table:style-name="ce51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611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51" office:value-type="string" calcext:value-type="string">
            <text:p>d'appalto si può pagare all'impresa la rata di :</text:p>
          </table:table-cell>
          <table:table-cell table:style-name="ce51"/>
          <table:table-cell table:number-columns-repeated="5"/>
        </table:table-row>
        <table:table-row table:style-name="ro1">
          <table:table-cell table:style-name="ce614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51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614" table:number-columns-spanned="2" table:number-rows-spanned="1"/>
          <table:covered-table-cell table:style-name="Default"/>
          <table:table-cell table:style-name="ce622" office:value-type="string" calcext:value-type="string">
            <text:p>IVA compresa</text:p>
          </table:table-cell>
          <table:table-cell table:style-name="ce609"/>
          <table:table-cell table:style-name="ce648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615" table:number-columns-spanned="2" table:number-rows-spanned="1"/>
          <table:covered-table-cell table:style-name="Default"/>
          <table:table-cell table:style-name="ce51" table:number-columns-repeated="2"/>
          <table:table-cell table:number-columns-repeated="5"/>
        </table:table-row>
        <table:table-row table:style-name="ro1">
          <table:table-cell table:style-name="ce51" table:number-columns-repeated="4"/>
          <table:table-cell table:number-columns-repeated="5"/>
        </table:table-row>
        <table:table-row table:style-name="ro1">
          <table:table-cell table:style-name="ce51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51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51" table:number-columns-repeated="4"/>
          <table:table-cell table:number-columns-repeated="5"/>
        </table:table-row>
      </table:table>
      <table:table table:name="M1" table:style-name="ta6" table:print="false">
        <table:table-column table:style-name="co37" table:default-cell-style-name="Default"/>
        <table:table-column table:style-name="co38" table:default-cell-style-name="ce668"/>
        <table:table-column table:style-name="co39" table:default-cell-style-name="ce668"/>
        <table:table-column table:style-name="co40" table:default-cell-style-name="ce668"/>
        <table:table-column table:style-name="co41" table:default-cell-style-name="ce668"/>
        <table:table-column table:style-name="co31" table:default-cell-style-name="Default"/>
        <table:table-column table:style-name="co31" table:number-columns-repeated="8" table:default-cell-style-name="ce668"/>
        <table:table-row table:style-name="ro18">
          <table:table-cell table:style-name="Menu_5f_sfondo_20_TITOLO"/>
          <table:table-cell table:style-name="ce649"/>
          <table:table-cell table:style-name="ce649" office:value-type="string" calcext:value-type="string">
            <text:p>Dati di questo documento</text:p>
          </table:table-cell>
          <table:table-cell table:style-name="ce694" table:formula="of:=[$COMPUTO.$S$2]" office:value-type="string" office:string-value="" calcext:value-type="error">
            <text:p>#N/D</text:p>
          </table:table-cell>
          <table:table-cell table:style-name="ce649"/>
          <table:table-cell/>
          <table:table-cell table:style-name="Default" table:number-columns-repeated="7"/>
          <table:table-cell/>
        </table:table-row>
        <table:table-row table:style-name="ro27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7">
          <table:table-cell table:style-name="M1_20_scritte_20_noP"/>
          <table:table-cell table:style-name="ce650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696"/>
          <table:table-cell/>
          <table:table-cell table:style-name="Default" table:number-columns-repeated="7"/>
          <table:table-cell/>
        </table:table-row>
        <table:table-row table:style-name="ro28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6-04-16" calcext:value-type="date">
            <text:p>16/04/26</text:p>
          </table:table-cell>
          <table:table-cell/>
          <table:table-cell table:style-name="Default" table:number-columns-repeated="7"/>
          <table:table-cell/>
        </table:table-row>
        <table:table-row table:style-name="ro27">
          <table:table-cell table:style-name="M1_20_scritte_20_noP"/>
          <table:table-cell table:style-name="ce651"/>
          <table:table-cell table:style-name="Menu_5f_sfondo" table:number-columns-repeated="2"/>
          <table:table-cell table:style-name="ce701"/>
          <table:table-cell/>
          <table:table-cell table:style-name="Default" table:number-columns-repeated="7"/>
          <table:table-cell/>
        </table:table-row>
        <table:table-row table:style-name="ro27">
          <table:table-cell table:style-name="M1_20_scritte_20_noP"/>
          <table:table-cell table:style-name="ce652" office:value-type="string" calcext:value-type="string">
            <text:p>redatto da: </text:p>
          </table:table-cell>
          <table:table-cell table:style-name="ce669"/>
          <table:table-cell table:style-name="Menu_5f_sfondo"/>
          <table:table-cell table:style-name="ce701"/>
          <table:table-cell/>
          <table:table-cell table:style-name="Default" table:number-columns-repeated="7"/>
          <table:table-cell/>
        </table:table-row>
        <table:table-row table:style-name="ro27">
          <table:table-cell table:style-name="M1_20_scritte_20_noP"/>
          <table:table-cell table:style-name="ce652" office:value-type="string" calcext:value-type="string">
            <text:p>verificato da: </text:p>
          </table:table-cell>
          <table:table-cell table:style-name="ce670"/>
          <table:table-cell table:style-name="Menu_5f_sfondo"/>
          <table:table-cell table:style-name="ce701"/>
          <table:table-cell/>
          <table:table-cell table:style-name="Default" table:number-columns-repeated="7"/>
          <table:table-cell/>
        </table:table-row>
        <table:table-row table:style-name="ro27">
          <table:table-cell table:style-name="M1_20_scritte_20_noP"/>
          <table:table-cell table:style-name="ce652" office:value-type="string" calcext:value-type="string">
            <text:p>approvato da: </text:p>
          </table:table-cell>
          <table:table-cell table:style-name="ce670"/>
          <table:table-cell table:style-name="Menu_5f_sfondo"/>
          <table:table-cell table:style-name="ce701"/>
          <table:table-cell/>
          <table:table-cell table:style-name="Default" table:number-columns-repeated="7"/>
          <table:table-cell/>
        </table:table-row>
        <table:table-row table:style-name="ro27">
          <table:table-cell table:style-name="M1_20_scritte_20_noP"/>
          <table:table-cell table:style-name="ce652" office:value-type="string" calcext:value-type="string">
            <text:p>annotazioni: </text:p>
          </table:table-cell>
          <table:table-cell table:style-name="ce670"/>
          <table:table-cell table:style-name="Menu_5f_sfondo"/>
          <table:table-cell table:style-name="ce701"/>
          <table:table-cell/>
          <table:table-cell table:style-name="Default" table:number-columns-repeated="7"/>
          <table:table-cell/>
        </table:table-row>
        <table:table-row table:style-name="ro27">
          <table:table-cell table:style-name="M1_20_scritte_20_noP"/>
          <table:table-cell table:style-name="ce652"/>
          <table:table-cell table:style-name="ce670"/>
          <table:table-cell table:style-name="Menu_5f_sfondo"/>
          <table:table-cell table:style-name="ce701"/>
          <table:table-cell/>
          <table:table-cell table:style-name="Default" table:number-columns-repeated="7"/>
          <table:table-cell/>
        </table:table-row>
        <table:table-row table:style-name="ro27">
          <table:table-cell table:style-name="M1_20_scritte_20_noP"/>
          <table:table-cell table:style-name="ce652"/>
          <table:table-cell table:style-name="ce679"/>
          <table:table-cell table:style-name="Menu_5f_sfondo"/>
          <table:table-cell table:style-name="ce701"/>
          <table:table-cell/>
          <table:table-cell table:style-name="Default" table:number-columns-repeated="7"/>
          <table:table-cell/>
        </table:table-row>
        <table:table-row table:style-name="ro27">
          <table:table-cell table:style-name="M1_20_scritte_20_noP"/>
          <table:table-cell table:style-name="ce652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701"/>
          <table:table-cell/>
          <table:table-cell table:style-name="Default" table:number-columns-repeated="7"/>
          <table:table-cell/>
        </table:table-row>
        <table:table-row table:style-name="ro27">
          <table:table-cell table:style-name="M1_20_scritte_20_noP"/>
          <table:table-cell table:style-name="ce652"/>
          <table:table-cell table:style-name="ce680"/>
          <table:table-cell table:style-name="Menu_5f_sfondo"/>
          <table:table-cell table:style-name="ce701"/>
          <table:table-cell/>
          <table:table-cell table:style-name="Default" table:number-columns-repeated="7"/>
          <table:table-cell/>
        </table:table-row>
        <table:table-row table:style-name="ro27">
          <table:table-cell table:style-name="M1_20_scritte_20_noP"/>
          <table:table-cell table:style-name="ce655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701"/>
          <table:table-cell/>
          <table:table-cell table:style-name="Default" table:number-columns-repeated="7"/>
          <table:table-cell/>
        </table:table-row>
        <table:table-row table:style-name="ro27">
          <table:table-cell table:style-name="M1_20_scritte_20_noP"/>
          <table:table-cell table:style-name="ce652"/>
          <table:table-cell table:style-name="ce680"/>
          <table:table-cell table:style-name="Menu_5f_sfondo"/>
          <table:table-cell table:style-name="ce701"/>
          <table:table-cell/>
          <table:table-cell table:style-name="Default" table:number-columns-repeated="7"/>
          <table:table-cell/>
        </table:table-row>
        <table:table-row table:style-name="ro27">
          <table:table-cell table:style-name="M1_20_scritte_20_noP"/>
          <table:table-cell table:style-name="ce652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701"/>
          <table:table-cell/>
          <table:table-cell table:style-name="Default" table:number-columns-repeated="7"/>
          <table:table-cell/>
        </table:table-row>
        <table:table-row table:style-name="ro27">
          <table:table-cell table:style-name="M1_20_scritte_20_noP"/>
          <table:table-cell table:style-name="ce652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701"/>
          <table:table-cell/>
          <table:table-cell table:style-name="Default" table:number-columns-repeated="7"/>
          <table:table-cell/>
        </table:table-row>
        <table:table-row table:style-name="ro27">
          <table:table-cell table:style-name="M1_20_scritte_20_noP"/>
          <table:table-cell table:style-name="ce656"/>
          <table:table-cell table:style-name="ce683" table:number-columns-repeated="2"/>
          <table:table-cell table:style-name="ce701"/>
          <table:table-cell/>
          <table:table-cell table:style-name="Default" table:number-columns-repeated="7"/>
          <table:table-cell/>
        </table:table-row>
        <table:table-row table:style-name="ro27">
          <table:table-cell table:style-name="M1_20_scritte_20_noP"/>
          <table:table-cell table:style-name="ce91" office:value-type="string" calcext:value-type="string">
            <text:p>riservato per il tipo di documento</text:p>
          </table:table-cell>
          <table:table-cell table:style-name="ce689"/>
          <table:table-cell table:style-name="ce91" office:value-type="string" calcext:value-type="string" table:number-columns-spanned="2" table:number-rows-spanned="1">
            <text:p>riservato pe\r num. pagina</text:p>
          </table:table-cell>
          <table:covered-table-cell table:style-name="ce91"/>
          <table:table-cell/>
          <table:table-cell table:style-name="Default" table:number-columns-repeated="7"/>
          <table:table-cell/>
        </table:table-row>
        <table:table-row table:style-name="ro27">
          <table:table-cell table:style-name="M1_20_scritte_20_noP"/>
          <table:table-cell table:style-name="ce664" office:value-type="string" calcext:value-type="string">
            <text:p>piè di pagina: sinistro</text:p>
          </table:table-cell>
          <table:table-cell table:style-name="ce692" office:value-type="string" calcext:value-type="string">
            <text:p>piè di pagina: centro</text:p>
          </table:table-cell>
          <table:table-cell table:style-name="ce695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7">
          <table:table-cell table:style-name="M1_20_scritte_20_noP"/>
          <table:table-cell table:style-name="ce665" table:number-columns-repeated="2"/>
          <table:table-cell table:style-name="ce693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7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7">
          <table:table-cell table:style-name="M1_20_scritte_20_noP" table:number-columns-repeated="2"/>
          <table:table-cell table:style-name="ce693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7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7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7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6" table:print="false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ce707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4" table:number-columns-repeated="5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number-columns-repeated="2" table:default-cell-style-name="Default"/>
        <table:table-column table:style-name="co60" table:default-cell-style-name="Default"/>
        <table:table-column table:style-name="co54" table:number-columns-repeated="5" table:default-cell-style-name="Default"/>
        <table:table-column table:style-name="co61" table:default-cell-style-name="Default"/>
        <table:table-column table:style-name="co62" table:number-columns-repeated="2" table:default-cell-style-name="Default"/>
        <table:table-column table:style-name="co54" table:number-columns-repeated="4" table:default-cell-style-name="Default"/>
        <table:table-column table:style-name="co56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66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68" table:default-cell-style-name="Default"/>
        <table:table-column table:style-name="co54" table:number-columns-repeated="6" table:default-cell-style-name="Default"/>
        <table:table-column table:style-name="co77" table:default-cell-style-name="Default"/>
        <table:table-column table:style-name="co54" table:number-columns-repeated="46" table:default-cell-style-name="Default"/>
        <table:table-column table:style-name="co78" table:default-cell-style-name="Default"/>
        <table:table-column table:style-name="co54" table:number-columns-repeated="128" table:default-cell-style-name="Default"/>
        <table:table-column table:style-name="co8" table:number-columns-repeated="787" table:default-cell-style-name="Default"/>
        <table:table-row table:style-name="ro1">
          <table:table-cell table:style-name="ce67" table:number-columns-repeated="2"/>
          <table:table-cell table:style-name="ce668" table:number-columns-repeated="3"/>
          <table:table-cell table:style-name="ce85"/>
          <table:table-cell table:style-name="ce668"/>
          <table:table-cell table:number-columns-repeated="4"/>
          <table:table-cell table:style-name="ce668" table:number-columns-repeated="6"/>
          <table:table-cell table:number-columns-repeated="6"/>
          <table:table-cell table:style-name="ce668" table:number-columns-repeated="11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668" table:number-columns-repeated="2"/>
          <table:table-cell/>
          <table:table-cell table:style-name="ce85"/>
          <table:table-cell table:style-name="ce668"/>
          <table:table-cell table:number-columns-repeated="4"/>
          <table:table-cell table:style-name="ce668" table:number-columns-repeated="226"/>
          <table:table-cell table:number-columns-repeated="787"/>
        </table:table-row>
        <table:table-row table:style-name="ro1">
          <table:table-cell table:style-name="ce668" table:number-columns-repeated="5"/>
          <table:table-cell table:style-name="ce85"/>
          <table:table-cell table:style-name="ce668"/>
          <table:table-cell table:number-columns-repeated="4"/>
          <table:table-cell table:style-name="ce668" table:number-columns-repeated="226"/>
          <table:table-cell table:number-columns-repeated="787"/>
        </table:table-row>
        <table:table-row table:style-name="ro1" table:number-rows-repeated="7">
          <table:table-cell table:style-name="ce668" table:number-columns-repeated="5"/>
          <table:table-cell table:style-name="ce85"/>
          <table:table-cell table:style-name="ce668" table:number-columns-repeated="231"/>
          <table:table-cell table:number-columns-repeated="787"/>
        </table:table-row>
        <table:table-row table:style-name="ro1" table:number-rows-repeated="31">
          <table:table-cell table:style-name="ce668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668" table:number-columns-repeated="237"/>
          <table:table-cell table:number-columns-repeated="787"/>
        </table:table-row>
        <table:table-row table:style-name="ro1" table:number-rows-repeated="3">
          <table:table-cell table:style-name="ce668" table:number-columns-repeated="5"/>
          <table:table-cell table:style-name="ce85"/>
          <table:table-cell table:style-name="ce668" table:number-columns-repeated="231"/>
          <table:table-cell table:number-columns-repeated="787"/>
        </table:table-row>
        <table:table-row table:style-name="ro1" table:number-rows-repeated="3">
          <table:table-cell table:style-name="ce668" table:number-columns-repeated="5"/>
          <table:table-cell table:style-name="ce85"/>
          <table:table-cell table:style-name="ce668" table:number-columns-repeated="11"/>
          <table:table-cell table:number-columns-repeated="6"/>
          <table:table-cell table:style-name="ce668" table:number-columns-repeated="214"/>
          <table:table-cell table:number-columns-repeated="787"/>
        </table:table-row>
        <table:table-row table:style-name="ro1" table:number-rows-repeated="58">
          <table:table-cell table:style-name="ce668" table:number-columns-repeated="5"/>
          <table:table-cell table:style-name="ce85"/>
          <table:table-cell table:style-name="ce668" table:number-columns-repeated="12"/>
          <table:table-cell table:style-name="ce83"/>
          <table:table-cell table:style-name="ce668" table:number-columns-repeated="218"/>
          <table:table-cell table:number-columns-repeated="787"/>
        </table:table-row>
        <table:table-row table:style-name="ro1" table:number-rows-repeated="32">
          <table:table-cell table:style-name="ce668" table:number-columns-repeated="5"/>
          <table:table-cell table:style-name="ce85"/>
          <table:table-cell table:style-name="ce668" table:number-columns-repeated="12"/>
          <table:table-cell table:style-name="ce83"/>
          <table:table-cell table:style-name="ce668" table:number-columns-repeated="15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 table:number-rows-repeated="13">
          <table:table-cell table:style-name="ce668" table:number-columns-repeated="5"/>
          <table:table-cell table:style-name="ce85"/>
          <table:table-cell table:style-name="ce668" table:number-columns-repeated="12"/>
          <table:table-cell table:style-name="ce83"/>
          <table:table-cell table:style-name="ce668" table:number-columns-repeated="7"/>
          <table:table-cell table:style-name="ce83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8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694" table:formula="of:=[$COMPUTO.$S$2]" office:value-type="string" office:string-value="" calcext:value-type="error" table:number-columns-spanned="2" table:number-rows-spanned="1">
            <text:p>#N/D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5" calcext:value-type="float">
            <text:p>25</text:p>
          </table:table-cell>
          <table:table-cell table:style-name="ce129" office:value-type="string" calcext:value-type="string">
            <text:p>0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8" calcext:value-type="float">
            <text:p>218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5" calcext:value-type="string">
            <text:p>25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6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 table:number-rows-repeated="3">
          <table:table-cell table:style-name="ce668" table:number-columns-repeated="5"/>
          <table:table-cell table:style-name="ce87"/>
          <table:table-cell table:style-name="ce668" table:number-columns-repeated="20"/>
          <table:table-cell table:style-name="ce83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5">
          <table:table-cell table:style-name="ce668"/>
          <table:table-cell table:style-name="ce72" table:number-columns-repeated="2"/>
          <table:table-cell table:style-name="ce668" table:number-columns-repeated="2"/>
          <table:table-cell table:style-name="ce87"/>
          <table:table-cell table:style-name="ce668" table:number-columns-repeated="3"/>
          <table:table-cell table:style-name="ce72" table:number-columns-repeated="2"/>
          <table:table-cell table:style-name="ce668" table:number-columns-repeated="15"/>
          <table:table-cell table:style-name="ce83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>
          <table:table-cell table:style-name="ce668" table:number-columns-repeated="5"/>
          <table:table-cell table:style-name="ce87"/>
          <table:table-cell table:style-name="ce668" table:number-columns-repeated="20"/>
          <table:table-cell table:style-name="ce83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6">
          <table:table-cell table:style-name="ce668" table:number-columns-repeated="5"/>
          <table:table-cell table:style-name="ce87"/>
          <table:table-cell table:style-name="ce668" table:number-columns-repeated="12"/>
          <table:table-cell table:style-name="ce137" table:number-columns-repeated="4"/>
          <table:table-cell table:style-name="ce668" table:number-columns-repeated="4"/>
          <table:table-cell table:style-name="ce83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 table:number-rows-repeated="2">
          <table:table-cell table:style-name="ce668" table:number-columns-repeated="5"/>
          <table:table-cell table:style-name="ce87"/>
          <table:table-cell table:style-name="ce668" table:number-columns-repeated="20"/>
          <table:table-cell table:style-name="ce83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5">
          <table:table-cell table:style-name="ce668" table:number-columns-repeated="5"/>
          <table:table-cell table:style-name="ce87" office:value-type="float" office:value="280" calcext:value-type="float">
            <text:p>280</text:p>
          </table:table-cell>
          <table:table-cell table:style-name="ce668"/>
          <table:table-cell table:style-name="ce109"/>
          <table:table-cell table:style-name="ce668" table:number-columns-repeated="10"/>
          <table:table-cell table:style-name="ce72" table:number-columns-repeated="5"/>
          <table:table-cell table:style-name="ce668" table:number-columns-repeated="3"/>
          <table:table-cell table:style-name="ce83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>
          <table:table-cell table:style-name="ce668" table:number-columns-repeated="5"/>
          <table:table-cell table:style-name="ce87" office:value-type="float" office:value="281" calcext:value-type="float">
            <text:p>281</text:p>
          </table:table-cell>
          <table:table-cell table:style-name="ce668"/>
          <table:table-cell table:style-name="ce109"/>
          <table:table-cell table:style-name="ce668" table:number-columns-repeated="18"/>
          <table:table-cell table:style-name="ce83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>
          <table:table-cell table:style-name="ce668" table:number-columns-repeated="5"/>
          <table:table-cell table:style-name="ce87" office:value-type="float" office:value="282" calcext:value-type="float">
            <text:p>282</text:p>
          </table:table-cell>
          <table:table-cell table:style-name="ce668" table:number-columns-repeated="20"/>
          <table:table-cell table:style-name="ce83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>
          <table:table-cell table:style-name="ce668" table:number-columns-repeated="5"/>
          <table:table-cell table:style-name="ce87" office:value-type="float" office:value="283" calcext:value-type="float">
            <text:p>283</text:p>
          </table:table-cell>
          <table:table-cell table:style-name="ce668" table:number-columns-repeated="20"/>
          <table:table-cell table:style-name="ce83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>
          <table:table-cell table:style-name="ce668" table:number-columns-repeated="5"/>
          <table:table-cell table:style-name="ce87" office:value-type="float" office:value="284" calcext:value-type="float">
            <text:p>284</text:p>
          </table:table-cell>
          <table:table-cell table:style-name="ce668" table:number-columns-repeated="20"/>
          <table:table-cell table:style-name="ce83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>
          <table:table-cell table:style-name="ce668" table:number-columns-repeated="5"/>
          <table:table-cell table:style-name="ce87" office:value-type="float" office:value="285" calcext:value-type="float">
            <text:p>285</text:p>
          </table:table-cell>
          <table:table-cell table:style-name="ce668" table:number-columns-repeated="20"/>
          <table:table-cell table:style-name="ce83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>
          <table:table-cell table:style-name="ce668" table:number-columns-repeated="5"/>
          <table:table-cell table:style-name="ce87" office:value-type="float" office:value="286" calcext:value-type="float">
            <text:p>286</text:p>
          </table:table-cell>
          <table:table-cell table:style-name="ce668" table:number-columns-repeated="20"/>
          <table:table-cell table:style-name="ce83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>
          <table:table-cell table:style-name="ce668" table:number-columns-repeated="5"/>
          <table:table-cell table:style-name="ce87" office:value-type="float" office:value="287" calcext:value-type="float">
            <text:p>287</text:p>
          </table:table-cell>
          <table:table-cell table:style-name="ce668" table:number-columns-repeated="20"/>
          <table:table-cell table:style-name="ce83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>
          <table:table-cell table:style-name="ce707" table:number-columns-repeated="5"/>
          <table:table-cell office:value-type="float" office:value="288" calcext:value-type="float">
            <text:p>288</text:p>
          </table:table-cell>
          <table:table-cell table:style-name="ce707" office:value-type="float" office:value="6" calcext:value-type="float">
            <text:p>6</text:p>
          </table:table-cell>
          <table:table-cell table:style-name="ce707" office:value-type="float" office:value="7" calcext:value-type="float">
            <text:p>7</text:p>
          </table:table-cell>
          <table:table-cell table:style-name="ce707" office:value-type="float" office:value="8" calcext:value-type="float">
            <text:p>8</text:p>
          </table:table-cell>
          <table:table-cell table:style-name="ce707" office:value-type="float" office:value="9" calcext:value-type="float">
            <text:p>9</text:p>
          </table:table-cell>
          <table:table-cell table:style-name="ce707" office:value-type="float" office:value="10" calcext:value-type="float">
            <text:p>10</text:p>
          </table:table-cell>
          <table:table-cell table:style-name="ce707" office:value-type="float" office:value="11" calcext:value-type="float">
            <text:p>11</text:p>
          </table:table-cell>
          <table:table-cell table:style-name="ce707" office:value-type="float" office:value="12" calcext:value-type="float">
            <text:p>12</text:p>
          </table:table-cell>
          <table:table-cell table:style-name="ce707" office:value-type="float" office:value="13" calcext:value-type="float">
            <text:p>13</text:p>
          </table:table-cell>
          <table:table-cell table:style-name="ce707" office:value-type="float" office:value="14" calcext:value-type="float">
            <text:p>14</text:p>
          </table:table-cell>
          <table:table-cell table:style-name="ce707" office:value-type="float" office:value="15" calcext:value-type="float">
            <text:p>15</text:p>
          </table:table-cell>
          <table:table-cell table:style-name="ce707" office:value-type="float" office:value="16" calcext:value-type="float">
            <text:p>16</text:p>
          </table:table-cell>
          <table:table-cell table:style-name="ce707" office:value-type="float" office:value="17" calcext:value-type="float">
            <text:p>17</text:p>
          </table:table-cell>
          <table:table-cell table:style-name="ce707" office:value-type="float" office:value="18" calcext:value-type="float">
            <text:p>18</text:p>
          </table:table-cell>
          <table:table-cell table:style-name="ce707" office:value-type="float" office:value="19" calcext:value-type="float">
            <text:p>19</text:p>
          </table:table-cell>
          <table:table-cell table:style-name="ce707" table:number-columns-repeated="1004"/>
        </table:table-row>
        <table:table-row table:style-name="ro18">
          <table:table-cell table:style-name="ce668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668" table:number-columns-repeated="4"/>
          <table:table-cell table:style-name="ce83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29">
          <table:table-cell table:style-name="ce668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6">sola lettura</text:span>)</text:p>
          </table:table-cell>
          <table:table-cell table:style-name="ce110" office:value-type="float" office:value="218" calcext:value-type="float">
            <text:p>218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5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668" table:number-columns-repeated="206"/>
          <table:table-cell table:number-columns-repeated="787"/>
        </table:table-row>
        <table:table-row table:style-name="ro30">
          <table:table-cell table:style-name="ce668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177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668"/>
          <table:table-cell table:style-name="Setvar_20_D" table:number-columns-repeated="10"/>
          <table:table-cell table:number-columns-repeated="11"/>
          <table:table-cell table:style-name="ce668" table:number-columns-repeated="206"/>
          <table:table-cell table:number-columns-repeated="787"/>
        </table:table-row>
        <table:table-row table:style-name="ro31">
          <table:table-cell table:style-name="ce668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177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668" table:number-columns-repeated="206"/>
          <table:table-cell table:number-columns-repeated="787"/>
        </table:table-row>
        <table:table-row table:style-name="ro29">
          <table:table-cell table:style-name="ce668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6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668" table:number-columns-repeated="206"/>
          <table:table-cell table:number-columns-repeated="787"/>
        </table:table-row>
        <table:table-row table:style-name="ro29">
          <table:table-cell table:style-name="ce668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6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5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668" table:number-columns-repeated="206"/>
          <table:table-cell table:number-columns-repeated="787"/>
        </table:table-row>
        <table:table-row table:style-name="ro29">
          <table:table-cell table:style-name="ce668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6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5" calcext:value-type="float">
            <text:p>25</text:p>
          </table:table-cell>
          <table:table-cell table:style-name="ce112" office:value-type="string" calcext:value-type="string">
            <text:p>0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668" table:number-columns-repeated="206"/>
          <table:table-cell table:number-columns-repeated="787"/>
        </table:table-row>
        <table:table-row table:style-name="ro31">
          <table:table-cell table:style-name="ce668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3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668" table:number-columns-repeated="206"/>
          <table:table-cell table:number-columns-repeated="787"/>
        </table:table-row>
        <table:table-row table:style-name="ro31">
          <table:table-cell table:style-name="ce668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3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668" table:number-columns-repeated="206"/>
          <table:table-cell table:number-columns-repeated="787"/>
        </table:table-row>
        <table:table-row table:style-name="ro30">
          <table:table-cell table:style-name="ce668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3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668" table:number-columns-repeated="206"/>
          <table:table-cell table:number-columns-repeated="787"/>
        </table:table-row>
        <table:table-row table:style-name="ro31">
          <table:table-cell table:style-name="ce668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3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668" table:number-columns-repeated="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1">
          <table:table-cell table:style-name="ce668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3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668" table:number-columns-repeated="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1">
          <table:table-cell table:style-name="ce668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3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668" table:number-columns-repeated="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1">
          <table:table-cell table:style-name="ce668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3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668" table:number-columns-repeated="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6">
          <table:table-cell table:style-name="ce668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3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668" table:number-columns-repeated="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0">
          <table:table-cell table:style-name="ce668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3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668" table:number-columns-repeated="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0">
          <table:table-cell table:style-name="ce668"/>
          <table:table-cell table:style-name="ce72" table:number-columns-repeated="2"/>
          <table:table-cell table:style-name="ce668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3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668" table:number-columns-repeated="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1">
          <table:table-cell table:style-name="ce668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668" table:number-columns-repeated="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1">
          <table:table-cell table:style-name="ce668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668" table:number-columns-repeated="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1">
          <table:table-cell table:style-name="ce668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668" table:number-columns-repeated="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1">
          <table:table-cell table:style-name="ce668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3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668" table:number-columns-repeated="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1">
          <table:table-cell table:style-name="ce668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668" table:number-columns-repeated="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1">
          <table:table-cell table:style-name="ce668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668" table:number-columns-repeated="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1">
          <table:table-cell table:style-name="ce668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668" table:number-columns-repeated="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0">
          <table:table-cell table:style-name="ce668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668" table:number-columns-repeated="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1">
          <table:table-cell table:style-name="ce668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668" table:number-columns-repeated="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1">
          <table:table-cell table:style-name="ce668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668" table:number-columns-repeated="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1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31">
          <table:table-cell table:style-name="ce668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668" table:number-columns-repeated="8"/>
          <table:table-cell table:style-name="Setvar_20_D" table:number-columns-repeated="2"/>
          <table:table-cell table:number-columns-repeated="11"/>
          <table:table-cell table:style-name="ce668" table:number-columns-repeated="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1">
          <table:table-cell table:style-name="ce668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7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668" table:number-columns-repeated="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1">
          <table:table-cell table:style-name="ce668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7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668" table:number-columns-repeated="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1">
          <table:table-cell table:style-name="ce668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7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668" table:number-columns-repeated="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1">
          <table:table-cell table:style-name="ce668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7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668" table:number-columns-repeated="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1">
          <table:table-cell table:style-name="ce668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668" table:number-columns-repeated="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1">
          <table:table-cell table:style-name="ce668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7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668" table:number-columns-repeated="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1">
          <table:table-cell table:style-name="ce668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668" table:number-columns-repeated="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1">
          <table:table-cell table:style-name="ce668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7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668" table:number-columns-repeated="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1">
          <table:table-cell table:style-name="ce668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668" table:number-columns-repeated="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2">
          <table:table-cell table:style-name="ce668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3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668" table:number-columns-repeated="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1">
          <table:table-cell table:style-name="ce668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3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668" table:number-columns-repeated="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1">
          <table:table-cell table:style-name="ce668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3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668" table:number-columns-repeated="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1">
          <table:table-cell table:style-name="ce668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6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668" table:number-columns-repeated="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0">
          <table:table-cell table:style-name="ce668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3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668" table:number-columns-repeated="14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6">
          <table:table-cell table:style-name="ce668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3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668" table:number-columns-repeated="14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1">
          <table:table-cell table:style-name="ce668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668" table:number-columns-repeated="14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1">
          <table:table-cell table:style-name="ce668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4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668" table:number-columns-repeated="14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1">
          <table:table-cell table:style-name="ce668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4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668" table:number-columns-repeated="14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1">
          <table:table-cell table:style-name="ce668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668" table:number-columns-repeated="1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1">
          <table:table-cell table:style-name="ce668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668" table:number-columns-repeated="1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1">
          <table:table-cell table:style-name="ce668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668" table:number-columns-repeated="13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 table:number-rows-repeated="31">
          <table:table-cell table:style-name="ce668" table:number-columns-repeated="5"/>
          <table:table-cell table:style-name="ce85"/>
          <table:table-cell table:style-name="ce668" table:number-columns-repeated="28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668" table:number-columns-repeated="8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668" table:number-columns-repeated="8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668" table:number-columns-repeated="8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668" table:number-columns-repeated="8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668" table:number-columns-repeated="8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668" table:number-columns-repeated="8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668" table:number-columns-repeated="8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668" table:number-columns-repeated="8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668" table:number-columns-repeated="8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668" table:number-columns-repeated="8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668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668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668" table:number-columns-repeated="7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668" table:number-columns-repeated="5"/>
          <table:table-cell office:value-type="float" office:value="326" calcext:value-type="float">
            <text:p>326</text:p>
          </table:table-cell>
          <table:table-cell table:style-name="ce668"/>
          <table:table-cell table:style-name="ce120" office:value-type="float" office:value="0.1" calcext:value-type="float">
            <text:p>0</text:p>
          </table:table-cell>
          <table:table-cell table:style-name="ce668" table:number-columns-repeated="26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668" table:number-columns-repeated="5"/>
          <table:table-cell office:value-type="float" office:value="327" calcext:value-type="float">
            <text:p>327</text:p>
          </table:table-cell>
          <table:table-cell table:style-name="ce668"/>
          <table:table-cell table:style-name="ce120" office:value-type="float" office:value="0" calcext:value-type="float">
            <text:p>0</text:p>
          </table:table-cell>
          <table:table-cell table:style-name="ce668" table:number-columns-repeated="26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668" table:number-columns-repeated="5"/>
          <table:table-cell office:value-type="float" office:value="328" calcext:value-type="float">
            <text:p>328</text:p>
          </table:table-cell>
          <table:table-cell table:style-name="ce668"/>
          <table:table-cell table:style-name="ce120" office:value-type="float" office:value="0" calcext:value-type="float">
            <text:p>0</text:p>
          </table:table-cell>
          <table:table-cell table:style-name="ce668" table:number-columns-repeated="26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668" table:number-columns-repeated="5"/>
          <table:table-cell office:value-type="float" office:value="329" calcext:value-type="float">
            <text:p>329</text:p>
          </table:table-cell>
          <table:table-cell table:style-name="ce668"/>
          <table:table-cell table:style-name="ce120" office:value-type="float" office:value="0" calcext:value-type="float">
            <text:p>0</text:p>
          </table:table-cell>
          <table:table-cell table:style-name="ce668" table:number-columns-repeated="26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668" table:number-columns-repeated="5"/>
          <table:table-cell office:value-type="float" office:value="330" calcext:value-type="float">
            <text:p>330</text:p>
          </table:table-cell>
          <table:table-cell table:style-name="ce668"/>
          <table:table-cell table:style-name="ce120" office:value-type="float" office:value="0" calcext:value-type="float">
            <text:p>0</text:p>
          </table:table-cell>
          <table:table-cell table:style-name="ce668" table:number-columns-repeated="26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668" table:number-columns-repeated="5"/>
          <table:table-cell office:value-type="float" office:value="331" calcext:value-type="float">
            <text:p>331</text:p>
          </table:table-cell>
          <table:table-cell table:style-name="ce668"/>
          <table:table-cell table:style-name="ce120" office:value-type="float" office:value="0" calcext:value-type="float">
            <text:p>0</text:p>
          </table:table-cell>
          <table:table-cell table:style-name="ce668" table:number-columns-repeated="26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668" table:number-columns-repeated="5"/>
          <table:table-cell office:value-type="float" office:value="332" calcext:value-type="float">
            <text:p>332</text:p>
          </table:table-cell>
          <table:table-cell table:style-name="ce668"/>
          <table:table-cell table:style-name="ce120" office:value-type="float" office:value="0" calcext:value-type="float">
            <text:p>0</text:p>
          </table:table-cell>
          <table:table-cell table:style-name="ce668" table:number-columns-repeated="26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668" table:number-columns-repeated="5"/>
          <table:table-cell office:value-type="float" office:value="333" calcext:value-type="float">
            <text:p>333</text:p>
          </table:table-cell>
          <table:table-cell table:style-name="ce668"/>
          <table:table-cell table:style-name="ce120" office:value-type="float" office:value="1" calcext:value-type="float">
            <text:p>1</text:p>
          </table:table-cell>
          <table:table-cell table:style-name="ce668" table:number-columns-repeated="26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668" table:number-columns-repeated="5"/>
          <table:table-cell office:value-type="float" office:value="334" calcext:value-type="float">
            <text:p>334</text:p>
          </table:table-cell>
          <table:table-cell table:style-name="ce668"/>
          <table:table-cell table:style-name="ce120" office:value-type="float" office:value="0" calcext:value-type="float">
            <text:p>0</text:p>
          </table:table-cell>
          <table:table-cell table:style-name="ce668" table:number-columns-repeated="26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668" table:number-columns-repeated="5"/>
          <table:table-cell office:value-type="float" office:value="335" calcext:value-type="float">
            <text:p>335</text:p>
          </table:table-cell>
          <table:table-cell table:style-name="ce668"/>
          <table:table-cell table:style-name="ce120" office:value-type="float" office:value="1" calcext:value-type="float">
            <text:p>1</text:p>
          </table:table-cell>
          <table:table-cell table:style-name="ce668" table:number-columns-repeated="26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668" table:number-columns-repeated="5"/>
          <table:table-cell office:value-type="float" office:value="336" calcext:value-type="float">
            <text:p>336</text:p>
          </table:table-cell>
          <table:table-cell table:style-name="ce668"/>
          <table:table-cell table:style-name="ce120"/>
          <table:table-cell table:style-name="ce668" table:number-columns-repeated="26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668" table:number-columns-repeated="5"/>
          <table:table-cell office:value-type="float" office:value="337" calcext:value-type="float">
            <text:p>337</text:p>
          </table:table-cell>
          <table:table-cell table:style-name="ce668"/>
          <table:table-cell table:style-name="ce120"/>
          <table:table-cell table:style-name="ce668" table:number-columns-repeated="26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668" table:number-columns-repeated="5"/>
          <table:table-cell office:value-type="float" office:value="338" calcext:value-type="float">
            <text:p>338</text:p>
          </table:table-cell>
          <table:table-cell table:style-name="ce668"/>
          <table:table-cell table:style-name="ce120"/>
          <table:table-cell table:style-name="ce668" table:number-columns-repeated="26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34">
          <table:table-cell table:style-name="ce668" table:number-columns-repeated="5"/>
          <table:table-cell office:value-type="float" office:value="339" calcext:value-type="float">
            <text:p>339</text:p>
          </table:table-cell>
          <table:table-cell table:style-name="ce668"/>
          <table:table-cell table:style-name="ce121"/>
          <table:table-cell table:style-name="ce668" table:number-columns-repeated="26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>
          <table:table-cell table:style-name="ce668" table:number-columns-repeated="5"/>
          <table:table-cell office:value-type="float" office:value="340" calcext:value-type="float">
            <text:p>340</text:p>
          </table:table-cell>
          <table:table-cell table:style-name="ce668" table:number-columns-repeated="28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>
          <table:table-cell table:style-name="ce668" table:number-columns-repeated="5"/>
          <table:table-cell office:value-type="float" office:value="341" calcext:value-type="float">
            <text:p>341</text:p>
          </table:table-cell>
          <table:table-cell table:style-name="ce668" table:number-columns-repeated="28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 table:number-rows-repeated="65044">
          <table:table-cell table:style-name="ce668" table:number-columns-repeated="5"/>
          <table:table-cell table:style-name="ce85"/>
          <table:table-cell table:style-name="ce668" table:number-columns-repeated="28"/>
          <table:table-cell table:style-name="ce85" table:number-columns-repeated="3"/>
          <table:table-cell table:style-name="ce668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6" table:print="false">
        <table:table-column table:style-name="co79" table:default-cell-style-name="Menu_5f_sfondo"/>
        <table:table-column table:style-name="co80" table:default-cell-style-name="Descriz"/>
        <table:table-column table:style-name="co81" table:default-cell-style-name="Dati_5f_valuta"/>
        <table:table-column table:style-name="co8" table:default-cell-style-name="Menu_5f_sfondo"/>
        <table:table-column table:style-name="co82" table:default-cell-style-name="Menu_5f_sfondo"/>
        <table:table-column table:style-name="co83" table:default-cell-style-name="Default"/>
        <table:table-column table:style-name="co84" table:default-cell-style-name="Default"/>
        <table:table-column table:style-name="co8" table:number-columns-repeated="7" table:default-cell-style-name="Default"/>
        <table:table-column table:style-name="co85" table:number-columns-repeated="2" table:default-cell-style-name="Default"/>
        <table:table-column table:style-name="co31" table:number-columns-repeated="44" table:default-cell-style-name="Default"/>
        <table:table-row table:style-name="ro18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694" table:formula="of:=[$COMPUTO.$S$2]" office:value-type="string" office:string-value="" calcext:value-type="error">
            <text:p>#N/D</text:p>
          </table:table-cell>
          <table:table-cell table:number-columns-repeated="55"/>
        </table:table-row>
        <table:table-row table:style-name="ro35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33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33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33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33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6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<text:span text:style-name="T8">Per lavori e somministrazioni</text:span>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/>
          <table:table-cell table:style-name="ce142" office:value-type="string" calcext:value-type="string">
            <text:p>Responsabile del Progetto:</text:p>
          </table:table-cell>
          <table:table-cell table:style-name="ce146" office:value-type="string" calcext:value-type="string">
            <text:p>RESPONSABILE DEL PROGETTO</text:p>
          </table:table-cell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/>
          <table:table-cell table:style-name="ce142" office:value-type="string" calcext:value-type="string">
            <text:p>Progettista:</text:p>
          </table:table-cell>
          <table:table-cell table:style-name="ce146"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/>
          <table:table-cell table:style-name="ce142" office:value-type="string" calcext:value-type="string">
            <text:p>Collaboratori:</text:p>
          </table:table-cell>
          <table:table-cell table:style-name="ce146" office:value-type="string" calcext:value-type="string">
            <text:p>COLLABORATORI</text:p>
          </table:table-cell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/>
          <table:table-cell table:style-name="ce142" office:value-type="string" calcext:value-type="string">
            <text:p>Direttore Lavori:</text:p>
          </table:table-cell>
          <table:table-cell table:style-name="Dati" office:value-type="string" calcext:value-type="string">
            <text:p>Direttore Lavori</text:p>
          </table:table-cell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0%&quot;);&quot;&quot;)" office:value-type="string" office:string-value="Ribasso del 0,000%" calcext:value-type="string">
            <text:p>Ribasso del 0,0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/>
          <table:table-cell table:style-name="ce142" office:value-type="string" calcext:value-type="string">
            <text:p>Appaltatore:</text:p>
          </table:table-cell>
          <table:table-cell table:style-name="Dati" office:value-type="string" calcext:value-type="string">
            <text:p>Appaltatore</text:p>
          </table:table-cell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/>
          <table:table-cell office:value-type="string" calcext:value-type="string">
            <text:p>ID offerta/progetto:</text:p>
          </table:table-cell>
          <table:table-cell table:style-name="ce146" office:value-type="string" calcext:value-type="string">
            <text:p>ID OFFERTA/PROGETTO</text:p>
          </table:table-cell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3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33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3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3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3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3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3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3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3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3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3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3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3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Revisione Progetto:</text:p>
          </table:table-cell>
          <table:table-cell table:style-name="Dati" office:value-type="string" calcext:value-type="string">
            <text:p>REVISIONE PROGETTO</text:p>
          </table:table-cell>
          <table:table-cell table:number-columns-repeated="57"/>
        </table:table-row>
        <table:table-row table:style-name="ro1" table:number-rows-repeated="10">
          <table:table-cell table:number-columns-repeated="2"/>
          <table:table-cell table:style-name="Dati"/>
          <table:table-cell table:number-columns-repeated="57"/>
        </table:table-row>
        <table:table-row table:style-name="ro33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33">
          <table:table-cell/>
          <table:table-cell office:value-type="string" calcext:value-type="string">
            <text:p>Appalto:</text:p>
          </table:table-cell>
          <table:table-cell table:content-validation-name="val3" office:value-type="string" calcext:value-type="string">
            <text:p>misura</text:p>
          </table:table-cell>
          <table:table-cell table:number-columns-repeated="57"/>
        </table:table-row>
        <table:table-row table:style-name="ro33">
          <table:table-cell/>
          <table:table-cell office:value-type="string" calcext:value-type="string">
            <text:p>Offerta:</text:p>
          </table:table-cell>
          <table:table-cell table:content-validation-name="val3" office:value-type="string" calcext:value-type="string">
            <text:p>unico ribasso</text:p>
          </table:table-cell>
          <table:table-cell table:number-columns-repeated="57"/>
        </table:table-row>
        <table:table-row table:style-name="ro33">
          <table:table-cell/>
          <table:table-cell office:value-type="string" calcext:value-type="string">
            <text:p>Importo lavori a misura:</text:p>
          </table:table-cell>
          <table:table-cell office:value-type="currency" office:currency="EUR" office:value="1" calcext:value-type="currency">
            <text:p>€ 1,00</text:p>
          </table:table-cell>
          <table:table-cell table:style-name="ce149"/>
          <table:table-cell table:number-columns-repeated="56"/>
        </table:table-row>
        <table:table-row table:style-name="ro33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33">
          <table:table-cell/>
          <table:table-cell office:value-type="string" calcext:value-type="string">
            <text:p>Importo offerto a misura:</text:p>
          </table:table-cell>
          <table:table-cell office:value-type="currency" office:currency="EUR" office:value="1" calcext:value-type="currency">
            <text:p>€ 1,00</text:p>
          </table:table-cell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33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33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33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float" office:value="0" calcext:value-type="float">
            <text:p>0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33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33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33">
          <table:table-cell/>
          <table:table-cell office:value-type="string" calcext:value-type="string">
            <text:p>Importo a contratto:</text:p>
          </table:table-cell>
          <table:table-cell table:formula="of:=[.C72]+[.C71]+[.C73]" office:value-type="currency" office:currency="EUR" office:value="1" calcext:value-type="currency">
            <text:p>€ 1,00</text:p>
          </table:table-cell>
          <table:table-cell office:value-type="string" calcext:value-type="string">
            <text:p>i=c+d+e</text:p>
          </table:table-cell>
          <table:table-cell table:number-columns-repeated="56"/>
        </table:table-row>
        <table:table-row table:style-name="ro37">
          <table:table-cell/>
          <table:table-cell office:value-type="string" calcext:value-type="string">
            <text:p>Ribasso:</text:p>
          </table:table-cell>
          <table:table-cell table:style-name="ce207" table:formula="of:=1-([.C71]+[.C72])/([.C69]+[.C70]-[.C73]-[.C75])" office:value-type="percentage" office:value="0" calcext:value-type="percentage">
            <text:p>0,000%</text:p>
          </table:table-cell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7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3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33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33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33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33">
          <table:table-cell/>
          <table:table-cell office:value-type="string" calcext:value-type="string">
            <text:p>I.V.A.:</text:p>
          </table:table-cell>
          <table:table-cell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6" table:print="false">
        <table:table-column table:style-name="co16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number-columns-repeated="2" table:default-cell-style-name="Default"/>
        <table:table-column table:style-name="co19" table:number-columns-repeated="4" table:default-cell-style-name="Default"/>
        <table:table-column table:style-name="co20" table:default-cell-style-name="Default"/>
        <table:table-column table:style-name="co89" table:default-cell-style-name="Default"/>
        <table:table-column table:style-name="co20" table:default-cell-style-name="Default"/>
        <table:table-column table:style-name="co90" table:default-cell-style-name="Default"/>
        <table:table-column table:style-name="co31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0" table:default-cell-style-name="Default"/>
        <table:table-column table:style-name="co31" table:default-cell-style-name="Default"/>
        <table:table-column table:style-name="co22" table:default-cell-style-name="Default"/>
        <table:table-column table:style-name="co92" table:number-columns-repeated="4" table:default-cell-style-name="Default"/>
        <table:table-column table:style-name="co31" table:number-columns-repeated="2" table:default-cell-style-name="Default"/>
        <table:table-column table:style-name="co93" table:default-cell-style-name="Default"/>
        <table:table-column table:style-name="co31" table:number-columns-repeated="2" table:default-cell-style-name="Default"/>
        <table:table-column table:style-name="co94" table:default-cell-style-name="Default"/>
        <table:table-column table:style-name="co31" table:default-cell-style-name="Default"/>
        <table:table-column table:style-name="co95" table:default-cell-style-name="Default"/>
        <table:table-column table:style-name="co31" table:number-columns-repeated="16" table:default-cell-style-name="Default"/>
        <table:table-column table:style-name="co96" table:number-columns-repeated="2" table:default-cell-style-name="Default"/>
        <table:table-column table:style-name="co31" table:number-columns-repeated="15" table:default-cell-style-name="Default"/>
        <table:table-row table:style-name="ro38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20"/>
        </table:table-row>
        <table:table-row table:style-name="ro4">
          <table:table-cell table:style-name="Comp_20_No_20_print" table:number-columns-repeated="17"/>
          <table:table-cell table:style-name="comp_20_In_20_testa" table:formula="of:=[.R91]" office:value-type="currency" office:currency="EUR" office:value="0" calcext:value-type="currency">
            <text:p>€ 0,00</text:p>
          </table:table-cell>
          <table:table-cell table:style-name="comp_20_In_20_testa" table:formula="of:=[.S91]" office:value-type="currency" office:currency="EUR" office:value="0" calcext:value-type="currency">
            <text:p>€ 0,00</text:p>
          </table:table-cell>
          <table:table-cell table:style-name="comp_20_In_20_testa" table:formula="of:=[.T91]" office:value-type="currency" office:currency="EUR" office:value="0" calcext:value-type="currency">
            <text:p>€ 0,00</text:p>
          </table:table-cell>
          <table:table-cell table:style-name="comp_20_In_20_testa" table:formula="of:=[.U91]" office:value-type="currency" office:currency="EUR" office:value="0" calcext:value-type="currency">
            <text:p>€ 0,00</text:p>
          </table:table-cell>
          <table:table-cell table:style-name="comp_20_In_20_testa" table:formula="of:=[.V91]" office:value-type="currency" office:currency="EUR" office:value="0" calcext:value-type="currency">
            <text:p>€ 0,00</text:p>
          </table:table-cell>
          <table:table-cell table:style-name="comp_20_In_20_testa" table:formula="of:=[.W91]" office:value-type="currency" office:currency="EUR" office:value="0" calcext:value-type="currency">
            <text:p>€ 0,00</text:p>
          </table:table-cell>
          <table:table-cell table:style-name="comp_20_In_20_testa" table:formula="of:=[.X91]" office:value-type="currency" office:currency="EUR" office:value="0" calcext:value-type="currency">
            <text:p>€ 0,00</text:p>
          </table:table-cell>
          <table:table-cell table:style-name="comp_20_In_20_testa" table:formula="of:=[.Y91]" office:value-type="currency" office:currency="EUR" office:value="0" calcext:value-type="currency">
            <text:p>€ 0,00</text:p>
          </table:table-cell>
          <table:table-cell table:style-name="comp_20_In_20_testa" table:formula="of:=[.Z91]" office:value-type="currency" office:currency="EUR" office:value="0" calcext:value-type="currency">
            <text:p>€ 0,00</text:p>
          </table:table-cell>
          <table:table-cell table:style-name="comp_20_In_20_testa" table:formula="of:=[.AA91]" office:value-type="currency" office:currency="EUR" office:value="0" calcext:value-type="currency">
            <text:p>€ 0,00</text:p>
          </table:table-cell>
          <table:table-cell table:style-name="comp_20_In_20_testa" table:formula="of:=[.AB91]" office:value-type="currency" office:currency="EUR" office:value="0" calcext:value-type="currency">
            <text:p>€ 0,00</text:p>
          </table:table-cell>
          <table:table-cell table:style-name="comp_20_In_20_testa" table:formula="of:=[.AC91]" office:value-type="currency" office:currency="EUR" office:value="0" calcext:value-type="currency">
            <text:p>€ 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style-name="comp_20_In_20_testa" table:formula="of:=[.AK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4"/>
        </table:table-row>
        <table:table-row table:style-name="ro1">
          <table:table-cell/>
          <table:table-cell table:style-name="livello-1-sopra" table:number-columns-repeated="63"/>
        </table:table-row>
        <table:table-row table:style-name="ro12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livello-1-sotto_5f_" table:number-columns-repeated="64"/>
        </table:table-row>
        <table:table-row table:style-name="ro1">
          <table:table-cell table:style-name="livello2_20_sopra" table:number-columns-repeated="64"/>
        </table:table-row>
        <table:table-row table:style-name="ro39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ce707" table:number-columns-repeated="24"/>
          <table:table-cell table:style-name="ce283" table:number-columns-repeated="4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 table:style-name="ro12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D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-group>
          <table:table-row table:style-name="ro13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5"/>
          </table:table-row>
        </table:table-row-group>
        <table:table-row table:style-name="ro14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D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D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D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D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D</text:p>
          </table:table-cell>
          <table:table-cell table:style-name="Comp-sotto_20_euri" table:formula="of:=[.S12]-[.AE12]" office:value-type="string" office:string-value="" calcext:value-type="error">
            <text:p>#N/D</text:p>
          </table:table-cell>
          <table:table-cell table:style-name="Comp-sotto_20__25_" table:formula="of:=VLOOKUP([.B10];elenco_prezzi;6;FALSE())" office:value-type="string" office:string-value="" calcext:value-type="error">
            <text:p>#N/D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D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D</text:p>
          </table:table-cell>
          <table:table-cell table:style-name="Comp_20_TOTALI" table:formula="of:=SUBTOTAL(9;[.S9:.S13])" office:value-type="string" office:string-value="" calcext:value-type="error">
            <text:p>#N/D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D</text:p>
          </table:table-cell>
          <table:table-cell table:style-name="Comp_20_TOTALI_20__25_" table:formula="of:=[.AE13]/[.S13]" office:value-type="string" office:string-value="" calcext:value-type="error">
            <text:p>#N/D</text:p>
          </table:table-cell>
          <table:table-cell table:style-name="Comp_20_TOTALI" table:formula="of:=SUBTOTAL(9;[.AE9:.AE13])" office:value-type="string" office:string-value="" calcext:value-type="error">
            <text:p>#N/D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2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38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2"/>
        </table:table-row>
        <table:table-row table:style-name="ro38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5"/>
        </table:table-row>
        <table:table-row table:style-name="ro1">
          <table:table-cell table:style-name="Reg_5f_prog" table:number-columns-repeated="52"/>
          <table:table-cell table:number-columns-repeated="12"/>
        </table:table-row>
        <table:table-row table:style-name="ro1">
          <table:table-cell table:style-name="Reg_5f_prog" table:number-columns-repeated="50"/>
          <table:table-cell table:number-columns-repeated="1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28"/>
        </table:table-row>
        <table:table-row table:style-name="ro40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D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28"/>
        </table:table-row>
        <table:table-row-group>
          <table:table-row table:style-name="ro41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28"/>
          </table:table-row>
        </table:table-row-group>
        <table:table-row table:style-name="ro41">
          <table:table-cell table:style-name="comp_20_10_20_s_5f_R"/>
          <table:table-cell table:style-name="Comp-Bianche_20_in_20_mezzo_5f_R"/>
          <table:table-cell table:style-name="comp_20_sotto_20_centro_5f_R" table:number-columns-repeated="6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D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28"/>
        </table:table-row>
        <table:table-row table:style-name="ro41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D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D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D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D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D</text:p>
          </table:table-cell>
          <table:table-cell table:style-name="Comp-sotto_20_euri" table:formula="of:=[.P27]-[.AE27]" office:value-type="string" office:string-value="" calcext:value-type="error">
            <text:p>#N/D</text:p>
          </table:table-cell>
          <table:table-cell table:style-name="Comp-sotto_20__25_" table:formula="of:=VLOOKUP([.B24];elenco_prezzi;6;FALSE())" office:value-type="string" office:string-value="" calcext:value-type="error">
            <text:p>#N/D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D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28"/>
        </table:table-row>
        <table:table-row table:style-name="ro1" table:number-rows-repeated="4">
          <table:table-cell table:number-columns-repeated="64"/>
        </table:table-row>
        <table:table-row-group>
          <table:table-row table:style-name="ro1" table:number-rows-repeated="59">
            <table:table-cell table:number-columns-repeated="64"/>
          </table:table-row>
          <table:table-row table:style-name="ro1" table:number-rows-repeated="3">
            <table:table-cell table:style-name="ce218" table:number-columns-repeated="50"/>
            <table:table-cell table:number-columns-repeated="14"/>
          </table:table-row>
          <table:table-row table:style-name="ro42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5" office:value-type="string" calcext:value-type="string">
              <text:p>Di cui sicurezza afferenti l'impresa</text:p>
            </table:table-cell>
            <table:table-cell table:style-name="An-lavoraz-_25_" table:formula="of:=COM.MICROSOFT.SWITCH([.E94]; &quot;Spese Generali&quot;; [$S1.$H$320]; &quot;Spese Generali (calcolate su F)&quot;; [$S1.$H$320]; &quot;utili d'impresa&quot;; [$S1.$H$321]; &quot;Utili d'Impresa (calcolata su F+G)&quot;; [$S1.$H$321]; &quot;Spese Generali e Utili (sulle voci precedenti)&quot;; [$S1.$H$322]; &quot;Di cui sicurezza afferenti l'impresa&quot;; [$S1.$H$319]; &quot;Oneri di Sicurezza&quot;; [$S1.$H$319]; &quot;Sconto&quot;; [$S1.$H$324]; &quot;Maggiorazione&quot;; [$S1.$H$326]; &quot;&quot; )" office:value-type="percentage" office:value="0" calcext:value-type="percentage">
              <text:p>0,00%</text:p>
            </table:table-cell>
            <table:table-cell table:style-name="An-lavoraz-Utili-num_20_sin" table:formula="of:=[.H91]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48"/>
          </table:table-row>
          <table:table-row table:style-name="ro1" table:number-rows-repeated="9">
            <table:table-cell table:number-columns-repeated="64"/>
          </table:table-row>
        </table:table-row-group>
        <table:table-row table:style-name="ro1" table:number-rows-repeated="4">
          <table:table-cell table:number-columns-repeated="64"/>
        </table:table-row>
        <table:table-row table:style-name="ro43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48"/>
        </table:table-row>
        <table:table-row table:style-name="ro8">
          <table:table-cell/>
          <table:table-cell table:style-name="ce847" office:value-type="string" calcext:value-type="string">
            <text:p>Cod. Art.?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[.H131]" office:value-type="string" office:string-value="" calcext:value-type="error">
            <text:p>#N/D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D</text:p>
          </table:table-cell>
          <table:table-cell table:style-name="An-1v-dx" table:formula="of:=SUM([.K110:.K131])" office:value-type="string" office:string-value="" calcext:value-type="error">
            <text:p>#N/D</text:p>
          </table:table-cell>
          <table:table-cell table:style-name="An-1v-dx" table:formula="of:=SUM([.L110:.L131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48"/>
        </table:table-row>
        <table:table-row table:style-name="ro8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489"/>
          <table:table-cell table:style-name="Analisi_5f_Sfondo" table:number-columns-repeated="4"/>
          <table:table-cell table:number-columns-repeated="48"/>
        </table:table-row>
        <table:table-row table:style-name="ro8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1]=&quot;&quot;;&quot;&quot;;&quot;  &quot;&amp;VLOOKUP([.B111]; elenco_prezzi; 2; FALSE())&amp;&quot; &quot;)" office:value-type="string" office:string-value="" calcext:value-type="error">
            <text:p>#N/D</text:p>
          </table:table-cell>
          <table:table-cell table:style-name="An-lavoraz-generica" table:formula="of:=IF([.B111]=&quot;&quot;;&quot;&quot;;&quot;  &quot;&amp;VLOOKUP([.B111]; elenco_prezzi; 3; FALSE())&amp;&quot; &quot;)" office:value-type="string" office:string-value="" calcext:value-type="error">
            <text:p>#N/D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D</text:p>
          </table:table-cell>
          <table:table-cell table:style-name="An-lavoraz-generica" table:formula="of:=[.E111]*[.F111]" office:value-type="string" office:string-value="" calcext:value-type="error">
            <text:p>#N/D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D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D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8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2]=&quot;&quot;;&quot;&quot;;&quot;  &quot;&amp;VLOOKUP([.B112]; elenco_prezzi; 2; FALSE())&amp;&quot; &quot;)" office:value-type="string" office:string-value="" calcext:value-type="error">
            <text:p>#N/D</text:p>
          </table:table-cell>
          <table:table-cell table:style-name="An-lavoraz-generica" table:formula="of:=IF([.B112]=&quot;&quot;;&quot;&quot;;&quot;  &quot;&amp;VLOOKUP([.B112]; elenco_prezzi; 3; FALSE())&amp;&quot; &quot;)" office:value-type="string" office:string-value="" calcext:value-type="error">
            <text:p>#N/D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D</text:p>
          </table:table-cell>
          <table:table-cell table:style-name="An-lavoraz-generica" table:formula="of:=[.E112]*[.F112]" office:value-type="string" office:string-value="" calcext:value-type="error">
            <text:p>#N/D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D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D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8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3]=&quot;&quot;;&quot;&quot;;&quot;  &quot;&amp;VLOOKUP([.B113]; elenco_prezzi; 2; FALSE())&amp;&quot; &quot;)" office:value-type="string" office:string-value="" calcext:value-type="error">
            <text:p>#N/D</text:p>
          </table:table-cell>
          <table:table-cell table:style-name="An-lavoraz-generica" table:formula="of:=IF([.B113]=&quot;&quot;;&quot;&quot;;&quot;  &quot;&amp;VLOOKUP([.B113]; elenco_prezzi; 3; FALSE())&amp;&quot; &quot;)" office:value-type="string" office:string-value="" calcext:value-type="error">
            <text:p>#N/D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D</text:p>
          </table:table-cell>
          <table:table-cell table:style-name="An-lavoraz-generica" table:formula="of:=[.E113]*[.F113]" office:value-type="string" office:string-value="" calcext:value-type="error">
            <text:p>#N/D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D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D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8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D</text:p>
          </table:table-cell>
          <table:table-cell table:style-name="An-lavoraz-dx_25_" table:formula="of:=[.H114]/[.H127]" office:value-type="string" office:string-value="" calcext:value-type="error">
            <text:p>#N/D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8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8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6]=&quot;&quot;;&quot;&quot;;&quot;  &quot;&amp;VLOOKUP([.B116]; elenco_prezzi; 2; FALSE())&amp;&quot; &quot;)" office:value-type="string" office:string-value="" calcext:value-type="error">
            <text:p>#N/D</text:p>
          </table:table-cell>
          <table:table-cell table:style-name="An-lavoraz-generica" table:formula="of:=IF([.B116]=&quot;&quot;;&quot;&quot;;&quot;  &quot;&amp;VLOOKUP([.B116]; elenco_prezzi; 3; FALSE())&amp;&quot; &quot;)" office:value-type="string" office:string-value="" calcext:value-type="error">
            <text:p>#N/D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D</text:p>
          </table:table-cell>
          <table:table-cell table:style-name="An-lavoraz-generica" table:formula="of:=[.E116]*[.F116]" office:value-type="string" office:string-value="" calcext:value-type="error">
            <text:p>#N/D</text:p>
          </table:table-cell>
          <table:table-cell table:style-name="An-senza"/>
          <table:table-cell table:style-name="An-DX-Bold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D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D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8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D</text:p>
          </table:table-cell>
          <table:table-cell table:style-name="An-lavoraz-dx_25_" table:formula="of:=[.H117]/[.H127]" office:value-type="string" office:string-value="" calcext:value-type="error">
            <text:p>#N/D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8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8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9]=&quot;&quot;;&quot;&quot;;&quot;  &quot;&amp;VLOOKUP([.B119]; elenco_prezzi; 2; FALSE())&amp;&quot; &quot;)" office:value-type="string" office:string-value="" calcext:value-type="error">
            <text:p>#N/D</text:p>
          </table:table-cell>
          <table:table-cell table:style-name="An-lavoraz-generica" table:formula="of:=IF([.B119]=&quot;&quot;;&quot;&quot;;&quot;  &quot;&amp;VLOOKUP([.B119]; elenco_prezzi; 3; FALSE())&amp;&quot; &quot;)" office:value-type="string" office:string-value="" calcext:value-type="error">
            <text:p>#N/D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D</text:p>
          </table:table-cell>
          <table:table-cell table:style-name="An-lavoraz-generica" table:formula="of:=[.E119]*[.F119]" office:value-type="string" office:string-value="" calcext:value-type="error">
            <text:p>#N/D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D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D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8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D</text:p>
          </table:table-cell>
          <table:table-cell table:style-name="An-lavoraz-dx_25_" table:formula="of:=[.H120]/[.H127]" office:value-type="string" office:string-value="" calcext:value-type="error">
            <text:p>#N/D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8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8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2]=&quot;&quot;;&quot;&quot;;&quot;  &quot;&amp;VLOOKUP([.B122]; elenco_prezzi; 2; FALSE())&amp;&quot; &quot;)" office:value-type="string" office:string-value="" calcext:value-type="error">
            <text:p>#N/D</text:p>
          </table:table-cell>
          <table:table-cell table:style-name="An-lavoraz-generica" table:formula="of:=IF([.B122]=&quot;&quot;;&quot;&quot;;&quot;  &quot;&amp;VLOOKUP([.B122]; elenco_prezzi; 3; FALSE())&amp;&quot; &quot;)" office:value-type="string" office:string-value="" calcext:value-type="error">
            <text:p>#N/D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D</text:p>
          </table:table-cell>
          <table:table-cell table:style-name="An-lavoraz-generica" table:formula="of:=[.E122]*[.F122]" office:value-type="string" office:string-value="" calcext:value-type="error">
            <text:p>#N/D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D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D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8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D</text:p>
          </table:table-cell>
          <table:table-cell table:style-name="An-lavoraz-dx_25_" table:formula="of:=[.H123]/[.H127]" office:value-type="string" office:string-value="" calcext:value-type="error">
            <text:p>#N/D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8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8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5]=&quot;&quot;;&quot;&quot;;&quot;  &quot;&amp;VLOOKUP([.B125]; elenco_prezzi; 2; FALSE())&amp;&quot; &quot;)" office:value-type="string" office:string-value="" calcext:value-type="error">
            <text:p>#N/D</text:p>
          </table:table-cell>
          <table:table-cell table:style-name="An-lavoraz-generica" table:formula="of:=IF([.B125]=&quot;&quot;;&quot;&quot;;&quot;  &quot;&amp;VLOOKUP([.B125]; elenco_prezzi; 3; FALSE())&amp;&quot; &quot;)" office:value-type="string" office:string-value="" calcext:value-type="error">
            <text:p>#N/D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D</text:p>
          </table:table-cell>
          <table:table-cell table:style-name="An-lavoraz-generica" table:formula="of:=[.E125]*[.F125]" office:value-type="string" office:string-value="" calcext:value-type="error">
            <text:p>#N/D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D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D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8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D</text:p>
          </table:table-cell>
          <table:table-cell table:style-name="An-lavoraz-dx_25_" table:formula="of:=[.H126]/[.H127]" office:value-type="string" office:string-value="" calcext:value-type="error">
            <text:p>#N/D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8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D</text:p>
          </table:table-cell>
          <table:table-cell table:style-name="An-lavoraz-dx_25_" table:formula="of:=SUM([.I110:.I126])" office:value-type="string" office:string-value="" calcext:value-type="error">
            <text:p>#N/D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8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8]" office:value-type="string" office:string-value="" calcext:value-type="error">
            <text:p>#N/D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8]=&quot;Oneri di Sicurezza&quot;;[.G128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8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D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8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30])" office:value-type="string" office:string-value="" calcext:value-type="error">
            <text:p>#N/D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8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D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10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48"/>
        </table:table-row>
        <table:table-row table:style-name="ro1">
          <table:table-cell/>
          <table:table-cell table:style-name="Analisi_5f_Sfondo" table:number-columns-repeated="15"/>
          <table:table-cell table:number-columns-repeated="48"/>
        </table:table-row>
      </table:table>
      <table:table table:name="cP_Cop" table:style-name="ta7" table:print-ranges="cP_Cop.A1:cP_Cop.H43">
        <table:table-column table:style-name="co97" table:default-cell-style-name="Default"/>
        <table:table-column table:style-name="co31" table:number-columns-repeated="5" table:default-cell-style-name="Default"/>
        <table:table-column table:style-name="co98" table:default-cell-style-name="Default"/>
        <table:table-column table:style-name="co8" table:default-cell-style-name="Default"/>
        <table:table-column table:style-name="co99" table:default-cell-style-name="Default"/>
        <table:table-row table:style-name="ro13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3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9">
          <table:table-cell/>
          <table:table-cell table:style-name="Copertina_5f_Titolo_20_2" table:formula="of:=&quot;PROGETTO: &quot;&amp;[$S2.C3]" office:value-type="string" office:string-value="PROGETTO: " calcext:value-type="string" table:number-columns-spanned="6" table:number-rows-spanned="1">
            <text:p>PROGETTO: 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13" table:number-rows-repeated="3">
          <table:table-cell table:number-columns-repeated="3"/>
          <table:table-cell table:style-name="Copertina_5f_nomi-2"/>
          <table:table-cell table:number-columns-repeated="5"/>
        </table:table-row>
        <table:table-row table:style-name="ro44">
          <table:table-cell/>
          <table:table-cell table:style-name="ce228" office:value-type="string" calcext:value-type="string" table:number-columns-spanned="6" table:number-rows-spanned="1">
            <text:p>Stazione Appaltante – Committente: 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45">
          <table:table-cell/>
          <table:table-cell table:style-name="ce229" table:formula="of:=[S2.C6]" office:value-type="string" office:string-value="Comune di Matera" calcext:value-type="string" table:number-columns-spanned="6" table:number-rows-spanned="1">
            <text:p>Comune di Matera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21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44">
          <table:table-cell/>
          <table:table-cell table:style-name="ce228" table:number-columns-spanned="6" table:number-rows-spanned="1"/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21" table:number-rows-repeated="4">
          <table:table-cell/>
          <table:table-cell table:style-name="Copertina_5f_Titolo"/>
          <table:table-cell table:number-columns-repeated="7"/>
        </table:table-row>
        <table:table-row table:style-name="ro19">
          <table:table-cell/>
          <table:table-cell table:style-name="Copertina_5f_Titolo_20_2" table:content-validation-name="val6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21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3">
          <table:table-cell/>
          <table:table-cell table:style-name="Copertina_5f_nomi-2"/>
          <table:table-cell table:style-name="Copertina_5f_nomi" table:number-columns-spanned="5" table:number-rows-spanned="1"/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3">
          <table:table-cell/>
          <table:table-cell table:style-name="Copertina_5f_nomi-2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3">
          <table:table-cell/>
          <table:table-cell table:style-name="Copertina_5f_nomi-2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3">
          <table:table-cell/>
          <table:table-cell table:style-name="ce230" table:formula="of:=[$S2.B12]" office:value-type="string" office:string-value="Responsabile del Progetto:" calcext:value-type="string">
            <text:p>Responsabile del Progetto:</text:p>
          </table:table-cell>
          <table:table-cell/>
          <table:table-cell table:style-name="ce232" table:formula="of:=IF([$S2.C12]=0;&quot;&quot;;[$S2.C12])" office:value-type="string" office:string-value="RESPONSABILE DEL PROGETTO" calcext:value-type="string">
            <text:p>RESPONSABILE DEL PROGETTO</text:p>
          </table:table-cell>
          <table:table-cell table:number-columns-repeated="5"/>
        </table:table-row>
        <table:table-row table:style-name="ro13">
          <table:table-cell/>
          <table:table-cell table:style-name="ce230" table:formula="of:=[$S2.B13]" office:value-type="string" office:string-value="Progettista:" calcext:value-type="string">
            <text:p>Progettista:</text:p>
          </table:table-cell>
          <table:table-cell/>
          <table:table-cell table:style-name="ce232" table:formula="of:=IF([$S2.C13]=0;&quot;&quot;;[$S2.C13])" office:value-type="string" office:string-value="PROGETTISTA" calcext:value-type="string">
            <text:p>PROGETTISTA</text:p>
          </table:table-cell>
          <table:table-cell table:number-columns-repeated="5"/>
        </table:table-row>
        <table:table-row table:style-name="ro13">
          <table:table-cell/>
          <table:table-cell table:style-name="ce230" table:formula="of:=[$S2.B14]" office:value-type="string" office:string-value="Collaboratori:" calcext:value-type="string">
            <text:p>Collaboratori:</text:p>
          </table:table-cell>
          <table:table-cell/>
          <table:table-cell table:style-name="ce232" table:formula="of:=IF([$S2.C14]=0;&quot;&quot;;[$S2.C14])" office:value-type="string" office:string-value="COLLABORATORI" calcext:value-type="string">
            <text:p>COLLABORATORI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[$S2.B19]" office:value-type="string" office:string-value="ID offerta/progetto:" calcext:value-type="string">
            <text:p>ID offerta/progetto:</text:p>
          </table:table-cell>
          <table:table-cell table:style-name="ce232" table:formula="of:=IF([$S2.C19]=0;&quot;&quot;;[$S2.C19])" office:value-type="string" office:string-value="ID OFFERTA/PROGETTO" calcext:value-type="string">
            <text:p>ID OFFERTA/PROGETT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3">
          <table:table-cell/>
          <table:table-cell office:value-type="string" calcext:value-type="string">
            <text:p>Data:</text:p>
          </table:table-cell>
          <table:table-cell table:number-columns-repeated="3"/>
          <table:table-cell table:style-name="Copertina_5f_nomi-2" office:value-type="string" calcext:value-type="string">
            <text:p>Rev. n.</text:p>
          </table:table-cell>
          <table:table-cell table:formula="of:=[$S2.C55]" office:value-type="string" office:string-value="REVISIONE PROGETTO" calcext:value-type="string">
            <text:p>REVISIONE PROGETTO</text:p>
          </table:table-cell>
          <table:table-cell table:number-columns-repeated="2"/>
        </table:table-row>
      </table:table>
      <table:table table:name="cT_Cop" table:style-name="ta7" table:print="false">
        <table:table-column table:style-name="co8" table:number-columns-repeated="7" table:default-cell-style-name="Default"/>
        <table:table-row table:style-name="ro13">
          <table:table-cell table:number-columns-repeated="3"/>
          <table:table-cell table:style-name="ce29"/>
          <table:table-cell table:number-columns-repeated="3"/>
        </table:table-row>
        <table:table-row table:style-name="ro1" table:number-rows-repeated="2">
          <table:table-cell table:style-name="ce499"/>
          <table:table-cell table:number-columns-repeated="6"/>
        </table:table-row>
        <table:table-row table:style-name="ro13">
          <table:table-cell table:number-columns-repeated="3"/>
          <table:table-cell table:style-name="ce29"/>
          <table:table-cell table:number-columns-repeated="3"/>
        </table:table-row>
        <table:table-row table:style-name="ro19">
          <table:table-cell table:style-name="ce49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9"/>
          <table:covered-table-cell table:number-columns-repeated="3"/>
        </table:table-row>
        <table:table-row table:style-name="ro13" table:number-rows-repeated="2">
          <table:table-cell table:style-name="ce499"/>
          <table:table-cell table:number-columns-repeated="2"/>
          <table:table-cell table:style-name="ce29"/>
          <table:table-cell table:number-columns-repeated="3"/>
        </table:table-row>
        <table:table-row table:style-name="ro20">
          <table:table-cell table:style-name="ce499"/>
          <table:table-cell table:style-name="ce23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21">
          <table:table-cell table:style-name="ce499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15">
          <table:table-cell table:number-columns-repeated="3"/>
          <table:table-cell table:style-name="ce334"/>
          <table:table-cell table:number-columns-repeated="3"/>
        </table:table-row>
        <table:table-row table:style-name="ro15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9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31"/>
          <table:covered-table-cell table:number-columns-repeated="3"/>
        </table:table-row>
        <table:table-row table:style-name="ro21">
          <table:table-cell table:number-columns-repeated="3"/>
          <table:table-cell table:style-name="ce31"/>
          <table:table-cell table:number-columns-repeated="3"/>
        </table:table-row>
        <table:table-row table:style-name="ro39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15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21" table:number-rows-repeated="4">
          <table:table-cell table:number-columns-repeated="3"/>
          <table:table-cell table:style-name="ce31"/>
          <table:table-cell table:number-columns-repeated="3"/>
        </table:table-row>
        <table:table-row table:style-name="ro23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1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23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string" office:string-value="Appaltatore" calcext:value-type="string">
            <text:p>Appaltatore</text:p>
          </table:table-cell>
          <table:table-cell table:number-columns-repeated="4"/>
        </table:table-row>
        <table:table-row table:style-name="ro22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13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46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499"/>
          <table:table-cell table:number-columns-repeated="6"/>
        </table:table-row>
        <table:table-row table:style-name="ro39">
          <table:table-cell table:style-name="ce499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13">
          <table:table-cell table:style-name="ce499"/>
          <table:table-cell table:number-columns-repeated="3"/>
          <table:table-cell table:style-name="ce337" table:formula="of:=[S2.C12]" office:value-type="string" office:string-value="RESPONSABILE DEL PROGETTO" calcext:value-type="string" table:number-columns-spanned="2" table:number-rows-spanned="1">
            <text:p>RESPONSABILE DEL PROGETTO</text:p>
          </table:table-cell>
          <table:covered-table-cell/>
          <table:table-cell/>
        </table:table-row>
        <table:table-row table:style-name="ro1" table:number-rows-repeated="3">
          <table:table-cell table:style-name="ce499"/>
          <table:table-cell table:number-columns-repeated="6"/>
        </table:table-row>
        <table:table-row table:style-name="ro1">
          <table:table-cell table:style-name="ce499"/>
          <table:table-cell table:number-columns-repeated="6"/>
        </table:table-row>
      </table:table>
      <table:table table:name="cT_Doc_accorp" table:style-name="ta5" table:print="false">
        <table:table-column table:style-name="co100" table:default-cell-style-name="Verb_5f_Normale_20_dx"/>
        <table:table-column table:style-name="co101" table:default-cell-style-name="Default"/>
        <table:table-column table:style-name="co102" table:default-cell-style-name="Default"/>
        <table:table-column table:style-name="co99" table:default-cell-style-name="Default"/>
        <table:table-column table:style-name="co103" table:default-cell-style-name="Default"/>
        <table:table-column table:style-name="co104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22">
          <table:table-cell table:style-name="Normale_20_giust"/>
          <table:table-cell table:style-name="ce259"/>
          <table:table-cell table:number-columns-repeated="62"/>
        </table:table-row>
        <table:table-row table:style-name="ro16">
          <table:table-cell table:style-name="ce17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898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16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261"/>
          <table:table-cell table:number-columns-repeated="60"/>
        </table:table-row>
        <table:table-row table:style-name="ro21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35">
          <table:table-cell/>
          <table:table-cell table:style-name="ce861"/>
          <table:table-cell table:number-columns-repeated="62"/>
        </table:table-row>
        <table:table-row table:style-name="ro25">
          <table:table-cell office:value-type="string" calcext:value-type="string">
            <text:p>Stazione Appaltante:</text:p>
          </table:table-cell>
          <table:table-cell table:style-name="ce262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9"/>
          <table:table-cell table:number-columns-repeated="60"/>
        </table:table-row>
        <table:table-row table:style-name="ro25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9"/>
          <table:table-cell table:number-columns-repeated="60"/>
        </table:table-row>
        <table:table-row table:style-name="ro25">
          <table:table-cell office:value-type="string" calcext:value-type="string">
            <text:p>Contratto in data:</text:p>
          </table:table-cell>
          <table:table-cell table:style-name="ce263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22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2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2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2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5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5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5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25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5">
          <table:table-cell office:value-type="string" calcext:value-type="string">
            <text:p>Accantonamento per saggi e indagini:</text:p>
          </table:table-cell>
          <table:table-cell table:style-name="ce264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25">
          <table:table-cell office:value-type="string" calcext:value-type="string">
            <text:p>Oneri di sicurezza:</text:p>
          </table:table-cell>
          <table:table-cell table:style-name="ce264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22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25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RESPONSABILE DEL PROGETTO," calcext:value-type="string">
            <text:p>RESPONSABILE DEL PROGETTO,</text:p>
          </table:table-cell>
          <table:table-cell table:number-columns-repeated="62"/>
        </table:table-row>
        <table:table-row table:style-name="ro25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25">
          <table:table-cell office:value-type="string" calcext:value-type="string">
            <text:p>Visto il verbale di deliberazione della</text:p>
          </table:table-cell>
          <table:table-cell table:style-name="ce264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25">
          <table:table-cell office:value-type="string" calcext:value-type="string">
            <text:p>Visto il verbale di deliberazione della</text:p>
          </table:table-cell>
          <table:table-cell table:style-name="ce26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7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25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string" office:string-value="ID OFFERTA/PROGETTO" calcext:value-type="string" table:number-columns-spanned="3" table:number-rows-spanned="1">
            <text:p>ID OFFERTA/PROGETTO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25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25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25">
          <table:table-cell office:value-type="string" calcext:value-type="string">
            <text:p>oltre (non soggette a ribasso):</text:p>
          </table:table-cell>
          <table:table-cell table:style-name="ce264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25">
          <table:table-cell office:value-type="string" calcext:value-type="string">
            <text:p>e</text:p>
          </table:table-cell>
          <table:table-cell table:style-name="ce264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25">
          <table:table-cell office:value-type="string" calcext:value-type="string">
            <text:p>per un totale di:</text:p>
          </table:table-cell>
          <table:table-cell table:style-name="ce265" table:formula="of:=[S2.C30]" office:value-type="date" office:date-value="1899-12-30" calcext:value-type="date">
            <text:p>30/12/1899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8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22">
          <table:table-cell office:value-type="string" calcext:value-type="string">
            <text:p>il responsabile del procedimento:</text:p>
          </table:table-cell>
          <table:table-cell table:style-name="ce262" table:formula="of:=[S2.C12]" office:value-type="string" office:string-value="RESPONSABILE DEL PROGETTO" calcext:value-type="string">
            <text:p>RESPONSABILE DEL PROGETTO</text:p>
          </table:table-cell>
          <table:table-cell table:style-name="ce266" table:number-columns-repeated="2"/>
          <table:table-cell table:number-columns-repeated="60"/>
        </table:table-row>
        <table:table-row table:style-name="ro22">
          <table:table-cell office:value-type="string" calcext:value-type="string">
            <text:p>il Direttore lavori:</text:p>
          </table:table-cell>
          <table:table-cell table:style-name="ce262" table:formula="of:=[S2.C16]" office:value-type="string" office:string-value="Direttore Lavori" calcext:value-type="string">
            <text:p>Direttore Lavori</text:p>
          </table:table-cell>
          <table:table-cell table:style-name="ce266" table:number-columns-repeated="2"/>
          <table:table-cell table:number-columns-repeated="60"/>
        </table:table-row>
        <table:table-row table:style-name="ro22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262"/>
          <table:table-cell table:style-name="ce266" table:number-columns-repeated="2"/>
          <table:table-cell table:number-columns-repeated="60"/>
        </table:table-row>
        <table:table-row table:style-name="ro22">
          <table:table-cell table:style-name="Verbale" table:formula="of:=[S2.C17]" office:value-type="string" office:string-value="Appaltatore" calcext:value-type="string">
            <text:p>Appaltatore</text:p>
          </table:table-cell>
          <table:table-cell table:style-name="ce262"/>
          <table:table-cell table:style-name="ce266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262"/>
          <table:covered-table-cell table:number-columns-repeated="2" table:style-name="ce266"/>
          <table:table-cell table:number-columns-repeated="60"/>
        </table:table-row>
        <table:table-row table:style-name="ro49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262"/>
          <table:covered-table-cell table:number-columns-repeated="2" table:style-name="ce266"/>
          <table:table-cell table:number-columns-repeated="60"/>
        </table:table-row>
        <table:table-row table:style-name="ro50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262"/>
          <table:covered-table-cell table:number-columns-repeated="2" table:style-name="ce266"/>
          <table:table-cell table:number-columns-repeated="60"/>
        </table:table-row>
        <table:table-row table:style-name="ro47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266"/>
          <table:table-cell table:number-columns-repeated="60"/>
        </table:table-row>
        <table:table-row table:style-name="ro22">
          <table:table-cell table:style-name="Verb_5f_unite_20_sin"/>
          <table:table-cell table:style-name="ce266" table:number-columns-repeated="3"/>
          <table:table-cell table:number-columns-repeated="60"/>
        </table:table-row>
        <table:table-row table:style-name="ro17">
          <table:table-cell table:style-name="ce858" office:value-type="string" calcext:value-type="string">
            <text:p>Letto e confermato</text:p>
          </table:table-cell>
          <table:table-cell table:style-name="ce261" table:number-columns-repeated="3"/>
          <table:table-cell table:number-columns-repeated="60"/>
        </table:table-row>
        <table:table-row table:style-name="ro17">
          <table:table-cell table:style-name="ce858"/>
          <table:table-cell table:style-name="ce261" table:number-columns-repeated="3"/>
          <table:table-cell table:number-columns-repeated="60"/>
        </table:table-row>
        <table:table-row table:style-name="ro1">
          <table:table-cell table:style-name="ce859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860"/>
          <table:table-cell table:number-columns-repeated="63"/>
        </table:table-row>
        <table:table-row table:style-name="ro21" table:number-rows-repeated="3">
          <table:table-cell table:style-name="ce861"/>
          <table:table-cell table:number-columns-repeated="63"/>
        </table:table-row>
        <table:table-row table:style-name="ro21">
          <table:table-cell table:style-name="ce863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3"/>
        </table:table-row>
        <table:table-row table:style-name="ro21" table:number-rows-repeated="3">
          <table:table-cell table:style-name="ce861"/>
          <table:table-cell table:number-columns-repeated="63"/>
        </table:table-row>
        <table:table-row table:style-name="ro21">
          <table:table-cell table:style-name="ce863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string" office:string-value="RESPONSABILE DEL PROGETTO" calcext:value-type="string">
            <text:p>RESPONSABILE DEL PROGETTO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2">
          <table:table-cell table:style-name="Normale_20_giust"/>
          <table:table-cell table:style-name="ce259"/>
          <table:table-cell table:number-columns-repeated="62"/>
        </table:table-row>
        <table:table-row table:style-name="ro51">
          <table:table-cell table:style-name="Normale_20_giust"/>
          <table:table-cell table:style-name="ce259"/>
          <table:table-cell table:number-columns-repeated="62"/>
        </table:table-row>
        <table:table-row table:style-name="ro16">
          <table:table-cell table:style-name="ce864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22">
          <table:table-cell table:style-name="Normale_20_giust"/>
          <table:table-cell table:style-name="ce259"/>
          <table:table-cell table:number-columns-repeated="62"/>
        </table:table-row>
        <table:table-row table:style-name="ro52">
          <table:table-cell table:style-name="ce240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898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53">
          <table:table-cell table:style-name="ce879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261"/>
          <table:table-cell table:style-name="ce261"/>
          <table:table-cell table:number-columns-repeated="60"/>
        </table:table-row>
        <table:table-row table:style-name="ro21">
          <table:table-cell table:style-name="Normale"/>
          <table:table-cell table:style-name="Verb_5f_grassetto"/>
          <table:table-cell table:number-columns-repeated="62"/>
        </table:table-row>
        <table:table-row table:style-name="ro35">
          <table:table-cell/>
          <table:table-cell table:style-name="ce861"/>
          <table:table-cell table:number-columns-repeated="62"/>
        </table:table-row>
        <table:table-row table:style-name="ro25">
          <table:table-cell office:value-type="string" calcext:value-type="string">
            <text:p>Stazione Appaltante:</text:p>
          </table:table-cell>
          <table:table-cell table:style-name="ce262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9"/>
          <table:table-cell table:number-columns-repeated="60"/>
        </table:table-row>
        <table:table-row table:style-name="ro25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9"/>
          <table:table-cell table:number-columns-repeated="60"/>
        </table:table-row>
        <table:table-row table:style-name="ro25">
          <table:table-cell office:value-type="string" calcext:value-type="string">
            <text:p>Contratto in data:</text:p>
          </table:table-cell>
          <table:table-cell table:style-name="ce267" table:formula="of:=[S2.C20]" office:value-type="date" office:date-value="1899-12-30" calcext:value-type="date" table:number-columns-spanned="3" table:number-rows-spanned="1">
            <text:p>30/12/99</text:p>
          </table:table-cell>
          <table:covered-table-cell table:number-columns-repeated="2"/>
          <table:table-cell table:number-columns-repeated="60"/>
        </table:table-row>
        <table:table-row table:style-name="ro22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2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2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2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5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5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5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IF!</text:p>
          </table:table-cell>
          <table:table-cell table:style-name="Numero"/>
          <table:table-cell table:number-columns-repeated="61"/>
        </table:table-row>
        <table:table-row table:style-name="ro25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5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5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35" table:number-rows-repeated="2">
          <table:table-cell/>
          <table:table-cell table:style-name="Verb_5f_Normale_20_Sin"/>
          <table:table-cell table:number-columns-repeated="62"/>
        </table:table-row>
        <table:table-row table:style-name="ro25">
          <table:table-cell table:style-name="ce880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Appaltatore appalatrice dei lavori in oggetto" calcext:value-type="string" table:number-columns-spanned="4" table:number-rows-spanned="1">
            <text:p>Vista la richiesta di proroga per l'ultimazione dei lavori del 29/05/08 da parte dell'impresa Appaltatore appalatrice dei lavori in oggetto</text:p>
          </table:table-cell>
          <table:covered-table-cell table:number-columns-repeated="3" table:style-name="ce902"/>
          <table:table-cell table:number-columns-repeated="60"/>
        </table:table-row>
        <table:table-row table:style-name="ro25">
          <table:table-cell table:style-name="ce881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Direttore Lavori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Direttore Lavori, in qualità di Direttore Lavori, esaminate le motivazioni addotte in quella richiesta e ritenendole corrette e giustificate , esprime parere favorevole alla richiesta di proroga</text:p>
          </table:table-cell>
          <table:covered-table-cell table:style-name="ce903"/>
          <table:covered-table-cell table:number-columns-repeated="2" table:style-name="ce902"/>
          <table:table-cell table:number-columns-repeated="60"/>
        </table:table-row>
        <table:table-row table:style-name="ro35">
          <table:table-cell/>
          <table:table-cell table:style-name="Verb_5f_Normale_20_Sin"/>
          <table:table-cell table:number-columns-repeated="62"/>
        </table:table-row>
        <table:table-row table:style-name="ro25">
          <table:table-cell table:style-name="ce882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54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5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54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35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7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8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883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860" office:value-type="string" calcext:value-type="string">
            <text:p>Avigliana li, 05/05/08</text:p>
          </table:table-cell>
          <table:table-cell table:number-columns-repeated="63"/>
        </table:table-row>
        <table:table-row table:style-name="ro21">
          <table:table-cell table:style-name="ce861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string" office:string-value="PROGETTISTA" calcext:value-type="string">
            <text:p>PROGETTISTA</text:p>
          </table:table-cell>
          <table:table-cell table:number-columns-repeated="63"/>
        </table:table-row>
        <table:table-row table:style-name="ro1">
          <table:table-cell table:style-name="ce884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55">
          <table:table-cell table:style-name="Default"/>
          <table:table-cell table:number-columns-repeated="63"/>
        </table:table-row>
        <table:table-row table:style-name="ro25">
          <table:table-cell table:style-name="ce247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21">
          <table:table-cell table:style-name="ce886"/>
          <table:table-cell table:number-columns-repeated="63"/>
        </table:table-row>
        <table:table-row table:style-name="ro27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21">
          <table:table-cell table:style-name="Normale"/>
          <table:table-cell table:number-columns-repeated="63"/>
        </table:table-row>
        <table:table-row table:style-name="ro22">
          <table:table-cell table:style-name="Normale_20_dx"/>
          <table:table-cell table:style-name="Normale_20_Sin"/>
          <table:table-cell table:number-columns-repeated="62"/>
        </table:table-row>
        <table:table-row table:style-name="ro56">
          <table:table-cell table:style-name="Normale_20_dx" office:value-type="string" calcext:value-type="string">
            <text:p>Stazione Appaltante:</text:p>
          </table:table-cell>
          <table:table-cell table:style-name="ce904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56">
          <table:table-cell table:style-name="Normale_20_dx" office:value-type="string" calcext:value-type="string">
            <text:p><text:s/>Impresa appaltatrice: </text:p>
          </table:table-cell>
          <table:table-cell table:style-name="ce904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56">
          <table:table-cell table:style-name="Normale_20_dx" office:value-type="string" calcext:value-type="string">
            <text:p>Contratto registrato in data: </text:p>
          </table:table-cell>
          <table:table-cell table:style-name="ce905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22">
          <table:table-cell table:style-name="Normale_20_dx" office:value-type="string" calcext:value-type="string">
            <text:p>Registrato a :</text:p>
          </table:table-cell>
          <table:table-cell table:style-name="ce272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22">
          <table:table-cell table:style-name="Normale_20_dx" office:value-type="string" calcext:value-type="string">
            <text:p><text:s/>N° rep.</text:p>
          </table:table-cell>
          <table:table-cell table:style-name="ce272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21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22">
          <table:table-cell table:style-name="ce887" office:value-type="string" calcext:value-type="string">
            <text:p>Al netto del ribasso d’asta del :</text:p>
          </table:table-cell>
          <table:table-cell table:style-name="Normale_20_Sin" table:formula="of:=[S2.C17]" office:value-type="string" office:string-value="Appaltatore" calcext:value-type="string">
            <text:p>Appaltatore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22">
          <table:table-cell table:style-name="ce888"/>
          <table:table-cell table:number-columns-repeated="63"/>
        </table:table-row>
        <table:table-row table:style-name="ro22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21">
          <table:table-cell table:style-name="ce889"/>
          <table:table-cell table:number-columns-repeated="63"/>
        </table:table-row>
        <table:table-row table:style-name="ro22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22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string" office:string-value="COLLABORATORI" calcext:value-type="string">
            <text:p>COLLABORATORI</text:p>
          </table:table-cell>
          <table:table-cell/>
          <table:table-cell table:style-name="ce911"/>
          <table:table-cell table:number-columns-repeated="60"/>
        </table:table-row>
        <table:table-row table:style-name="ro22">
          <table:table-cell table:style-name="ce890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911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22">
          <table:table-cell table:style-name="ce891" office:value-type="string" calcext:value-type="string">
            <text:p>vennero consegnati i lavori in oggetto; </text:p>
          </table:table-cell>
          <table:table-cell table:number-columns-repeated="2"/>
          <table:table-cell table:style-name="ce911"/>
          <table:table-cell table:number-columns-repeated="60"/>
        </table:table-row>
        <table:table-row table:style-name="ro22">
          <table:table-cell table:style-name="ce891" office:value-type="string" calcext:value-type="string">
            <text:p>che il tempo utile per l'esecuzione dei lavori è di gg</text:p>
          </table:table-cell>
          <table:table-cell/>
          <table:table-cell table:style-name="ce272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8">
          <table:table-cell table:style-name="ce892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906"/>
          <table:table-cell table:number-columns-repeated="60"/>
        </table:table-row>
        <table:table-row table:style-name="ro56">
          <table:table-cell table:style-name="ce892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906"/>
          <table:table-cell table:number-columns-repeated="60"/>
        </table:table-row>
        <table:table-row table:style-name="ro27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56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6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6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6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22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22">
          <table:table-cell table:style-name="Normale_20_giust" table:number-columns-repeated="4"/>
          <table:table-cell table:number-columns-repeated="60"/>
        </table:table-row>
        <table:table-row table:style-name="ro22">
          <table:table-cell table:style-name="ce891"/>
          <table:table-cell/>
          <table:table-cell table:style-name="Normale_20_giust" table:number-columns-repeated="2"/>
          <table:table-cell table:number-columns-repeated="60"/>
        </table:table-row>
        <table:table-row table:style-name="ro22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22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2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2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2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2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2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2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2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2">
          <table:table-cell table:style-name="ce893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2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2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2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2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2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2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2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2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2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2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22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22">
          <table:table-cell table:style-name="ce894"/>
          <table:table-cell/>
          <table:table-cell table:style-name="Normale_20_giust" table:number-columns-repeated="2"/>
          <table:table-cell table:number-columns-repeated="60"/>
        </table:table-row>
        <table:table-row table:style-name="ro29">
          <table:table-cell table:style-name="ce895" office:value-type="string" calcext:value-type="string">
            <text:p>L’impresa appaltatrice: </text:p>
          </table:table-cell>
          <table:table-cell table:style-name="ce274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10"/>
          <table:table-cell table:number-columns-repeated="60"/>
        </table:table-row>
        <table:table-row table:style-name="ro22" table:number-rows-repeated="4">
          <table:table-cell table:style-name="Normale_20_Sin"/>
          <table:table-cell table:number-columns-repeated="63"/>
        </table:table-row>
        <table:table-row table:style-name="ro21">
          <table:table-cell table:style-name="ce894"/>
          <table:table-cell table:number-columns-repeated="63"/>
        </table:table-row>
        <table:table-row table:style-name="ro29">
          <table:table-cell table:style-name="ce895" office:value-type="string" calcext:value-type="string">
            <text:p>Il direttore dei lavori:</text:p>
          </table:table-cell>
          <table:table-cell table:style-name="ce908" table:formula="of:=[S2.C14]" office:value-type="string" office:string-value="COLLABORATORI" calcext:value-type="string">
            <text:p>COLLABORATORI</text:p>
          </table:table-cell>
          <table:table-cell table:number-columns-repeated="62"/>
        </table:table-row>
        <table:table-row table:style-name="ro22" table:number-rows-repeated="4">
          <table:table-cell table:style-name="Normale_20_Sin"/>
          <table:table-cell table:style-name="ce499"/>
          <table:table-cell table:number-columns-repeated="62"/>
        </table:table-row>
        <table:table-row table:style-name="ro21">
          <table:table-cell table:style-name="ce894"/>
          <table:table-cell table:style-name="ce499"/>
          <table:table-cell table:number-columns-repeated="62"/>
        </table:table-row>
        <table:table-row table:style-name="ro29">
          <table:table-cell table:style-name="ce895" office:value-type="string" calcext:value-type="string">
            <text:p>Il responsabile del procedimento:</text:p>
          </table:table-cell>
          <table:table-cell table:style-name="ce276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896"/>
          <table:table-cell table:number-columns-repeated="63"/>
        </table:table-row>
      </table:table>
      <table:table table:name="cT_Doc_CP_01" table:style-name="ta5" table:print="false">
        <table:table-column table:style-name="co105" table:default-cell-style-name="ce912"/>
        <table:table-column table:style-name="co32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36" table:default-cell-style-name="Default"/>
        <table:table-column table:style-name="co31" table:default-cell-style-name="Default"/>
        <table:table-row table:style-name="ro15">
          <table:table-cell/>
          <table:table-cell table:style-name="ce922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925"/>
          <table:table-cell/>
        </table:table-row>
        <table:table-row table:style-name="ro24">
          <table:table-cell/>
          <table:table-cell table:style-name="ce291"/>
          <table:table-cell table:style-name="ce308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946"/>
          <table:covered-table-cell table:style-name="ce925"/>
          <table:table-cell table:style-name="ce925"/>
          <table:table-cell/>
        </table:table-row>
        <table:table-row table:style-name="ro41">
          <table:table-cell/>
          <table:table-cell table:style-name="ce924"/>
          <table:table-cell table:style-name="ce925" table:number-columns-repeated="4"/>
          <table:table-cell/>
        </table:table-row>
        <table:table-row table:style-name="ro15">
          <table:table-cell/>
          <table:table-cell table:style-name="ce925" table:number-columns-repeated="2"/>
          <table:table-cell table:style-name="ce947" office:value-type="string" calcext:value-type="string" table:number-columns-spanned="2" table:number-rows-spanned="1">
            <text:p>CERTIFICATO DI PAGAMENTO N.1</text:p>
          </table:table-cell>
          <table:covered-table-cell table:style-name="ce925"/>
          <table:table-cell table:style-name="ce925"/>
          <table:table-cell/>
        </table:table-row>
        <table:table-row table:style-name="ro41">
          <table:table-cell/>
          <table:table-cell table:style-name="ce925" table:number-columns-repeated="2"/>
          <table:table-cell table:style-name="ce948" office:value-type="string" calcext:value-type="string">
            <text:p>PER IL PAGAMENTO DELLA RATA N.1 DI </text:p>
          </table:table-cell>
          <table:table-cell table:style-name="ce326" table:formula="of:=[.F39]" office:value-type="currency" office:currency="EUR" office:value="-2200" calcext:value-type="currency">
            <text:p>-€ 2.200,00</text:p>
          </table:table-cell>
          <table:table-cell table:style-name="ce925"/>
          <table:table-cell/>
        </table:table-row>
        <table:table-row table:style-name="ro15">
          <table:table-cell/>
          <table:table-cell table:style-name="ce926"/>
          <table:table-cell table:style-name="ce925" table:number-columns-repeated="4"/>
          <table:table-cell/>
        </table:table-row>
        <table:table-row table:style-name="ro15">
          <table:table-cell/>
          <table:table-cell table:style-name="ce926"/>
          <table:table-cell table:style-name="ce295" office:value-type="string" calcext:value-type="string">
            <text:p>Committente:</text:p>
          </table:table-cell>
          <table:table-cell table:style-name="ce318" table:formula="of:=[S2.C7]" office:value-type="float" office:value="0" calcext:value-type="float">
            <text:p>0</text:p>
          </table:table-cell>
          <table:table-cell table:style-name="ce925" table:number-columns-repeated="2"/>
          <table:table-cell/>
        </table:table-row>
        <table:table-row table:style-name="ro41">
          <table:table-cell/>
          <table:table-cell table:style-name="ce295" office:value-type="string" calcext:value-type="string" table:number-columns-spanned="2" table:number-rows-spanned="1">
            <text:p><text:s/>Impresa appaltatrice:</text:p>
          </table:table-cell>
          <table:covered-table-cell table:style-name="ce940"/>
          <table:table-cell table:style-name="ce949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925"/>
          <table:table-cell/>
        </table:table-row>
        <table:table-row table:style-name="ro41">
          <table:table-cell/>
          <table:table-cell table:style-name="ce928" table:number-columns-spanned="5" table:number-rows-spanned="1"/>
          <table:covered-table-cell table:number-columns-repeated="4" table:style-name="ce925"/>
          <table:table-cell/>
        </table:table-row>
        <table:table-row table:style-name="ro41">
          <table:table-cell table:style-name="ce280" office:value-type="string" calcext:value-type="string" table:number-columns-spanned="3" table:number-rows-spanned="1">
            <text:p><text:s/>Certificati Precedenti </text:p>
          </table:table-cell>
          <table:covered-table-cell table:style-name="ce929"/>
          <table:covered-table-cell table:style-name="ce310"/>
          <table:table-cell table:style-name="ce306" table:number-columns-repeated="3"/>
          <table:table-cell/>
        </table:table-row>
        <table:table-row table:style-name="ro41">
          <table:table-cell table:style-name="ce280" office:value-type="string" calcext:value-type="string">
            <text:p>n.</text:p>
          </table:table-cell>
          <table:table-cell table:style-name="ce930" office:value-type="string" calcext:value-type="string">
            <text:p>data</text:p>
          </table:table-cell>
          <table:table-cell table:style-name="ce930" office:value-type="string" calcext:value-type="string">
            <text:p><text:s/>importo </text:p>
          </table:table-cell>
          <table:table-cell table:style-name="ce306" office:value-type="string" calcext:value-type="string">
            <text:p>IL SOTTOSCRITTO DIRETTORE DEI LAVORI:</text:p>
          </table:table-cell>
          <table:table-cell table:style-name="ce925" table:formula="of:=[S2.C16]" office:value-type="string" office:string-value="Direttore Lavori" calcext:value-type="string" table:number-columns-spanned="2" table:number-rows-spanned="1">
            <text:p>Direttore Lavori</text:p>
          </table:table-cell>
          <table:covered-table-cell table:style-name="ce925"/>
          <table:table-cell/>
        </table:table-row>
        <table:table-row table:style-name="ro41">
          <table:table-cell table:style-name="ce914"/>
          <table:table-cell table:style-name="ce931"/>
          <table:table-cell table:style-name="ce942"/>
          <table:table-cell table:style-name="ce950" table:formula="of:=[S2.B20]" office:value-type="string" office:string-value="Estremi del contratto:" calcext:value-type="string">
            <text:p>Estremi del contratto:</text:p>
          </table:table-cell>
          <table:table-cell table:style-name="ce327" table:formula="of:=[S2.C20]" office:value-type="date" office:date-value="1899-12-30" calcext:value-type="date" table:number-columns-spanned="2" table:number-rows-spanned="1">
            <text:p>30/12/99</text:p>
          </table:table-cell>
          <table:covered-table-cell table:style-name="ce925"/>
          <table:table-cell/>
        </table:table-row>
        <table:table-row table:style-name="ro41">
          <table:table-cell table:style-name="ce915"/>
          <table:table-cell table:style-name="ce932"/>
          <table:table-cell table:style-name="ce933"/>
          <table:table-cell table:style-name="ce951" office:value-type="string" calcext:value-type="string">
            <text:p>con il quale fu affidata all'impresa: </text:p>
          </table:table-cell>
          <table:table-cell table:style-name="ce925" table:number-columns-repeated="2"/>
          <table:table-cell/>
        </table:table-row>
        <table:table-row table:style-name="ro41">
          <table:table-cell table:style-name="ce915"/>
          <table:table-cell table:style-name="ce932"/>
          <table:table-cell table:style-name="ce933"/>
          <table:table-cell table:style-name="ce952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925"/>
          <table:table-cell/>
        </table:table-row>
        <table:table-row table:style-name="ro41">
          <table:table-cell table:style-name="ce915"/>
          <table:table-cell table:style-name="ce932"/>
          <table:table-cell table:style-name="ce933"/>
          <table:table-cell table:style-name="ce306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925"/>
          <table:table-cell/>
        </table:table-row>
        <table:table-row table:style-name="ro41">
          <table:table-cell table:style-name="ce915"/>
          <table:table-cell table:style-name="ce932"/>
          <table:table-cell table:style-name="ce933"/>
          <table:table-cell table:style-name="ce951" office:value-type="string" calcext:value-type="string">
            <text:p>per l'importo di netti euro </text:p>
          </table:table-cell>
          <table:table-cell table:style-name="ce958" table:formula="of:=[S2.C70]" office:value-type="currency" office:currency="EUR" office:value="0" calcext:value-type="currency">
            <text:p>€ 0,00</text:p>
          </table:table-cell>
          <table:table-cell table:style-name="ce925"/>
          <table:table-cell/>
        </table:table-row>
        <table:table-row table:style-name="ro41">
          <table:table-cell table:style-name="ce915"/>
          <table:table-cell table:style-name="ce932"/>
          <table:table-cell table:style-name="ce933"/>
          <table:table-cell table:style-name="ce951" office:value-type="string" calcext:value-type="string">
            <text:p>oltre a oneri per sicurezza pari a euro </text:p>
          </table:table-cell>
          <table:table-cell table:style-name="ce958" table:formula="of:=[S2.C75]" office:value-type="currency" office:currency="EUR" office:value="0" calcext:value-type="currency">
            <text:p>€ 0,00</text:p>
          </table:table-cell>
          <table:table-cell table:style-name="ce925"/>
          <table:table-cell/>
        </table:table-row>
        <table:table-row table:style-name="ro41">
          <table:table-cell table:style-name="ce915"/>
          <table:table-cell table:style-name="ce932"/>
          <table:table-cell table:style-name="ce933"/>
          <table:table-cell table:style-name="ce306"/>
          <table:table-cell table:style-name="ce925" table:number-columns-repeated="2"/>
          <table:table-cell/>
        </table:table-row>
        <table:table-row table:style-name="ro41">
          <table:table-cell table:style-name="ce915"/>
          <table:table-cell table:style-name="ce932"/>
          <table:table-cell table:style-name="ce933"/>
          <table:table-cell table:style-name="ce306" office:value-type="string" calcext:value-type="string">
            <text:p>Risultando dalla contabilità sino ad oggi l'ammontare dei lavori </text:p>
          </table:table-cell>
          <table:table-cell table:style-name="ce925" table:number-columns-repeated="2"/>
          <table:table-cell/>
        </table:table-row>
        <table:table-row table:style-name="ro41">
          <table:table-cell table:style-name="ce915"/>
          <table:table-cell table:style-name="ce932"/>
          <table:table-cell table:style-name="ce933"/>
          <table:table-cell table:style-name="ce306" table:number-columns-spanned="3" table:number-rows-spanned="1"/>
          <table:covered-table-cell table:number-columns-repeated="2" table:style-name="ce925"/>
          <table:table-cell/>
        </table:table-row>
        <table:table-row table:style-name="ro41">
          <table:table-cell table:style-name="ce915"/>
          <table:table-cell table:style-name="ce933" office:value-type="string" calcext:value-type="string">
            <text:p> </text:p>
          </table:table-cell>
          <table:table-cell table:style-name="ce933"/>
          <table:table-cell table:style-name="ce953" office:value-type="string" calcext:value-type="string">
            <text:p>Per Lavori e somministrazioni</text:p>
          </table:table-cell>
          <table:table-cell table:style-name="ce958" table:formula="of:=[S2.C84]" office:value-type="currency" office:currency="EUR" office:value="0" calcext:value-type="currency">
            <text:p>€ 0,00</text:p>
          </table:table-cell>
          <table:table-cell table:style-name="ce306"/>
          <table:table-cell/>
        </table:table-row>
        <table:table-row table:style-name="ro41">
          <table:table-cell table:style-name="ce915"/>
          <table:table-cell table:style-name="ce933" office:value-type="string" calcext:value-type="string">
            <text:p> </text:p>
          </table:table-cell>
          <table:table-cell table:style-name="ce933"/>
          <table:table-cell table:style-name="ce953"/>
          <table:table-cell table:style-name="ce959"/>
          <table:table-cell table:style-name="ce306"/>
          <table:table-cell/>
        </table:table-row>
        <table:table-row table:style-name="ro41">
          <table:table-cell table:style-name="ce915"/>
          <table:table-cell table:style-name="ce933" table:number-columns-repeated="2"/>
          <table:table-cell table:style-name="ce951" office:value-type="string" calcext:value-type="string">
            <text:p>Totale </text:p>
          </table:table-cell>
          <table:table-cell table:style-name="ce960" table:formula="of:=-[.E22]+[.E21]" office:value-type="currency" office:currency="EUR" office:value="0" calcext:value-type="currency">
            <text:p>€ 0,00</text:p>
          </table:table-cell>
          <table:table-cell table:style-name="ce306"/>
          <table:table-cell/>
        </table:table-row>
        <table:table-row table:style-name="ro41">
          <table:table-cell table:style-name="ce915"/>
          <table:table-cell table:style-name="ce933" table:number-columns-repeated="2"/>
          <table:table-cell table:style-name="ce951" office:value-type="string" calcext:value-type="string">
            <text:p>Per oneri sicurezza da computo</text:p>
          </table:table-cell>
          <table:table-cell table:style-name="ce958"/>
          <table:table-cell table:style-name="ce306"/>
          <table:table-cell/>
        </table:table-row>
        <table:table-row table:style-name="ro41">
          <table:table-cell table:style-name="ce915"/>
          <table:table-cell table:style-name="ce933" table:number-columns-repeated="2"/>
          <table:table-cell table:style-name="ce951" office:value-type="string" calcext:value-type="string">
            <text:p>Per oneri aggiuntivi della sicurezza</text:p>
          </table:table-cell>
          <table:table-cell table:style-name="ce958"/>
          <table:table-cell table:style-name="ce306"/>
          <table:table-cell/>
        </table:table-row>
        <table:table-row table:style-name="ro41">
          <table:table-cell table:style-name="ce915"/>
          <table:table-cell table:number-columns-repeated="2" table:style-name="ce933" office:value-type="string" calcext:value-type="string">
            <text:p> </text:p>
          </table:table-cell>
          <table:table-cell table:style-name="ce951" office:value-type="string" calcext:value-type="string">
            <text:p>Per oneri della sicurezza</text:p>
          </table:table-cell>
          <table:table-cell table:style-name="ce960" table:formula="of:=[S2.C82]" office:value-type="currency" office:currency="EUR" office:value="0" calcext:value-type="currency">
            <text:p>€ 0,00</text:p>
          </table:table-cell>
          <table:table-cell table:style-name="ce306"/>
          <table:table-cell/>
        </table:table-row>
        <table:table-row table:style-name="ro41">
          <table:table-cell table:style-name="ce915"/>
          <table:table-cell table:style-name="ce933" table:number-columns-repeated="2"/>
          <table:table-cell table:style-name="ce951" office:value-type="string" calcext:value-type="string">
            <text:p>Saggi ed indagini </text:p>
          </table:table-cell>
          <table:table-cell table:style-name="ce960"/>
          <table:table-cell table:style-name="ce306"/>
          <table:table-cell/>
        </table:table-row>
        <table:table-row table:style-name="ro41">
          <table:table-cell table:style-name="ce915"/>
          <table:table-cell table:style-name="ce933" table:number-columns-repeated="2"/>
          <table:table-cell table:style-name="ce951"/>
          <table:table-cell table:style-name="ce961"/>
          <table:table-cell table:style-name="ce306"/>
          <table:table-cell/>
        </table:table-row>
        <table:table-row table:style-name="ro41">
          <table:table-cell table:style-name="ce915"/>
          <table:table-cell table:number-columns-repeated="2" table:style-name="ce933" office:value-type="string" calcext:value-type="string">
            <text:p> </text:p>
          </table:table-cell>
          <table:table-cell table:style-name="ce951" office:value-type="string" calcext:value-type="string">
            <text:p>Sommano complessivi</text:p>
          </table:table-cell>
          <table:table-cell table:style-name="ce960" table:formula="of:=[.E23]+[.E26]+[.E27]" office:value-type="currency" office:currency="EUR" office:value="0" calcext:value-type="currency">
            <text:p>€ 0,00</text:p>
          </table:table-cell>
          <table:table-cell table:style-name="ce306"/>
          <table:table-cell table:style-name="ce968"/>
        </table:table-row>
        <table:table-row table:style-name="ro59">
          <table:table-cell table:style-name="ce915"/>
          <table:table-cell table:style-name="ce933" table:number-columns-repeated="2"/>
          <table:table-cell table:style-name="ce951"/>
          <table:table-cell table:style-name="ce962" office:value-type="string" calcext:value-type="string">
            <text:p>DETRAZIONI</text:p>
          </table:table-cell>
          <table:table-cell table:style-name="ce306"/>
          <table:table-cell table:style-name="ce968"/>
        </table:table-row>
        <table:table-row table:style-name="ro41">
          <table:table-cell table:style-name="ce915"/>
          <table:table-cell table:number-columns-repeated="2" table:style-name="ce933" office:value-type="string" calcext:value-type="string">
            <text:p> </text:p>
          </table:table-cell>
          <table:table-cell table:style-name="ce951" office:value-type="string" calcext:value-type="string">
            <text:p>Ritenuta per anticipazioni</text:p>
          </table:table-cell>
          <table:table-cell table:style-name="ce963" office:value-type="currency" office:currency="EUR" office:value="2000" calcext:value-type="currency">
            <text:p>€ 2.000,00</text:p>
          </table:table-cell>
          <table:table-cell table:style-name="ce306"/>
          <table:table-cell/>
        </table:table-row>
        <table:table-row table:style-name="ro41">
          <table:table-cell table:style-name="ce915"/>
          <table:table-cell table:number-columns-repeated="2" table:style-name="ce933" office:value-type="string" calcext:value-type="string">
            <text:p> </text:p>
          </table:table-cell>
          <table:table-cell table:style-name="ce951" office:value-type="string" calcext:value-type="string">
            <text:p>Garanzia per le strutture (5% da contratto)</text:p>
          </table:table-cell>
          <table:table-cell table:style-name="ce339" table:formula="of:=[.E29]*0.05" office:value-type="currency" office:currency="EUR" office:value="0" calcext:value-type="currency">
            <text:p>€ 0,00</text:p>
          </table:table-cell>
          <table:table-cell table:style-name="ce306"/>
          <table:table-cell/>
        </table:table-row>
        <table:table-row table:style-name="ro41">
          <table:table-cell table:style-name="ce915"/>
          <table:table-cell table:number-columns-repeated="2" table:style-name="ce933" office:value-type="string" calcext:value-type="string">
            <text:p> </text:p>
          </table:table-cell>
          <table:table-cell table:style-name="ce951" office:value-type="string" calcext:value-type="string">
            <text:p>Ritenuta del 0,50% per infortuni</text:p>
          </table:table-cell>
          <table:table-cell table:style-name="ce958" table:formula="of:=[.E29]*0.005" office:value-type="currency" office:currency="EUR" office:value="0" calcext:value-type="currency">
            <text:p>€ 0,00</text:p>
          </table:table-cell>
          <table:table-cell table:style-name="ce306"/>
          <table:table-cell/>
        </table:table-row>
        <table:table-row table:style-name="ro41">
          <table:table-cell table:style-name="ce915"/>
          <table:table-cell table:number-columns-repeated="2" table:style-name="ce933" office:value-type="string" calcext:value-type="string">
            <text:p> </text:p>
          </table:table-cell>
          <table:table-cell table:style-name="ce951" office:value-type="string" calcext:value-type="string">
            <text:p>Certificati precedenti:</text:p>
          </table:table-cell>
          <table:table-cell table:style-name="ce959" table:formula="of:=[.C41]" office:value-type="float" office:value="0" calcext:value-type="float">
            <text:p>0</text:p>
          </table:table-cell>
          <table:table-cell table:style-name="ce306"/>
          <table:table-cell/>
        </table:table-row>
        <table:table-row table:style-name="ro41">
          <table:table-cell table:style-name="ce915"/>
          <table:table-cell table:number-columns-repeated="2" table:style-name="ce933" office:value-type="string" calcext:value-type="string">
            <text:p> </text:p>
          </table:table-cell>
          <table:table-cell table:style-name="ce951"/>
          <table:table-cell table:style-name="ce303" table:number-columns-repeated="2"/>
          <table:table-cell/>
        </table:table-row>
        <table:table-row table:style-name="ro41">
          <table:table-cell table:style-name="ce915"/>
          <table:table-cell table:number-columns-repeated="2" table:style-name="ce933" office:value-type="string" calcext:value-type="string">
            <text:p> </text:p>
          </table:table-cell>
          <table:table-cell table:style-name="ce951" office:value-type="string" calcext:value-type="string">
            <text:p>Totale deduzioni</text:p>
          </table:table-cell>
          <table:table-cell table:style-name="ce958" table:formula="of:=SUM([.E31:.E35])" office:value-type="currency" office:currency="EUR" office:value="2000" calcext:value-type="currency">
            <text:p>€ 2.000,00</text:p>
          </table:table-cell>
          <table:table-cell table:style-name="ce303"/>
          <table:table-cell/>
        </table:table-row>
        <table:table-row table:style-name="ro41">
          <table:table-cell table:style-name="ce915"/>
          <table:table-cell table:number-columns-repeated="2" table:style-name="ce933" office:value-type="string" calcext:value-type="string">
            <text:p> </text:p>
          </table:table-cell>
          <table:table-cell table:style-name="ce951" office:value-type="string" calcext:value-type="string">
            <text:p>Totale</text:p>
          </table:table-cell>
          <table:table-cell table:style-name="ce960"/>
          <table:table-cell table:style-name="ce965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41">
          <table:table-cell table:style-name="ce915"/>
          <table:table-cell table:number-columns-repeated="2" table:style-name="ce933" office:value-type="string" calcext:value-type="string">
            <text:p> </text:p>
          </table:table-cell>
          <table:table-cell table:style-name="ce951" office:value-type="string" calcext:value-type="string">
            <text:p>IVA 10%</text:p>
          </table:table-cell>
          <table:table-cell table:style-name="ce303"/>
          <table:table-cell table:style-name="ce958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41">
          <table:table-cell table:style-name="ce915"/>
          <table:table-cell table:number-columns-repeated="2" table:style-name="ce933" office:value-type="string" calcext:value-type="string">
            <text:p> </text:p>
          </table:table-cell>
          <table:table-cell table:style-name="ce951" office:value-type="string" calcext:value-type="string">
            <text:p>SOMMA DA PAGARE</text:p>
          </table:table-cell>
          <table:table-cell table:style-name="ce303"/>
          <table:table-cell table:style-name="ce965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41">
          <table:table-cell table:style-name="ce916"/>
          <table:table-cell table:number-columns-repeated="2" table:style-name="ce934" office:value-type="string" calcext:value-type="string">
            <text:p> </text:p>
          </table:table-cell>
          <table:table-cell table:style-name="ce954"/>
          <table:table-cell table:style-name="ce306" table:number-columns-repeated="2"/>
          <table:table-cell/>
        </table:table-row>
        <table:table-row table:style-name="ro41">
          <table:table-cell table:style-name="ce917" office:value-type="string" calcext:value-type="string" table:number-columns-spanned="2" table:number-rows-spanned="1">
            <text:p>TOTALE</text:p>
          </table:table-cell>
          <table:covered-table-cell table:style-name="ce303"/>
          <table:table-cell table:style-name="ce303" table:formula="of:=SUM([.C12:.C40])" office:value-type="float" office:value="0" calcext:value-type="float">
            <text:p>0</text:p>
          </table:table-cell>
          <table:table-cell table:style-name="ce955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925"/>
          <table:table-cell table:style-name="ce925"/>
          <table:table-cell/>
        </table:table-row>
        <table:table-row table:style-name="ro41">
          <table:table-cell table:style-name="ce917" office:value-type="string" calcext:value-type="string" table:number-columns-spanned="2" table:number-rows-spanned="1">
            <text:p>anticipazione</text:p>
          </table:table-cell>
          <table:covered-table-cell table:style-name="ce936"/>
          <table:table-cell table:style-name="ce310"/>
          <table:covered-table-cell table:number-columns-repeated="2" table:style-name="ce306"/>
          <table:table-cell table:style-name="ce350" table:formula="of:=[.F39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1">
          <table:table-cell table:style-name="ce918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937"/>
          <table:covered-table-cell table:style-name="ce943"/>
          <table:table-cell table:style-name="ce306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925"/>
          <table:table-cell/>
        </table:table-row>
        <table:table-row table:style-name="ro1">
          <table:covered-table-cell table:style-name="ce919"/>
          <table:covered-table-cell table:style-name="ce306"/>
          <table:covered-table-cell table:style-name="ce944"/>
          <table:table-cell table:style-name="ce951"/>
          <table:table-cell table:style-name="ce306"/>
          <table:table-cell table:style-name="ce967"/>
          <table:table-cell/>
        </table:table-row>
        <table:table-row table:style-name="ro1">
          <table:covered-table-cell table:style-name="ce919"/>
          <table:covered-table-cell table:style-name="ce306"/>
          <table:covered-table-cell table:style-name="ce944"/>
          <table:table-cell table:style-name="ce306" table:number-columns-repeated="3"/>
          <table:table-cell/>
        </table:table-row>
        <table:table-row table:style-name="ro1">
          <table:covered-table-cell table:style-name="ce920"/>
          <table:covered-table-cell table:style-name="ce939"/>
          <table:covered-table-cell table:style-name="ce945"/>
          <table:table-cell table:style-name="ce306" office:value-type="string" calcext:value-type="string">
            <text:p>Sangrillà, 05/12/2008</text:p>
          </table:table-cell>
          <table:table-cell table:style-name="ce306" table:number-columns-repeated="2"/>
          <table:table-cell/>
        </table:table-row>
        <table:table-row table:style-name="ro41">
          <table:table-cell/>
          <table:table-cell table:style-name="ce306" table:number-columns-repeated="5"/>
          <table:table-cell/>
        </table:table-row>
        <table:table-row table:style-name="ro1">
          <table:table-cell table:style-name="ce921" office:value-type="string" calcext:value-type="string">
            <text:p>V.to L'AMMINISTRAZIONE COMUNALE</text:p>
          </table:table-cell>
          <table:table-cell table:style-name="ce306"/>
          <table:table-cell table:style-name="ce925" table:number-columns-repeated="2"/>
          <table:table-cell table:style-name="ce306" office:value-type="string" calcext:value-type="string" table:number-columns-spanned="2" table:number-rows-spanned="1">
            <text:p>IL DIRETTORE DEI LAVORI</text:p>
          </table:table-cell>
          <table:covered-table-cell table:style-name="ce925"/>
          <table:table-cell/>
        </table:table-row>
        <table:table-row table:style-name="ro41">
          <table:table-cell/>
          <table:table-cell table:style-name="ce306" table:number-columns-repeated="5"/>
          <table:table-cell/>
        </table:table-row>
        <table:table-row table:style-name="ro41">
          <table:table-cell/>
          <table:table-cell table:style-name="ce925" table:number-columns-repeated="5"/>
          <table:table-cell/>
        </table:table-row>
        <table:table-row table:style-name="ro41" table:number-rows-repeated="65485">
          <table:table-cell table:number-columns-repeated="7"/>
        </table:table-row>
        <table:table-row table:style-name="ro41">
          <table:table-cell table:number-columns-repeated="7"/>
        </table:table-row>
      </table:table>
      <table:table table:name="QUADRO ECONOMICO" table:style-name="ta8" table:print="false"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ce1020"/>
        <table:table-column table:style-name="co115" table:default-cell-style-name="Default"/>
        <table:table-column table:style-name="co120" table:default-cell-style-name="Default"/>
        <table:table-column table:style-name="co109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24" table:number-columns-repeated="244" table:default-cell-style-name="Default"/>
        <table:table-column table:style-name="co8" table:number-columns-repeated="768" table:default-cell-style-name="Default"/>
        <table:table-row table:style-name="ro60">
          <table:table-cell table:style-name="ce969"/>
          <table:table-cell table:style-name="ce972"/>
          <table:table-cell table:style-name="ce969" table:number-columns-repeated="3"/>
          <table:table-cell table:style-name="ce1013" office:value-type="string" calcext:value-type="string">
            <text:p>Note per la compilazione del quadro economico (questa colonna non viene stampata)</text:p>
          </table:table-cell>
          <table:table-cell table:style-name="ce1021" table:number-columns-repeated="250"/>
          <table:table-cell table:style-name="ce1028" table:number-columns-repeated="768"/>
        </table:table-row>
        <table:table-row table:style-name="ro6">
          <table:table-cell table:style-name="ce357" office:value-type="string" calcext:value-type="string" table:number-columns-spanned="5" table:number-rows-spanned="1">
            <text:p>QUADRO ECONOMICO DEI LAVORI</text:p>
          </table:table-cell>
          <table:covered-table-cell table:style-name="ce707"/>
          <table:covered-table-cell table:number-columns-repeated="3" table:style-name="ce357"/>
          <table:table-cell table:style-name="ce1014"/>
          <table:table-cell table:style-name="ce358" table:number-columns-repeated="250"/>
          <table:table-cell table:number-columns-repeated="768"/>
        </table:table-row>
        <table:table-row table:style-name="ro6">
          <table:table-cell table:style-name="ce358"/>
          <table:table-cell table:style-name="ce357" table:number-columns-repeated="4"/>
          <table:table-cell table:style-name="ce1014"/>
          <table:table-cell table:style-name="ce358" table:number-columns-repeated="250"/>
          <table:table-cell table:number-columns-repeated="768"/>
        </table:table-row>
        <table:table-row table:style-name="ro1">
          <table:table-cell table:style-name="ce358"/>
          <table:table-cell table:style-name="ce973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358"/>
          <table:table-cell table:style-name="ce358"/>
          <table:table-cell table:style-name="ce1014"/>
          <table:table-cell table:style-name="ce358" table:number-columns-repeated="250"/>
          <table:table-cell table:number-columns-repeated="768"/>
        </table:table-row>
        <table:table-row table:style-name="ro1">
          <table:table-cell table:style-name="ce358"/>
          <table:table-cell table:style-name="ce974" office:value-type="string" calcext:value-type="string">
            <text:p>comprensive degli oneri per la sicurezza indiretti</text:p>
          </table:table-cell>
          <table:table-cell table:style-name="ce358" table:number-columns-repeated="3"/>
          <table:table-cell table:style-name="ce1014"/>
          <table:table-cell table:style-name="ce358" table:number-columns-repeated="250"/>
          <table:table-cell table:number-columns-repeated="768"/>
        </table:table-row>
        <table:table-row table:style-name="ro1">
          <table:table-cell table:style-name="ce358"/>
          <table:table-cell/>
          <table:table-cell table:style-name="ce365"/>
          <table:table-cell/>
          <table:table-cell table:style-name="ce365"/>
          <table:table-cell table:style-name="ce1014"/>
          <table:table-cell table:style-name="ce358" table:number-columns-repeated="250"/>
          <table:table-cell table:number-columns-repeated="768"/>
        </table:table-row>
        <table:table-row table:style-name="ro1">
          <table:table-cell table:style-name="ce358"/>
          <table:table-cell table:style-name="ce363" office:value-type="string" calcext:value-type="string" table:number-columns-spanned="2" table:number-rows-spanned="1">
            <text:p>A misura</text:p>
          </table:table-cell>
          <table:covered-table-cell table:style-name="ce363"/>
          <table:table-cell table:style-name="ce997" table:formula="of:=#REF!-#REF!" office:value-type="string" office:string-value="" calcext:value-type="error">
            <text:p>#RIF!</text:p>
          </table:table-cell>
          <table:table-cell table:style-name="ce365"/>
          <table:table-cell table:style-name="ce1014" office:value-type="string" calcext:value-type="string">
            <text:p>verificare link</text:p>
          </table:table-cell>
          <table:table-cell table:style-name="ce358" table:number-columns-repeated="250"/>
          <table:table-cell table:number-columns-repeated="768"/>
        </table:table-row>
        <table:table-row table:style-name="ro1">
          <table:table-cell table:style-name="ce358"/>
          <table:table-cell table:style-name="ce364" office:value-type="string" calcext:value-type="string" table:number-columns-spanned="2" table:number-rows-spanned="1">
            <text:p>A corpo</text:p>
          </table:table-cell>
          <table:covered-table-cell table:style-name="ce364"/>
          <table:table-cell table:style-name="ce997" table:formula="of:=#REF!" office:value-type="string" office:string-value="" calcext:value-type="error">
            <text:p>#RIF!</text:p>
          </table:table-cell>
          <table:table-cell table:style-name="ce365"/>
          <table:table-cell table:style-name="ce1014" office:value-type="string" calcext:value-type="string">
            <text:p>verificare link</text:p>
          </table:table-cell>
          <table:table-cell table:style-name="ce358" table:number-columns-repeated="250"/>
          <table:table-cell table:number-columns-repeated="768"/>
        </table:table-row>
        <table:table-row table:style-name="ro1">
          <table:table-cell table:style-name="ce358"/>
          <table:table-cell table:style-name="ce364" office:value-type="string" calcext:value-type="string" table:number-columns-spanned="2" table:number-rows-spanned="1">
            <text:p>In economia</text:p>
          </table:table-cell>
          <table:covered-table-cell table:style-name="ce364"/>
          <table:table-cell table:style-name="ce997"/>
          <table:table-cell table:style-name="ce365"/>
          <table:table-cell table:style-name="ce1014" office:value-type="string" calcext:value-type="string">
            <text:p>verificare link</text:p>
          </table:table-cell>
          <table:table-cell table:style-name="ce358" table:number-columns-repeated="250"/>
          <table:table-cell table:number-columns-repeated="768"/>
        </table:table-row>
        <table:table-row table:style-name="ro1">
          <table:table-cell table:style-name="ce358"/>
          <table:table-cell table:style-name="ce365" table:number-columns-repeated="2"/>
          <table:table-cell table:style-name="ce386"/>
          <table:table-cell table:style-name="ce365"/>
          <table:table-cell table:style-name="ce1015"/>
          <table:table-cell table:style-name="ce365"/>
          <table:table-cell table:style-name="ce358" table:number-columns-repeated="249"/>
          <table:table-cell table:number-columns-repeated="768"/>
        </table:table-row>
        <table:table-row table:style-name="ro1">
          <table:table-cell table:style-name="ce358"/>
          <table:table-cell table:style-name="ce978" office:value-type="string" calcext:value-type="string" table:number-columns-spanned="2" table:number-rows-spanned="1">
            <text:p>TOTALE PER LAVORI</text:p>
          </table:table-cell>
          <table:covered-table-cell table:style-name="ce987"/>
          <table:table-cell table:style-name="ce999" table:formula="of:=SUM([.D7:.D9])" office:value-type="string" office:string-value="" calcext:value-type="error">
            <text:p>#RIF!</text:p>
          </table:table-cell>
          <table:table-cell table:style-name="ce365"/>
          <table:table-cell table:style-name="ce1015"/>
          <table:table-cell table:style-name="ce365"/>
          <table:table-cell table:style-name="ce358" table:number-columns-repeated="249"/>
          <table:table-cell table:number-columns-repeated="768"/>
        </table:table-row>
        <table:table-row table:style-name="ro1">
          <table:table-cell table:style-name="ce358"/>
          <table:table-cell table:style-name="ce979"/>
          <table:table-cell table:style-name="ce365"/>
          <table:table-cell table:style-name="ce1000"/>
          <table:table-cell table:style-name="ce365"/>
          <table:table-cell table:style-name="ce1015"/>
          <table:table-cell table:style-name="ce1022"/>
          <table:table-cell table:style-name="ce358" table:number-columns-repeated="249"/>
          <table:table-cell table:number-columns-repeated="768"/>
        </table:table-row>
        <table:table-row table:style-name="ro1">
          <table:table-cell table:style-name="ce358"/>
          <table:table-cell table:style-name="ce973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365"/>
          <table:table-cell table:style-name="ce1015"/>
          <table:table-cell table:style-name="ce365"/>
          <table:table-cell table:style-name="ce358"/>
          <table:table-cell table:style-name="ce1025"/>
          <table:table-cell table:style-name="ce358" table:number-columns-repeated="247"/>
          <table:table-cell table:number-columns-repeated="768"/>
        </table:table-row>
        <table:table-row table:style-name="ro1">
          <table:table-cell table:style-name="ce358"/>
          <table:table-cell table:style-name="ce974" office:value-type="string" calcext:value-type="string">
            <text:p>non soggette a ribasso</text:p>
          </table:table-cell>
          <table:table-cell table:number-columns-repeated="2"/>
          <table:table-cell table:style-name="ce365"/>
          <table:table-cell table:style-name="ce1015"/>
          <table:table-cell table:style-name="ce358" table:number-columns-repeated="250"/>
          <table:table-cell table:number-columns-repeated="768"/>
        </table:table-row>
        <table:table-row table:style-name="ro1">
          <table:table-cell table:style-name="ce358"/>
          <table:table-cell table:number-columns-repeated="3"/>
          <table:table-cell table:style-name="ce365"/>
          <table:table-cell table:style-name="ce1015"/>
          <table:table-cell table:style-name="ce365"/>
          <table:table-cell table:style-name="ce358" table:number-columns-repeated="249"/>
          <table:table-cell table:number-columns-repeated="768"/>
        </table:table-row>
        <table:table-row table:style-name="ro1">
          <table:table-cell table:style-name="ce358"/>
          <table:table-cell table:style-name="ce363" office:value-type="string" calcext:value-type="string" table:number-columns-spanned="2" table:number-rows-spanned="1">
            <text:p>A misura indiretti (già compresi)</text:p>
          </table:table-cell>
          <table:covered-table-cell table:style-name="ce363"/>
          <table:table-cell table:style-name="ce1001" table:formula="of:=[.D7]*0.05" office:value-type="string" office:string-value="" calcext:value-type="error">
            <text:p>#RIF!</text:p>
          </table:table-cell>
          <table:table-cell table:style-name="ce365"/>
          <table:table-cell table:style-name="ce1014" office:value-type="string" calcext:value-type="string">
            <text:p>verificare link</text:p>
          </table:table-cell>
          <table:table-cell table:style-name="ce365"/>
          <table:table-cell table:style-name="ce358"/>
          <table:table-cell table:style-name="ce1025"/>
          <table:table-cell table:style-name="ce358" table:number-columns-repeated="247"/>
          <table:table-cell table:number-columns-repeated="768"/>
        </table:table-row>
        <table:table-row table:style-name="ro1">
          <table:table-cell table:style-name="ce358"/>
          <table:table-cell table:style-name="ce363" office:value-type="string" calcext:value-type="string" table:number-columns-spanned="2" table:number-rows-spanned="1">
            <text:p>A corpo indiretti (già compresi)</text:p>
          </table:table-cell>
          <table:covered-table-cell table:style-name="ce363"/>
          <table:table-cell table:style-name="ce1001" table:formula="of:=[.D8]*0.05" office:value-type="string" office:string-value="" calcext:value-type="error">
            <text:p>#RIF!</text:p>
          </table:table-cell>
          <table:table-cell table:style-name="ce365"/>
          <table:table-cell table:style-name="ce1014" office:value-type="string" calcext:value-type="string">
            <text:p>verificare link</text:p>
          </table:table-cell>
          <table:table-cell table:style-name="ce365"/>
          <table:table-cell table:style-name="ce358" table:number-columns-repeated="249"/>
          <table:table-cell table:number-columns-repeated="768"/>
        </table:table-row>
        <table:table-row table:style-name="ro1">
          <table:table-cell table:style-name="ce358"/>
          <table:table-cell table:style-name="ce363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363"/>
          <table:table-cell table:style-name="ce1001"/>
          <table:table-cell table:style-name="ce365"/>
          <table:table-cell table:style-name="ce1014" office:value-type="string" calcext:value-type="string">
            <text:p>verificare link</text:p>
          </table:table-cell>
          <table:table-cell table:style-name="ce365"/>
          <table:table-cell table:style-name="ce358" table:number-columns-repeated="249"/>
          <table:table-cell table:number-columns-repeated="768"/>
        </table:table-row>
        <table:table-row table:style-name="ro1">
          <table:table-cell table:style-name="ce358"/>
          <table:table-cell table:style-name="ce363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363"/>
          <table:table-cell table:style-name="ce1001"/>
          <table:table-cell table:style-name="ce365"/>
          <table:table-cell table:style-name="ce1014" office:value-type="string" calcext:value-type="string">
            <text:p>verificare link</text:p>
          </table:table-cell>
          <table:table-cell table:style-name="ce365"/>
          <table:table-cell table:style-name="ce358" table:number-columns-repeated="249"/>
          <table:table-cell table:number-columns-repeated="768"/>
        </table:table-row>
        <table:table-row table:style-name="ro1">
          <table:table-cell table:style-name="ce358"/>
          <table:table-cell table:number-columns-repeated="3"/>
          <table:table-cell table:style-name="ce365"/>
          <table:table-cell table:style-name="ce1015"/>
          <table:table-cell table:style-name="ce365"/>
          <table:table-cell table:style-name="ce358" table:number-columns-repeated="249"/>
          <table:table-cell table:number-columns-repeated="768"/>
        </table:table-row>
        <table:table-row table:style-name="ro1">
          <table:table-cell table:style-name="ce358"/>
          <table:table-cell table:style-name="ce980" office:value-type="string" calcext:value-type="string" table:number-columns-spanned="2" table:number-rows-spanned="1">
            <text:p>TOTALE SOMME PER LA SICUREZZA</text:p>
          </table:table-cell>
          <table:covered-table-cell table:style-name="ce988"/>
          <table:table-cell table:style-name="ce1002" table:formula="of:=SUM([.D16:.D19])" office:value-type="string" office:string-value="" calcext:value-type="error">
            <text:p>#RIF!</text:p>
          </table:table-cell>
          <table:table-cell table:style-name="ce365"/>
          <table:table-cell table:style-name="ce1015"/>
          <table:table-cell table:style-name="ce365"/>
          <table:table-cell table:style-name="ce358" table:number-columns-repeated="249"/>
          <table:table-cell table:number-columns-repeated="768"/>
        </table:table-row>
        <table:table-row table:style-name="ro1">
          <table:table-cell table:style-name="ce358"/>
          <table:table-cell table:number-columns-repeated="3"/>
          <table:table-cell table:style-name="ce365"/>
          <table:table-cell table:style-name="ce1015"/>
          <table:table-cell table:style-name="ce365"/>
          <table:table-cell table:style-name="ce358" table:number-columns-repeated="249"/>
          <table:table-cell table:number-columns-repeated="768"/>
        </table:table-row>
        <table:table-row table:style-name="ro1">
          <table:table-cell table:style-name="ce358"/>
          <table:table-cell table:style-name="ce981" office:value-type="string" calcext:value-type="string" table:number-columns-spanned="2" table:number-rows-spanned="1">
            <text:p>TOTALE LAVORI COMPRENSIVI DELLA SICUREZZA</text:p>
          </table:table-cell>
          <table:covered-table-cell table:style-name="ce989"/>
          <table:table-cell table:style-name="ce1003" table:formula="of:=[.D11]+[.D18]+[.D19]" office:value-type="string" office:string-value="" calcext:value-type="error">
            <text:p>#RIF!</text:p>
          </table:table-cell>
          <table:table-cell table:style-name="ce365"/>
          <table:table-cell table:style-name="ce1015" office:value-type="string" calcext:value-type="string">
            <text:p>totale per lavori + a misura diretti + a corpo diretti</text:p>
          </table:table-cell>
          <table:table-cell table:style-name="ce365"/>
          <table:table-cell table:style-name="ce358" table:number-columns-repeated="249"/>
          <table:table-cell table:number-columns-repeated="768"/>
        </table:table-row>
        <table:table-row table:style-name="ro1">
          <table:table-cell table:style-name="ce358"/>
          <table:table-cell table:number-columns-repeated="3"/>
          <table:table-cell table:style-name="ce365"/>
          <table:table-cell table:style-name="ce1015"/>
          <table:table-cell table:style-name="ce365"/>
          <table:table-cell table:style-name="ce358" table:number-columns-repeated="249"/>
          <table:table-cell table:number-columns-repeated="768"/>
        </table:table-row>
        <table:table-row table:style-name="ro1">
          <table:table-cell table:style-name="ce358"/>
          <table:table-cell table:style-name="ce982" office:value-type="string" calcext:value-type="string" table:number-columns-spanned="3" table:number-rows-spanned="1">
            <text:p>SOMME IN AMMINISTRAZIONE</text:p>
          </table:table-cell>
          <table:covered-table-cell table:style-name="ce365"/>
          <table:covered-table-cell table:style-name="ce386"/>
          <table:table-cell table:style-name="ce365"/>
          <table:table-cell table:style-name="ce1016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365"/>
          <table:table-cell table:style-name="ce358" table:number-columns-repeated="249"/>
          <table:table-cell table:number-columns-repeated="768"/>
        </table:table-row>
        <table:table-row table:style-name="ro1">
          <table:table-cell table:style-name="ce358"/>
          <table:table-cell table:number-columns-repeated="3"/>
          <table:table-cell table:style-name="ce365"/>
          <table:table-cell table:style-name="ce1015"/>
          <table:table-cell table:style-name="ce365"/>
          <table:table-cell table:style-name="ce358"/>
          <table:table-cell table:style-name="ce1026"/>
          <table:table-cell table:style-name="ce1027"/>
          <table:table-cell table:style-name="ce1026"/>
          <table:table-cell table:style-name="ce358" table:number-columns-repeated="245"/>
          <table:table-cell table:number-columns-repeated="768"/>
        </table:table-row>
        <table:table-row table:style-name="ro1">
          <table:table-cell table:style-name="ce358"/>
          <table:table-cell table:style-name="ce364" office:value-type="string" calcext:value-type="string">
            <text:p>Spese tecniche</text:p>
          </table:table-cell>
          <table:table-cell table:style-name="ce990"/>
          <table:table-cell table:style-name="ce1004"/>
          <table:table-cell table:style-name="ce1009"/>
          <table:table-cell table:style-name="ce1017" office:value-type="string" calcext:value-type="string">
            <text:p>riportare eventuali spese per consulenze</text:p>
          </table:table-cell>
          <table:table-cell table:style-name="ce1023"/>
          <table:table-cell table:style-name="ce358" table:number-columns-repeated="249"/>
          <table:table-cell table:number-columns-repeated="768"/>
        </table:table-row>
        <table:table-row table:style-name="ro1">
          <table:table-cell table:style-name="ce358"/>
          <table:table-cell table:style-name="ce364" office:value-type="string" calcext:value-type="string">
            <text:p>Indagini geologiche</text:p>
          </table:table-cell>
          <table:table-cell table:style-name="ce991"/>
          <table:table-cell table:style-name="ce1004"/>
          <table:table-cell table:style-name="ce365"/>
          <table:table-cell table:style-name="ce1017" office:value-type="string" calcext:value-type="string">
            <text:p>riportare eventuali spese per consulenze</text:p>
          </table:table-cell>
          <table:table-cell table:style-name="ce365"/>
          <table:table-cell table:style-name="ce358" table:number-columns-repeated="249"/>
          <table:table-cell table:number-columns-repeated="768"/>
        </table:table-row>
        <table:table-row table:style-name="ro1">
          <table:table-cell table:style-name="ce358"/>
          <table:table-cell table:style-name="ce364" office:value-type="string" calcext:value-type="string">
            <text:p>Rilievi</text:p>
          </table:table-cell>
          <table:table-cell table:style-name="ce991"/>
          <table:table-cell table:style-name="ce1004"/>
          <table:table-cell table:style-name="ce365"/>
          <table:table-cell table:style-name="ce1017" office:value-type="string" calcext:value-type="string">
            <text:p>riportare eventuali spese per consulenze</text:p>
          </table:table-cell>
          <table:table-cell table:style-name="ce365"/>
          <table:table-cell table:style-name="ce358" table:number-columns-repeated="249"/>
          <table:table-cell table:number-columns-repeated="768"/>
        </table:table-row>
        <table:table-row table:style-name="ro1">
          <table:table-cell table:style-name="ce358"/>
          <table:table-cell table:style-name="ce364" office:value-type="string" calcext:value-type="string">
            <text:p>Incentivo progettazione</text:p>
          </table:table-cell>
          <table:table-cell table:style-name="ce991" office:value-type="percentage" office:value="0.02" calcext:value-type="percentage">
            <text:p>2,00%</text:p>
          </table:table-cell>
          <table:table-cell table:style-name="ce997" table:formula="of:=totale_lavori*[.C30]" office:value-type="string" office:string-value="" calcext:value-type="error">
            <text:p>#RIF!</text:p>
          </table:table-cell>
          <table:table-cell table:style-name="ce365"/>
          <table:table-cell table:style-name="ce1018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1024"/>
          <table:table-cell table:style-name="ce358" table:number-columns-repeated="249"/>
          <table:table-cell table:number-columns-repeated="768"/>
        </table:table-row>
        <table:table-row table:style-name="ro1">
          <table:table-cell table:style-name="ce358"/>
          <table:table-cell table:style-name="ce364" office:value-type="string" calcext:value-type="string">
            <text:p>Accantonamento per accordi bonari</text:p>
          </table:table-cell>
          <table:table-cell table:style-name="ce991" office:value-type="percentage" office:value="0.03" calcext:value-type="percentage">
            <text:p>3,00%</text:p>
          </table:table-cell>
          <table:table-cell table:style-name="ce997" table:formula="of:=totale_lavori*[.C31]" office:value-type="string" office:string-value="" calcext:value-type="error">
            <text:p>#RIF!</text:p>
          </table:table-cell>
          <table:table-cell table:style-name="ce365"/>
          <table:table-cell table:style-name="ce1019"/>
          <table:table-cell table:style-name="ce365"/>
          <table:table-cell table:style-name="ce358" table:number-columns-repeated="249"/>
          <table:table-cell table:number-columns-repeated="768"/>
        </table:table-row>
        <table:table-row table:style-name="ro1">
          <table:table-cell table:style-name="ce358"/>
          <table:table-cell table:style-name="ce364"/>
          <table:table-cell table:style-name="ce991"/>
          <table:table-cell table:style-name="ce1004"/>
          <table:table-cell table:style-name="ce365"/>
          <table:table-cell table:style-name="ce1019"/>
          <table:table-cell table:style-name="ce365"/>
          <table:table-cell table:style-name="ce358" table:number-columns-repeated="249"/>
          <table:table-cell table:number-columns-repeated="768"/>
        </table:table-row>
        <table:table-row table:style-name="ro1">
          <table:table-cell table:style-name="ce358"/>
          <table:table-cell table:style-name="ce364" office:value-type="string" calcext:value-type="string">
            <text:p>Acquisizioni aree</text:p>
          </table:table-cell>
          <table:table-cell table:style-name="ce991"/>
          <table:table-cell table:style-name="ce1004"/>
          <table:table-cell table:style-name="ce365"/>
          <table:table-cell table:style-name="ce1018" office:value-type="string" office:string-value="somme per espropri ecc.         " calcext:value-type="string">
            <text:p>somme per espropri ecc. <text:s text:c="9"/></text:p>
          </table:table-cell>
          <table:table-cell table:style-name="ce365"/>
          <table:table-cell table:style-name="ce358" table:number-columns-repeated="249"/>
          <table:table-cell table:number-columns-repeated="768"/>
        </table:table-row>
        <table:table-row table:style-name="ro1">
          <table:table-cell table:style-name="ce358"/>
          <table:table-cell table:style-name="ce364"/>
          <table:table-cell table:style-name="ce991"/>
          <table:table-cell table:style-name="ce1004"/>
          <table:table-cell table:style-name="ce365"/>
          <table:table-cell table:style-name="ce1014"/>
          <table:table-cell table:style-name="ce365"/>
          <table:table-cell table:style-name="ce358" table:number-columns-repeated="249"/>
          <table:table-cell table:number-columns-repeated="768"/>
        </table:table-row>
        <table:table-row table:style-name="ro1">
          <table:table-cell table:style-name="ce358"/>
          <table:table-cell table:style-name="ce364" office:value-type="string" calcext:value-type="string">
            <text:p>Imprevisti</text:p>
          </table:table-cell>
          <table:table-cell table:style-name="ce992" office:value-type="percentage" office:value="0.1" calcext:value-type="percentage">
            <text:p>10,00%</text:p>
          </table:table-cell>
          <table:table-cell table:style-name="ce997" table:formula="of:=[.D23]*[.C35]+[.D42]" office:value-type="string" office:string-value="" calcext:value-type="error">
            <text:p>#RIF!</text:p>
          </table:table-cell>
          <table:table-cell table:style-name="ce365"/>
          <table:table-cell table:style-name="ce1014" office:value-type="string" calcext:value-type="string">
            <text:p>calcolato su totale progetto + arrotondamenti</text:p>
          </table:table-cell>
          <table:table-cell table:style-name="ce365"/>
          <table:table-cell table:style-name="ce358" table:number-columns-repeated="249"/>
          <table:table-cell table:number-columns-repeated="768"/>
        </table:table-row>
        <table:table-row table:style-name="ro1">
          <table:table-cell table:style-name="ce358"/>
          <table:table-cell table:style-name="ce364" office:value-type="string" calcext:value-type="string">
            <text:p>Altre spese (pubblicità, ecc.)</text:p>
          </table:table-cell>
          <table:table-cell table:style-name="ce991"/>
          <table:table-cell table:style-name="ce1004"/>
          <table:table-cell table:style-name="ce365"/>
          <table:table-cell table:style-name="ce1014"/>
          <table:table-cell table:style-name="ce365"/>
          <table:table-cell table:style-name="ce358" table:number-columns-repeated="249"/>
          <table:table-cell table:number-columns-repeated="768"/>
        </table:table-row>
        <table:table-row table:style-name="ro1">
          <table:table-cell table:style-name="ce358"/>
          <table:table-cell table:style-name="ce983" office:value-type="string" calcext:value-type="string">
            <text:p>IVA sui lavori (manutenzione straordinaria)</text:p>
          </table:table-cell>
          <table:table-cell table:style-name="ce991" office:value-type="percentage" office:value="0.22" calcext:value-type="percentage">
            <text:p>22,00%</text:p>
          </table:table-cell>
          <table:table-cell table:style-name="ce997" table:formula="of:=[.D23]*[.C37]" office:value-type="string" office:string-value="" calcext:value-type="error">
            <text:p>#RIF!</text:p>
          </table:table-cell>
          <table:table-cell table:style-name="ce365"/>
          <table:table-cell table:style-name="ce1014" office:value-type="string" calcext:value-type="string">
            <text:p>riportare l'aliquota prevista per legge</text:p>
          </table:table-cell>
          <table:table-cell table:style-name="ce365"/>
          <table:table-cell table:style-name="ce358" table:number-columns-repeated="249"/>
          <table:table-cell table:number-columns-repeated="768"/>
        </table:table-row>
        <table:table-row table:style-name="ro1">
          <table:table-cell table:style-name="ce358"/>
          <table:table-cell table:style-name="ce365"/>
          <table:table-cell table:style-name="ce993"/>
          <table:table-cell table:style-name="ce386"/>
          <table:table-cell table:style-name="ce365"/>
          <table:table-cell table:style-name="ce1014"/>
          <table:table-cell table:style-name="ce365"/>
          <table:table-cell table:style-name="ce358" table:number-columns-repeated="249"/>
          <table:table-cell table:number-columns-repeated="768"/>
        </table:table-row>
        <table:table-row table:style-name="ro1">
          <table:table-cell table:style-name="ce358"/>
          <table:table-cell table:style-name="ce978" office:value-type="string" calcext:value-type="string" table:number-columns-spanned="2" table:number-rows-spanned="1">
            <text:p>TOTALE SOMME IN AMMINISTRAZIONE</text:p>
          </table:table-cell>
          <table:covered-table-cell table:style-name="ce987"/>
          <table:table-cell table:style-name="ce1005" table:formula="of:=SUM([.D27:.D37])" office:value-type="string" office:string-value="" calcext:value-type="error">
            <text:p>#RIF!</text:p>
          </table:table-cell>
          <table:table-cell table:style-name="ce1010"/>
          <table:table-cell table:style-name="ce1014"/>
          <table:table-cell table:style-name="ce365"/>
          <table:table-cell table:style-name="ce358" table:number-columns-repeated="249"/>
          <table:table-cell table:number-columns-repeated="768"/>
        </table:table-row>
        <table:table-row table:style-name="ro1">
          <table:table-cell table:style-name="ce358"/>
          <table:table-cell table:style-name="ce365" table:number-columns-repeated="4"/>
          <table:table-cell table:style-name="ce1014"/>
          <table:table-cell table:style-name="ce365"/>
          <table:table-cell table:style-name="ce358" table:number-columns-repeated="249"/>
          <table:table-cell table:number-columns-repeated="768"/>
        </table:table-row>
        <table:table-row table:style-name="ro1">
          <table:table-cell table:style-name="ce358"/>
          <table:table-cell table:style-name="ce984" office:value-type="string" calcext:value-type="string" table:number-columns-spanned="2" table:number-rows-spanned="1">
            <text:p>TOTALE PROGETTO</text:p>
          </table:table-cell>
          <table:covered-table-cell table:style-name="ce994"/>
          <table:table-cell table:style-name="ce1006" table:formula="of:=totale_lavori+totale_amministrazione" office:value-type="string" office:string-value="" calcext:value-type="error">
            <text:p>#RIF!</text:p>
          </table:table-cell>
          <table:table-cell table:style-name="ce1011"/>
          <table:table-cell table:style-name="ce1014"/>
          <table:table-cell table:style-name="ce365"/>
          <table:table-cell table:style-name="ce358" table:number-columns-repeated="249"/>
          <table:table-cell table:number-columns-repeated="768"/>
        </table:table-row>
        <table:table-row table:style-name="ro1">
          <table:table-cell table:style-name="ce358"/>
          <table:table-cell table:style-name="ce985" office:value-type="string" calcext:value-type="string">
            <text:p>Arrotondamenti (non viene stampato)</text:p>
          </table:table-cell>
          <table:table-cell table:style-name="ce995"/>
          <table:table-cell table:style-name="ce1007"/>
          <table:table-cell table:style-name="ce1012"/>
          <table:table-cell table:style-name="ce1014"/>
          <table:table-cell table:style-name="ce358" table:number-columns-repeated="250"/>
          <table:table-cell table:number-columns-repeated="768"/>
        </table:table-row>
        <table:table-row table:style-name="ro1">
          <table:table-cell table:style-name="ce358"/>
          <table:table-cell table:style-name="ce986" office:value-type="string" calcext:value-type="string" table:number-columns-spanned="2" table:number-rows-spanned="1">
            <text:p>BASE D'ASTA</text:p>
          </table:table-cell>
          <table:covered-table-cell table:style-name="ce996"/>
          <table:table-cell table:style-name="ce1008" table:formula="of:=[.D23]-[.D21]" office:value-type="string" office:string-value="" calcext:value-type="error">
            <text:p>#RIF!</text:p>
          </table:table-cell>
          <table:table-cell table:style-name="ce358"/>
          <table:table-cell table:style-name="ce1014" office:value-type="string" calcext:value-type="string">
            <text:p>totale progetto – totale sicurezza</text:p>
          </table:table-cell>
          <table:table-cell table:style-name="ce358" table:number-columns-repeated="250"/>
          <table:table-cell table:number-columns-repeated="768"/>
        </table:table-row>
        <table:table-row table:style-name="ro1" table:number-rows-repeated="65494">
          <table:table-cell table:style-name="ce358" table:number-columns-repeated="5"/>
          <table:table-cell table:style-name="ce1014"/>
          <table:table-cell table:style-name="ce358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6" table:print="false">
        <table:table-column table:style-name="co116" table:default-cell-style-name="Default"/>
        <table:table-column table:style-name="co117" table:default-cell-style-name="ce418"/>
        <table:table-column table:style-name="co118" table:default-cell-style-name="ce419"/>
        <table:table-column table:style-name="co119" table:default-cell-style-name="ce419"/>
        <table:table-column table:style-name="co8" table:number-columns-repeated="16380"/>
        <table:table-row table:style-name="ro1">
          <table:table-cell table:style-name="ce9"/>
          <table:table-cell table:style-name="ce417"/>
          <table:table-cell table:style-name="ce417" office:value-type="string" calcext:value-type="string">
            <text:p>SCORCIATOIE DI TASTIERA (LeenO)</text:p>
          </table:table-cell>
          <table:table-cell table:style-name="ce417" office:value-type="string" calcext:value-type="string">
            <text:p>Posizione (percorso) delle macro</text:p>
          </table:table-cell>
          <table:table-cell table:style-name="ce9" table:number-columns-repeated="16380"/>
        </table:table-row>
        <table:table-row table:style-name="ro33">
          <table:table-cell/>
          <table:table-cell office:value-type="string" calcext:value-type="string" table:number-columns-spanned="3" table:number-rows-spanned="1">
            <text:p>Scorciatoie Globali</text:p>
          </table:table-cell>
          <table:covered-table-cell table:number-columns-repeated="2"/>
          <table:table-cell table:style-name="Default" table:number-columns-repeated="16380"/>
        </table:table-row>
        <table:table-row table:style-name="ro57">
          <table:table-cell/>
          <table:table-cell office:value-type="string" calcext:value-type="string">
            <text:p><text:span text:style-name="T4">Shift+Delete</text:span> </text:p>
          </table:table-cell>
          <table:table-cell office:value-type="string" calcext:value-type="string">
            <text:p><text:s/>Cut (.uno:Cut) </text:p>
          </table:table-cell>
          <table:table-cell office:value-type="string" calcext:value-type="string">
            <text:p> <text:span text:style-name="T9">.uno:Cut</text:span> </text:p>
          </table:table-cell>
          <table:table-cell table:style-name="Default" table:number-columns-repeated="16380"/>
        </table:table-row>
        <table:table-row table:style-name="ro33">
          <table:table-cell/>
          <table:table-cell office:value-type="string" calcext:value-type="string" table:number-columns-spanned="3" table:number-rows-spanned="1">
            <text:p>Combinazioni con CTRL</text:p>
          </table:table-cell>
          <table:covered-table-cell table:number-columns-repeated="2"/>
          <table:table-cell table:style-name="Default" table:number-columns-repeated="16380"/>
        </table:table-row>
        <table:table-row table:style-name="ro57">
          <table:table-cell/>
          <table:table-cell office:value-type="string" calcext:value-type="string">
            <text:p><text:span text:style-name="T4">Ctrl+0</text:span> </text:p>
          </table:table-cell>
          <table:table-cell office:value-type="string" calcext:value-type="string">
            <text:p><text:s/>Apri dialogo principale (DlgMain) </text:p>
          </table:table-cell>
          <table:table-cell office:value-type="string" calcext:value-type="string">
            <text:p> <text:span text:style-name="T9">UltimusFree2.PY_bridge.DlgMain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office:value-type="string" calcext:value-type="string">
            <text:p><text:span text:style-name="T4">Ctrl+6</text:span> </text:p>
          </table:table-cell>
          <table:table-cell office:value-type="string" calcext:value-type="string">
            <text:p><text:s/>Vai a S2 </text:p>
          </table:table-cell>
          <table:table-cell office:value-type="string" calcext:value-type="string">
            <text:p> <text:span text:style-name="T9">pyleeno.MENU_Vai_a_S2</text:span> </text:p>
          </table:table-cell>
          <table:table-cell table:style-name="Default" table:number-columns-repeated="16380"/>
        </table:table-row>
        <table:table-row table:style-name="ro33">
          <table:table-cell/>
          <table:table-cell office:value-type="string" calcext:value-type="string" table:number-columns-spanned="3" table:number-rows-spanned="1">
            <text:p>Combinazioni con CTRL</text:p>
          </table:table-cell>
          <table:covered-table-cell table:number-columns-repeated="2"/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Ctrl+0</text:span></text:p>
          </table:table-cell>
          <table:table-cell office:value-type="string" calcext:value-type="string">
            <text:p>Menù Principale</text:p>
          </table:table-cell>
          <table:table-cell office:value-type="string" calcext:value-type="string">
            <text:p><text:span text:style-name="T9">PY_bridge.DlgMain</text:span>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Ctrl+6</text:span></text:p>
          </table:table-cell>
          <table:table-cell office:value-type="string" calcext:value-type="string">
            <text:p>Vai a s2</text:p>
          </table:table-cell>
          <table:table-cell office:value-type="string" calcext:value-type="string">
            <text:p><text:span text:style-name="T9">pyleeno.MENU_Vai_a_S2</text:span>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Ctrl+8</text:span></text:p>
          </table:table-cell>
          <table:table-cell office:value-type="string" calcext:value-type="string">
            <text:p>Pesca Codice</text:p>
          </table:table-cell>
          <table:table-cell office:value-type="string" calcext:value-type="string">
            <text:p><text:span text:style-name="T9">pyleeno.MENU_pesca_cod</text:span>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Ctrl+9</text:span></text:p>
          </table:table-cell>
          <table:table-cell office:value-type="string" calcext:value-type="string">
            <text:p>Formula magica aggiorna?language=basic&amp;location=application</text:p>
          </table:table-cell>
          <table:table-cell office:value-type="string" calcext:value-type="string">
            <text:p><text:span text:style-name="T9">Magic.Formula_magica_aggiorna</text:span>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Ctrl+Alt+V</text:span></text:p>
          </table:table-cell>
          <table:table-cell office:value-type="string" calcext:value-type="string">
            <text:p>Paste smart</text:p>
          </table:table-cell>
          <table:table-cell office:value-type="string" calcext:value-type="string">
            <text:p><text:span text:style-name="T9">pyleeno.paste_smart</text:span>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Ctrl+Ins</text:span></text:p>
          </table:table-cell>
          <table:table-cell office:value-type="string" calcext:value-type="string">
            <text:p>Pesca Codice</text:p>
          </table:table-cell>
          <table:table-cell office:value-type="string" calcext:value-type="string">
            <text:p><text:span text:style-name="T9">pyleeno.MENU_pesca_cod</text:span>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Ctrl+X</text:span></text:p>
          </table:table-cell>
          <table:table-cell office:value-type="string" calcext:value-type="string">
            <text:p>Taglia x</text:p>
          </table:table-cell>
          <table:table-cell office:value-type="string" calcext:value-type="string">
            <text:p><text:span text:style-name="T9">pyleeno.MENU_taglia_x</text:span></text:p>
          </table:table-cell>
          <table:table-cell table:style-name="Default" table:number-columns-repeated="16380"/>
        </table:table-row>
        <table:table-row table:style-name="ro1">
          <table:table-cell/>
          <table:table-cell table:style-name="Default" table:number-columns-repeated="16383"/>
        </table:table-row>
        <table:table-row table:style-name="ro33">
          <table:table-cell/>
          <table:table-cell office:value-type="string" calcext:value-type="string" table:number-columns-spanned="3" table:number-rows-spanned="1">
            <text:p>Combinazioni con SHIFT</text:p>
          </table:table-cell>
          <table:covered-table-cell table:number-columns-repeated="2"/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Shift+F1</text:span></text:p>
          </table:table-cell>
          <table:table-cell office:value-type="string" calcext:value-type="string">
            <text:p>Vai a scorciatoie</text:p>
          </table:table-cell>
          <table:table-cell office:value-type="string" calcext:value-type="string">
            <text:p><text:span text:style-name="T9">pyleeno.MENU_Vai_a_Scorciatoie</text:span>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Shift+F10</text:span></text:p>
          </table:table-cell>
          <table:table-cell office:value-type="string" calcext:value-type="string">
            <text:p>Scelta viste</text:p>
          </table:table-cell>
          <table:table-cell office:value-type="string" calcext:value-type="string">
            <text:p><text:span text:style-name="T9">pyleeno.MENU_scelta_viste</text:span></text:p>
          </table:table-cell>
          <table:table-cell table:style-name="Default" table:number-columns-repeated="16380"/>
        </table:table-row>
        <table:table-row table:style-name="ro1">
          <table:table-cell/>
          <table:table-cell table:style-name="Default" table:number-columns-repeated="16383"/>
        </table:table-row>
        <table:table-row table:style-name="ro33">
          <table:table-cell/>
          <table:table-cell office:value-type="string" calcext:value-type="string" table:number-columns-spanned="3" table:number-rows-spanned="1">
            <text:p>Combinazioni con CTRL+SHIFT</text:p>
          </table:table-cell>
          <table:covered-table-cell table:number-columns-repeated="2"/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Ctrl+Shift+5</text:span></text:p>
          </table:table-cell>
          <table:table-cell office:value-type="string" calcext:value-type="string">
            <text:p>Inserisci utili?language=basic&amp;location=application</text:p>
          </table:table-cell>
          <table:table-cell office:value-type="string" calcext:value-type="string">
            <text:p><text:span text:style-name="T9">Varie.Inserisci_Utili</text:span>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Ctrl+Shift+9</text:span></text:p>
          </table:table-cell>
          <table:table-cell office:value-type="string" calcext:value-type="string">
            <text:p>Formula magica off?language=basic&amp;location=application</text:p>
          </table:table-cell>
          <table:table-cell office:value-type="string" calcext:value-type="string">
            <text:p><text:span text:style-name="T9">Magic.Formula_magica_off</text:span>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Ctrl+Shift+A</text:span></text:p>
          </table:table-cell>
          <table:table-cell office:value-type="string" calcext:value-type="string">
            <text:p>Aggiungi rigo di misura</text:p>
          </table:table-cell>
          <table:table-cell office:value-type="string" calcext:value-type="string">
            <text:p><text:span text:style-name="T9">pyleeno.MENU_Copia_riga_Ent</text:span>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Ctrl+Shift+B</text:span></text:p>
          </table:table-cell>
          <table:table-cell office:value-type="string" calcext:value-type="string">
            <text:p>Colora intera voce</text:p>
          </table:table-cell>
          <table:table-cell office:value-type="string" calcext:value-type="string">
            <text:p><text:span text:style-name="T9">pyleeno.MENU_colora_intera_voce</text:span>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Ctrl+Shift+C</text:span></text:p>
          </table:table-cell>
          <table:table-cell office:value-type="string" calcext:value-type="string">
            <text:p>Numera colonna</text:p>
          </table:table-cell>
          <table:table-cell office:value-type="string" calcext:value-type="string">
            <text:p><text:span text:style-name="T9">pyleeno.MENU_numera_colonna</text:span>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Ctrl+Shift+D</text:span></text:p>
          </table:table-cell>
          <table:table-cell office:value-type="string" calcext:value-type="string">
            <text:p>Filtro descrizione</text:p>
          </table:table-cell>
          <table:table-cell office:value-type="string" calcext:value-type="string">
            <text:p><text:span text:style-name="T9">pyleeno.MENU_filtro_descrizione</text:span>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Ctrl+Shift+Del</text:span></text:p>
          </table:table-cell>
          <table:table-cell office:value-type="string" calcext:value-type="string">
            <text:p>ELIMINA le righe attive/selezionate</text:p>
          </table:table-cell>
          <table:table-cell office:value-type="string" calcext:value-type="string">
            <text:p><text:span text:style-name="T9">pyleeno.MENU_elimina_righe</text:span>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Ctrl+Shift+E</text:span></text:p>
          </table:table-cell>
          <table:table-cell office:value-type="string" calcext:value-type="string">
            <text:p>Azzera una voce di computo</text:p>
          </table:table-cell>
          <table:table-cell office:value-type="string" calcext:value-type="string">
            <text:p><text:span text:style-name="T9">pyleeno.MENU_azzera_voce</text:span>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Ctrl+Shift+F</text:span></text:p>
          </table:table-cell>
          <table:table-cell office:value-type="string" calcext:value-type="string">
            <text:p>Filtra Codice della voce corrente</text:p>
          </table:table-cell>
          <table:table-cell office:value-type="string" calcext:value-type="string">
            <text:p><text:span text:style-name="T9">pyleeno.MENU_filtra_codice</text:span>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Ctrl+Shift+F8</text:span></text:p>
          </table:table-cell>
          <table:table-cell office:value-type="string" calcext:value-type="string">
            <text:p>Rinumera tutti capitoli2</text:p>
          </table:table-cell>
          <table:table-cell office:value-type="string" calcext:value-type="string">
            <text:p><text:span text:style-name="T9">pyleeno.MENU_Rinumera_TUTTI_Capitoli2</text:span>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Ctrl+Shift+G</text:span></text:p>
          </table:table-cell>
          <table:table-cell office:value-type="string" calcext:value-type="string">
            <text:p>Copia sorgente per git</text:p>
          </table:table-cell>
          <table:table-cell office:value-type="string" calcext:value-type="string">
            <text:p><text:span text:style-name="T9">pyleeno.MENU_copia_sorgente_per_git</text:span>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Ctrl+Shift+H</text:span>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<text:span text:style-name="T9">pyleeno.MENU_hl</text:span>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Ctrl+Shift+I</text:span></text:p>
          </table:table-cell>
          <table:table-cell office:value-type="string" calcext:value-type="string">
            <text:p>Quantità positiva/negativa</text:p>
          </table:table-cell>
          <table:table-cell office:value-type="string" calcext:value-type="string">
            <text:p><text:span text:style-name="T9">pyleeno.MENU_inverti_segno</text:span>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Ctrl+Shift+K</text:span></text:p>
          </table:table-cell>
          <table:table-cell office:value-type="string" calcext:value-type="string">
            <text:p>Pesca Codice</text:p>
          </table:table-cell>
          <table:table-cell office:value-type="string" calcext:value-type="string">
            <text:p><text:span text:style-name="T9">pyleeno.MENU_pesca_cod</text:span>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Ctrl+Shift+L</text:span></text:p>
          </table:table-cell>
          <table:table-cell office:value-type="string" calcext:value-type="string">
            <text:p>Descrizione abbreviata ON/OFF</text:p>
          </table:table-cell>
          <table:table-cell office:value-type="string" calcext:value-type="string">
            <text:p><text:span text:style-name="T9">pyleeno.MENU_voce_breve</text:span>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Ctrl+Shift+M</text:span></text:p>
          </table:table-cell>
          <table:table-cell office:value-type="string" calcext:value-type="string">
            <text:p>Sposta una Voce di Analisi, Computo o Contabilità</text:p>
          </table:table-cell>
          <table:table-cell office:value-type="string" calcext:value-type="string">
            <text:p><text:span text:style-name="T9">pyleeno.sposta_voce</text:span>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Ctrl+Shift+N</text:span></text:p>
          </table:table-cell>
          <table:table-cell office:value-type="string" calcext:value-type="string">
            <text:p>Nuova Voce scelta</text:p>
          </table:table-cell>
          <table:table-cell office:value-type="string" calcext:value-type="string">
            <text:p><text:span text:style-name="T9">pyleeno.MENU_nuova_voce_scelta</text:span>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Ctrl+Shift+P</text:span></text:p>
          </table:table-cell>
          <table:table-cell office:value-type="string" calcext:value-type="string">
            <text:p>Prepara un doc per la stampa?language=basic&amp;location=application</text:p>
          </table:table-cell>
          <table:table-cell office:value-type="string" calcext:value-type="string">
            <text:p><text:span text:style-name="T9">Finale.Prepara_un_Doc_per_la_stampa</text:span>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Ctrl+Shift+R</text:span></text:p>
          </table:table-cell>
          <table:table-cell office:value-type="string" calcext:value-type="string">
            <text:p>Avvia ide</text:p>
          </table:table-cell>
          <table:table-cell office:value-type="string" calcext:value-type="string">
            <text:p><text:span text:style-name="T9">pyleeno.MENU_avvia_IDE</text:span>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Ctrl+Shift+U</text:span></text:p>
          </table:table-cell>
          <table:table-cell office:value-type="string" calcext:value-type="string">
            <text:p>Cerca errori nel foglio attivo</text:p>
          </table:table-cell>
          <table:table-cell office:value-type="string" calcext:value-type="string">
            <text:p><text:span text:style-name="T9">LeenoSheetUtils.cerca_errori</text:span></text:p>
          </table:table-cell>
          <table:table-cell table:style-name="Default" table:number-columns-repeated="16380"/>
        </table:table-row>
        <table:table-row table:style-name="ro1">
          <table:table-cell/>
          <table:table-cell table:style-name="Default" table:number-columns-repeated="16383"/>
        </table:table-row>
        <table:table-row table:style-name="ro33">
          <table:table-cell/>
          <table:table-cell office:value-type="string" calcext:value-type="string" table:number-columns-spanned="3" table:number-rows-spanned="1">
            <text:p>Combinazioni con ALT</text:p>
          </table:table-cell>
          <table:covered-table-cell table:number-columns-repeated="2"/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Alt++</text:span></text:p>
          </table:table-cell>
          <table:table-cell office:value-type="string" calcext:value-type="string">
            <text:p>Struttura?language=basic&amp;location=application</text:p>
          </table:table-cell>
          <table:table-cell office:value-type="string" calcext:value-type="string">
            <text:p><text:span text:style-name="T9">Strutture.Struttura</text:span>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Alt+-</text:span></text:p>
          </table:table-cell>
          <table:table-cell office:value-type="string" calcext:value-type="string">
            <text:p>Togli struttura?language=basic&amp;location=application</text:p>
          </table:table-cell>
          <table:table-cell office:value-type="string" calcext:value-type="string">
            <text:p><text:span text:style-name="T9">Strutture.Togli_Struttura</text:span>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Alt+P</text:span></text:p>
          </table:table-cell>
          <table:table-cell office:value-type="string" calcext:value-type="string">
            <text:p>Prepara un doc per la stampa?language=basic&amp;location=application</text:p>
          </table:table-cell>
          <table:table-cell office:value-type="string" calcext:value-type="string">
            <text:p><text:span text:style-name="T9">Focus.Prepara_un_Doc_per_la_stampa</text:span>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<text:span text:style-name="T4">Alt+Z</text:span></text:p>
          </table:table-cell>
          <table:table-cell office:value-type="string" calcext:value-type="string">
            <text:p>Ritorna al prezziario?language=basic&amp;location=application</text:p>
          </table:table-cell>
          <table:table-cell office:value-type="string" calcext:value-type="string">
            <text:p><text:span text:style-name="T9">Da_prezzario.Ritorna_al_prezziario</text:span></text:p>
          </table:table-cell>
          <table:table-cell table:style-name="Default" table:number-columns-repeated="16380"/>
        </table:table-row>
      </table:table>
      <table:table table:name="copyright_LeenO" table:style-name="ta6" table:print="false">
        <table:table-column table:style-name="co125" table:default-cell-style-name="ce499"/>
        <table:table-column table:style-name="co126" table:number-columns-repeated="2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31" table:default-cell-style-name="ce499"/>
        <table:table-column table:style-name="co31" table:number-columns-repeated="4" table:default-cell-style-name="Default"/>
        <table:table-column table:style-name="co130" table:default-cell-style-name="Default"/>
        <table:table-column table:style-name="co31" table:number-columns-repeated="2" table:default-cell-style-name="Default"/>
        <table:table-row table:style-name="ro46">
          <table:table-cell table:style-name="ce1032" office:value-type="string" calcext:value-type="string">
            <text:p>LeenO</text:p>
          </table:table-cell>
          <table:table-cell table:style-name="ce925" table:number-columns-repeated="5"/>
          <table:table-cell table:style-name="ce1044"/>
          <table:table-cell table:style-name="ce925"/>
          <table:table-cell table:style-name="ce1055"/>
          <table:table-cell table:style-name="ce925" table:number-columns-repeated="5"/>
        </table:table-row>
        <table:table-row table:style-name="ro1">
          <table:table-cell table:style-name="ce1033" office:value-type="string" calcext:value-type="string">
            <text:p>applicativo per computi metrici estimativi con LibreOffice</text:p>
          </table:table-cell>
          <table:table-cell table:style-name="ce925" table:number-columns-repeated="4"/>
          <table:table-cell table:style-name="ce1041"/>
          <table:table-cell table:style-name="ce1045"/>
          <table:table-cell table:style-name="ce1051" table:number-columns-repeated="4"/>
          <table:table-cell table:style-name="ce943"/>
          <table:table-cell table:style-name="ce925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6 Giuseppe Vizziello</text:p>
          </table:table-cell>
          <table:table-cell table:style-name="ce925" table:number-columns-repeated="4"/>
          <table:table-cell table:style-name="ce1042"/>
          <table:table-cell table:style-name="ce1034" office:value-type="string" calcext:value-type="string">
            <text:p>Crediti</text:p>
          </table:table-cell>
          <table:table-cell table:style-name="ce925" table:number-columns-repeated="4"/>
          <table:table-cell table:style-name="ce944"/>
          <table:table-cell table:style-name="ce925" table:number-columns-repeated="2"/>
        </table:table-row>
        <table:table-row table:style-name="ro1">
          <table:table-cell table:style-name="ce1034" office:value-type="string" calcext:value-type="string">
            <text:p>#</text:p>
          </table:table-cell>
          <table:table-cell table:style-name="ce925" table:number-columns-repeated="2"/>
          <table:table-cell table:style-name="ce1040"/>
          <table:table-cell table:style-name="ce925"/>
          <table:table-cell table:style-name="ce1042"/>
          <table:table-cell table:style-name="ce1034"/>
          <table:table-cell table:style-name="ce925" table:number-columns-repeated="4"/>
          <table:table-cell table:style-name="ce944"/>
          <table:table-cell table:style-name="ce925" table:number-columns-repeated="2"/>
        </table:table-row>
        <table:table-row table:style-name="ro1">
          <table:table-cell table:style-name="ce1034" office:value-type="string" calcext:value-type="string">
            <text:p># E-Mail: <text:a xlink:href="mailto:supporto@leeno.org" xlink:type="simple">supporto@leeno.org</text:a></text:p>
          </table:table-cell>
          <table:table-cell table:style-name="ce925" table:number-columns-repeated="4"/>
          <table:table-cell table:style-name="ce1042"/>
          <table:table-cell table:style-name="ce1046" office:value-type="string" calcext:value-type="string">
            <text:p>Difficile citare e ringraziare tutti, perché ho usato ampiamente </text:p>
          </table:table-cell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4" office:value-type="string" calcext:value-type="string">
            <text:p>#</text:p>
          </table:table-cell>
          <table:table-cell table:style-name="ce925" table:number-columns-repeated="4"/>
          <table:table-cell table:style-name="ce1042"/>
          <table:table-cell table:style-name="ce1046" office:value-type="string" calcext:value-type="string">
            <text:p>la tecnica del copia/incolla e perdendo spesso per strada gli autori</text:p>
          </table:table-cell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5" office:value-type="string" calcext:value-type="string">
            <text:p># Version:</text:p>
          </table:table-cell>
          <table:table-cell table:style-name="ce427" table:formula="of:=[S1.I194]" office:value-type="float" office:value="3" calcext:value-type="float">
            <text:p>3</text:p>
          </table:table-cell>
          <table:table-cell table:style-name="ce427" table:formula="of:=[S1.J194]" office:value-type="float" office:value="25" calcext:value-type="float">
            <text:p>25</text:p>
          </table:table-cell>
          <table:table-cell table:style-name="avvertenza" table:formula="of:=[S1.K194]" office:value-type="string" office:string-value="0" calcext:value-type="string">
            <text:p>0</text:p>
          </table:table-cell>
          <table:table-cell table:style-name="ce925"/>
          <table:table-cell table:style-name="ce1042"/>
          <table:table-cell table:style-name="ce1046" office:value-type="string" calcext:value-type="string">
            <text:p>del codice originale. </text:p>
          </table:table-cell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925" office:value-type="string" calcext:value-type="string">
            <text:p>#</text:p>
          </table:table-cell>
          <table:table-cell table:style-name="ce925" table:number-columns-repeated="4"/>
          <table:table-cell table:style-name="ce1042"/>
          <table:table-cell table:style-name="ce1046"/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6" office:value-type="string" calcext:value-type="string">
            <text:p># This file is distributed under LGPL license</text:p>
          </table:table-cell>
          <table:table-cell table:style-name="ce925" table:number-columns-repeated="4"/>
          <table:table-cell table:style-name="ce1042"/>
          <table:table-cell table:style-name="ce1046" office:value-type="string" calcext:value-type="string">
            <text:p>Ma, al di là del codice, ringrazio innanzi tutto i colleghi che avevano </text:p>
          </table:table-cell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4" office:value-type="string" calcext:value-type="string">
            <text:p>#</text:p>
          </table:table-cell>
          <table:table-cell table:style-name="ce925" table:number-columns-repeated="4"/>
          <table:table-cell table:style-name="ce1042"/>
          <table:table-cell table:style-name="ce1046" office:value-type="string" calcext:value-type="string">
            <text:p>creduto in Ultimus (e in me) quando tutti - ad ogni clang del <text:s/>pc- si </text:p>
          </table:table-cell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6" office:value-type="string" calcext:value-type="string">
            <text:p># This file is part of Leeno Ultimus </text:p>
          </table:table-cell>
          <table:table-cell table:style-name="ce1039" table:number-columns-repeated="3"/>
          <table:table-cell table:style-name="ce925"/>
          <table:table-cell table:style-name="ce1042"/>
          <table:table-cell table:style-name="ce1046" office:value-type="string" calcext:value-type="string">
            <text:p>mettevano a ridere dicendo: ma perché non usate Primus?</text:p>
          </table:table-cell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4" office:value-type="string" calcext:value-type="string">
            <text:p># (Template assistito per la compilazione di Computi Metrici Estimativi)</text:p>
          </table:table-cell>
          <table:table-cell table:style-name="ce925" table:number-columns-repeated="4"/>
          <table:table-cell table:style-name="ce1042"/>
          <table:table-cell table:style-name="ce1046"/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4"/>
          <table:table-cell table:style-name="ce925" table:number-columns-repeated="4"/>
          <table:table-cell table:style-name="ce1042"/>
          <table:table-cell table:style-name="ce1046" office:value-type="string" calcext:value-type="string">
            <text:p>Poi viene Paolo Mantovani... profondo conoscitore di OpenOffice e dei suoi </text:p>
          </table:table-cell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4" office:value-type="string" calcext:value-type="string">
            <text:p># L'archivio compresso di Leeno Ultimus è composto da:</text:p>
          </table:table-cell>
          <table:table-cell table:style-name="ce925" table:number-columns-repeated="4"/>
          <table:table-cell table:style-name="ce1042"/>
          <table:table-cell table:style-name="ce1046" office:value-type="string" calcext:value-type="string">
            <text:p>linguaggi di programmazione, che mi ha sostenuto tecnicamente e moralmente... </text:p>
          </table:table-cell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4" office:value-type="string" calcext:value-type="string">
            <text:p># - un <text:s/>Calc con lo schema del computo metrico (questo file)</text:p>
          </table:table-cell>
          <table:table-cell table:style-name="ce925" table:number-columns-repeated="4"/>
          <table:table-cell table:style-name="ce1042"/>
          <table:table-cell table:style-name="ce1046" office:value-type="string" calcext:value-type="string">
            <text:p>senza di lui non avrei portato a termine questo lavoro (anzi... non l'avrei </text:p>
          </table:table-cell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4" office:value-type="string" calcext:value-type="string">
            <text:p># - una libreria pacchettizzata li con le varie macro</text:p>
          </table:table-cell>
          <table:table-cell table:style-name="ce925" table:number-columns-repeated="4"/>
          <table:table-cell table:style-name="ce1042"/>
          <table:table-cell table:style-name="ce1046" office:value-type="string" calcext:value-type="string">
            <text:p>nemmeno iniziato). <text:s/>A lui devo molto... spero non si risenta nel vedere il </text:p>
          </table:table-cell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4" office:value-type="string" calcext:value-type="string">
            <text:p># <text:s text:c="4"/>utili e/o necessarie al funzionamento delle tabelle Calc</text:p>
          </table:table-cell>
          <table:table-cell table:style-name="ce925" table:number-columns-repeated="4"/>
          <table:table-cell table:style-name="ce1042"/>
          <table:table-cell table:style-name="ce1046" office:value-type="string" calcext:value-type="string">
            <text:p>suo nome a copertura di un codice così pasticciato.</text:p>
          </table:table-cell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4" office:value-type="string" calcext:value-type="string">
            <text:p># - un TUTORIAL PER INIZIARE.pdf</text:p>
          </table:table-cell>
          <table:table-cell table:style-name="ce925" table:number-columns-repeated="4"/>
          <table:table-cell table:style-name="ce1042"/>
          <table:table-cell table:style-name="ce1046"/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4" office:value-type="string" calcext:value-type="string">
            <text:p># - il MANUALE D'USO.pdf</text:p>
          </table:table-cell>
          <table:table-cell table:style-name="ce925" table:number-columns-repeated="4"/>
          <table:table-cell table:style-name="ce1042"/>
          <table:table-cell table:style-name="ce1046" office:value-type="string" calcext:value-type="string">
            <text:p>Lido Bernardini ha messo insieme, di sua propria e autonoma mano, molte parti </text:p>
          </table:table-cell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4" office:value-type="string" calcext:value-type="string">
            <text:p># - una copia della licenza GPL </text:p>
          </table:table-cell>
          <table:table-cell table:style-name="ce925" table:number-columns-repeated="4"/>
          <table:table-cell table:style-name="ce1042"/>
          <table:table-cell table:style-name="ce1046" office:value-type="string" calcext:value-type="string">
            <text:p>del codice di Utlimus (quelle migliori)... gli dovrei un'intera cassa di birra...</text:p>
          </table:table-cell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7"/>
          <table:table-cell table:style-name="ce925" table:number-columns-repeated="4"/>
          <table:table-cell table:style-name="ce1042"/>
          <table:table-cell table:style-name="ce1046"/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4"/>
          <table:table-cell table:style-name="ce925" table:number-columns-repeated="4"/>
          <table:table-cell table:style-name="ce1042"/>
          <table:table-cell table:style-name="ce1046" office:value-type="string" calcext:value-type="string">
            <text:p>Un ringraziamento a tutta la lista dev@it.openoffice.org, che mi ha </text:p>
          </table:table-cell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4" office:value-type="string" calcext:value-type="string">
            <text:p><text:s text:c="4"/>Questa è una traduzione <text:s/>italiana non ufficiale della <text:s/>Licenza</text:p>
          </table:table-cell>
          <table:table-cell table:style-name="ce925" table:number-columns-repeated="4"/>
          <table:table-cell table:style-name="ce1042"/>
          <table:table-cell table:style-name="ce1046" office:value-type="string" calcext:value-type="string">
            <text:p>sopportato ed aiutato... in particolare ad Antonello Cerrato, Emanuele </text:p>
          </table:table-cell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4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925" table:number-columns-repeated="4"/>
          <table:table-cell table:style-name="ce1042"/>
          <table:table-cell table:style-name="ce1046" office:value-type="string" calcext:value-type="string">
            <text:p>Emanuele (emanuele54@interfree.it), Fabio Fiorentini, <text:s/>Marco Caresia,</text:p>
          </table:table-cell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4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925" table:number-columns-repeated="4"/>
          <table:table-cell table:style-name="ce1042"/>
          <table:table-cell table:style-name="ce1046" office:value-type="string" calcext:value-type="string">
            <text:p><text:s/>Michele Zarri, ... <text:s/>(chi ho dimenticato?) </text:p>
          </table:table-cell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4" office:value-type="string" calcext:value-type="string">
            <text:p><text:s text:c="4"/>l'esprimere i termini di distribuzione del software che usa la</text:p>
          </table:table-cell>
          <table:table-cell table:style-name="ce925" table:number-columns-repeated="4"/>
          <table:table-cell table:style-name="ce1042"/>
          <table:table-cell table:style-name="ce1046"/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4" office:value-type="string" calcext:value-type="string">
            <text:p><text:s text:c="4"/>licenza LGPL. </text:p>
          </table:table-cell>
          <table:table-cell table:style-name="ce925" table:number-columns-repeated="4"/>
          <table:table-cell table:style-name="ce1042"/>
          <table:table-cell table:style-name="ce1046" office:value-type="string" calcext:value-type="string">
            <text:p>MrJive (al secolo Davide Pesenti) mi ha messo a disposizione lo spazio sul </text:p>
          </table:table-cell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4" office:value-type="string" calcext:value-type="string">
            <text:p><text:s text:c="4"/>Solo la versione originale in inglese della licenza ha valore</text:p>
          </table:table-cell>
          <table:table-cell table:style-name="ce925" table:number-columns-repeated="4"/>
          <table:table-cell table:style-name="ce1042"/>
          <table:table-cell table:style-name="ce1046" office:value-type="string" calcext:value-type="string">
            <text:p>suo server e mi ha supportato in tutti questi anni gestendo le pagine web. </text:p>
          </table:table-cell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4" office:value-type="string" calcext:value-type="string">
            <text:p><text:s text:c="4"/>legale.</text:p>
          </table:table-cell>
          <table:table-cell table:style-name="ce925" table:number-columns-repeated="4"/>
          <table:table-cell table:style-name="ce1042"/>
          <table:table-cell table:style-name="ce1046"/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4" office:value-type="string" calcext:value-type="string">
            <text:p><text:s text:c="4"/>Lo scopo di questa traduzione è quello di <text:s/>aiutare <text:s/>le persone</text:p>
          </table:table-cell>
          <table:table-cell table:style-name="ce925" table:number-columns-repeated="4"/>
          <table:table-cell table:style-name="ce1042"/>
          <table:table-cell table:style-name="ce1037" office:value-type="string" calcext:value-type="string">
            <text:p>Ma in particolare voglio ringraziare Giuseppe Vizziello <text:s/>( noto come Giuserpe),</text:p>
          </table:table-cell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4" office:value-type="string" calcext:value-type="string">
            <text:p><text:s text:c="4"/>di lingua italiana a capire meglio il significato della licenza</text:p>
          </table:table-cell>
          <table:table-cell table:style-name="ce925" table:number-columns-repeated="4"/>
          <table:table-cell table:style-name="ce1042"/>
          <table:table-cell table:style-name="ce1037" office:value-type="string" calcext:value-type="string">
            <text:p>lo zoccolo duro dello Staff, che si è occupato (e spero continui a farlo) di testare </text:p>
          </table:table-cell>
          <table:table-cell table:style-name="ce925" table:number-columns-repeated="4"/>
          <table:table-cell table:style-name="ce944"/>
          <table:table-cell table:style-name="ce925" table:number-columns-repeated="2"/>
        </table:table-row>
        <table:table-row table:style-name="ro1">
          <table:table-cell table:style-name="ce1037"/>
          <table:table-cell table:style-name="ce925" table:number-columns-repeated="4"/>
          <table:table-cell table:style-name="ce1042"/>
          <table:table-cell table:style-name="ce1046" office:value-type="string" calcext:value-type="string">
            <text:p>Ultimus in condizioni estreme su computi reali <text:s/>(sempre da consegnare </text:p>
          </table:table-cell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7" office:value-type="string" calcext:value-type="string">
            <text:p><text:s text:c="3"/>La versione originale della licenza è reperibile qui:</text:p>
          </table:table-cell>
          <table:table-cell table:style-name="ce925" table:number-columns-repeated="4"/>
          <table:table-cell table:style-name="ce1042"/>
          <table:table-cell table:style-name="ce1037" office:value-type="string" calcext:value-type="string">
            <text:p>con urgenza)... e su Contabilità complicate. </text:p>
          </table:table-cell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8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925" table:number-columns-repeated="4"/>
          <table:table-cell table:style-name="ce1042"/>
          <table:table-cell table:style-name="ce1046" office:value-type="string" calcext:value-type="string">
            <text:p>Di questo aiuto gli sono molto grato.</text:p>
          </table:table-cell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4"/>
          <table:table-cell table:style-name="ce925" table:number-columns-repeated="4"/>
          <table:table-cell table:style-name="ce1042"/>
          <table:table-cell table:style-name="ce1046"/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6" office:value-type="string" calcext:value-type="string">
            <text:p><text:s text:c="4"/>This is <text:s/>an unofficial translation <text:s/>of <text:s/>the GNU Lesser General</text:p>
          </table:table-cell>
          <table:table-cell table:style-name="ce1039" table:number-columns-repeated="4"/>
          <table:table-cell table:style-name="ce1042"/>
          <table:table-cell table:style-name="ce1046" office:value-type="string" calcext:value-type="string">
            <text:p>A Laurent Godard ho plagiato un po' di codice ed ho fatto tesoro dei suoi consigli.</text:p>
          </table:table-cell>
          <table:table-cell table:style-name="ce1053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6" office:value-type="string" calcext:value-type="string">
            <text:p><text:s text:c="4"/>Public License into Italian. It was not published by the <text:s/>Free</text:p>
          </table:table-cell>
          <table:table-cell table:style-name="ce1039" table:number-columns-repeated="4"/>
          <table:table-cell table:style-name="ce1042"/>
          <table:table-cell table:style-name="ce1037" office:value-type="string" calcext:value-type="string">
            <text:p>Con Andrew PitonyaK, Michael Dannenhöfer e DannyB non ho avuto contatti </text:p>
          </table:table-cell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6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1039" table:number-columns-repeated="4"/>
          <table:table-cell table:style-name="ce1042"/>
          <table:table-cell table:style-name="ce1046" office:value-type="string" calcext:value-type="string">
            <text:p>diretti, ma ho attinto ad ampie mani dal loro materiale pubblicato in rete...</text:p>
          </table:table-cell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6" office:value-type="string" calcext:value-type="string">
            <text:p><text:s text:c="4"/>distribution terms for software <text:s text:c="2"/>that uses the GNU LGPL--only</text:p>
          </table:table-cell>
          <table:table-cell table:style-name="ce1039" table:number-columns-repeated="4"/>
          <table:table-cell table:style-name="ce1042"/>
          <table:table-cell table:style-name="ce1046" office:value-type="string" calcext:value-type="string">
            <text:p><text:s/>un ringraziamento anche a loro, e a tutti quelli che ho dimenticato di citare...!</text:p>
          </table:table-cell>
          <table:table-cell table:style-name="ce1052"/>
          <table:table-cell table:style-name="ce925" table:number-columns-repeated="3"/>
          <table:table-cell table:style-name="ce944"/>
          <table:table-cell table:style-name="ce925" table:number-columns-repeated="2"/>
        </table:table-row>
        <table:table-row table:style-name="ro1">
          <table:table-cell table:style-name="ce1036" office:value-type="string" calcext:value-type="string">
            <text:p><text:s text:c="4"/>the original English text of the GNU LGPL does that. <text:s/>However,</text:p>
          </table:table-cell>
          <table:table-cell table:style-name="ce1039" table:number-columns-repeated="4"/>
          <table:table-cell table:style-name="ce1043"/>
          <table:table-cell table:style-name="ce1047"/>
          <table:table-cell table:style-name="ce1054" table:number-columns-repeated="4"/>
          <table:table-cell table:style-name="ce945"/>
          <table:table-cell table:style-name="ce925" table:number-columns-repeated="2"/>
        </table:table-row>
        <table:table-row table:style-name="ro1">
          <table:table-cell table:style-name="ce1036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1039" table:number-columns-repeated="4"/>
          <table:table-cell table:style-name="ce925"/>
          <table:table-cell table:style-name="ce1037"/>
          <table:table-cell table:style-name="ce925" table:number-columns-repeated="7"/>
        </table:table-row>
        <table:table-row table:style-name="ro1">
          <table:table-cell table:style-name="ce1036" office:value-type="string" calcext:value-type="string">
            <text:p><text:s text:c="4"/>understand the GNU LGPL better.</text:p>
          </table:table-cell>
          <table:table-cell table:style-name="ce1039" table:number-columns-repeated="4"/>
          <table:table-cell table:style-name="ce925"/>
          <table:table-cell table:style-name="ce1037"/>
          <table:table-cell table:style-name="ce925" table:number-columns-repeated="7"/>
        </table:table-row>
        <table:table-row table:style-name="ro1">
          <table:table-cell table:style-name="ce1037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icenza Pubblica Generica Attenuata (LGPL) del progetto GNU</text:p>
          </table:table-cell>
          <table:table-cell table:style-name="ce925" table:number-columns-repeated="5"/>
          <table:table-cell table:style-name="ce1037" office:value-type="string" calcext:value-type="string">
            <text:p>NB</text:p>
          </table:table-cell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48"/>
          <table:table-cell table:style-name="ce1051" table:number-columns-repeated="6"/>
          <table:table-cell table:style-name="ce943"/>
        </table:table-row>
        <table:table-row table:style-name="ro1">
          <table:table-cell table:style-name="ce1034" office:value-type="string" calcext:value-type="string">
            <text:p>Versione 2.1, Febbraio 1999</text:p>
          </table:table-cell>
          <table:table-cell table:style-name="ce925" table:number-columns-repeated="5"/>
          <table:table-cell table:style-name="ce1049" office:value-type="string" calcext:value-type="string">
            <text:p>Questo software ti può aiutare molto nel compilare i tuoi computi metrici e a eseguire la contabilità,</text:p>
          </table:table-cell>
          <table:table-cell table:style-name="ce925" table:number-columns-repeated="6"/>
          <table:table-cell table:style-name="ce944"/>
        </table:table-row>
        <table:table-row table:style-name="ro1">
          <table:table-cell table:style-name="ce1036" office:value-type="string" calcext:value-type="string">
            <text:p>Copyright © 1991, 1999 Free Software Foundation, Inc.</text:p>
          </table:table-cell>
          <table:table-cell table:style-name="ce925" table:number-columns-repeated="5"/>
          <table:table-cell table:style-name="ce1049" office:value-type="string" calcext:value-type="string">
            <text:p>ma usandolo potresti anche compromettere i tuoi dati.</text:p>
          </table:table-cell>
          <table:table-cell table:style-name="ce925" table:number-columns-repeated="6"/>
          <table:table-cell table:style-name="ce944"/>
        </table:table-row>
        <table:table-row table:style-name="ro1">
          <table:table-cell table:style-name="ce1036" office:value-type="string" calcext:value-type="string">
            <text:p>51 Franklin St, Fifth Floor, Boston, MA 02110-1301, USA</text:p>
          </table:table-cell>
          <table:table-cell table:style-name="ce925" table:number-columns-repeated="5"/>
          <table:table-cell table:style-name="ce1049" office:value-type="string" calcext:value-type="string">
            <text:p>Pertanto non viene data nessuna garanzia sul risultato e nemmeno sul buon funzionamento delle</text:p>
          </table:table-cell>
          <table:table-cell table:style-name="ce925" table:number-columns-repeated="6"/>
          <table:table-cell table:style-name="ce944"/>
        </table:table-row>
        <table:table-row table:style-name="ro1">
          <table:table-cell table:style-name="ce1034"/>
          <table:table-cell table:style-name="ce925" table:number-columns-repeated="5"/>
          <table:table-cell table:style-name="ce1049" office:value-type="string" calcext:value-type="string">
            <text:p>macro.</text:p>
          </table:table-cell>
          <table:table-cell table:style-name="ce925" table:number-columns-repeated="6"/>
          <table:table-cell table:style-name="ce944"/>
        </table:table-row>
        <table:table-row table:style-name="ro1">
          <table:table-cell table:style-name="ce1034" office:value-type="string" calcext:value-type="string">
            <text:p>Chiunque può copiare e distribuire copie letterali di questo documento</text:p>
          </table:table-cell>
          <table:table-cell table:style-name="ce925" table:number-columns-repeated="5"/>
          <table:table-cell table:style-name="ce1049" office:value-type="string" calcext:value-type="string">
            <text:p>Consiglio di lavorare sempre su delle copie e effettuare spesso il salvataggio dei dati.</text:p>
          </table:table-cell>
          <table:table-cell table:style-name="ce925" table:number-columns-repeated="6"/>
          <table:table-cell table:style-name="ce944"/>
        </table:table-row>
        <table:table-row table:style-name="ro1">
          <table:table-cell table:style-name="ce1034" office:value-type="string" calcext:value-type="string">
            <text:p>di licenza, ma non ne è permessa la modifica.</text:p>
          </table:table-cell>
          <table:table-cell table:style-name="ce925" table:number-columns-repeated="5"/>
          <table:table-cell table:style-name="ce1050"/>
          <table:table-cell table:style-name="ce1054" table:number-columns-repeated="6"/>
          <table:table-cell table:style-name="ce945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[Questa è la prima versione rilasciata della Licenza Pubblica Generic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Attenuata, ed è intesa come successore della Licenza Pubblica Generic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versione è 2.1]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Preambol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programma stesso. <text:s/>Viceversa, le <text:s/>Licenze Pubbliche Generiche GNU son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intese a garantire la libertà <text:s/>di condividere e modificare il softwar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ibero, al fine di assicurare che i programmi siano liberi per tutti 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oro utenti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Questa <text:s/>Licenza, la <text:s/>Licenza <text:s/>Pubblica Generica <text:s/>Attenuata (LGPL), <text:s/>s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applica <text:s/>a specifici pacchetti <text:s/>software, tipicamente <text:s/>librerie, dell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questa Licenza. <text:s text:c="2"/>Chiunque può usare questa licenza, <text:s/>ma suggeriamo d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normale Licenza Pubblica Generica, <text:s/>sia la migliore strategia da usar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per ogni specifico caso, sulla base delle seguenti spiegazioni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Quando si <text:s/>parla di software <text:s/>libero (free software), ci <text:s/>si riferisc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alla libertà, <text:s/>non al prezzo. <text:s text:c="2"/>Le nostre Licenze <text:s/>Pubbliche Generich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distribuire copie del <text:s/>software libero (e farsi pagare <text:s/>per questo, s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vuole); che ciascuno riceva il <text:s/>codice sorgente o che, se vuole, poss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ottenerlo; che <text:s/>ciascuno possa modificare il programma <text:s/>o usarne dell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parti in nuovi <text:s/>programmi liberi; e che ciascuno <text:s/>sappia di poter far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queste cose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restrizioni che <text:s/>vietino ai distributori <text:s/>di negare tali diritti <text:s/>o d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determinate <text:s/>responsabilità a <text:s/>carico <text:s/>di chi <text:s/>distribuisce copie <text:s/>del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software o di chi lo modifica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Ad esempio, chi distribuisce copie di una libreria LGPL, gratuitament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o a <text:s/>pagamento, deve concedere ai <text:s/>destinatari tutti i <text:s/>diritti che h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ricevuto. Deve anche assicurarsi <text:s/>che i destinatari ricevano o possan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ibreria, deve fornire i file oggetto completi ai destinatari, in mod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che essi <text:s/>possano ricollegarli alla libreria dopo <text:s/>averla modificata 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ricompilata. <text:s/>E deve mostrar <text:s/>loro queste condizioni della licenza, in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modo che essi conoscano i propri diritti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ibreria attraverso il <text:s/>copyright, e (2) offrendo una <text:s/>licenza che di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il permesso legale di copiare, distribuire e modificare la libreria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chiaro che non esistono <text:s/>garanzie per questa libreria libera. Inoltre,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se la libreria viene modificata <text:s/>da qualcun altro e ridistribuita, ch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a riceve dovrebbe essere informato <text:s/>che quanto in <text:s/>suo possesso non è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originario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Infine, l'esistenza di ogni <text:s/>programma libero è costantemente sotto l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azienda non possa effettivamente <text:s/>porre restrizioni sugli utenti di un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programma libero ottenendo una <text:s/>licenza restrittiva da un proprietari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di <text:s/>brevetto. <text:s/>Perciò insistiamo <text:s/>sul fatto <text:s/>che qualsiasi <text:s/>licenza d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brevetto <text:s/>ottenuta per <text:s/>una <text:s/>versione della <text:s/>libreria debba <text:s/>risultar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coerente con la piena libertà d'uso specificata in questa licenza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a maggior parte del software <text:s/>GNU, incluse alcune librerie, è copert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dalla normale Licenza Pubblica Generica (GPL) del Progetto GNU. Quest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icenza, la <text:s/>Licenza Pubblica Generica Attenuata (LGPL), <text:s/>si applica 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certe librerie <text:s/>specifiche ed è <text:s/>assai diversa dalla <text:s/>Licenza Pubblic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Generica normale. Questa licenza <text:s/>viene usata per determinate libreri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in modo da permettere il collegamento di tali librerie a programmi non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iberi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Quando un programma è collegato con una libreria, sia staticamente si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usando una libreria condivisa, legalmente parlando la combinazione de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originale. <text:s/>Perciò la normale <text:s/>Licenza Pubblica Generica permette tal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collegamento solo se l'intera <text:s/>combinazione risulta conforme ai propr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criteri di <text:s/>libertà. <text:s/>La Licenza Pubblica <text:s/>Generica Attenuata consent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criteri più permissivi per collegare altro codice alla libreria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Questa licenza viene definita la Licenza Pubblica Generica «Attenuata»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perché <text:s/>fa meno per <text:s/>proteggere la <text:s/>libertà dell'utente <text:s/>rispetto all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vantaggi agli <text:s/>sviluppatori di software libero <text:s/>nella competizione con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programmi non liberi. Questi svantaggi <text:s/>sono la ragione per cui usiam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a Licenza Pubblica Generica <text:s/>per molte librerie. Tuttavia, la Licenz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circostanze speciali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determinata libreria, in modo che divenga uno standard de facto. <text:s/>Ond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raggiungere quest'obiettivo, <text:s/>i programmi non liberi <text:s/>devono essere in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grado di <text:s/>utilizzare la libreria. <text:s/>Un <text:s/>caso più frequente <text:s/>è quello d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una libreria libera <text:s/>che svolga lo stesso compito <text:s/>di una libreria non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ibera largamente utilizzata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In questa <text:s/>situazione, ha <text:s/>poco senso limitare <text:s/>la libreria <text:s/>libera al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solo software libero, quindi <text:s/>utilizziamo la Licenza Pubblica Generic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Attenuata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programmi non liberi consente a <text:s/>un maggior numero di persone l'uso d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un'ampia <text:s/>quantità di programmi <text:s/>liberi. Per <text:s/>esempio, il <text:s/>permesso d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utilizzare <text:s/>la libreria <text:s/>C del <text:s/>Progetto GNU <text:s/>in programmi <text:s/>non liber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consente a molte più persone <text:s/>di usare l'intero sistema operativo GNU,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GNU/Linux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Sebbene la Licenza Pubblica Generica Attenuata tuteli la libertà degl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programma usando una versione modificata della Libreria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ibreria". La prima contiene codice derivato dalla libreria, mentre l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seconda deve essere combinata con la libreria per poter funzionare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TERMINI E CONDIZIONI PER LA COPIA, LA DISTRIBUZIONE E LA MODIFIC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Questa Licenza si <text:s/>applica a ogni libreria software <text:s/>o altro programm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che contenga <text:s/>una nota <text:s/>posta dal detentore <text:s/>del copyright o <text:s/>da altr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programma vada <text:s/>distribuito secondo <text:s/>i termini della <text:s/>Licenza Pubblic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Generica Attenuata (definita anche "questa Licenza")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Per "libreria" <text:s/>s'intende una raccolta <text:s/>di funzioni software <text:s/>e/o dat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predisposti in modo da poter essere facilmente collegati con programm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applicativi (che utilizzano alcune di <text:s/>queste funzioni e dati) così d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formare degli eseguibili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Il termine "Libreria" usato da qui <text:s/>in poi si riferisce a ogni tipo d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termini. L'espressione "un'opera basata <text:s/>sulla Libreria" indica sia l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diritto d'autore: <text:s/>ovvero, un'opera contenente <text:s/>la Libreria o <text:s/>una su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parte, sia <text:s/>inalterata sia con modifiche e/o <text:s/>tradotta direttamente in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un altro linguaggio. <text:s text:c="2"/>(Da qui in avanti, la <text:s/>traduzione viene inclus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senza limitazioni nel termine "modifica".)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Per "codice sorgente" <text:s/>di un'opera s'intende la forma <text:s/>di codice usat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di <text:s/>preferenza per apportare <text:s/>modifiche. Per <text:s/>una libreria, <text:s/>il codic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sorgente completo <text:s/>è il codice <text:s/>sorgente di tutti i <text:s/>moduli contenuti,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più ogni file <text:s/>associato per la definizione delle <text:s/>interfacce, più gl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script <text:s/>utilizzati per controllare <text:s/>la compilazione <text:s/>e l'installazion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della libreria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Attività diverse <text:s/>dalla copiatura, <text:s/>distribuzione e modifica <text:s/>non son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'output <text:s/>del programma è <text:s/>coperto da <text:s/>questa Licenza <text:s/>solo se <text:s/>il su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(indipendentemente dal <text:s/>fatto che sia <text:s/>stato creato con <text:s/>strumenti ch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usino la Libreria). In base alla natura della Libreria e del programm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che usa la Libreria il suo <text:s/>output può essere o meno coperto da quest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icenza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1. Il <text:s/>Licenziatario può <text:s/>copiare <text:s/>e distribuire <text:s/>copie letterali <text:s/>del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codice sorgente completo della <text:s/>Libreria così come viene ricevuto, con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qualsiasi mezzo, a condizione <text:s/>che riproduca chiaramente su ogni copi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un'appropriata nota <text:s/>per il copyright <text:s/>e per la mancanza <text:s/>di garanzia;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all'assenza di ogni <text:s/>garanzia; e che distribuisca una <text:s/>copia di quest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icenza insieme alla Libreria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Il <text:s/>Licenziatario può <text:s/>richiedere <text:s/>un pagamento <text:s/>per il <text:s/>trasferiment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fisico di <text:s/>una copia, <text:s/>e può anche, <text:s/>a propria discrezione, <text:s/>offrire 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pagamento una garanzia aggiuntiva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2. Il Licenziatario può <text:s/>modificare la propria copia o <text:s/>le copie dell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ibreria o qualsiasi sua parte, creando in questo modo un'opera basat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sulla Libreria, <text:s/>e copiare o <text:s/>distribuire tali modifiche o <text:s/>tale oper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aggiunta tutte le seguenti condizioni: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a) L'opera modificata deve essere a sua volta una libreria software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b) Il Licenziatario deve inserire <text:s/>nei file modificati una chiara not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in cui si <text:s/>spieghi che ha cambiato <text:s/>il file e riporti la <text:s/>data di ogn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modifica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c) <text:s/>Il Licenziatario conceda <text:s/>in licenza <text:s/>l'opera nella <text:s/>sua interezz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senza oneri ad ogni terza parte sotto i termini di questa Licenza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applicativo che <text:s/>usa tale funzionalità, in casi <text:s/>diversi dal passaggi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icenziatario deve accertarsi al meglio delle proprie possibilità che,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funzionalità possa <text:s/>operare comunque <text:s/>ed esegua qualsiasi <text:s/>parte dell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propria funzione abbia ancora senso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Ad esempio, <text:s/>la funzione di una <text:s/>libreria per il <text:s/>calcolo delle radic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quadrate ha un fine ben determinato indipendente dall'applicazione. D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essere opzionali: qualora l'applicazione <text:s/>non le fornisca, la funzion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radice quadrata deve comunque poter calcolare le radici quadrate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interezza. Se sezioni identificabili <text:s/>di quest'opera non sono derivat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indipendenti e opere separate in quanto tali, allora questa Licenza, 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distribuite in blocco come parte di un'opera basata sulla Libreria, l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termini di questa Licenza, <text:s/>i cui permessi per successivi licenziatar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indipendentemente da chi l'abbia scritta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icenziatario; piuttosto, l'intento è <text:s/>quello di esercitare il diritt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basati sulla Libreria in questione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In <text:s/>aggiunta, la <text:s/>semplice aggregazione <text:s/>con la <text:s/>Libreria <text:s/>di un'altr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opera non <text:s/>basata sulla <text:s/>Libreria (o anche <text:s/>con un'opera <text:s/>basata sull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ibreria) su <text:s/>un mezzo di memorizzazione o <text:s/>distribuzione <text:s/>non implic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che l'altra opera ricada nell'ambito di questa Licenza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ibreria i <text:s/>termini dell'ordinaria Licenza Pubblica <text:s/>Generica GNU (GNU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GPL) <text:s/>al posto di <text:s/>questa Licenza. <text:s/>Per farlo, <text:s/>deve cambiare <text:s/>tutti 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riferimenti a questa Licenza, in modo che si riferiscano all'ordinari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icenza Pubblica Generica GNU versione 2, anziché a questa Licenza. S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dovesse essere pubblicata una versione della Licenza Pubblica Generic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versione. <text:s/>Il Licenziatario non deve apporre alcun altro cambiamento 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queste note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Una volta <text:s/>operato questo cambiamento <text:s/>su una determinata <text:s/>copia, ess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diviene irreversibile <text:s/>per tale copia <text:s/>e la Licenza <text:s/>Pubblica Generic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GNU si applica <text:s/>a tutte le successive copie e <text:s/>opere derivate create 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partire da tale copia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Questa opzione <text:s/>torna utile <text:s/>qualora il Licenziatario <text:s/>intenda copiar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ibreria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4. Il Licenziatario può <text:s/>copiare e distribuire la Libreria <text:s/>(o parti 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derivati di essa, come espresso dall'articolo 2) sotto forma di codic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oggetto o eseguibile secondo i <text:s/>termini dei precedenti articoli 1 e 2,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a <text:s/>condizione che <text:s/>il Licenziatario <text:s/>alleghi il <text:s/>corrispondente codic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sorgente completo, <text:s/>in formato leggibile <text:s/>dal calcolatore, distribuit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secondo quanto stabilito dagli articoli <text:s/>1 e 2 su un mezzo comunement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utilizzato per lo scambio di software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Nel caso <text:s/>la distribuzione di codice oggetto <text:s/>dovesse avvenire tramit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analogo <text:s/>accesso per <text:s/>copiare il <text:s/>codice sorgente <text:s/>dal <text:s/>medesimo luog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soddisfa il <text:s/>requisito di distribuzione del codice <text:s/>sorgente, anche s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terze parti non sono obbligate a copiare il sorgente insieme al codic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oggetto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5. <text:s/>Un programma <text:s/>che non contenga alcun derivato <text:s/>di nessuna porzion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attraverso <text:s/>compilazione <text:s/>o collegamento <text:s/>con <text:s/>questa, viene <text:s/>definit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un'opera che <text:s/>usa la Libreria. <text:s/>Tale opera, isolata, non <text:s/>è derivat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dalla Libreria, <text:s/>e pertanto ricade <text:s/>al di fuori dell'ambito <text:s/>di quest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icenza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Tuttavia, collegando <text:s/>"un'opera che usa la <text:s/>Libreria" con quest'ultim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si crea un eseguibile che <text:s/>è derivato dalla Libreria stessa (poiché n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ibreria". Di <text:s/>conseguenza, il codice <text:s/>eseguibile è coperto <text:s/>da quest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questo tipo di eseguibili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Quando "un'opera che usa la Libreria" utilizza materiale da un file d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header che fa <text:s/>parte della Libreria, il codice <text:s/>oggetto dell'opera può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essere un'opera <text:s/>derivata dalla Libreria <text:s/>anche se il <text:s/>codice sorgent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importante nel <text:s/>caso in <text:s/>cui l'opera possa <text:s/>essere collegata <text:s/>senza l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determinare <text:s/>questa distinzione <text:s/>non viene <text:s/>stabilita in <text:s/>modo precis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dalla legge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strutture <text:s/>dati e <text:s/>accessori, e <text:s/>piccole macro <text:s/>o piccole <text:s/>funzioni in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inea (lunghe al massimo 10 <text:s/>righe), allora l'uso del file oggetto non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egalmente da considerare un'opera derivata. Eseguibili che contengan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comunque regolati dall'articolo 6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icenziatario può distribuire il <text:s/>codice oggetto dell'opera in base a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ricade <text:s/>comunque sotto <text:s/>i <text:s/>termini dell'articolo <text:s/>6, prescindendo <text:s/>dal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fatto che sia direttamente collegato o meno alla Libreria stessa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combinare o collegare "un'opera <text:s/>che usa la Libreria" con quest'ultim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questi termini consentano <text:s/>la modifica dell'opera ad uso <text:s/>privato e l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decompilazione limitatamente <text:s/>al fine di <text:s/>effettuare il debug <text:s/>di tal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modifiche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Il Licenziatario <text:s/>deve includere in <text:s/>ogni copia dell'opera <text:s/>una chiar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nota in cui si specifichi l'utilizzo <text:s/>della Libreria e il fatto che l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ibreria e <text:s/>il suo <text:s/>impiego vengono regolati <text:s/>da questa <text:s/>Licenza. Dev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inoltre fornire <text:s/>una copia di questa Licenza. <text:s/>Se durante l'esecuzion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icenziatario <text:s/>deve includere <text:s/>le <text:s/>note di <text:s/>copyright della <text:s/>Libreria,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oltre al riferimento diretto ad una copia di questa Licenza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Il Licenziatario deve inoltre fare una delle seguenti cose: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ibreria <text:s/>in un formato <text:s/>leggibile da <text:s/>calcolatore, comprese <text:s/>tutte l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modifiche apportate <text:s/>(che devono essere distribuite <text:s/>secondo i termin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previsti dagli articoli 1 e 2); <text:s/>e, nel caso l'opera sia un eseguibil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collegato con la <text:s/>Libreria, fornire "l'opera che usa <text:s/>la Libreria" con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il codice <text:s/>oggetto e/o sorgente <text:s/>completo, in modo che <text:s/>l'utente poss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modificare la <text:s/>Libreria e <text:s/>poi ricollegare il <text:s/>tutto onde <text:s/>produrre un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eseguibile modificato contenente la Libreria modificata. <text:s/>È inteso ch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'utente <text:s/>che dovesse cambiare <text:s/>il contenuto <text:s/>dei file <text:s/>di definizion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l'applicazione per usare tali definizioni modificate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b) Usare un appropriato <text:s/>meccanismo di condivisione delle librerie per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collegare <text:s/>la Libreria. <text:s/>Un meccanismo <text:s/>appropriato è <text:s/>quello <text:s/>che (1)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4" office:value-type="string" calcext:value-type="string">
            <text:p>durante l'esecuzione <text:s/>utilizza una <text:s/>copia della libreria <text:s/>già present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nel computer <text:s/>dell'utente, anziché copiare le <text:s/>funzioni della libreri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modificata <text:s/>della libreria, <text:s/>se l'utente <text:s/>ne installa <text:s/>una, <text:s/>purché l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versione modificata <text:s/>sia compatibile a <text:s/>livello di interfaccia <text:s/>con l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versione con la quale è stata creata l'opera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c) Allegare <text:s/>all'opera un'offerta scritta, <text:s/>valida per almeno <text:s/>3 anni,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per <text:s/>la fornitura <text:s/>allo stesso <text:s/>utente dei <text:s/>materiali <text:s/>specificati nel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distribuzione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d) <text:s/>Se la <text:s/>distribuzione dell'opera <text:s/>viene effettuata <text:s/>tramite access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alla <text:s/>copia da <text:s/>un luogo <text:s/>specifico, va <text:s/>offerto analogo <text:s/>accesso all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copia dei materiali sopra specificati dallo stesso luogo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e) <text:s/>Verificare che <text:s/>l'utente abbia <text:s/>già ricevuto <text:s/>una copia <text:s/>di quest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materiali o che il Licenziatario gliene abbia già inviata una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necessario <text:s/>per ricreare <text:s/>l'eseguibile. <text:s/>Tuttavia si <text:s/>fa una <text:s/>special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includere tutto <text:s/>quanto normalmente <text:s/>distribuito (in forma <text:s/>sorgente 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binaria) con i principali <text:s/>componenti (compilatore, kernel e così via)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del sistema operativo sul quale funziona l'eseguibile, a meno che tal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componenti non siano distribuiti insieme all'eseguibile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Può accadere <text:s/>che questo requisito contraddica <text:s/>le restrizioni dettat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da licenze di altre <text:s/>librerie proprietarie normalmente non fornite con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il sistema operativo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Queste contraddizioni comportano l'impossibilità di utilizzare insiem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tali librerie e la Libreria in un eseguibile da distribuire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7. Il Licenziatario può inserire <text:s/>in una singola libreria funzionalità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che siano un'opera basata sulla Libreria insieme ad altre funzionalità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libreria combinata, purché <text:s/>venga comunque consentita la distribuzion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separata dell'opera <text:s/>basata sulla Libreria e <text:s/>delle altre funzionalità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di libreria, <text:s/>e posto <text:s/>che il Licenziatario <text:s/>rispetti le <text:s/>seguenti du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condizioni: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a) Insieme <text:s/>alla libreria combinata, <text:s/>fornisca una copia <text:s/>della stess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funzionalità di libreria. Questa deve essere distribuita rispettando 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termini enunciati sopra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spiegando altresì dove trovare <text:s/>la versione non combinata della stess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opera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collegare o <text:s/>distribuire la Libreria se non <text:s/>nei termini espressament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modificare, <text:s/>rilicenziare, collegare o <text:s/>distribuire la <text:s/>Libreria sott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ricevuti con questa Licenza. <text:s/>Tuttavia, gli altri soggetti che abbian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ricevuto copie o diritti dal Licenziatario secondo i termini di quest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Licenza non vedranno revocate le loro licenze fino a che tali soggett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ne rispettino i termini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9. Il Licenziatario <text:s/>non è tenuto ad accettare <text:s/>questa Licenza, poiché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non l'ha firmata. In ogni caso, nient'altro gli garantisce il permess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derivate. Queste azioni sono proibite <text:s/>dalla legge per chi non accett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questa Licenza. Di conseguenza, modificando o distribuendo la Libreri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(o <text:s/>qualsiasi opera <text:s/>basata sulla <text:s/>Libreria), il <text:s/>Licenziatario indic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l'accettazione di <text:s/>questa Licenza <text:s/>in tal senso, <text:s/>e quindi di <text:s/>tutti 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modifica della Libreria o di opere basate su questa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un'opera basata <text:s/>su di essa, il ricevente <text:s/>ottiene automaticamente un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licenza dal Licenziatario originale di copiare, distribuire, collegar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o modificare <text:s/>la Libreria secondo questi termini <text:s/>e queste condizioni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Licenziatario non <text:s/>è comunque tenuto <text:s/>a imporre il rispetto <text:s/>di quest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Licenza a terzi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11. Se, a seguito di una <text:s/>sentenza di un tribunale, di una imputazion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Licenziatario, sia dal tribunale sia <text:s/>da accordi tra le parti o altro,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delle condizioni in contrasto <text:s/>con quanto stabilito da questa Licenza,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tali <text:s/>condizioni non esimono <text:s/>nessun soggetto <text:s/>dal rispetto <text:s/>di quest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Licenza. Nel caso il <text:s/>Licenziatario non possa distribuire un programm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vietasse a tutti quelli <text:s/>che ricevono direttamente o indirettamente l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Libreria <text:s/>la <text:s/>sua ridistribuzione <text:s/>senza pagamento di <text:s/>diritti, allor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l'unico modo per rispettare <text:s/>contemporaneamente tale brevetto e quest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Licenza è quello di non distribuire affatto la Libreria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Se una parte di questo articolo è ritenuta non valida od inapplicabil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sotto <text:s/>qualsiasi particolare <text:s/>circostanza, il <text:s/>resto <text:s/>dell'articolo s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applicabile in altre circostanze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Non rientra negli intenti <text:s/>di questo articolo indurre il Licenziatari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ad infrangere <text:s/>alcun brevetto né <text:s/>altre <text:s/>rivendicazioni di <text:s/>diritto d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implementato <text:s/>tramite l'utilizzo di <text:s/>licenze pubbliche. <text:s/>Molte person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applicazione <text:s/>di tale <text:s/>sistema. <text:s text:c="2"/>Spetta soltanto <text:s/>all'autore/donator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decidere se <text:s/>preferisca o meno <text:s/>distribuire il software <text:s/>tramite altr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sistemi, e il Licenziatario non può imporre tale scelta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Questo articolo <text:s/>punta a chiarire fino <text:s/>in fondo ciò <text:s/>che crediamo si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una conseguenza del resto di questa Licenza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12. Se <text:s/>in alcuni paesi <text:s/>la distribuzione <text:s/>o l'impiego <text:s/>della Libreri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sono limitati <text:s/>da brevetti <text:s/>o da interfacce <text:s/>coperte da <text:s/>copyright, il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detentore del <text:s/>copyright originario che pone la <text:s/>Libreria sotto quest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distribuzione <text:s/>onde escluderne tali <text:s/>paesi, in <text:s/>modo da <text:s/>consentire l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incorporate a tutti gli effetti nel testo di questa Licenza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13. <text:s/>Di quando in quando <text:s/>Free Software Foundation potrebbe pubblicar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versioni <text:s/>nuove o <text:s/>riviste della <text:s/>Licenza Pubblica <text:s/>Generica Attenuat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situazioni nuove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A ciascuna <text:s/>versione viene assegnato un numero <text:s/>identificativo. <text:s/>Se l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Libreria specifica <text:s/>di essere coperta <text:s/>da una particolare <text:s/>versione d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questa Licenza <text:s/>e "da qualsiasi versione <text:s/>successiva" il Licenziatari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può scegliere di aderire <text:s/>alle condizioni della versione specificata 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a quelle <text:s/>di una <text:s/>successiva. Se la <text:s/>Libreria non specifica <text:s/>il numer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della versione, il Licenziatario può optare per una versione qualsias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tra quelle pubblicate dalla Free Software Foundation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14. <text:s/>Nel caso il Licenziatario voglia incorporare parti della Libreri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in <text:s/>altri programmi liberi <text:s/>le cui <text:s/>condizioni di <text:s/>distribuzione sian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facciamo <text:s/>delle eccezioni a <text:s/>queste regole. <text:s/>La nostra <text:s/>decisione sarà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guidata da <text:s/>due finalità: <text:s/>preservare la libertà <text:s/>di tutti <text:s/>i prodott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derivati dal nostro software libero <text:s/>e promuovere la condivisione e il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riutilizzo del software in generale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NESSUNA GARANZI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 table:number-rows-repeated="2">
          <table:table-cell table:style-name="ce1037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15. POICHÉ LA LIBRERIA VIENE CONCESSA CON LICENZA GRATUITA, NON ESIST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ALCUNA GARANZIA <text:s/>PER LA LIBRERIA, NEI LIMITI <text:s/>CONSENTITI DALLE VIGENT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LEGGI. <text:s/>SE <text:s/>NON INDICATO DIVERSAMENTE <text:s/>PER ISCRITTO, IL <text:s/>DETENTORE DEL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COPYRIGHT E LE ALTRE PARTI FORNISCONO IL PROGRAMMA "COSÌ COM'È", SENZ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ALCUN TIPO DI GARANZIA, NÉ <text:s/>ESPLICITA NÉ IMPLICITA; CIÒ INCLUDE, SENZ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UTILIZZABILITÀ PER UNO SCOPO PARTICOLARE. <text:s/>TUTTI I RISCHI SU QUALITÀ 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PRESTAZIONI <text:s/>DELLA LIBRERIA <text:s/>SONO A <text:s/>CARICO DEL <text:s/>LICENZIATARIO. <text:s/>SE L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L'ONERE DI OGNI MANUTENZIONE, RIPARAZIONE O CORREZIONE NECESSARIA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MODIFICARE E/O <text:s/>RIDISTRIBUIRE LA LIBRERIA SECONDO <text:s/>QUANTO STABILITO IN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QUESTA LICENZA, <text:s/>SONO RESPONSABILI IN <text:s/>ALCUN MODO PER <text:s/>EVENTUALI DANN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NEI <text:s/>CONFRONTI DEL <text:s/>LICENZIATARIO, A <text:s/>MENO CHE <text:s/>CIÒ NON <text:s/>SIA RICHIEST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DALLE <text:s/>LEGGI VIGENTI <text:s/>O SIA <text:s/>SPECIFICATO IN <text:s/>UN ACCORDO <text:s/>SCRITTO. SON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INCLUSI <text:s/>DANNI GENERICI, <text:s/>SPECIALI O <text:s/>INCIDENTALI, COME <text:s/>PURE <text:s/>I DANN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(INCLUSO, MA SENZA LIMITARSI A <text:s/>QUESTO, LA PERDITA E LA CORRUZIONE DE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SOFTWARE), ANCHE <text:s/>NEL CASO IL DETENTORE <text:s/>O LE ALTRE <text:s/>PARTI SIANO STATE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AVVISATE DELL'EVENTUALITÀ DI TALI DANNI.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/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>
          <table:table-cell table:style-name="ce1037" office:value-type="string" calcext:value-type="string">
            <text:p>FINE DEI TERMINI E DELLE CONDIZIONI</text:p>
          </table:table-cell>
          <table:table-cell table:style-name="ce925" table:number-columns-repeated="5"/>
          <table:table-cell table:style-name="ce1037"/>
          <table:table-cell table:style-name="ce925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ista 1" table:style-name="ta9" table:print-ranges="'Lista 1'.A2:'Lista 1'.AM45">
        <table:table-column table:style-name="co131" table:default-cell-style-name="ce667"/>
        <table:table-column table:style-name="co132" table:default-cell-style-name="ce667"/>
        <table:table-column table:style-name="co133" table:default-cell-style-name="ce700"/>
        <table:table-column table:style-name="co134" table:default-cell-style-name="ce700"/>
        <table:table-column table:style-name="co135" table:number-columns-repeated="31" table:default-cell-style-name="ce700"/>
        <table:table-column table:style-name="co136" table:number-columns-repeated="3" table:default-cell-style-name="ce700"/>
        <table:table-column table:style-name="co137" table:default-cell-style-name="ce845"/>
        <table:table-column table:style-name="co138" table:default-cell-style-name="Default"/>
        <table:table-column table:style-name="co139" table:number-columns-repeated="16343" table:default-cell-style-name="Default"/>
        <table:table-row table:style-name="ro4">
          <table:table-cell table:style-name="comp_20_In_20_testa" table:number-columns-repeated="39"/>
          <table:table-cell table:number-columns-repeated="16344"/>
        </table:table-row>
        <table:table-row table:style-name="ro61">
          <table:table-cell table:style-name="ce634" table:formula="of:=RIGHT(CELL(&quot;FILENAME&quot;; [.A1]); LEN(CELL(&quot;FILENAME&quot;; [.A1])) - FIND(&quot;$&quot;; CELL(&quot;FILENAME&quot;; [.A1])) )" office:value-type="string" office:string-value="Lista 1" calcext:value-type="string" table:number-columns-spanned="2" table:number-rows-spanned="1">
            <text:p>Lista 1</text:p>
          </table:table-cell>
          <table:covered-table-cell table:style-name="ce690"/>
          <table:table-cell table:style-name="ce634" table:formula="of:=CONCATENATE(&quot;Dal &quot;;TEXT([.E3];&quot;GG/mm/aaaa&quot;);&quot; al &quot;;TEXT(EOMONTH([.E3];0);&quot;GG/mm/aaaa&quot; ))" office:value-type="string" office:string-value="Dal 01/01/2025 al 31/01/2025" calcext:value-type="string" table:number-columns-spanned="2" table:number-rows-spanned="1">
            <text:p>Dal 01/01/2025 al 31/01/2025</text:p>
          </table:table-cell>
          <table:covered-table-cell table:style-name="ce735"/>
          <table:table-cell table:style-name="ce757" office:value-type="string" calcext:value-type="string" table:number-columns-spanned="31" table:number-rows-spanned="1">
            <text:p>ORE O GIORNATE DI LAVORO </text:p>
          </table:table-cell>
          <table:covered-table-cell table:number-columns-repeated="30" table:style-name="ce769"/>
          <table:table-cell table:style-name="ce789" office:value-type="string" calcext:value-type="string">
            <text:p>Mese di </text:p>
          </table:table-cell>
          <table:table-cell table:style-name="ce801" table:content-validation-name="val3" office:value-type="string" calcext:value-type="string">
            <text:p>gennaio</text:p>
          </table:table-cell>
          <table:table-cell table:style-name="ce820" office:value-type="float" office:value="2025" calcext:value-type="float">
            <text:p>2025</text:p>
          </table:table-cell>
          <table:table-cell table:style-name="ce853" office:value-type="string" calcext:value-type="string">
            <text:p>INDICAZIONE DELL'IMPIEGO DEGLI OPERAI</text:p>
            <text:p>E DEI MEZZI D'OPERA </text:p>
          </table:table-cell>
          <table:table-cell table:number-columns-repeated="16344"/>
        </table:table-row>
        <table:table-row table:style-name="ro1">
          <table:table-cell table:style-name="ce645" office:value-type="string" calcext:value-type="string" table:number-columns-spanned="3" table:number-rows-spanned="1">
            <text:p>OPERAI O NOLEGGI </text:p>
          </table:table-cell>
          <table:covered-table-cell table:number-columns-repeated="2" table:style-name="ce691"/>
          <table:table-cell table:style-name="ce460" office:value-type="string" calcext:value-type="string" table:number-columns-spanned="1" table:number-rows-spanned="2">
            <text:p>QUALIFICA dell'operaio o del mezzo d'opera </text:p>
          </table:table-cell>
          <table:table-cell table:style-name="ce758" table:formula="of:=DATEVALUE(&quot;1 &quot;&amp;[.AK2]&amp;&quot; &quot;&amp;[.AL2])" office:value-type="date" office:date-value="2025-01-01" calcext:value-type="date">
            <text:p>1</text:p>
          </table:table-cell>
          <table:table-cell table:style-name="ce758" table:formula="of:=[.E3]+1" office:value-type="date" office:date-value="2025-01-02" calcext:value-type="date">
            <text:p>2</text:p>
          </table:table-cell>
          <table:table-cell table:style-name="ce758" table:formula="of:=[.F3]+1" office:value-type="date" office:date-value="2025-01-03" calcext:value-type="date">
            <text:p>3</text:p>
          </table:table-cell>
          <table:table-cell table:style-name="ce758" table:formula="of:=[.G3]+1" office:value-type="date" office:date-value="2025-01-04" calcext:value-type="date">
            <text:p>4</text:p>
          </table:table-cell>
          <table:table-cell table:style-name="ce758" table:formula="of:=[.H3]+1" office:value-type="date" office:date-value="2025-01-05" calcext:value-type="date">
            <text:p>5</text:p>
          </table:table-cell>
          <table:table-cell table:style-name="ce758" table:formula="of:=[.I3]+1" office:value-type="date" office:date-value="2025-01-06" calcext:value-type="date">
            <text:p>6</text:p>
          </table:table-cell>
          <table:table-cell table:style-name="ce758" table:formula="of:=[.J3]+1" office:value-type="date" office:date-value="2025-01-07" calcext:value-type="date">
            <text:p>7</text:p>
          </table:table-cell>
          <table:table-cell table:style-name="ce758" table:formula="of:=[.K3]+1" office:value-type="date" office:date-value="2025-01-08" calcext:value-type="date">
            <text:p>8</text:p>
          </table:table-cell>
          <table:table-cell table:style-name="ce758" table:formula="of:=[.L3]+1" office:value-type="date" office:date-value="2025-01-09" calcext:value-type="date">
            <text:p>9</text:p>
          </table:table-cell>
          <table:table-cell table:style-name="ce758" table:formula="of:=[.M3]+1" office:value-type="date" office:date-value="2025-01-10" calcext:value-type="date">
            <text:p>10</text:p>
          </table:table-cell>
          <table:table-cell table:style-name="ce758" table:formula="of:=[.N3]+1" office:value-type="date" office:date-value="2025-01-11" calcext:value-type="date">
            <text:p>11</text:p>
          </table:table-cell>
          <table:table-cell table:style-name="ce758" table:formula="of:=[.O3]+1" office:value-type="date" office:date-value="2025-01-12" calcext:value-type="date">
            <text:p>12</text:p>
          </table:table-cell>
          <table:table-cell table:style-name="ce758" table:formula="of:=[.P3]+1" office:value-type="date" office:date-value="2025-01-13" calcext:value-type="date">
            <text:p>13</text:p>
          </table:table-cell>
          <table:table-cell table:style-name="ce758" table:formula="of:=[.Q3]+1" office:value-type="date" office:date-value="2025-01-14" calcext:value-type="date">
            <text:p>14</text:p>
          </table:table-cell>
          <table:table-cell table:style-name="ce758" table:formula="of:=[.R3]+1" office:value-type="date" office:date-value="2025-01-15" calcext:value-type="date">
            <text:p>15</text:p>
          </table:table-cell>
          <table:table-cell table:style-name="ce758" table:formula="of:=[.S3]+1" office:value-type="date" office:date-value="2025-01-16" calcext:value-type="date">
            <text:p>16</text:p>
          </table:table-cell>
          <table:table-cell table:style-name="ce758" table:formula="of:=[.T3]+1" office:value-type="date" office:date-value="2025-01-17" calcext:value-type="date">
            <text:p>17</text:p>
          </table:table-cell>
          <table:table-cell table:style-name="ce758" table:formula="of:=[.U3]+1" office:value-type="date" office:date-value="2025-01-18" calcext:value-type="date">
            <text:p>18</text:p>
          </table:table-cell>
          <table:table-cell table:style-name="ce758" table:formula="of:=[.V3]+1" office:value-type="date" office:date-value="2025-01-19" calcext:value-type="date">
            <text:p>19</text:p>
          </table:table-cell>
          <table:table-cell table:style-name="ce758" table:formula="of:=[.W3]+1" office:value-type="date" office:date-value="2025-01-20" calcext:value-type="date">
            <text:p>20</text:p>
          </table:table-cell>
          <table:table-cell table:style-name="ce758" table:formula="of:=[.X3]+1" office:value-type="date" office:date-value="2025-01-21" calcext:value-type="date">
            <text:p>21</text:p>
          </table:table-cell>
          <table:table-cell table:style-name="ce758" table:formula="of:=[.Y3]+1" office:value-type="date" office:date-value="2025-01-22" calcext:value-type="date">
            <text:p>22</text:p>
          </table:table-cell>
          <table:table-cell table:style-name="ce758" table:formula="of:=[.Z3]+1" office:value-type="date" office:date-value="2025-01-23" calcext:value-type="date">
            <text:p>23</text:p>
          </table:table-cell>
          <table:table-cell table:style-name="ce758" table:formula="of:=[.AA3]+1" office:value-type="date" office:date-value="2025-01-24" calcext:value-type="date">
            <text:p>24</text:p>
          </table:table-cell>
          <table:table-cell table:style-name="ce758" table:formula="of:=[.AB3]+1" office:value-type="date" office:date-value="2025-01-25" calcext:value-type="date">
            <text:p>25</text:p>
          </table:table-cell>
          <table:table-cell table:style-name="ce758" table:formula="of:=[.AC3]+1" office:value-type="date" office:date-value="2025-01-26" calcext:value-type="date">
            <text:p>26</text:p>
          </table:table-cell>
          <table:table-cell table:style-name="ce758" table:formula="of:=[.AD3]+1" office:value-type="date" office:date-value="2025-01-27" calcext:value-type="date">
            <text:p>27</text:p>
          </table:table-cell>
          <table:table-cell table:style-name="ce758" table:formula="of:=[.AE3]+1" office:value-type="date" office:date-value="2025-01-28" calcext:value-type="date">
            <text:p>28</text:p>
          </table:table-cell>
          <table:table-cell table:style-name="ce758" table:formula="of:=[.AF3]+1" office:value-type="date" office:date-value="2025-01-29" calcext:value-type="date">
            <text:p>29</text:p>
          </table:table-cell>
          <table:table-cell table:style-name="ce758" table:formula="of:=[.AG3]+1" office:value-type="date" office:date-value="2025-01-30" calcext:value-type="date">
            <text:p>30</text:p>
          </table:table-cell>
          <table:table-cell table:style-name="ce758" table:formula="of:=[.AH3]+1" office:value-type="date" office:date-value="2025-01-31" calcext:value-type="date">
            <text:p>31</text:p>
          </table:table-cell>
          <table:table-cell table:style-name="ce514" office:value-type="string" calcext:value-type="string" table:number-columns-spanned="3" table:number-rows-spanned="1">
            <text:p>ORE</text:p>
          </table:table-cell>
          <table:covered-table-cell table:number-columns-repeated="2" table:style-name="ce523"/>
          <table:table-cell table:style-name="ce544" office:value-type="string" calcext:value-type="string" table:number-columns-spanned="1" table:number-rows-spanned="2">
            <text:p>ANNOTAZIONI</text:p>
          </table:table-cell>
          <table:table-cell table:number-columns-repeated="16344"/>
        </table:table-row>
        <table:table-row table:style-name="ro37">
          <table:table-cell table:style-name="ce646" office:value-type="string" calcext:value-type="string">
            <text:p>Numero d'ordine</text:p>
          </table:table-cell>
          <table:table-cell table:style-name="ce460" office:value-type="string" calcext:value-type="string">
            <text:p>Codice Articolo</text:p>
          </table:table-cell>
          <table:table-cell table:style-name="ce460" office:value-type="string" calcext:value-type="string">
            <text:p>COGNOME E NOME</text:p>
            <text:p>O NATURA DEL NOLEGGIO </text:p>
          </table:table-cell>
          <table:covered-table-cell table:style-name="ce460"/>
          <table:table-cell table:style-name="ce759" table:formula="of:=IF(WEEKDAY([.E3];2)=1;&quot;l&quot;;IF(WEEKDAY([.E3];2)=2;&quot;m&quot;;IF(WEEKDAY([.E3];2)=3;&quot;m&quot;;IF(WEEKDAY([.E3];2)=4;&quot;g&quot;;IF(WEEKDAY([.E3];2)=5;&quot;v&quot;;IF(WEEKDAY([.E3];2)=6;&quot;s&quot;;IF(WEEKDAY([.E3];2)=7;&quot;d&quot;)))))))" office:value-type="string" office:string-value="m" calcext:value-type="string">
            <text:p>m</text:p>
          </table:table-cell>
          <table:table-cell table:style-name="ce759" table:formula="of:=IF(WEEKDAY([.F3];2)=1;&quot;l&quot;;IF(WEEKDAY([.F3];2)=2;&quot;m&quot;;IF(WEEKDAY([.F3];2)=3;&quot;m&quot;;IF(WEEKDAY([.F3];2)=4;&quot;g&quot;;IF(WEEKDAY([.F3];2)=5;&quot;v&quot;;IF(WEEKDAY([.F3];2)=6;&quot;s&quot;;IF(WEEKDAY([.F3];2)=7;&quot;d&quot;)))))))" office:value-type="string" office:string-value="g" calcext:value-type="string">
            <text:p>g</text:p>
          </table:table-cell>
          <table:table-cell table:style-name="ce770" table:formula="of:=IF(WEEKDAY([.G3];2)=1;&quot;l&quot;;IF(WEEKDAY([.G3];2)=2;&quot;m&quot;;IF(WEEKDAY([.G3];2)=3;&quot;m&quot;;IF(WEEKDAY([.G3];2)=4;&quot;g&quot;;IF(WEEKDAY([.G3];2)=5;&quot;v&quot;;IF(WEEKDAY([.G3];2)=6;&quot;s&quot;;IF(WEEKDAY([.G3];2)=7;&quot;d&quot;)))))))" office:value-type="string" office:string-value="v" calcext:value-type="string">
            <text:p>v</text:p>
          </table:table-cell>
          <table:table-cell table:style-name="ce734" table:formula="of:=IF(WEEKDAY([.H3];2)=1;&quot;l&quot;;IF(WEEKDAY([.H3];2)=2;&quot;m&quot;;IF(WEEKDAY([.H3];2)=3;&quot;m&quot;;IF(WEEKDAY([.H3];2)=4;&quot;g&quot;;IF(WEEKDAY([.H3];2)=5;&quot;v&quot;;IF(WEEKDAY([.H3];2)=6;&quot;s&quot;;IF(WEEKDAY([.H3];2)=7;&quot;d&quot;)))))))" office:value-type="string" office:string-value="s" calcext:value-type="string">
            <text:p>s</text:p>
          </table:table-cell>
          <table:table-cell table:style-name="ce734" table:formula="of:=IF(WEEKDAY([.I3];2)=1;&quot;l&quot;;IF(WEEKDAY([.I3];2)=2;&quot;m&quot;;IF(WEEKDAY([.I3];2)=3;&quot;m&quot;;IF(WEEKDAY([.I3];2)=4;&quot;g&quot;;IF(WEEKDAY([.I3];2)=5;&quot;v&quot;;IF(WEEKDAY([.I3];2)=6;&quot;s&quot;;IF(WEEKDAY([.I3];2)=7;&quot;d&quot;)))))))" office:value-type="string" office:string-value="d" calcext:value-type="string">
            <text:p>d</text:p>
          </table:table-cell>
          <table:table-cell table:style-name="ce770" table:formula="of:=IF(WEEKDAY([.J3];2)=1;&quot;l&quot;;IF(WEEKDAY([.J3];2)=2;&quot;m&quot;;IF(WEEKDAY([.J3];2)=3;&quot;m&quot;;IF(WEEKDAY([.J3];2)=4;&quot;g&quot;;IF(WEEKDAY([.J3];2)=5;&quot;v&quot;;IF(WEEKDAY([.J3];2)=6;&quot;s&quot;;IF(WEEKDAY([.J3];2)=7;&quot;d&quot;)))))))" office:value-type="string" office:string-value="l" calcext:value-type="string">
            <text:p>l</text:p>
          </table:table-cell>
          <table:table-cell table:style-name="ce770" table:formula="of:=IF(WEEKDAY([.K3];2)=1;&quot;l&quot;;IF(WEEKDAY([.K3];2)=2;&quot;m&quot;;IF(WEEKDAY([.K3];2)=3;&quot;m&quot;;IF(WEEKDAY([.K3];2)=4;&quot;g&quot;;IF(WEEKDAY([.K3];2)=5;&quot;v&quot;;IF(WEEKDAY([.K3];2)=6;&quot;s&quot;;IF(WEEKDAY([.K3];2)=7;&quot;d&quot;)))))))" office:value-type="string" office:string-value="m" calcext:value-type="string">
            <text:p>m</text:p>
          </table:table-cell>
          <table:table-cell table:style-name="ce759" table:formula="of:=IF(WEEKDAY([.L3];2)=1;&quot;l&quot;;IF(WEEKDAY([.L3];2)=2;&quot;m&quot;;IF(WEEKDAY([.L3];2)=3;&quot;m&quot;;IF(WEEKDAY([.L3];2)=4;&quot;g&quot;;IF(WEEKDAY([.L3];2)=5;&quot;v&quot;;IF(WEEKDAY([.L3];2)=6;&quot;s&quot;;IF(WEEKDAY([.L3];2)=7;&quot;d&quot;)))))))" office:value-type="string" office:string-value="m" calcext:value-type="string">
            <text:p>m</text:p>
          </table:table-cell>
          <table:table-cell table:style-name="ce759" table:formula="of:=IF(WEEKDAY([.M3];2)=1;&quot;l&quot;;IF(WEEKDAY([.M3];2)=2;&quot;m&quot;;IF(WEEKDAY([.M3];2)=3;&quot;m&quot;;IF(WEEKDAY([.M3];2)=4;&quot;g&quot;;IF(WEEKDAY([.M3];2)=5;&quot;v&quot;;IF(WEEKDAY([.M3];2)=6;&quot;s&quot;;IF(WEEKDAY([.M3];2)=7;&quot;d&quot;)))))))" office:value-type="string" office:string-value="g" calcext:value-type="string">
            <text:p>g</text:p>
          </table:table-cell>
          <table:table-cell table:style-name="ce770" table:formula="of:=IF(WEEKDAY([.N3];2)=1;&quot;l&quot;;IF(WEEKDAY([.N3];2)=2;&quot;m&quot;;IF(WEEKDAY([.N3];2)=3;&quot;m&quot;;IF(WEEKDAY([.N3];2)=4;&quot;g&quot;;IF(WEEKDAY([.N3];2)=5;&quot;v&quot;;IF(WEEKDAY([.N3];2)=6;&quot;s&quot;;IF(WEEKDAY([.N3];2)=7;&quot;d&quot;)))))))" office:value-type="string" office:string-value="v" calcext:value-type="string">
            <text:p>v</text:p>
          </table:table-cell>
          <table:table-cell table:style-name="ce734" table:formula="of:=IF(WEEKDAY([.O3];2)=1;&quot;l&quot;;IF(WEEKDAY([.O3];2)=2;&quot;m&quot;;IF(WEEKDAY([.O3];2)=3;&quot;m&quot;;IF(WEEKDAY([.O3];2)=4;&quot;g&quot;;IF(WEEKDAY([.O3];2)=5;&quot;v&quot;;IF(WEEKDAY([.O3];2)=6;&quot;s&quot;;IF(WEEKDAY([.O3];2)=7;&quot;d&quot;)))))))" office:value-type="string" office:string-value="s" calcext:value-type="string">
            <text:p>s</text:p>
          </table:table-cell>
          <table:table-cell table:style-name="ce734" table:formula="of:=IF(WEEKDAY([.P3];2)=1;&quot;l&quot;;IF(WEEKDAY([.P3];2)=2;&quot;m&quot;;IF(WEEKDAY([.P3];2)=3;&quot;m&quot;;IF(WEEKDAY([.P3];2)=4;&quot;g&quot;;IF(WEEKDAY([.P3];2)=5;&quot;v&quot;;IF(WEEKDAY([.P3];2)=6;&quot;s&quot;;IF(WEEKDAY([.P3];2)=7;&quot;d&quot;)))))))" office:value-type="string" office:string-value="d" calcext:value-type="string">
            <text:p>d</text:p>
          </table:table-cell>
          <table:table-cell table:style-name="ce770" table:formula="of:=IF(WEEKDAY([.Q3];2)=1;&quot;l&quot;;IF(WEEKDAY([.Q3];2)=2;&quot;m&quot;;IF(WEEKDAY([.Q3];2)=3;&quot;m&quot;;IF(WEEKDAY([.Q3];2)=4;&quot;g&quot;;IF(WEEKDAY([.Q3];2)=5;&quot;v&quot;;IF(WEEKDAY([.Q3];2)=6;&quot;s&quot;;IF(WEEKDAY([.Q3];2)=7;&quot;d&quot;)))))))" office:value-type="string" office:string-value="l" calcext:value-type="string">
            <text:p>l</text:p>
          </table:table-cell>
          <table:table-cell table:style-name="ce770" table:formula="of:=IF(WEEKDAY([.R3];2)=1;&quot;l&quot;;IF(WEEKDAY([.R3];2)=2;&quot;m&quot;;IF(WEEKDAY([.R3];2)=3;&quot;m&quot;;IF(WEEKDAY([.R3];2)=4;&quot;g&quot;;IF(WEEKDAY([.R3];2)=5;&quot;v&quot;;IF(WEEKDAY([.R3];2)=6;&quot;s&quot;;IF(WEEKDAY([.R3];2)=7;&quot;d&quot;)))))))" office:value-type="string" office:string-value="m" calcext:value-type="string">
            <text:p>m</text:p>
          </table:table-cell>
          <table:table-cell table:style-name="ce759" table:formula="of:=IF(WEEKDAY([.S3];2)=1;&quot;l&quot;;IF(WEEKDAY([.S3];2)=2;&quot;m&quot;;IF(WEEKDAY([.S3];2)=3;&quot;m&quot;;IF(WEEKDAY([.S3];2)=4;&quot;g&quot;;IF(WEEKDAY([.S3];2)=5;&quot;v&quot;;IF(WEEKDAY([.S3];2)=6;&quot;s&quot;;IF(WEEKDAY([.S3];2)=7;&quot;d&quot;)))))))" office:value-type="string" office:string-value="m" calcext:value-type="string">
            <text:p>m</text:p>
          </table:table-cell>
          <table:table-cell table:style-name="ce759" table:formula="of:=IF(WEEKDAY([.T3];2)=1;&quot;l&quot;;IF(WEEKDAY([.T3];2)=2;&quot;m&quot;;IF(WEEKDAY([.T3];2)=3;&quot;m&quot;;IF(WEEKDAY([.T3];2)=4;&quot;g&quot;;IF(WEEKDAY([.T3];2)=5;&quot;v&quot;;IF(WEEKDAY([.T3];2)=6;&quot;s&quot;;IF(WEEKDAY([.T3];2)=7;&quot;d&quot;)))))))" office:value-type="string" office:string-value="g" calcext:value-type="string">
            <text:p>g</text:p>
          </table:table-cell>
          <table:table-cell table:style-name="ce770" table:formula="of:=IF(WEEKDAY([.U3];2)=1;&quot;l&quot;;IF(WEEKDAY([.U3];2)=2;&quot;m&quot;;IF(WEEKDAY([.U3];2)=3;&quot;m&quot;;IF(WEEKDAY([.U3];2)=4;&quot;g&quot;;IF(WEEKDAY([.U3];2)=5;&quot;v&quot;;IF(WEEKDAY([.U3];2)=6;&quot;s&quot;;IF(WEEKDAY([.U3];2)=7;&quot;d&quot;)))))))" office:value-type="string" office:string-value="v" calcext:value-type="string">
            <text:p>v</text:p>
          </table:table-cell>
          <table:table-cell table:style-name="ce734" table:formula="of:=IF(WEEKDAY([.V3];2)=1;&quot;l&quot;;IF(WEEKDAY([.V3];2)=2;&quot;m&quot;;IF(WEEKDAY([.V3];2)=3;&quot;m&quot;;IF(WEEKDAY([.V3];2)=4;&quot;g&quot;;IF(WEEKDAY([.V3];2)=5;&quot;v&quot;;IF(WEEKDAY([.V3];2)=6;&quot;s&quot;;IF(WEEKDAY([.V3];2)=7;&quot;d&quot;)))))))" office:value-type="string" office:string-value="s" calcext:value-type="string">
            <text:p>s</text:p>
          </table:table-cell>
          <table:table-cell table:style-name="ce734" table:formula="of:=IF(WEEKDAY([.W3];2)=1;&quot;l&quot;;IF(WEEKDAY([.W3];2)=2;&quot;m&quot;;IF(WEEKDAY([.W3];2)=3;&quot;m&quot;;IF(WEEKDAY([.W3];2)=4;&quot;g&quot;;IF(WEEKDAY([.W3];2)=5;&quot;v&quot;;IF(WEEKDAY([.W3];2)=6;&quot;s&quot;;IF(WEEKDAY([.W3];2)=7;&quot;d&quot;)))))))" office:value-type="string" office:string-value="d" calcext:value-type="string">
            <text:p>d</text:p>
          </table:table-cell>
          <table:table-cell table:style-name="ce770" table:formula="of:=IF(WEEKDAY([.X3];2)=1;&quot;l&quot;;IF(WEEKDAY([.X3];2)=2;&quot;m&quot;;IF(WEEKDAY([.X3];2)=3;&quot;m&quot;;IF(WEEKDAY([.X3];2)=4;&quot;g&quot;;IF(WEEKDAY([.X3];2)=5;&quot;v&quot;;IF(WEEKDAY([.X3];2)=6;&quot;s&quot;;IF(WEEKDAY([.X3];2)=7;&quot;d&quot;)))))))" office:value-type="string" office:string-value="l" calcext:value-type="string">
            <text:p>l</text:p>
          </table:table-cell>
          <table:table-cell table:style-name="ce770" table:formula="of:=IF(WEEKDAY([.Y3];2)=1;&quot;l&quot;;IF(WEEKDAY([.Y3];2)=2;&quot;m&quot;;IF(WEEKDAY([.Y3];2)=3;&quot;m&quot;;IF(WEEKDAY([.Y3];2)=4;&quot;g&quot;;IF(WEEKDAY([.Y3];2)=5;&quot;v&quot;;IF(WEEKDAY([.Y3];2)=6;&quot;s&quot;;IF(WEEKDAY([.Y3];2)=7;&quot;d&quot;)))))))" office:value-type="string" office:string-value="m" calcext:value-type="string">
            <text:p>m</text:p>
          </table:table-cell>
          <table:table-cell table:style-name="ce759" table:formula="of:=IF(WEEKDAY([.Z3];2)=1;&quot;l&quot;;IF(WEEKDAY([.Z3];2)=2;&quot;m&quot;;IF(WEEKDAY([.Z3];2)=3;&quot;m&quot;;IF(WEEKDAY([.Z3];2)=4;&quot;g&quot;;IF(WEEKDAY([.Z3];2)=5;&quot;v&quot;;IF(WEEKDAY([.Z3];2)=6;&quot;s&quot;;IF(WEEKDAY([.Z3];2)=7;&quot;d&quot;)))))))" office:value-type="string" office:string-value="m" calcext:value-type="string">
            <text:p>m</text:p>
          </table:table-cell>
          <table:table-cell table:style-name="ce759" table:formula="of:=IF(WEEKDAY([.AA3];2)=1;&quot;l&quot;;IF(WEEKDAY([.AA3];2)=2;&quot;m&quot;;IF(WEEKDAY([.AA3];2)=3;&quot;m&quot;;IF(WEEKDAY([.AA3];2)=4;&quot;g&quot;;IF(WEEKDAY([.AA3];2)=5;&quot;v&quot;;IF(WEEKDAY([.AA3];2)=6;&quot;s&quot;;IF(WEEKDAY([.AA3];2)=7;&quot;d&quot;)))))))" office:value-type="string" office:string-value="g" calcext:value-type="string">
            <text:p>g</text:p>
          </table:table-cell>
          <table:table-cell table:style-name="ce770" table:formula="of:=IF(WEEKDAY([.AB3];2)=1;&quot;l&quot;;IF(WEEKDAY([.AB3];2)=2;&quot;m&quot;;IF(WEEKDAY([.AB3];2)=3;&quot;m&quot;;IF(WEEKDAY([.AB3];2)=4;&quot;g&quot;;IF(WEEKDAY([.AB3];2)=5;&quot;v&quot;;IF(WEEKDAY([.AB3];2)=6;&quot;s&quot;;IF(WEEKDAY([.AB3];2)=7;&quot;d&quot;)))))))" office:value-type="string" office:string-value="v" calcext:value-type="string">
            <text:p>v</text:p>
          </table:table-cell>
          <table:table-cell table:style-name="ce734" table:formula="of:=IF(WEEKDAY([.AC3];2)=1;&quot;l&quot;;IF(WEEKDAY([.AC3];2)=2;&quot;m&quot;;IF(WEEKDAY([.AC3];2)=3;&quot;m&quot;;IF(WEEKDAY([.AC3];2)=4;&quot;g&quot;;IF(WEEKDAY([.AC3];2)=5;&quot;v&quot;;IF(WEEKDAY([.AC3];2)=6;&quot;s&quot;;IF(WEEKDAY([.AC3];2)=7;&quot;d&quot;)))))))" office:value-type="string" office:string-value="s" calcext:value-type="string">
            <text:p>s</text:p>
          </table:table-cell>
          <table:table-cell table:style-name="ce734" table:formula="of:=IF(WEEKDAY([.AD3];2)=1;&quot;l&quot;;IF(WEEKDAY([.AD3];2)=2;&quot;m&quot;;IF(WEEKDAY([.AD3];2)=3;&quot;m&quot;;IF(WEEKDAY([.AD3];2)=4;&quot;g&quot;;IF(WEEKDAY([.AD3];2)=5;&quot;v&quot;;IF(WEEKDAY([.AD3];2)=6;&quot;s&quot;;IF(WEEKDAY([.AD3];2)=7;&quot;d&quot;)))))))" office:value-type="string" office:string-value="d" calcext:value-type="string">
            <text:p>d</text:p>
          </table:table-cell>
          <table:table-cell table:style-name="ce770" table:formula="of:=IF(WEEKDAY([.AE3];2)=1;&quot;l&quot;;IF(WEEKDAY([.AE3];2)=2;&quot;m&quot;;IF(WEEKDAY([.AE3];2)=3;&quot;m&quot;;IF(WEEKDAY([.AE3];2)=4;&quot;g&quot;;IF(WEEKDAY([.AE3];2)=5;&quot;v&quot;;IF(WEEKDAY([.AE3];2)=6;&quot;s&quot;;IF(WEEKDAY([.AE3];2)=7;&quot;d&quot;)))))))" office:value-type="string" office:string-value="l" calcext:value-type="string">
            <text:p>l</text:p>
          </table:table-cell>
          <table:table-cell table:style-name="ce770" table:formula="of:=IF(WEEKDAY([.AF3];2)=1;&quot;l&quot;;IF(WEEKDAY([.AF3];2)=2;&quot;m&quot;;IF(WEEKDAY([.AF3];2)=3;&quot;m&quot;;IF(WEEKDAY([.AF3];2)=4;&quot;g&quot;;IF(WEEKDAY([.AF3];2)=5;&quot;v&quot;;IF(WEEKDAY([.AF3];2)=6;&quot;s&quot;;IF(WEEKDAY([.AF3];2)=7;&quot;d&quot;)))))))" office:value-type="string" office:string-value="m" calcext:value-type="string">
            <text:p>m</text:p>
          </table:table-cell>
          <table:table-cell table:style-name="ce759" table:formula="of:=IF(WEEKDAY([.AG3];2)=1;&quot;l&quot;;IF(WEEKDAY([.AG3];2)=2;&quot;m&quot;;IF(WEEKDAY([.AG3];2)=3;&quot;m&quot;;IF(WEEKDAY([.AG3];2)=4;&quot;g&quot;;IF(WEEKDAY([.AG3];2)=5;&quot;v&quot;;IF(WEEKDAY([.AG3];2)=6;&quot;s&quot;;IF(WEEKDAY([.AG3];2)=7;&quot;d&quot;)))))))" office:value-type="string" office:string-value="m" calcext:value-type="string">
            <text:p>m</text:p>
          </table:table-cell>
          <table:table-cell table:style-name="ce759" table:formula="of:=IF(WEEKDAY([.AH3];2)=1;&quot;l&quot;;IF(WEEKDAY([.AH3];2)=2;&quot;m&quot;;IF(WEEKDAY([.AH3];2)=3;&quot;m&quot;;IF(WEEKDAY([.AH3];2)=4;&quot;g&quot;;IF(WEEKDAY([.AH3];2)=5;&quot;v&quot;;IF(WEEKDAY([.AH3];2)=6;&quot;s&quot;;IF(WEEKDAY([.AH3];2)=7;&quot;d&quot;)))))))" office:value-type="string" office:string-value="g" calcext:value-type="string">
            <text:p>g</text:p>
          </table:table-cell>
          <table:table-cell table:style-name="ce770" table:formula="of:=IF(WEEKDAY([.AI3];2)=1;&quot;l&quot;;IF(WEEKDAY([.AI3];2)=2;&quot;m&quot;;IF(WEEKDAY([.AI3];2)=3;&quot;m&quot;;IF(WEEKDAY([.AI3];2)=4;&quot;g&quot;;IF(WEEKDAY([.AI3];2)=5;&quot;v&quot;;IF(WEEKDAY([.AI3];2)=6;&quot;s&quot;;IF(WEEKDAY([.AI3];2)=7;&quot;d&quot;)))))))" office:value-type="string" office:string-value="v" calcext:value-type="string">
            <text:p>v</text:p>
          </table:table-cell>
          <table:table-cell table:style-name="ce514" office:value-type="string" calcext:value-type="string">
            <text:p>TOTALE</text:p>
          </table:table-cell>
          <table:table-cell table:style-name="ce523" office:value-type="string" calcext:value-type="string">
            <text:p>PREZZO </text:p>
          </table:table-cell>
          <table:table-cell table:style-name="ce523" office:value-type="string" calcext:value-type="string">
            <text:p>IMPORTO</text:p>
          </table:table-cell>
          <table:covered-table-cell table:style-name="ce544"/>
          <table:table-cell table:number-columns-repeated="16344"/>
        </table:table-row>
        <table:table-row table:style-name="ro1">
          <table:table-cell table:style-name="ce653" office:value-type="float" office:value="1" calcext:value-type="float">
            <text:p>1</text:p>
          </table:table-cell>
          <table:table-cell table:style-name="ce671"/>
          <table:table-cell table:style-name="ce681"/>
          <table:table-cell table:style-name="ce703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3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5:.AI5])" office:value-type="float" office:value="0" calcext:value-type="float">
            <text:p>0</text:p>
          </table:table-cell>
          <table:table-cell table:style-name="ce790" table:formula="of:=IFERROR(VLOOKUP([.B5];elenco_prezzi;5;FALSE());&quot;&quot;)">
            <text:p/>
          </table:table-cell>
          <table:table-cell table:style-name="ce825" table:formula="of:=IFERROR([.AJ5]*[.AK5];&quot;&quot;)">
            <text:p/>
          </table:table-cell>
          <table:table-cell table:style-name="ce837" table:number-columns-spanned="1" table:number-rows-spanned="16"/>
          <table:table-cell table:number-columns-repeated="16344"/>
        </table:table-row>
        <table:table-row table:style-name="ro1">
          <table:table-cell table:style-name="ce653" office:value-type="float" office:value="2" calcext:value-type="float">
            <text:p>2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6:.AI6])" office:value-type="float" office:value="0" calcext:value-type="float">
            <text:p>0</text:p>
          </table:table-cell>
          <table:table-cell table:style-name="ce790" table:formula="of:=IFERROR(VLOOKUP([.B6];elenco_prezzi;5;FALSE());&quot;&quot;)">
            <text:p/>
          </table:table-cell>
          <table:table-cell table:style-name="ce825" table:formula="of:=IFERROR([.AJ6]*[.AK6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3" calcext:value-type="float">
            <text:p>3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7:.AI7])" office:value-type="float" office:value="0" calcext:value-type="float">
            <text:p>0</text:p>
          </table:table-cell>
          <table:table-cell table:style-name="ce790" table:formula="of:=IFERROR(VLOOKUP([.B7];elenco_prezzi;5;FALSE());&quot;&quot;)">
            <text:p/>
          </table:table-cell>
          <table:table-cell table:style-name="ce825" table:formula="of:=IFERROR([.AJ7]*[.AK7];&quot;&quot;)">
            <text:p/>
          </table:table-cell>
          <table:covered-table-cell table:style-name="ce838"/>
          <table:table-cell table:number-columns-repeated="16344"/>
        </table:table-row>
        <table:table-row table:style-name="ro62">
          <table:table-cell table:style-name="ce654" office:value-type="string" calcext:value-type="string">
            <text:p>A</text:p>
          </table:table-cell>
          <table:table-cell table:style-name="ce672" office:value-type="string" calcext:value-type="string" table:number-columns-spanned="34" table:number-rows-spanned="1">
            <text:p>SOMMANO LA MANODOPERA</text:p>
          </table:table-cell>
          <table:covered-table-cell table:style-name="ce682"/>
          <table:covered-table-cell table:style-name="ce706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67" table:number-columns-spanned="2" table:number-rows-spanned="1"/>
          <table:covered-table-cell table:style-name="ce797"/>
          <table:table-cell table:style-name="ce826" table:formula="of:=SUBTOTAL(9;[.AL5:.AL8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4" calcext:value-type="float">
            <text:p>4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9:.AI9])" office:value-type="float" office:value="0" calcext:value-type="float">
            <text:p>0</text:p>
          </table:table-cell>
          <table:table-cell table:style-name="ce790" table:formula="of:=IFERROR(VLOOKUP([.B9];elenco_prezzi;5;FALSE());&quot;&quot;)">
            <text:p/>
          </table:table-cell>
          <table:table-cell table:style-name="ce827" table:formula="of:=IFERROR([.AJ9]*[.AK9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5" calcext:value-type="float">
            <text:p>5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0:.AI10])" office:value-type="float" office:value="0" calcext:value-type="float">
            <text:p>0</text:p>
          </table:table-cell>
          <table:table-cell table:style-name="ce790" table:formula="of:=IFERROR(VLOOKUP([.B10];elenco_prezzi;5;FALSE());&quot;&quot;)">
            <text:p/>
          </table:table-cell>
          <table:table-cell table:style-name="ce827" table:formula="of:=IFERROR([.AJ10]*[.AK10];&quot;&quot;)">
            <text:p/>
          </table:table-cell>
          <table:covered-table-cell table:style-name="ce838"/>
          <table:table-cell table:number-columns-repeated="16344"/>
        </table:table-row>
        <table:table-row table:style-name="ro62">
          <table:table-cell table:style-name="ce658" office:value-type="string" calcext:value-type="string">
            <text:p>B</text:p>
          </table:table-cell>
          <table:table-cell table:style-name="ce673" office:value-type="string" calcext:value-type="string" table:number-columns-spanned="34" table:number-rows-spanned="1">
            <text:p>SOMMANO I NOLI</text:p>
          </table:table-cell>
          <table:covered-table-cell table:style-name="ce684"/>
          <table:covered-table-cell table:style-name="ce708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1" table:number-columns-spanned="2" table:number-rows-spanned="1"/>
          <table:covered-table-cell table:style-name="ce800"/>
          <table:table-cell table:style-name="ce828" table:formula="of:=SUBTOTAL(9;[.AL9:.AL11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6" calcext:value-type="float">
            <text:p>6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2:.AI12])" office:value-type="float" office:value="0" calcext:value-type="float">
            <text:p>0</text:p>
          </table:table-cell>
          <table:table-cell table:style-name="ce790" table:formula="of:=IFERROR(VLOOKUP([.B12];elenco_prezzi;5;FALSE());&quot;&quot;)">
            <text:p/>
          </table:table-cell>
          <table:table-cell table:style-name="ce829" table:formula="of:=IFERROR([.AJ12]*[.AK12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7" calcext:value-type="float">
            <text:p>7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3:.AI13])" office:value-type="float" office:value="0" calcext:value-type="float">
            <text:p>0</text:p>
          </table:table-cell>
          <table:table-cell table:style-name="ce790" table:formula="of:=IFERROR(VLOOKUP([.B13];elenco_prezzi;5;FALSE());&quot;&quot;)">
            <text:p/>
          </table:table-cell>
          <table:table-cell table:style-name="ce829" table:formula="of:=IFERROR([.AJ13]*[.AK13];&quot;&quot;)">
            <text:p/>
          </table:table-cell>
          <table:covered-table-cell table:style-name="ce838"/>
          <table:table-cell table:number-columns-repeated="16344"/>
        </table:table-row>
        <table:table-row table:style-name="ro62">
          <table:table-cell table:style-name="ce659" office:value-type="string" calcext:value-type="string">
            <text:p>C</text:p>
          </table:table-cell>
          <table:table-cell table:style-name="ce674" office:value-type="string" calcext:value-type="string" table:number-columns-spanned="34" table:number-rows-spanned="1">
            <text:p>SOMMANO I MATERIALI</text:p>
          </table:table-cell>
          <table:covered-table-cell table:style-name="ce685"/>
          <table:covered-table-cell table:style-name="ce709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2" table:number-columns-spanned="2" table:number-rows-spanned="1"/>
          <table:covered-table-cell table:style-name="ce810"/>
          <table:table-cell table:style-name="ce830" table:formula="of:=SUBTOTAL(9;[.AL12:.AL14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D</text:p>
          </table:table-cell>
          <table:table-cell table:style-name="ce675" office:value-type="string" calcext:value-type="string" table:number-columns-spanned="34" table:number-rows-spanned="1">
            <text:p>TOTALE LISTA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4]+[.AL11]+[.AL8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E</text:p>
          </table:table-cell>
          <table:table-cell table:style-name="ce675" table:formula="of:=&quot;Aumento del &quot;&amp;TEXT([$S1.H320];&quot;0,00%;[RED]-0,00%&quot;)&amp;&quot; per Spese Generali su A+B+C&quot;" office:value-type="string" office:string-value="Aumento del 15,00% per Spese Generali su A+B+C" calcext:value-type="string" table:number-columns-spanned="34" table:number-rows-spanned="1">
            <text:p>Aumento del 15,00% per Spese Generali su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5]*[$S1.H320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F</text:p>
          </table:table-cell>
          <table:table-cell table:style-name="ce675" table:formula="of:=&quot;Aumento del &quot;&amp;TEXT([$S1.H321];&quot;0,00%;[RED]-0,00%&quot;)&amp;&quot; per Utile d’Impresa su D+E&quot;" office:value-type="string" office:string-value="Aumento del 10,00% per Utile d’Impresa su D+E" calcext:value-type="string" table:number-columns-spanned="34" table:number-rows-spanned="1">
            <text:p>Aumento del 10,00% per Utile d’Impresa su D+E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SUM([.AL15:.AL16])*[$S1.H321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SOMMANO D+E+F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2" table:formula="of:=SUM([.AL15:.AL17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5" table:formula="of:=&quot;A detrarre il ribasso del &quot;&amp;TEXT([$S2.C78];&quot;0,000%;[RED]-0,000%&quot;)&amp;&quot; su Spese Generali ed Utile d’Impresa&quot;" office:value-type="string" office:string-value="A detrarre il ribasso del 0,000% su Spese Generali ed Utile d’Impresa" calcext:value-type="string" table:number-columns-spanned="34" table:number-rows-spanned="1">
            <text:p>A detrarre il ribasso del 0,000% su Spese Generali ed Utile d’Impresa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3" table:formula="of:=-SUM([.AL16:.AL17])*[$S2.$C$78]" office:value-type="currency" office:currency="EUR" office:value="-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TOTALE NETTO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4" table:formula="of:=SUM([.AL18:.AL19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63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39"/>
          <table:table-cell table:number-columns-repeated="16344"/>
        </table:table-row>
        <table:table-row table:style-name="ro63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L'Impresa esecutrice</text:p>
          </table:table-cell>
          <table:table-cell table:number-columns-repeated="16344"/>
        </table:table-row>
        <table:table-row table:style-name="ro63">
          <table:table-cell table:style-name="ce662"/>
          <table:table-cell table:style-name="ce677"/>
          <table:table-cell table:style-name="ce698" table:number-columns-repeated="33"/>
          <table:table-cell table:style-name="ce493"/>
          <table:table-cell table:style-name="ce822" table:number-columns-repeated="2"/>
          <table:table-cell table:style-name="ce841" table:formula="of:=[$S2.C17]" office:value-type="string" office:string-value="Appaltatore" calcext:value-type="string">
            <text:p>Appaltatore</text:p>
          </table:table-cell>
          <table:table-cell table:style-name="ce493" table:number-columns-repeated="11"/>
          <table:table-cell table:number-columns-repeated="16333"/>
        </table:table-row>
        <table:table-row table:style-name="ro63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63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Operativo Contabile</text:p>
          </table:table-cell>
          <table:table-cell table:number-columns-repeated="16344"/>
        </table:table-row>
        <table:table-row table:style-name="ro63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table:formula="of:=[$S2.C14]" office:value-type="string" office:string-value="COLLABORATORI" calcext:value-type="string">
            <text:p>COLLABORATORI</text:p>
          </table:table-cell>
          <table:table-cell table:number-columns-repeated="16344"/>
        </table:table-row>
        <table:table-row table:style-name="ro63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63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dei Lavori</text:p>
          </table:table-cell>
          <table:table-cell table:number-columns-repeated="16344"/>
        </table:table-row>
        <table:table-row table:style-name="ro63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1" table:formula="of:=[$S2.C16]" office:value-type="string" office:string-value="Direttore Lavori" calcext:value-type="string">
            <text:p>Direttore Lavori</text:p>
          </table:table-cell>
          <table:table-cell table:number-columns-repeated="16344"/>
        </table:table-row>
        <table:table-row table:style-name="ro63" table:number-rows-repeated="11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63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ce781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63">
          <table:table-cell table:style-name="ce663"/>
          <table:table-cell table:style-name="ce678"/>
          <table:table-cell table:style-name="ce699" table:number-columns-repeated="33"/>
          <table:table-cell table:style-name="ce786"/>
          <table:table-cell table:style-name="ce823" table:number-columns-repeated="2"/>
          <table:table-cell table:style-name="ce843"/>
          <table:table-cell table:number-columns-repeated="16344"/>
        </table:table-row>
        <table:table-row table:style-name="ro63" table:number-rows-repeated="4">
          <table:table-cell table:style-name="ce666" table:number-columns-repeated="2"/>
          <table:table-cell table:style-name="ce697" table:number-columns-repeated="2"/>
          <table:table-cell table:style-name="ce720" table:number-columns-repeated="31"/>
          <table:table-cell table:style-name="ce781"/>
          <table:table-cell table:style-name="ce821" table:number-columns-repeated="2"/>
          <table:table-cell table:style-name="ce844"/>
          <table:table-cell table:number-columns-repeated="16344"/>
        </table:table-row>
        <table:table-row table:style-name="ro63" table:number-rows-repeated="1048483">
          <table:table-cell table:number-columns-repeated="16383"/>
        </table:table-row>
        <table:table-row table:style-name="ro1" table:number-rows-repeated="43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'Lista 1'.E4:'Lista 1'.AI4">
            <calcext:condition calcext:apply-style-name="ok" calcext:value="=&quot;d&quot;" calcext:base-cell-address="'Lista 1'.E4"/>
            <calcext:condition calcext:apply-style-name="ok" calcext:value="=&quot;s&quot;" calcext:base-cell-address="'Lista 1'.E4"/>
          </calcext:conditional-format>
        </calcext:conditional-formats>
      </table:table>
      <table:table table:name="CdP" table:style-name="ta10" table:print-ranges="CdP.A2:CdP.F41">
        <table:table-column table:style-name="co140" table:number-columns-repeated="3" table:default-cell-style-name="ce1156"/>
        <table:table-column table:style-name="co141" table:default-cell-style-name="ce1156"/>
        <table:table-column table:style-name="co142" table:default-cell-style-name="ce1156"/>
        <table:table-column table:style-name="co143" table:default-cell-style-name="ce1156"/>
        <table:table-column-group>
          <table:table-column table:style-name="co8" table:number-columns-repeated="16377" table:default-cell-style-name="Default"/>
        </table:table-column-group>
        <table:table-row table:style-name="ro27">
          <table:table-cell table:style-name="ce1153" table:number-columns-spanned="6" table:number-rows-spanned="1"/>
          <table:covered-table-cell table:number-columns-repeated="5" table:style-name="Default"/>
          <table:table-cell table:number-columns-repeated="16377"/>
        </table:table-row>
        <table:table-row table:style-name="ro27">
          <table:table-cell table:style-name="ce1153" office:value-type="string" calcext:value-type="string" table:number-columns-spanned="6" table:number-rows-spanned="1">
            <text:p>Provincia di __________</text:p>
          </table:table-cell>
          <table:covered-table-cell table:number-columns-repeated="5" table:style-name="Default"/>
          <table:table-cell table:number-columns-repeated="16377"/>
        </table:table-row>
        <table:table-row table:style-name="ro1">
          <table:table-cell table:style-name="ce1154" office:value-type="string" calcext:value-type="string" table:number-columns-spanned="6" table:number-rows-spanned="1">
            <text:p>oggetto</text:p>
          </table:table-cell>
          <table:covered-table-cell table:number-columns-repeated="5" table:style-name="ce1157"/>
          <table:table-cell table:number-columns-repeated="16377"/>
        </table:table-row>
        <table:table-row table:style-name="ro1">
          <table:table-cell table:style-name="Dx" office:value-type="string" calcext:value-type="string" table:number-columns-spanned="3" table:number-rows-spanned="1">
            <text:p>COMMITTENTE:</text:p>
          </table:table-cell>
          <table:covered-table-cell table:number-columns-repeated="2" table:style-name="ce1158"/>
          <table:table-cell table:style-name="ce1163"/>
          <table:table-cell table:style-name="ce1164" table:number-columns-spanned="2" table:number-rows-spanned="1"/>
          <table:covered-table-cell table:style-name="ce1165"/>
          <table:table-cell table:number-columns-repeated="16377"/>
        </table:table-row>
        <table:table-row table:style-name="ro1">
          <table:table-cell table:style-name="Dx" office:value-type="string" calcext:value-type="string" table:number-columns-spanned="3" table:number-rows-spanned="1">
            <text:p>IMPRESA:</text:p>
          </table:table-cell>
          <table:covered-table-cell table:number-columns-repeated="2" table:style-name="ce1158"/>
          <table:table-cell table:style-name="ce1163"/>
          <table:table-cell table:style-name="ce1164" table:number-columns-spanned="2" table:number-rows-spanned="1"/>
          <table:covered-table-cell table:style-name="ce1165"/>
          <table:table-cell table:number-columns-repeated="16377"/>
        </table:table-row>
        <table:table-row table:style-name="ro58">
          <table:table-cell table:style-name="ce1153" office:value-type="string" calcext:value-type="string" table:number-columns-spanned="6" table:number-rows-spanned="1">
            <text:p>CERTIFICATO DI PAGAMENTO N. ___</text:p>
            <text:p>PER IL PAGAMENTO DELLA RATA N.___ DI euro _________</text:p>
          </table:table-cell>
          <table:covered-table-cell table:number-columns-repeated="5" table:style-name="ce1159"/>
          <table:table-cell/>
          <table:table-cell table:style-name="ce1166"/>
          <table:table-cell table:number-columns-repeated="16375"/>
        </table:table-row>
        <table:table-row table:style-name="ro38">
          <table:table-cell table:style-name="CP_5f_testo" office:value-type="string" calcext:value-type="string" table:number-columns-spanned="3" table:number-rows-spanned="1">
            <text:p>CERTIFICATI</text:p>
            <text:p>Emessi precedentemente</text:p>
          </table:table-cell>
          <table:covered-table-cell table:number-columns-repeated="2" table:style-name="Default"/>
          <table:table-cell/>
          <table:table-cell table:style-name="Status" office:value-type="string" calcext:value-type="string" table:number-columns-spanned="2" table:number-rows-spanned="6">
            <text:p><text:span text:style-name="T4">IL SOTTOSCRITTO</text:span></text:p>
            <text:p/>
            <text:p>VISTO il Contratto in data ____________ repertorio n. ________ registrato a ____________ in data ____________ al n. ________ con il quale fu affidata alla predetta impresa l'esecuzione dei suindicati lavori;</text:p>
            <text:p/>
            <text:p>RISULTANDO dalla contabilità sino ad oggi che l'ammontare dei lavori eseguiti e delle spese fatte è quello in seguito riportato:</text:p>
          </table:table-cell>
          <table:covered-table-cell table:style-name="Default"/>
          <table:table-cell table:number-columns-repeated="16377"/>
        </table:table-row>
        <table:table-row table:style-name="ro1">
          <table:table-cell table:style-name="CP_5f_testo" office:value-type="string" calcext:value-type="string">
            <text:p>N°</text:p>
          </table:table-cell>
          <table:table-cell table:style-name="CP_5f_testo" office:value-type="string" calcext:value-type="string">
            <text:p>Data</text:p>
          </table:table-cell>
          <table:table-cell table:style-name="CP_5f_testo" office:value-type="string" calcext:value-type="string">
            <text:p>Importo (€)</text:p>
          </table:table-cell>
          <table:table-cell/>
          <table:covered-table-cell table:style-name="Status"/>
          <table:covered-table-cell table:style-name="Default"/>
          <table:table-cell table:number-columns-repeated="16377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covered-table-cell table:style-name="Status"/>
          <table:covered-table-cell table:style-name="Default"/>
          <table:table-cell table:number-columns-repeated="16377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covered-table-cell table:style-name="Status"/>
          <table:covered-table-cell table:style-name="Default"/>
          <table:table-cell table:number-columns-repeated="16377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covered-table-cell table:style-name="Status"/>
          <table:covered-table-cell table:style-name="Default"/>
          <table:table-cell table:number-columns-repeated="16377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covered-table-cell table:style-name="Status"/>
          <table:covered-table-cell table:style-name="Default"/>
          <table:table-cell table:number-columns-repeated="16377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table-cell table:style-name="Status"/>
          <table:table-cell table:style-name="Default"/>
          <table:table-cell table:number-columns-repeated="16377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table-cell table:style-name="CP_5f_testo_5f_normal" office:value-type="string" calcext:value-type="string">
            <text:p>Per lavori e somministrazioni</text:p>
          </table:table-cell>
          <table:table-cell table:style-name="CP_5f_importo"/>
          <table:table-cell table:style-name="ce556" table:number-columns-repeated="2"/>
          <table:table-cell table:style-name="ce1156" table:number-columns-repeated="2"/>
          <table:table-cell table:number-columns-repeated="16373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table-cell table:style-name="CP_5f_testo_5f_normal" office:value-type="string" calcext:value-type="string">
            <text:p>Per materiali giacenti in cantiere</text:p>
          </table:table-cell>
          <table:table-cell table:style-name="CP_5f_importo"/>
          <table:table-cell table:style-name="ce556" table:number-columns-repeated="2"/>
          <table:table-cell table:style-name="ce1156" table:number-columns-repeated="2"/>
          <table:table-cell table:number-columns-repeated="16373"/>
        </table:table-row>
        <table:table-row table:style-name="ro1" table:number-rows-repeated="3">
          <table:table-cell table:style-name="CP"/>
          <table:table-cell table:style-name="CP_5f_DATA"/>
          <table:table-cell table:style-name="CP_5f_importo"/>
          <table:table-cell/>
          <table:table-cell table:style-name="CP_5f_testo_5f_normal"/>
          <table:table-cell table:style-name="CP_5f_importo"/>
          <table:table-cell table:style-name="ce556" table:number-columns-repeated="2"/>
          <table:table-cell table:style-name="ce1156" table:number-columns-repeated="2"/>
          <table:table-cell table:number-columns-repeated="16373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table-cell table:style-name="CP_5f_totale" office:value-type="string" calcext:value-type="string">
            <text:p>SOMMANO importi soggetti a ritenute</text:p>
          </table:table-cell>
          <table:table-cell table:style-name="CP_5f_totale" table:formula="of:=SUBTOTAL(9;[.F14:.F18])" office:value-type="float" office:value="0" calcext:value-type="float">
            <text:p>,00</text:p>
          </table:table-cell>
          <table:table-cell table:style-name="ce556" table:number-columns-repeated="2"/>
          <table:table-cell table:style-name="ce1156" table:number-columns-repeated="2"/>
          <table:table-cell table:number-columns-repeated="16373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table-cell table:style-name="ce556" table:number-columns-repeated="2"/>
          <table:table-cell/>
          <table:table-cell table:style-name="ce556"/>
          <table:table-cell table:style-name="ce1156" table:number-columns-repeated="2"/>
          <table:table-cell table:number-columns-repeated="16373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table-cell table:style-name="CP_5f_testo_5f_centrato_5f_normale" office:value-type="string" calcext:value-type="string" table:number-columns-spanned="2" table:number-rows-spanned="1">
            <text:p>IMPORTI NON SOGGETTI A RITENUTE</text:p>
          </table:table-cell>
          <table:covered-table-cell table:style-name="Default"/>
          <table:table-cell table:style-name="ce556" table:number-columns-repeated="2"/>
          <table:table-cell table:style-name="ce1156" table:number-columns-repeated="2"/>
          <table:table-cell table:number-columns-repeated="16373"/>
        </table:table-row>
        <table:table-row table:style-name="ro1" table:number-rows-repeated="2">
          <table:table-cell table:style-name="CP"/>
          <table:table-cell table:style-name="CP_5f_DATA"/>
          <table:table-cell table:style-name="CP_5f_importo"/>
          <table:table-cell/>
          <table:table-cell table:style-name="CP_5f_testo_5f_normal"/>
          <table:table-cell table:style-name="CP_5f_importo"/>
          <table:table-cell table:style-name="ce556" table:number-columns-repeated="2"/>
          <table:table-cell table:style-name="ce1156" table:number-columns-repeated="2"/>
          <table:table-cell table:number-columns-repeated="16373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table-cell table:style-name="CP_5f_totale" office:value-type="string" calcext:value-type="string">
            <text:p>SOMMANO importi NON soggetti a ritenute</text:p>
          </table:table-cell>
          <table:table-cell table:style-name="CP_5f_totale" table:formula="of:=SUBTOTAL(9;[.F22:.F23])" office:value-type="float" office:value="0" calcext:value-type="float">
            <text:p>,00</text:p>
          </table:table-cell>
          <table:table-cell table:style-name="ce556" table:number-columns-repeated="2"/>
          <table:table-cell table:style-name="ce1156" table:number-columns-repeated="2"/>
          <table:table-cell table:number-columns-repeated="16373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table-cell table:style-name="ce556" table:number-columns-repeated="4"/>
          <table:table-cell table:style-name="ce1156" table:number-columns-repeated="2"/>
          <table:table-cell table:number-columns-repeated="16373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table-cell table:style-name="CP_5f_testo_5f_centrato_5f_normale" office:value-type="string" calcext:value-type="string" table:number-columns-spanned="2" table:number-rows-spanned="1">
            <text:p>Da cui occorre detrarre:</text:p>
          </table:table-cell>
          <table:covered-table-cell table:style-name="Default"/>
          <table:table-cell table:style-name="ce556" table:number-columns-repeated="2"/>
          <table:table-cell table:style-name="ce1156" table:number-columns-repeated="2"/>
          <table:table-cell table:number-columns-repeated="16373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table-cell table:style-name="CP_5f_testo_5f_normal" office:value-type="string" calcext:value-type="string">
            <text:p>a) Ritenuta per infortuni 0,5%</text:p>
          </table:table-cell>
          <table:table-cell table:style-name="CP_5f_importo" table:formula="of:=[.F19]*0.005" office:value-type="float" office:value="0" calcext:value-type="float">
            <text:p>,00</text:p>
          </table:table-cell>
          <table:table-cell table:style-name="ce556" table:number-columns-repeated="2"/>
          <table:table-cell table:style-name="ce1156" table:number-columns-repeated="2"/>
          <table:table-cell table:number-columns-repeated="16373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table-cell table:style-name="CP_5f_testo_5f_normal" office:value-type="string" calcext:value-type="string">
            <text:p>b) Recupero anticipazione 20%</text:p>
          </table:table-cell>
          <table:table-cell table:style-name="CP_5f_importo" table:formula="of:=[.F19]*0.2" office:value-type="float" office:value="0" calcext:value-type="float">
            <text:p>,00</text:p>
          </table:table-cell>
          <table:table-cell table:style-name="ce556" table:number-columns-repeated="2"/>
          <table:table-cell table:style-name="ce1156" table:number-columns-repeated="2"/>
          <table:table-cell table:number-columns-repeated="16373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table-cell table:style-name="CP_5f_testo_5f_normal" office:value-type="string" calcext:value-type="string">
            <text:p>c) Ammontare dei Certificati precedenti</text:p>
          </table:table-cell>
          <table:table-cell table:style-name="CP_5f_importo" table:formula="of:=[.C36]" office:value-type="float" office:value="0" calcext:value-type="float">
            <text:p>,00</text:p>
          </table:table-cell>
          <table:table-cell table:style-name="ce556" table:number-columns-repeated="2"/>
          <table:table-cell table:style-name="ce1156" table:number-columns-repeated="2"/>
          <table:table-cell table:number-columns-repeated="16373"/>
        </table:table-row>
        <table:table-row table:style-name="ro1" table:number-rows-repeated="4">
          <table:table-cell table:style-name="CP"/>
          <table:table-cell table:style-name="CP_5f_DATA"/>
          <table:table-cell table:style-name="CP_5f_importo"/>
          <table:table-cell/>
          <table:table-cell table:style-name="CP_5f_testo_5f_normal"/>
          <table:table-cell table:style-name="CP_5f_importo"/>
          <table:table-cell table:style-name="ce556" table:number-columns-repeated="2"/>
          <table:table-cell table:style-name="ce1156" table:number-columns-repeated="2"/>
          <table:table-cell table:number-columns-repeated="16373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table-cell table:style-name="CP_5f_totale" office:value-type="string" calcext:value-type="string">
            <text:p>TOTALE DETRAZIONE</text:p>
          </table:table-cell>
          <table:table-cell table:style-name="CP_5f_totale" table:formula="of:=SUBTOTAL(9;[.F27:.F33])" office:value-type="float" office:value="0" calcext:value-type="float">
            <text:p>,00</text:p>
          </table:table-cell>
          <table:table-cell table:style-name="ce556" table:number-columns-repeated="2"/>
          <table:table-cell table:style-name="ce1156" table:number-columns-repeated="2"/>
          <table:table-cell table:number-columns-repeated="16373"/>
        </table:table-row>
        <table:table-row table:style-name="ro1">
          <table:table-cell table:style-name="CP"/>
          <table:table-cell table:style-name="CP_5f_DATA"/>
          <table:table-cell table:style-name="CP_5f_importo"/>
          <table:table-cell/>
          <table:table-cell table:style-name="CP_5f_totale" office:value-type="string" calcext:value-type="string">
            <text:p>RISULTA IL CREDITO DELL’IMPRESA </text:p>
          </table:table-cell>
          <table:table-cell table:style-name="CP_5f_totale" table:formula="of:=[.F19]+[.F24]-[.F34]" office:value-type="float" office:value="0" calcext:value-type="float">
            <text:p>,00</text:p>
          </table:table-cell>
          <table:table-cell table:style-name="ce556" table:number-columns-repeated="2"/>
          <table:table-cell table:style-name="ce1156" table:number-columns-repeated="2"/>
          <table:table-cell table:number-columns-repeated="16373"/>
        </table:table-row>
        <table:table-row table:style-name="ro1">
          <table:table-cell table:style-name="CP_5f_totale" office:value-type="string" calcext:value-type="string" table:number-columns-spanned="2" table:number-rows-spanned="1">
            <text:p>TOTALE</text:p>
          </table:table-cell>
          <table:covered-table-cell table:style-name="ce1160"/>
          <table:table-cell table:style-name="CP_5f_totale" table:formula="of:=SUM([.C9:.C35])" office:value-type="float" office:value="0" calcext:value-type="float">
            <text:p>,00</text:p>
          </table:table-cell>
          <table:table-cell table:style-name="ce556"/>
          <table:table-cell table:style-name="CP_5f_totale" office:value-type="string" calcext:value-type="string">
            <text:p>per I.V.A. al _______%</text:p>
          </table:table-cell>
          <table:table-cell table:style-name="CP_5f_importo"/>
          <table:table-cell table:style-name="ce1156" table:number-columns-repeated="4"/>
          <table:table-cell table:number-columns-repeated="16373"/>
        </table:table-row>
        <table:table-row table:style-name="ro1">
          <table:table-cell table:style-name="CP_5f_totale" office:value-type="string" calcext:value-type="string" table:number-columns-spanned="2" table:number-rows-spanned="1">
            <text:p>anticipazione</text:p>
          </table:table-cell>
          <table:covered-table-cell table:style-name="ce1160"/>
          <table:table-cell table:style-name="CP_5f_totale"/>
          <table:table-cell table:style-name="ce556"/>
          <table:table-cell table:style-name="CP_5f_totale" office:value-type="string" calcext:value-type="string">
            <text:p>T O T A L E <text:s text:c="2"/>G E N E R A L E</text:p>
          </table:table-cell>
          <table:table-cell table:style-name="CP_5f_totale" table:formula="of:=[.F35]+IF([.F36]=&quot;&quot;;0;[.F36])" office:value-type="float" office:value="0" calcext:value-type="float">
            <text:p>,00</text:p>
          </table:table-cell>
          <table:table-cell table:style-name="ce556" table:number-columns-repeated="2"/>
          <table:table-cell table:style-name="ce1156" table:number-columns-repeated="2"/>
          <table:table-cell table:number-columns-repeated="16373"/>
        </table:table-row>
        <table:table-row table:style-name="ro1">
          <table:table-cell table:style-name="ce556" table:number-columns-repeated="8"/>
          <table:table-cell table:style-name="ce1156" table:number-columns-repeated="2"/>
          <table:table-cell table:number-columns-repeated="16373"/>
        </table:table-row>
        <table:table-row table:style-name="ro64">
          <table:table-cell table:style-name="SPath" office:value-type="string" calcext:value-type="string" table:number-columns-spanned="3" table:number-rows-spanned="1">
            <text:p><text:span text:style-name="T10">ASSICURAZIONE OPERAI</text:span></text:p>
            <text:p/>
            <text:p><text:span text:style-name="T8">L'Impresa ha assicurato gli operai con Polizza continuativa presso l'INAIL di Matera n.__________</text:span></text:p>
            <text:p/>
            <text:p><text:span text:style-name="T8">Il Direttore dei Lavori</text:span></text:p>
          </table:table-cell>
          <table:covered-table-cell table:number-columns-repeated="2" table:style-name="ce1161"/>
          <table:table-cell table:style-name="ce556"/>
          <table:table-cell table:style-name="Status" office:value-type="string" calcext:value-type="string" table:number-columns-spanned="2" table:number-rows-spanned="1">
            <text:p><text:span text:style-name="T4">C E R T I F I C A</text:span></text:p>
            <text:p>CHE ai termini dell'articolo _____ del contratto si può pagare all'impresa la rata di euro ________________ oltre IVA, se dovuta, come per legge.</text:p>
            <text:p/>
            <text:p>Diconsi: (euro…………………………………………………………………………).</text:p>
          </table:table-cell>
          <table:covered-table-cell table:style-name="ce556"/>
          <table:table-cell table:style-name="ce556" table:number-columns-repeated="2"/>
          <table:table-cell table:style-name="ce1156" table:number-columns-repeated="2"/>
          <table:table-cell table:number-columns-repeated="16373"/>
        </table:table-row>
        <table:table-row table:style-name="ro1">
          <table:table-cell/>
          <table:table-cell table:style-name="C_5f_BASE"/>
          <table:table-cell table:style-name="ce1162"/>
          <table:table-cell table:style-name="ce707"/>
          <table:table-cell table:style-name="ce1162"/>
          <table:table-cell table:style-name="ce556" table:number-columns-repeated="3"/>
          <table:table-cell table:number-columns-repeated="16375"/>
        </table:table-row>
        <table:table-row table:style-name="ro1">
          <table:table-cell/>
          <table:table-cell table:style-name="C_5f_BASE"/>
          <table:table-cell table:style-name="ce1162" office:value-type="string" calcext:value-type="string">
            <text:p>Luogo e data</text:p>
          </table:table-cell>
          <table:table-cell table:style-name="ce707"/>
          <table:table-cell table:style-name="ce1162" office:value-type="string" calcext:value-type="string">
            <text:p>Il Responsabile del Procedimento</text:p>
          </table:table-cell>
          <table:table-cell table:style-name="ce556" table:number-columns-repeated="3"/>
          <table:table-cell table:number-columns-repeated="16375"/>
        </table:table-row>
        <table:table-row table:style-name="ro1">
          <table:table-cell table:number-columns-repeated="2"/>
          <table:table-cell table:style-name="CP_5f_DATA"/>
          <table:table-cell/>
          <table:table-cell table:style-name="ce1162"/>
          <table:table-cell table:style-name="ce556"/>
          <table:table-cell table:number-columns-repeated="16377"/>
        </table:table-row>
        <table:table-row table:style-name="ro1">
          <table:table-cell table:number-columns-repeated="4"/>
          <table:table-cell table:style-name="ce556" table:number-columns-repeated="2"/>
          <table:table-cell table:number-columns-repeated="16377"/>
        </table:table-row>
        <table:table-row table:style-name="ro1" table:number-rows-repeated="1048532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>
        <table:named-range table:name="AA" table:base-cell-address="$COMPUTO.$A$1" table:cell-range-address="$COMPUTO.$AJ$3:.$AJ$8"/>
        <table:named-range table:name="analisi" table:base-cell-address="$'Analisi di Prezzo'.$A$1" table:cell-range-address="$'Analisi di Prezzo'.$A$3:.$K$4"/>
        <table:named-range table:name="BB" table:base-cell-address="$COMPUTO.$A$1" table:cell-range-address="$COMPUTO.$J$3:.$J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C$5"/>
        <table:named-range table:name="Lista" table:base-cell-address="$'Elenco Prezzi'.$A$1" table:cell-range-address="$'Elenco Prezzi'.$A$3:.$A$4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 style:font-adornments="Grassetto" style:font-family-generic="swiss" style:font-pitch="variable"/>
    <style:font-face style:name="Arial2" svg:font-family="Arial"/>
    <style:font-face style:name="Arial3" svg:font-family="Arial" style:font-adornments="Normale" style:font-family-generic="swiss" style:font-pitch="variable"/>
    <style:font-face style:name="Arial4" svg:font-family="Arial" style:font-family-generic="swiss"/>
    <style:font-face style:name="Arial5" svg:font-family="Arial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adornments="Grassetto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Liberation Serif2" svg:font-family="'Liberation Serif'" style:font-adornments="Normale" style:font-family-generic="roman" style:font-pitch="variable"/>
    <style:font-face style:name="Liberation Serif3" svg:font-family="'Liberation Serif'" style:font-adornments="Standard" style:font-family-generic="roman" style:font-pitch="variable"/>
    <style:font-face style:name="Liberation Serif4" svg:font-family="'Liberation Serif'" style:font-adornments="Corsivo" style:font-family-generic="roman" style:font-pitch="variable"/>
    <style:font-face style:name="Liberation Serif5" svg:font-family="'Liberation Serif'" style:font-family-generic="roman" style:font-pitch="variable"/>
    <style:font-face style:name="Liberation Serif6" svg:font-family="'Liberation Serif'" style:font-adornments="Grassetto Corsivo" style:font-family-generic="roman" style:font-pitch="variable"/>
    <style:font-face style:name="Liberation Serif7" svg:font-family="'Liberation Serif'" style:font-family-generic="roman"/>
    <style:font-face style:name="Lucida Sans" svg:font-family="'Lucida Sans'" style:font-family-generic="system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adornments="Standard" style:font-family-generic="swiss" style:font-pitch="variable"/>
    <style:font-face style:name="Verdana1" svg:font-family="Verdana" style:font-family-generic="swiss" style:font-pitch="variable"/>
    <style:font-face style:name="Verdana2" svg:font-family="Verdana" style:font-family-generic="swiss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percentage-style style:name="N10118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8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8P0"/>
    </number:percentage-style>
    <number:number-style style:name="N10119" number:language="it" number:country="IT">
      <number:number number:decimal-places="0" number:min-decimal-places="0" number:min-integer-digits="0"/>
    </number:number-style>
    <number:number-style style:name="N10121P0" style:volatile="true" number:language="it" number:country="IT">
      <number:number number:decimal-places="3" number:min-decimal-places="3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1P0"/>
    </number:number-style>
    <number:number-style style:name="N10122P0" style:volatile="true" number:language="it" number:country="IT">
      <number:number number:decimal-places="2" number:min-decimal-places="2" number:min-integer-digits="0" number:grouping="true"/>
    </number:number-style>
    <number:number-style style:name="N10122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122P0"/>
    </number:number-style>
    <number:number-style style:name="N10123P0" style:volatile="true" number:language="it" number:country="IT">
      <number:number number:decimal-places="0" number:min-decimal-places="0" number:min-integer-digits="1" number:grouping="true"/>
    </number:number-style>
    <number:number-style style:name="N10123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3P0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date-style style:name="N934P0" style:volatile="true">
      <number:day/>
      <number:text>/</number:text>
      <number:month/>
      <number:text>/</number:text>
      <number:year/>
    </number:date-style>
    <number:text-style style:name="N934">
      <number:text-content/>
      <style:map style:condition="value()&lt;=1.7976931348623157E+308" style:apply-style-name="N934P0"/>
    </number:text-style>
    <number:currency-style style:name="N935P0" style:volatile="true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currency-style style:name="N9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t" number:country="IT">€</number:currency-symbol>
      <style:map style:condition="value()&gt;=0" style:apply-style-name="N935P0"/>
    </number:currency-style>
    <number:number-style style:name="N93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93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939P2" style:volatile="true">
      <number:text loext:blank-width-char="-"> </number:text>
      <number:fill-character> </number:fill-character>
      <number:text>- _-</number:text>
    </number:number-style>
    <number:text-style style:name="N939">
      <number:text loext:blank-width-char="-"> </number:text>
      <number:text-content/>
      <number:text loext:blank-width-char="-"> </number:text>
      <style:map style:condition="value()&gt;0" style:apply-style-name="N939P0"/>
      <style:map style:condition="value()&lt;0" style:apply-style-name="N939P1"/>
      <style:map style:condition="value()=0" style:apply-style-name="N939P2"/>
    </number:text-style>
    <number:number-style style:name="N943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943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943P2" style:volatile="true">
      <number:text loext:blank-width-char="-"> € </number:text>
      <number:fill-character> </number:fill-character>
      <number:text>- _-</number:text>
    </number:number-style>
    <number:text-style style:name="N943">
      <number:text loext:blank-width-char="-"> </number:text>
      <number:text-content/>
      <number:text loext:blank-width-char="-"> </number:text>
      <style:map style:condition="value()&gt;0" style:apply-style-name="N943P0"/>
      <style:map style:condition="value()&lt;0" style:apply-style-name="N943P1"/>
      <style:map style:condition="value()=0" style:apply-style-name="N943P2"/>
    </number:text-style>
    <number:number-style style:name="N94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94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94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947">
      <number:text loext:blank-width-char="-"> </number:text>
      <number:text-content/>
      <number:text loext:blank-width-char="-"> </number:text>
      <style:map style:condition="value()&gt;0" style:apply-style-name="N947P0"/>
      <style:map style:condition="value()&lt;0" style:apply-style-name="N947P1"/>
      <style:map style:condition="value()=0" style:apply-style-name="N947P2"/>
    </number:text-style>
    <number:number-style style:name="N951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951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951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951">
      <number:text loext:blank-width-char="-"> </number:text>
      <number:text-content/>
      <number:text loext:blank-width-char="-"> </number:text>
      <style:map style:condition="value()&gt;0" style:apply-style-name="N951P0"/>
      <style:map style:condition="value()&lt;0" style:apply-style-name="N951P1"/>
      <style:map style:condition="value()=0" style:apply-style-name="N951P2"/>
    </number:text-style>
    <number:number-style style:name="N10120" number:language="it" number:country="IT" number:title="User-defined">
      <number:number number:decimal-places="3" number:min-decimal-places="3" number:min-integer-digits="1" number:grouping="true"/>
    </number:number-style>
    <number:number-style style:name="N10124" number:language="it" number:country="IT">
      <number:number number:decimal-places="1" number:min-decimal-places="1" number:min-integer-digits="2"/>
    </number:number-style>
    <number:number-style style:name="N10125P0" style:volatile="true" number:language="it" number:country="IT">
      <number:number number:decimal-places="2" number:min-decimal-places="2" number:min-integer-digits="1"/>
    </number:number-style>
    <number:number-style style:name="N10125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25P0"/>
    </number:number-style>
    <number:number-style style:name="N10126" number:language="it" number:country="IT">
      <number:number number:decimal-places="0" number:min-decimal-places="0" number:min-integer-digits="0" number:grouping="true"/>
    </number:number-style>
    <number:number-style style:name="N10127" number:language="it" number:country="IT">
      <number:number number:decimal-places="2" number:min-decimal-places="2" number:min-integer-digits="2"/>
    </number:number-style>
    <number:currency-style style:name="N10129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9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9P0"/>
    </number:currency-style>
    <number:date-style style:name="N1013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31" number:language="it" number:country="IT">
      <number:day number:style="long"/>
      <number:text>-</number:text>
      <number:month number:textual="true"/>
    </number:date-style>
    <number:date-style style:name="N10132" number:language="it" number:country="IT">
      <number:month number:textual="true"/>
      <number:text>-</number:text>
      <number:year/>
    </number:date-style>
    <number:time-style style:name="N10133" number:language="it" number:country="IT">
      <number:hours/>
      <number:text>.</number:text>
      <number:minutes number:style="long"/>
      <number:text> </number:text>
      <number:am-pm/>
    </number:time-style>
    <number:time-style style:name="N1013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5" number:language="it" number:country="IT">
      <number:hours/>
      <number:text>.</number:text>
      <number:minutes number:style="long"/>
    </number:time-style>
    <number:time-style style:name="N1013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8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8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8P0"/>
    </number:currency-style>
    <number:currency-style style:name="N10139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41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1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2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3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4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5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5P0"/>
    </number:number-style>
    <number:number-style style:name="N1014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6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6P0"/>
    </number:number-style>
    <number:number-style style:name="N10147" number:language="it" number:country="IT">
      <number:number number:decimal-places="1" number:min-decimal-places="1" number:min-integer-digits="1"/>
    </number:number-style>
    <number:percentage-style style:name="N10148" number:language="it" number:country="IT">
      <number:number number:decimal-places="1" number:min-decimal-places="1" number:min-integer-digits="1"/>
      <number:text>%</number:text>
    </number:percentage-style>
    <number:number-style style:name="N10149" number:language="it" number:country="IT">
      <number:number number:decimal-places="1" number:min-decimal-places="1" number:min-integer-digits="1" number:grouping="true"/>
    </number:number-style>
    <number:currency-style style:name="N10151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51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51P0"/>
    </number:currency-style>
    <number:date-style style:name="N10152" number:language="it" number:country="IT">
      <number:text>DD-</number:text>
      <number:month number:style="long"/>
      <number:text>-YYYY</number:text>
    </number:date-style>
    <number:date-style style:name="N10153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4P0" style:volatile="true" number:language="it" number:country="IT">
      <number:number number:decimal-places="0" number:min-decimal-places="0" number:min-integer-digits="1" number:grouping="true"/>
    </number:number-style>
    <number:number-style style:name="N10154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4P0"/>
    </number:number-style>
    <number:number-style style:name="N10155P0" style:volatile="true" number:language="it" number:country="IT">
      <number:number number:decimal-places="2" number:min-decimal-places="2" number:min-integer-digits="1" number:grouping="true"/>
    </number:number-style>
    <number:number-style style:name="N10155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5P0"/>
    </number:number-style>
    <number:number-style style:name="N10159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2" style:volatile="true" number:language="it" number:country="IT">
      <number:fill-character> </number:fill-character>
      <number:text>- </number:text>
    </number:number-style>
    <number:text-style style:name="N10159" number:language="it" number:country="IT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2" style:volatile="true" number:language="it" number:country="IT">
      <number:text> € </number:text>
      <number:fill-character> </number:fill-character>
      <number:text>- </number:text>
    </number:number-style>
    <number:text-style style:name="N10163" number:language="it" number:country="IT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7" number:language="it" number:country="IT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1" number:language="it" number:country="IT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time-style style:name="N10172" number:language="it" number:country="IT">
      <number:minutes number:style="long"/>
      <number:text>.</number:text>
      <number:seconds number:style="long"/>
    </number:time-style>
    <number:time-style style:name="N10173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4" number:language="it" number:country="IT">
      <number:minutes number:style="long"/>
      <number:text>.</number:text>
      <number:seconds number:style="long" number:decimal-places="1"/>
    </number:time-style>
    <number:number-style style:name="N10175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9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9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9P2" style:volatile="true" number:language="it" number:country="IT">
      <number:text> - </number:text>
    </number:number-style>
    <number:text-style style:name="N10179" number:language="it" number:country="IT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3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3P2" style:volatile="true" number:language="it" number:country="IT">
      <number:text> € - </number:text>
    </number:number-style>
    <number:text-style style:name="N10183" number:language="it" number:country="IT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7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7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7" number:language="it" number:country="IT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1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1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1" number:language="it" number:country="IT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date-style style:name="N10192" number:language="it" number:country="IT">
      <number:text>YYYY-</number:text>
      <number:month number:style="long"/>
      <number:text>-DD</number:text>
    </number:date-style>
    <number:time-style style:name="N10193" number:language="it" number:country="IT">
      <number:minutes number:style="long"/>
      <number:text>.</number:text>
      <number:seconds number:style="long"/>
      <number:text>,</number:text>
    </number:time-style>
    <number:number-style style:name="N10196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198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8" number:language="it" number:country="IT">
      <number:text> </number:text>
      <number:text-content/>
      <number:text> </number:text>
      <style:map style:condition="value()&gt;0" style:apply-style-name="N10198P0"/>
      <style:map style:condition="value()&lt;0" style:apply-style-name="N10198P1"/>
      <style:map style:condition="value()=0" style:apply-style-name="N10198P2"/>
    </number:text-style>
    <number:number-style style:name="N10201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1" number:language="it" number:country="IT">
      <number:text> </number:text>
      <number:text-content/>
      <number:text> </number:text>
      <style:map style:condition="value()&gt;0" style:apply-style-name="N10201P0"/>
      <style:map style:condition="value()&lt;0" style:apply-style-name="N10201P1"/>
      <style:map style:condition="value()=0" style:apply-style-name="N10201P2"/>
    </number:text-style>
    <number:time-style style:name="N10202" number:language="it" number:country="IT">
      <number:hours/>
      <number:text>:</number:text>
      <number:minute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4" number:language="it" number:country="IT">
      <number:hours/>
      <number:text>:</number:text>
      <number:minutes number:style="long"/>
    </number:time-style>
    <number:time-style style:name="N10205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7P0" style:volatile="true" number:language="it" number:country="IT">
      <number:number number:decimal-places="1" number:min-decimal-places="1" number:min-integer-digits="1" number:grouping="true"/>
    </number:number-style>
    <number:number-style style:name="N10207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7P0"/>
    </number:number-style>
    <number:date-style style:name="N10208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2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2" number:language="it" number:country="IT">
      <number:text-content/>
      <number:text> </number:text>
      <style:map style:condition="value()&gt;0" style:apply-style-name="N10212P0"/>
      <style:map style:condition="value()&lt;0" style:apply-style-name="N10212P1"/>
      <style:map style:condition="value()=0" style:apply-style-name="N10212P2"/>
    </number:text-style>
    <number:number-style style:name="N10213" number:language="it" number:country="IT">
      <number:number number:decimal-places="4" number:min-decimal-places="4" number:min-integer-digits="1" number:grouping="true"/>
    </number:number-style>
    <number:number-style style:name="N10214" number:language="it" number:country="IT">
      <number:number number:decimal-places="4" number:min-decimal-places="4" number:min-integer-digits="1"/>
    </number:number-style>
    <number:number-style style:name="N10215" number:language="it" number:country="IT">
      <number:number number:decimal-places="5" number:min-decimal-places="5" number:min-integer-digits="1"/>
    </number:number-style>
    <number:number-style style:name="N10216" number:language="it" number:country="IT">
      <number:number number:decimal-places="6" number:min-decimal-places="6" number:min-integer-digits="1"/>
    </number:number-style>
    <number:number-style style:name="N10217" number:language="it" number:country="IT">
      <number:number number:decimal-places="7" number:min-decimal-places="7" number:min-integer-digits="1"/>
    </number:number-style>
    <number:number-style style:name="N10218" number:language="it" number:country="IT">
      <number:number number:decimal-places="8" number:min-decimal-places="8" number:min-integer-digits="1"/>
    </number:number-style>
    <number:number-style style:name="N10219" number:language="it" number:country="IT">
      <number:number number:decimal-places="9" number:min-decimal-places="9" number:min-integer-digits="1"/>
    </number:number-style>
    <number:number-style style:name="N10220" number:language="it" number:country="IT">
      <number:number number:decimal-places="10" number:min-decimal-places="10" number:min-integer-digits="1"/>
    </number:number-style>
    <number:number-style style:name="N10221" number:language="it" number:country="IT">
      <number:number number:decimal-places="11" number:min-decimal-places="11" number:min-integer-digits="1"/>
    </number:number-style>
    <number:number-style style:name="N10222" number:language="it" number:country="IT">
      <number:number number:decimal-places="12" number:min-decimal-places="12" number:min-integer-digits="1"/>
    </number:number-style>
    <number:number-style style:name="N10223" number:language="it" number:country="IT">
      <number:number number:decimal-places="13" number:min-decimal-places="13" number:min-integer-digits="1"/>
    </number:number-style>
    <number:number-style style:name="N10224" number:language="it" number:country="IT">
      <number:number number:decimal-places="14" number:min-decimal-places="14" number:min-integer-digits="1"/>
    </number:number-style>
    <number:number-style style:name="N10225" number:language="it" number:country="IT">
      <number:number number:decimal-places="15" number:min-decimal-places="15" number:min-integer-digits="1"/>
    </number:number-style>
    <number:number-style style:name="N10226" number:language="it" number:country="IT">
      <number:number number:decimal-places="16" number:min-decimal-places="16" number:min-integer-digits="1"/>
    </number:number-style>
    <number:number-style style:name="N10227" number:language="it" number:country="IT">
      <number:number number:decimal-places="17" number:min-decimal-places="17" number:min-integer-digits="1"/>
    </number:number-style>
    <number:number-style style:name="N10228" number:language="it" number:country="IT">
      <number:number number:decimal-places="18" number:min-decimal-places="18" number:min-integer-digits="1"/>
    </number:number-style>
    <number:number-style style:name="N10229" number:language="it" number:country="IT">
      <number:number number:decimal-places="19" number:min-decimal-places="19" number:min-integer-digits="1"/>
    </number:number-style>
    <number:number-style style:name="N10230" number:language="it" number:country="IT">
      <number:number number:decimal-places="20" number:min-decimal-places="20" number:min-integer-digits="1"/>
    </number:number-style>
    <number:number-style style:name="N10231" number:language="it" number:country="IT" number:title="Personalizzato">
      <number:text>=</number:text>
    </number:number-style>
    <number:number-style style:name="N10235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5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5P2" style:volatile="true" number:language="it" number:country="IT">
      <number:text> L. - </number:text>
    </number:number-style>
    <number:text-style style:name="N10235" number:language="it" number:country="IT">
      <number:text-content/>
      <number:text> </number:text>
      <style:map style:condition="value()&gt;0" style:apply-style-name="N10235P0"/>
      <style:map style:condition="value()&lt;0" style:apply-style-name="N10235P1"/>
      <style:map style:condition="value()=0" style:apply-style-name="N10235P2"/>
    </number:text-style>
    <number:number-style style:name="N10237P0" style:volatile="true" number:language="it" number:country="IT">
      <number:number number:decimal-places="2" number:min-decimal-places="2" number:min-integer-digits="1" number:grouping="true"/>
    </number:number-style>
    <number:number-style style:name="N10237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7" number:language="it" number:country="IT">
      <number:number number:decimal-places="0" number:min-decimal-places="0" number:min-integer-digits="0"/>
      <style:map style:condition="value()&gt;0" style:apply-style-name="N10237P0"/>
      <style:map style:condition="value()&lt;0" style:apply-style-name="N10237P1"/>
    </number:number-style>
    <number:number-style style:name="N10238" number:language="it" number:country="IT">
      <number:number number:decimal-places="3" number:min-decimal-places="3" number:min-integer-digits="2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2" fo:font-family="'Liberation Serif'" style:font-style-name="Normale" style:font-family-generic="roman" style:font-pitch="variable" fo:font-size="8pt" style:font-name-complex="Arial2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>
      <style:table-cell-properties fo:wrap-option="wrap" style:vertical-align="top"/>
    </style:style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4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f0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1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111">
      <style:table-cell-properties style:glyph-orientation-vertical="0" fo:background-color="#fff0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ackground-color="#fff0ff" style:diagonal-bl-tr="none" style:diagonal-tl-br="none" style:text-align-source="fix" style:repeat-content="false" fo:wrap-option="wrap" fo:border="0.06pt solid #000000" style:shadow="none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text-shadow="none" style:text-underline-style="none" fo:font-weight="normal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1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00">
      <style:table-cell-properties fo:border-bottom="0.06pt solid #000000" style:diagonal-bl-tr="none" style:diagonal-tl-br="none" style:text-align-source="fix" style:repeat-content="false" fo:background-color="transparent" fo:border-left="0.06pt solid #000000" fo:padding="0.085cm" fo:border-right="0.06pt solid #000000" style:shadow="#808080 0.049cm 0.049cm" fo:border-top="none" style:vertical-align="middle"/>
      <style:paragraph-properties fo:text-align="start"/>
      <style:text-properties style:font-name="Liberation Sans Narrow2" fo:font-family="'Liberation Sans Narrow'" style:font-style-name="Normale" style:font-family-generic="swiss" style:font-pitch="variable" fo:font-style="normal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5cm" fo:border-right="none" fo:border-top="0.06pt solid #000000" style:vertical-align="top"/>
      <style:text-properties style:font-name="Liberation Serif4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1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1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8">
      <style:table-cell-properties style:glyph-orientation-vertical="0" fo:background-color="#e6e6e6" style:cell-protect="none" style:print-content="true" style:text-align-source="value-type" style:repeat-content="false" fo:wrap-option="no-wrap" fo:border="none" style:direction="ltr" fo:padding="0cm" style:rotation-angle="0" style:rotation-align="none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4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4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19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85cm" fo:border-right="0.06pt solid #000000" style:rotation-angle="0" style:rotation-align="none" style:shadow="#808080 0.049cm 0.049cm" style:shrink-to-fit="false" fo:border-top="none" idCella="End_voce_COMPUTO" style:vertical-align="middle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middle"/>
      <style:paragraph-properties fo:margin-left="0cm" style:writing-mode="page"/>
      <style:text-properties style:text-outline="false" style:text-line-through-style="none" style:text-line-through-type="none" style:font-name="Liberation Serif1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51pt solid #000000" fo:background-color="#dde8cb" style:diagonal-bl-tr="none" style:diagonal-tl-br="none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1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51pt solid #000000" fo:background-color="#dde8cb" style:cell-protect="none" style:print-content="true" style:diagonal-bl-tr="none" style:diagonal-tl-br="none" style:text-align-source="fix" style:repeat-content="false" fo:wrap-option="no-wrap" fo:border-left="0.51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4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4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51pt solid #000000" style:diagonal-bl-tr="none" style:diagonal-tl-br="none" fo:border-left="none" fo:border-right="0.51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 style:vertical-align="middle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f0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23">
      <style:table-cell-properties fo:border-bottom="0.06pt solid #000000" fo:background-color="#cfe7f5" style:diagonal-bl-tr="none" style:diagonal-tl-br="none" style:text-align-source="value-type" style:repeat-content="false" fo:wrap-option="wrap" fo:border-left="none" fo:padding-bottom="0.049cm" fo:padding-left="0.049cm" fo:padding-right="0.049cm" fo:padding-top="0.199cm" fo:border-right="none" fo:border-top="0.06pt solid #000000" style:vertical-align="middle"/>
      <style:text-properties style:font-name="Liberation Serif1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ackground-color="#fff0ff" style:diagonal-bl-tr="none" style:diagonal-tl-br="none" style:text-align-source="fix" style:repeat-content="false" fo:wrap-option="wrap" fo:border="0.06pt solid #000000" style:vertical-align="top"/>
      <style:paragraph-properties fo:text-align="justify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An-lavoraz-desc" style:family="table-cell" style:parent-style-name="ULTIMUS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6cm" fo:border-right="none" fo:border-top="0.06pt solid #000000" loext:vertical-justify="auto"/>
      <style:paragraph-properties css3t:text-justify="auto" fo:margin-left="0cm"/>
      <style:text-properties style:font-name="Arial3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3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diagonal-bl-tr="none" style:diagonal-tl-br="none" style:text-align-source="value-type" style:repeat-content="false" fo:background-color="transparent" fo:border="0.06pt solid #000000" fo:padding="0.101cm" style:vertical-align="middle"/>
      <style:text-properties fo:color="#000000" style:font-name="Liberation Serif1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1" fo:font-family="'Liberation Serif'" style:font-style-name="Grassetto" style:font-family-generic="roman" style:font-pitch="variable" fo:font-size="8pt" fo:font-style="normal" fo:font-weight="normal"/>
    </style:style>
    <style:style style:name="Livello-1-scritta" style:family="table-cell" style:parent-style-name="ULTIMUS" style:data-style-name="N10003">
      <style:table-cell-properties fo:background-color="#90c8f2" style:diagonal-bl-tr="none" style:diagonal-tl-br="none" style:text-align-source="fix" style:repeat-content="false" fo:wrap-option="no-wrap" fo:border="0.06pt solid #000000" fo:padding="0.049cm" style:shrink-to-fit="false" style:vertical-align="middle"/>
      <style:paragraph-properties fo:text-align="end"/>
      <style:text-properties style:font-name="Liberation Serif1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style:vertical-align="middle"/>
      <style:text-properties style:font-name="Liberation Serif3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middle"/>
      <style:text-properties style:font-name="Liberation Serif3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diagonal-bl-tr="none" style:diagonal-tl-br="none" style:text-align-source="fix" style:repeat-content="false" fo:background-color="transparent" fo:border="0.06pt solid #000000" fo:padding="0.15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1" fo:font-family="'Liberation Serif'" style:font-style-name="Grassetto" style:font-family-generic="roman" style:font-pitch="variable" fo:font-size="8pt" fo:font-weight="normal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116">
      <style:table-cell-properties style:diagonal-bl-tr="none" style:diagonal-tl-br="none" style:text-align-source="fix" style:repeat-content="false" fo:background-color="transparent" fo:border="0.06pt solid #000000" fo:padding="0.15cm" style:vertical-align="top"/>
      <style:paragraph-properties fo:text-align="end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f0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06pt solid #000000" fo:background-color="#90c8f2" style:cell-protect="none" style:print-content="true" style:diagonal-bl-tr="none" style:diagonal-tl-br="none" style:text-align-source="value-type" style:repeat-content="false" fo:wrap-option="wrap" fo:border-left="none" fo:padding="0.086cm" fo:border-right="none" fo:border-top="0.06pt solid #00000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diagonal-bl-tr="none" style:diagonal-tl-br="none" style:text-align-source="value-type" style:repeat-content="false" fo:border="0.06pt solid #000000" fo:padding="0.049cm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f0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3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style:diagonal-bl-tr="none" style:diagonal-tl-br="none" fo:wrap-option="wrap" fo:border="0.06pt solid #000000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1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middle"/>
      <style:text-properties style:font-name="Liberation Serif4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2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style:text-align-source="fix" style:repeat-content="false" fo:background-color="transparent" fo:wrap-option="no-wrap" fo:border-left="none" fo:padding="0.085cm" fo:border-right="none" fo:border-top="0.06pt solid #000000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2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3">
      <style:table-cell-properties fo:border-bottom="none" fo:background-color="#e6e6e6" style:diagonal-bl-tr="none" style:diagonal-tl-br="none" style:text-align-source="fix" style:repeat-content="false" fo:border-left="none" fo:padding="0.15cm" fo:border-right="none" fo:border-top="0.06pt solid #000000" style:vertical-align="middle"/>
      <style:paragraph-properties fo:text-align="end"/>
      <style:text-properties style:font-name="Liberation Serif2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1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19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19">
      <style:table-cell-properties style:glyph-orientation-vertical="0" fo:border-bottom="0.06pt solid #000000" style:cell-protect="none" style:print-content="true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2" fo:font-family="'Liberation Sans Narrow'" style:font-style-name="Normale" style:font-family-generic="swiss" style:font-pitch="variable" fo:font-size="8pt" fo:font-style="normal" fo:text-shadow="none" style:text-underline-style="none" fo:font-weight="normal" style:font-size-asian="10pt" style:font-style-asian="normal" style:font-weight-asian="normal" style:font-name-complex="Arial4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="0.086cm" fo:border-right="0.06pt solid #000000" style:shadow="#808080 0.049cm 0.049cm" fo:border-top="none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f0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3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cell-protect="none" style:print-content="true" style:diagonal-bl-tr="none" style:diagonal-tl-br="none" style:text-align-source="value-type" style:repeat-content="false" fo:background-color="transparent" fo:wrap-option="wrap" fo:border-left="none" fo:padding="0.086cm" fo:border-right="none" style:shadow="#808080 0.049cm 0.049cm" fo:border-top="0.06pt solid #000000" style:vertical-align="top"/>
      <style:text-properties style:font-name="Liberation Serif2" fo:font-family="'Liberation Serif'" style:font-style-name="Normale" style:font-family-generic="roman" style:font-pitch="variable"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3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1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1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1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2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5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5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5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style:font-name="Liberation Serif1" fo:font-family="'Liberation Serif'" style:font-style-name="Grassetto" style:font-family-generic="roman" style:font-pitch="variable"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style:diagonal-bl-tr="none" style:diagonal-tl-br="none" fo:background-color="transparent" fo:wrap-option="wrap" fo:border="0.06pt solid #000000" fo:padding-bottom="2cm" fo:padding-left="0.101cm" fo:padding-right="0.101cm" fo:padding-top="0.101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f0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6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2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middle"/>
      <style:paragraph-properties fo:text-align="end"/>
      <style:text-properties style:font-name="Liberation Serif6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4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4">
      <style:table-cell-properties style:diagonal-bl-tr="none" style:diagonal-tl-br="none" style:text-align-source="fix" style:repeat-content="false" fo:background-color="transparent" fo:border="0.06pt solid #000000" fo:padding="0.161cm"/>
      <style:paragraph-properties fo:text-align="end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style:diagonal-bl-tr="none" style:diagonal-tl-br="none" style:text-align-source="fix" style:repeat-content="false" fo:background-color="transparent" fo:border="0.06pt solid #000000" loext:vertical-justify="auto"/>
      <style:paragraph-properties fo:text-align="center" css3t:text-justify="auto"/>
      <style:text-properties style:font-name="Liberation Serif1" fo:font-family="'Liberation Serif'" style:font-style-name="Grassetto" style:font-family-generic="roman" style:font-pitch="variable" fo:font-size="8pt" fo:font-weight="normal"/>
    </style:style>
    <style:style style:name="An-lavoraz-Cod-sx" style:family="table-cell" style:parent-style-name="An-lavoraz-input" style:data-style-name="N10100">
      <style:table-cell-properties fo:background-color="#fff0ff" style:diagonal-bl-tr="none" style:diagonal-tl-br="none" style:text-align-source="fix" style:repeat-content="false" fo:border="0.06pt solid #000000" fo:padding-bottom="0.199cm" fo:padding-left="0.085cm" fo:padding-right="0.085cm" fo:padding-top="0.199cm" style:vertical-align="top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style:diagonal-bl-tr="none" style:diagonal-tl-br="none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4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011">
      <style:table-cell-properties fo:background-color="#cfe7f5" fo:padding="0.086cm" style:vertical-align="middle"/>
      <style:text-properties style:font-name="Liberation Serif4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002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002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f5f5f5" style:diagonal-bl-tr="none" style:diagonal-tl-br="none" style:text-align-source="fix" style:repeat-content="false" style:vertical-align="middle"/>
      <style:paragraph-properties fo:text-align="center"/>
      <style:text-properties style:font-name="Liberation Sans Narrow2" fo:font-family="'Liberation Sans Narrow'" style:font-style-name="Normale" style:font-family-generic="swiss" style:font-pitch="variable" fo:font-weight="bold"/>
    </style:style>
    <style:style style:name="uuuuu" style:family="table-cell" style:parent-style-name="uuu" style:data-style-name="N10000">
      <style:table-cell-properties fo:background-color="#ffff00" fo:padding="0.049cm" style:vertical-align="middle" loext:vertical-justify="auto"/>
      <style:paragraph-properties css3t:text-justify="auto"/>
      <style:text-properties style:use-window-font-color="true" style:font-name="Liberation Serif" fo:font-family="'Liberation Serif'" style:font-style-name="Regular" style:font-family-generic="roman" style:font-pitch="variable" fo:font-size="8pt" fo:font-weight="bold"/>
    </style:style>
    <style:style style:name="uuu" style:family="table-cell" style:parent-style-name="COMP_5f_BASE" style:data-style-name="N10000">
      <style:table-cell-properties style:glyph-orientation-vertical="0" fo:border-bottom="0.06pt solid #000000" fo:background-color="#e6e6e6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ae00" style:text-outline="false" style:text-line-through-style="none" style:text-line-through-type="none" style:font-name="Courier New" fo:font-family="'Courier New'" style:font-family-generic="modern" fo:font-size="11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_5f_BASE" style:display-name="COMP_BASE" style:family="table-cell" style:parent-style-name="ULTIMUS" style:data-style-name="N10004">
      <style:table-cell-properties fo:border-bottom="none" fo:background-color="#f1f4f3" style:cell-protect="none" style:print-content="true" style:text-align-source="fix" style:repeat-content="false" fo:wrap-option="wrap" fo:border-left="0.06pt solid #000000" fo:padding-bottom="0cm" fo:padding-left="0.136cm" fo:padding-right="0.136cm" fo:padding-top="0cm" fo:border-right="0.06pt solid #000000" fo:border-top="none"/>
      <style:paragraph-properties fo:text-align="justify"/>
    </style:style>
    <style:style style:name="List-stringa-sin" style:family="table-cell" style:parent-style-name="List" style:data-style-name="N10001">
      <style:table-cell-properties style:text-align-source="fix" style:repeat-content="false" fo:background-color="transparent" fo:border="0.06pt solid #000000" fo:padding="0.071cm" loext:vertical-justify="auto"/>
      <style:paragraph-properties fo:text-align="justify" css3t:text-justify="auto"/>
      <style:text-properties style:font-name="Liberation Serif3" fo:font-family="'Liberation Serif'" style:font-style-name="Standard" style:font-family-generic="roman" style:font-pitch="variable" fo:font-size="8pt"/>
    </style:style>
    <style:style style:name="List" style:family="table-cell" style:parent-style-name="Prezzario" style:data-style-name="N10001">
      <style:table-cell-properties fo:padding-bottom="0.085cm" fo:padding-left="0.085cm" fo:padding-right="0.12cm" fo:padding-top="0.085cm"/>
      <style:text-properties style:font-name="Liberation Serif2" fo:font-family="'Liberation Serif'" style:font-style-name="Normale" style:font-family-generic="roman" style:font-pitch="variable"/>
    </style:style>
    <style:style style:name="Prezzario" style:family="table-cell" style:parent-style-name="Default" style:data-style-name="N10001">
      <style:table-cell-properties style:text-align-source="fix" style:repeat-content="false" fo:background-color="transparent" fo:wrap-option="wrap" fo:border="0.06pt solid #b3b3b3" fo:padding-bottom="0.085cm" fo:padding-left="0.085cm" fo:padding-right="0.586cm" fo:padding-top="0.085cm" style:vertical-align="top"/>
      <style:paragraph-properties fo:text-align="center" fo:margin-left="0cm"/>
      <style:text-properties fo:font-size="10.5pt" fo:font-weight="normal"/>
    </style:style>
    <style:style style:name="Ultimus_5f_centro_5f_bordi_5f_lati" style:display-name="Ultimus_centro_bordi_lati" style:family="table-cell" style:parent-style-name="Ultimus_5f_centro" style:data-style-name="N10121">
      <style:table-cell-properties fo:border-bottom="none" fo:border-left="0.06pt solid #000000" fo:border-right="0.06pt solid #000000" fo:border-top="none"/>
    </style:style>
    <style:style style:name="Ultimus_5f_centro_5f_Dsottolineato" style:display-name="Ultimus_centro_Dsottolineato" style:family="table-cell" style:parent-style-name="Ultimus_5f_centro" style:data-style-name="N10115">
      <style:text-properties style:text-underline-style="solid" style:text-underline-type="double" style:text-underline-width="auto" style:text-underline-color="font-color" fo:font-weight="bold"/>
    </style:style>
    <style:style style:name="Ultimus_5f_sx_5f_italic" style:display-name="Ultimus_sx_italic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style="italic"/>
    </style:style>
    <style:style style:name="Ultimus_5f_sx_5f_bold" style:display-name="Ultimus_sx_bold" style:family="table-cell" style:parent-style-name="Ultimus_5f_sx" style:data-style-name="N10115">
      <style:text-properties fo:font-weight="bold"/>
    </style:style>
    <style:style style:name="Ultimus_5f_sx" style:display-name="Ultimus_sx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weight="normal"/>
    </style:style>
    <style:style style:name="Ultimus_5f_destra_5f_bold" style:display-name="Ultimus_destra_bold" style:family="table-cell" style:parent-style-name="Ultimus_5f_destra" style:data-style-name="N10000">
      <style:text-properties fo:font-weight="bold"/>
    </style:style>
    <style:style style:name="List-num-centro" style:family="table-cell" style:parent-style-name="List" style:data-style-name="N10001">
      <style:table-cell-properties fo:border="0.06pt solid #000000" fo:padding-bottom="0.085cm" fo:padding-left="0.085cm" fo:padding-right="0.12cm" fo:padding-top="0.085cm" style:vertical-align="automatic" loext:vertical-justify="auto"/>
      <style:paragraph-properties css3t:text-justify="auto"/>
      <style:text-properties fo:font-size="8pt"/>
    </style:style>
    <style:style style:name="comp_20_1a" style:display-name="comp 1a" style:family="table-cell" style:parent-style-name="COMP_5f_BASE" style:data-style-name="N10004">
      <style:table-cell-properties style:text-align-source="value-type" style:repeat-content="false" fo:background-color="transparent" fo:border="0.06pt solid #000000" style:vertical-align="automatic" loext:vertical-justify="auto"/>
      <style:paragraph-properties css3t:text-justify="auto"/>
      <style:text-properties fo:color="#000000" style:font-name="Liberation Serif2" fo:font-family="'Liberation Serif'" style:font-style-name="Normale" style:font-family-generic="roman" style:font-pitch="variable" fo:font-size="8pt" fo:font-weight="normal"/>
    </style:style>
    <style:style style:name="List-num-euro" style:family="table-cell" style:parent-style-name="List" style:data-style-name="N10114">
      <style:table-cell-properties style:glyph-orientation-vertical="0" style:text-align-source="value-type" style:repeat-content="false" fo:background-color="transparent" fo:wrap-option="no-wrap" fo:border="0.06pt solid #000000" style:direction="ltr" fo:padding="0.069cm" style:rotation-angle="0" style:shrink-to-fit="false" style:vertical-align="automatic" loext:vertical-justify="auto"/>
      <style:paragraph-properties css3t:text-justify="auto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Ultimus_5f_destra_5f_totali" style:display-name="Ultimus_destra_totali" style:family="table-cell" style:parent-style-name="ULTIMUS" style:data-style-name="N10122">
      <style:table-cell-properties fo:border-bottom="0.99pt solid #000000" fo:background-color="transparent" fo:border-left="0.06pt solid #000000" fo:padding="0.049cm" fo:border-right="0.06pt solid #000000" fo:border-top="none"/>
      <style:text-properties fo:font-weight="normal"/>
    </style:style>
    <style:style style:name="Ultimus_5f_" style:display-name="Ultimus_" style:family="table-cell" style:parent-style-name="ULTIMUS" style:data-style-name="N10115">
      <style:table-cell-properties fo:border-bottom="0.06pt solid #000000" fo:border-left="0.06pt solid #000000" fo:border-right="0.06pt solid #000000" fo:border-top="none"/>
    </style:style>
    <style:style style:name="CP_5f_testo" style:display-name="CP_testo" style:family="table-cell" style:parent-style-name="CP_5f_totale" style:data-style-name="N10122">
      <style:table-cell-properties style:text-align-source="fix" style:repeat-content="false"/>
      <style:paragraph-properties fo:text-align="center"/>
    </style:style>
    <style:style style:name="CP_5f_totale" style:display-name="CP_totale" style:family="table-cell" style:parent-style-name="CP" style:data-style-name="N10122">
      <style:table-cell-properties fo:background-color="#eeeeee" style:diagonal-bl-tr="none" style:diagonal-tl-br="none" style:text-align-source="fix" style:repeat-content="false" fo:border="0.06pt solid #b2b2b2"/>
      <style:paragraph-properties fo:text-align="end"/>
      <style:text-properties fo:font-weight="bold"/>
    </style:style>
    <style:style style:name="CP" style:family="table-cell" style:parent-style-name="Default" style:data-style-name="N10000">
      <style:table-cell-properties style:diagonal-bl-tr="none" style:diagonal-tl-br="none" style:text-align-source="fix" style:repeat-content="false" fo:border="0.06pt solid #cccccc" fo:padding="0.049cm" style:vertical-align="middle"/>
      <style:paragraph-properties fo:text-align="center"/>
    </style:style>
    <style:style style:name="CP_5f_DATA" style:display-name="CP_DATA" style:family="table-cell" style:parent-style-name="CP" style:data-style-name="N10036">
      <style:table-cell-properties fo:background-color="transparent"/>
    </style:style>
    <style:style style:name="CP_5f_importo" style:display-name="CP_importo" style:family="table-cell" style:parent-style-name="CP" style:data-style-name="N10122">
      <style:table-cell-properties style:diagonal-bl-tr="none" style:diagonal-tl-br="none" style:text-align-source="fix" style:repeat-content="false" fo:background-color="transparent" fo:padding="0.049cm"/>
      <style:paragraph-properties fo:text-align="end"/>
    </style:style>
    <style:style style:name="CP_5f_testo_5f_normal" style:display-name="CP_testo_normal" style:family="table-cell" style:parent-style-name="CP_5f_testo" style:data-style-name="N10122">
      <style:table-cell-properties style:text-align-source="fix" style:repeat-content="false"/>
      <style:paragraph-properties fo:text-align="end"/>
      <style:text-properties fo:font-weight="normal"/>
    </style:style>
    <style:style style:name="CP_5f_testo_5f_centrato_5f_normale" style:display-name="CP_testo_centrato_normale" style:family="table-cell" style:parent-style-name="CP_5f_testo_5f_centrato" style:data-style-name="N10122">
      <style:text-properties fo:font-weight="normal"/>
    </style:style>
    <style:style style:name="CP_5f_testo_5f_centrato" style:display-name="CP_testo_centrato" style:family="table-cell" style:parent-style-name="CP_5f_testo" style:data-style-name="N10122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 Narrow2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Liberation Sans Narrow1" fo:font-size="8pt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/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left>
      <style:footer-firs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3">Committente: </text:span></text:p>
        </style:region-left>
      </style:header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Pg. </text:span><text:span text:style-name="MT3"><text:page-number>1</text:page-number></text:span><text:span text:style-name="MT3"><text:s/>(di </text:span><text:span text:style-name="MT3"><text:page-count>99</text:page-count></text:span><text:span text:style-name="MT3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>
        <style:region-left>
          <text:p><text:span text:style-name="MT5">realizzato con LeenO.org</text:span></text:p>
          <text:p><text:span text:style-name="MT5">Computo_LeenO.ods</text:span></text:p>
        </style:region-left>
        <style:region-right>
          <text:p><text:span text:style-name="MT5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escription>N.B.: Si consiglia di archiviare sempre (insieme al computo) una copia della libreria oxt usata per creare il computo.
Vecchi archivi su leeno.org.</dc:description>
    <meta:creation-date>2025-03-14T22:54:30.802789800</meta:creation-date>
    <meta:editing-cycles>1</meta:editing-cycles>
    <meta:editing-duration>P0D</meta:editing-duration>
    <dc:title>Computo_LeenO</dc:title>
    <meta:document-statistic meta:table-count="19" meta:cell-count="2458" meta:object-count="0"/>
    <meta:user-defined meta:name="Nome_file">Computo_LeenO.ots</meta:user-defined>
    <meta:user-defined meta:name="Versione" meta:value-type="float">218</meta:user-defined>
    <meta:user-defined meta:name="Versione_LeenO">3.25.x</meta:user-defined>
    <meta:template xlink:type="simple" xlink:actuate="onRequest" xlink:title="Computo_LeenO" xlink:href="file:///C:/Users/giuserpe/AppData/Roaming/LibreOffice/4/user/uno_packages/cache/uno_packages/lu139722fwms.tmp_/LeenO.oxt/template/leeno/Computo_LeenO.ods" meta:date="2025-03-14T22:54:30.3116741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